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1D000000335A88112B.png" manifest:media-type="image/png"/>
  <manifest:file-entry manifest:full-path="Pictures/2000001F000001EF0000036A2F094255.svm" manifest:media-type="image/x-svm"/>
  <manifest:file-entry manifest:full-path="Pictures/100000010000003100000033A1335B2B.png" manifest:media-type="image/png"/>
  <manifest:file-entry manifest:full-path="Pictures/20000026000003530000036AF285BC9D.svm" manifest:media-type="image/x-svm"/>
  <manifest:file-entry manifest:full-path="Pictures/100000010000001D000000333847BBE7.png" manifest:media-type="image/png"/>
  <manifest:file-entry manifest:full-path="Pictures/2000001F000001EF0000036A3548CEC5.svm" manifest:media-type="image/x-svm"/>
  <manifest:file-entry manifest:full-path="Pictures/100000010000001D00000033FF4A3CD6.png" manifest:media-type="image/png"/>
  <manifest:file-entry manifest:full-path="Pictures/2000001F000001EF0000036A3C884AB5.svm" manifest:media-type="image/x-svm"/>
  <manifest:file-entry manifest:full-path="Pictures/20000026000003530000036AE8C4300D.svm" manifest:media-type="image/x-svm"/>
  <manifest:file-entry manifest:full-path="Pictures/100000010000003100000033DF70B07A.png" manifest:media-type="image/png"/>
  <manifest:file-entry manifest:full-path="Pictures/20000026000003520000036A966D1D66.svm" manifest:media-type="image/x-svm"/>
  <manifest:file-entry manifest:full-path="Pictures/20000026000003520000036A8C2C91F6.svm" manifest:media-type="image/x-svm"/>
  <manifest:file-entry manifest:full-path="Pictures/1000000100000031000000332D4611D1.png" manifest:media-type="image/png"/>
  <manifest:file-entry manifest:full-path="Pictures/1000000100000031000000335305FA80.png" manifest:media-type="image/png"/>
  <manifest:file-entry manifest:full-path="Pictures/20000016000002C60000019C383F175F.svm" manifest:media-type="image/x-svm"/>
  <manifest:file-entry manifest:full-path="Pictures/100000010000002900000018FD9F6425.png" manifest:media-type="image/png"/>
  <manifest:file-entry manifest:full-path="Pictures/2000001F000001EE0000036A2858DBDB.svm" manifest:media-type="image/x-svm"/>
  <manifest:file-entry manifest:full-path="Pictures/100000010000001D00000033ACE6F752.png" manifest:media-type="image/png"/>
  <manifest:file-entry manifest:full-path="Pictures/2000001F000001EE0000036A3219574B.svm" manifest:media-type="image/x-svm"/>
  <manifest:file-entry manifest:full-path="Pictures/100000010000001D00000033CE295D9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stream vera sans" svg:font-family="'Bistream vera sans'" style:font-family-generic="swiss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51cm" table:align="margins" fo:background-color="transparent">
        <style:background-image/>
      </style:table-properties>
    </style:style>
    <style:style style:name="Tableau1.A" style:family="table-column">
      <style:table-column-properties style:column-width="5.398cm" style:rel-column-width="38654*"/>
    </style:style>
    <style:style style:name="Tableau1.B" style:family="table-column">
      <style:table-column-properties style:column-width="3.754cm" style:rel-column-width="2688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ffffff" fo:padding="0.049cm" fo:border="none" style:writing-mode="page">
        <style:background-image/>
      </style:table-cell-properties>
    </style:style>
    <style:style style:name="Tableau13" style:family="table">
      <style:table-properties style:width="9.151cm" table:align="margins"/>
    </style:style>
    <style:style style:name="Tableau13.A" style:family="table-column">
      <style:table-column-properties style:column-width="3.05cm" style:rel-column-width="21845*"/>
    </style:style>
    <style:style style:name="Tableau13.A1" style:family="table-cell">
      <style:table-cell-properties style:vertical-align="middle" fo:padding="0.097cm" fo:border="none"/>
    </style:style>
    <style:style style:name="Tableau13.B1" style:family="table-cell">
      <style:table-cell-properties style:vertical-align="middle" fo:padding="0.097cm" fo:border-left="2.25pt solid #cccccc" fo:border-right="none" fo:border-top="none" fo:border-bottom="none"/>
    </style:style>
    <style:style style:name="Tableau14" style:family="table">
      <style:table-properties style:width="9.151cm" table:align="margins"/>
    </style:style>
    <style:style style:name="Tableau14.A" style:family="table-column">
      <style:table-column-properties style:column-width="3.05cm" style:rel-column-width="21845*"/>
    </style:style>
    <style:style style:name="Tableau14.A1" style:family="table-cell">
      <style:table-cell-properties style:vertical-align="middle" fo:padding="0.097cm" fo:border="none"/>
    </style:style>
    <style:style style:name="Tableau14.B1" style:family="table-cell">
      <style:table-cell-properties style:vertical-align="middle" fo:padding="0.097cm" fo:border-left="2.25pt solid #cccccc" fo:border-right="none" fo:border-top="none" fo:border-bottom="none"/>
    </style:style>
    <style:style style:name="Tableau15" style:family="table">
      <style:table-properties style:width="9.151cm" table:align="margins"/>
    </style:style>
    <style:style style:name="Tableau15.A" style:family="table-column">
      <style:table-column-properties style:column-width="2.949cm" style:rel-column-width="21120*"/>
    </style:style>
    <style:style style:name="Tableau15.B" style:family="table-column">
      <style:table-column-properties style:column-width="3cm" style:rel-column-width="21487*"/>
    </style:style>
    <style:style style:name="Tableau15.C" style:family="table-column">
      <style:table-column-properties style:column-width="3.201cm" style:rel-column-width="22928*"/>
    </style:style>
    <style:style style:name="Tableau15.A1" style:family="table-cell">
      <style:table-cell-properties style:vertical-align="middle" fo:padding-left="0cm" fo:padding-right="0cm" fo:padding-top="0.101cm" fo:padding-bottom="0.101cm" fo:border="none"/>
    </style:style>
    <style:style style:name="Tableau15.B1" style:family="table-cell">
      <style:table-cell-properties style:vertical-align="middle" fo:padding-left="0cm" fo:padding-right="0cm" fo:padding-top="0.101cm" fo:padding-bottom="0.101cm" fo:border-left="2.25pt solid #cccccc" fo:border-right="none" fo:border-top="none" fo:border-bottom="non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Paragraphe">
      <style:text-properties officeooo:paragraph-rsid="015e33e3"/>
    </style:style>
    <style:style style:name="P9" style:family="paragraph" style:parent-style-name="_5f_Paragraphe">
      <style:paragraph-properties fo:text-align="justify" style:justify-single-word="false"/>
      <style:text-properties officeooo:paragraph-rsid="015e33e3"/>
    </style:style>
    <style:style style:name="P10" style:family="paragraph" style:parent-style-name="Standard">
      <style:text-properties officeooo:paragraph-rsid="016386a5"/>
    </style:style>
    <style:style style:name="P11" style:family="paragraph" style:parent-style-name="_5f_Paragraphe">
      <style:text-properties officeooo:paragraph-rsid="016386a5"/>
    </style:style>
    <style:style style:name="P12" style:family="paragraph" style:parent-style-name="_5f_Paragraphe">
      <style:paragraph-properties fo:margin-top="0cm" fo:margin-bottom="0cm" style:contextual-spacing="false"/>
      <style:text-properties officeooo:paragraph-rsid="016386a5"/>
    </style:style>
    <style:style style:name="P13" style:family="paragraph" style:parent-style-name="_5f_Paragraphe_5f_Correction">
      <style:text-properties officeooo:paragraph-rsid="016386a5"/>
    </style:style>
    <style:style style:name="P14" style:family="paragraph" style:parent-style-name="_5f_Paragraphe_5f_Réponse_5f_Pointillés_5f_Grisés">
      <style:text-properties officeooo:paragraph-rsid="016386a5"/>
    </style:style>
    <style:style style:name="P15" style:family="paragraph" style:parent-style-name="_5f_Paragraphe_5f_Correction">
      <style:text-properties officeooo:paragraph-rsid="01667b44"/>
    </style:style>
    <style:style style:name="P16" style:family="paragraph" style:parent-style-name="Standard">
      <style:text-properties officeooo:paragraph-rsid="01649bec"/>
    </style:style>
    <style:style style:name="P17" style:family="paragraph" style:parent-style-name="_5f_Paragraphe_5f_Réponse_5f_Elève">
      <style:text-properties officeooo:paragraph-rsid="01649bec"/>
    </style:style>
    <style:style style:name="P18" style:family="paragraph" style:parent-style-name="_5f_Paragraphe">
      <style:text-properties officeooo:paragraph-rsid="015f5c51"/>
    </style:style>
    <style:style style:name="P19" style:family="paragraph" style:parent-style-name="_5f_Paragraphe">
      <style:paragraph-properties>
        <style:tab-stops>
          <style:tab-stop style:position="2.205cm"/>
          <style:tab-stop style:position="3.704cm"/>
          <style:tab-stop style:position="5.203cm"/>
        </style:tab-stops>
      </style:paragraph-properties>
      <style:text-properties officeooo:paragraph-rsid="016897bd"/>
    </style:style>
    <style:style style:name="P20" style:family="paragraph" style:parent-style-name="_5f_Tableau_5f_Centré">
      <style:text-properties officeooo:paragraph-rsid="01696551"/>
    </style:style>
    <style:style style:name="P21" style:family="paragraph" style:parent-style-name="_5f_Tableau_5f_Centré">
      <style:text-properties officeooo:paragraph-rsid="016b07f3"/>
    </style:style>
    <style:style style:name="P22" style:family="paragraph" style:parent-style-name="Standard" style:list-style-name="_5f_Numérotation_20_des_20_exercices">
      <style:text-properties officeooo:paragraph-rsid="016386a5"/>
    </style:style>
    <style:style style:name="P23" style:family="paragraph" style:parent-style-name="Standard">
      <style:text-properties officeooo:paragraph-rsid="016e30fa"/>
    </style:style>
    <style:style style:name="P24" style:family="paragraph" style:parent-style-name="_5f_Footer_20_page_20_impaire_20__28_D_29_"/>
    <style:style style:name="P25" style:family="paragraph" style:parent-style-name="_5f_Footer_20_page_20_impaire_20__28_D_29_">
      <style:text-properties officeooo:paragraph-rsid="01316a8b"/>
    </style:style>
    <style:style style:name="P2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8" style:family="paragraph" style:parent-style-name="_5f_Footer_20_page_20_paire_20__28_G_29_"/>
    <style:style style:name="P29" style:family="paragraph" style:parent-style-name="_5f_Footer_20_page_20_paire_20__28_G_29_">
      <style:text-properties officeooo:paragraph-rsid="01316a8b"/>
    </style:style>
    <style:style style:name="P30" style:family="paragraph" style:parent-style-name="_5f_Footer_20_page_20_paire_20__28_G_29_">
      <style:text-properties officeooo:paragraph-rsid="01336347"/>
    </style:style>
    <style:style style:name="P31" style:family="paragraph" style:parent-style-name="_5f_Footer_20_page_20_paire_20__28_G_29_">
      <style:text-properties officeooo:paragraph-rsid="0135ac9e"/>
    </style:style>
    <style:style style:name="P32" style:family="paragraph" style:parent-style-name="_5f_Footer_20_page_20_paire_20__28_G_29_">
      <style:text-properties officeooo:paragraph-rsid="01397109"/>
    </style:style>
    <style:style style:name="P33" style:family="paragraph" style:parent-style-name="_5f_Footer_20_page_20_paire_20__28_G_29_">
      <style:text-properties officeooo:paragraph-rsid="013b50d8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8" style:family="paragraph" style:parent-style-name="_5f_Header_20_D_20_page_20_paire_20__28_G_29_">
      <style:text-properties officeooo:paragraph-rsid="00fe4814"/>
    </style:style>
    <style:style style:name="P39" style:family="paragraph" style:parent-style-name="_5f_Header_20_D_20_page_20_paire_20__28_G_29_">
      <style:text-properties officeooo:rsid="0101821f" officeooo:paragraph-rsid="0101821f"/>
    </style:style>
    <style:style style:name="P40" style:family="paragraph" style:parent-style-name="_5f_Header_20_G_20_page_20_paire_20__28_G_29_">
      <style:text-properties officeooo:rsid="00ff3616" officeooo:paragraph-rsid="00ff3616"/>
    </style:style>
    <style:style style:name="P4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2" style:family="paragraph" style:parent-style-name="_5f_Header_20_M_20_page_20_impaire_20__28_D_29_">
      <style:text-properties officeooo:rsid="01035d0f" officeooo:paragraph-rsid="01035d0f"/>
    </style:style>
    <style:style style:name="P43" style:family="paragraph" style:parent-style-name="_5f_Header_20_M_20_page_20_paire_20__28_G_29_">
      <style:text-properties officeooo:rsid="0101a5c8" officeooo:paragraph-rsid="0101a5c8"/>
    </style:style>
    <style:style style:name="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5" style:family="paragraph" style:parent-style-name="_5f_Paragraphe_5f_Bullet" style:list-style-name=""/>
    <style:style style:name="P46" style:family="paragraph" style:parent-style-name="_5f_Paragraphe_5f_avec_5f_Num_5f_Question" style:list-style-name="_5f_Numérotation_20_des_20_exercices"/>
    <style:style style:name="P47" style:family="paragraph" style:parent-style-name="_5f_Paragraphe_5f_avec_5f_Num_5f_Question" style:list-style-name="_5f_Numérotation_20_des_20_exercices">
      <style:paragraph-properties fo:margin-top="0cm" fo:margin-bottom="0.101cm" style:contextual-spacing="false"/>
    </style:style>
    <style:style style:name="P48" style:family="paragraph" style:parent-style-name="_5f_Paragraphe_5f_avec_5f_Num_5f_Question" style:list-style-name=""/>
    <style:style style:name="P49" style:family="paragraph" style:parent-style-name="_5f_Premier_5f_Titre_5f_Exercices_5f_avec_5f_Num_20_Exo_5f_Avec_5f_Titre" style:list-style-name="_5f_Numérotation_20_des_20_exercices"/>
    <style:style style:name="P50" style:family="paragraph" style:parent-style-name="_5f_Premier_5f_Titre_5f_Exercices_5f_avec_5f_Num_20_Exo_5f_Avec_5f_Titre" style:list-style-name="_5f_Numérotation_20_des_20_exercices">
      <style:paragraph-properties fo:break-before="column"/>
    </style:style>
    <style:style style:name="P51" style:family="paragraph" style:parent-style-name="_5f_Premier_5f_Titre_5f_Exercices_5f_avec_5f_Num_5f_Exo_5f_sans_5f_Titre" style:list-style-name="_5f_Numérotation_20_des_20_exercices"/>
    <style:style style:name="P52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53" style:family="paragraph" style:parent-style-name="_5f_Titre_5f_Exercices_5f_avec_5f_Titre" style:list-style-name="_5f_Numérotation_20_des_20_exercices"/>
    <style:style style:name="P54" style:family="paragraph" style:parent-style-name="_5f_Titre_5f_Exercices_5f_avec_5f_Titre" style:list-style-name="_5f_Numérotation_20_des_20_exercices">
      <style:text-properties officeooo:paragraph-rsid="015f5c51"/>
    </style:style>
    <style:style style:name="P55" style:family="paragraph" style:parent-style-name="_5f_Titre_5f_Exercices_5f_sans_5f_Titre" style:list-style-name="_5f_Numérotation_20_des_20_exercices"/>
    <style:style style:name="P5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d7e12c"/>
    </style:style>
    <style:style style:name="P62" style:family="paragraph">
      <loext:graphic-properties draw:fill="solid" draw:fill-color="#9d0f89"/>
    </style:style>
    <style:style style:name="P63" style:family="paragraph"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5" style:family="paragraph">
      <loext:graphic-properties draw:fill="solid" draw:fill-color="#7fb241"/>
    </style:style>
    <style:style style:name="P66" style:family="paragraph">
      <loext:graphic-properties draw:fill="solid" draw:fill-color="#1ca2b8"/>
    </style:style>
    <style:style style:name="P67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70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8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P71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7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indent="0cm" loext:tab-stop-distance="0cm" style:writing-mode="lr-tb">
        <style:tab-stops/>
      </style:paragraph-properties>
    </style:style>
    <style:style style:name="P7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75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7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indent="0cm"/>
    </style:style>
    <style:style style:name="P8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6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fo:font-variant="normal" fo:text-transform="none" fo:color="#b3b3b3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8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8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80%" style:font-relief="none" style:text-overline-style="none" style:text-overline-color="font-color"/>
    </style:style>
    <style:style style:name="P8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b3b3b3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94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P9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P9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98" style:family="paragraph">
      <loext:graphic-properties draw:fill="solid" draw:fill-color="#ffff00"/>
      <style:paragraph-properties fo:text-align="center"/>
    </style:style>
    <style:style style:name="P9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align="center" fo:text-indent="0cm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0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b3b3b3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08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09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fo:font-variant="normal" fo:text-transform="none" fo:color="#b3b3b3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11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1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14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1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officeooo:rsid="016897bd" fo:background-color="transparent" loext:char-shading-value="0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4" style:family="text">
      <style:text-properties fo:font-variant="small-caps" fo:color="#7fb241" loext:opacity="100%" style:font-name="Bitstream Vera Sans6" fo:font-size="16pt" fo:font-weight="bold"/>
    </style:style>
    <style:style style:name="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" style:family="text">
      <style:text-properties fo:font-variant="small-caps" fo:color="#7fb241" loext:opacity="100%" style:font-name="Bitstream Vera Sans6" fo:font-size="16pt" fo:font-weight="bold" officeooo:rsid="0021cde5"/>
    </style:style>
    <style:style style:name="T7" style:family="text">
      <style:text-properties fo:font-size="16pt" officeooo:rsid="00fe4814" style:font-size-asian="16pt" style:font-size-complex="16pt"/>
    </style:style>
    <style:style style:name="T8" style:family="text">
      <style:text-properties officeooo:rsid="015e33e3"/>
    </style:style>
    <style:style style:name="T9" style:family="text">
      <style:text-properties officeooo:rsid="015f5c5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5f5c51" style:font-weight-asian="bold" style:font-weight-complex="bold"/>
    </style:style>
    <style:style style:name="T12" style:family="text">
      <style:text-properties officeooo:rsid="013a0179"/>
    </style:style>
    <style:style style:name="T13" style:family="text">
      <style:text-properties officeooo:rsid="0111d407"/>
    </style:style>
    <style:style style:name="T14" style:family="text">
      <style:text-properties officeooo:rsid="013b0bff"/>
    </style:style>
    <style:style style:name="T15" style:family="text">
      <style:text-properties officeooo:rsid="013cd2d8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13cd2d8" fo:background-color="#ffff00" loext:char-shading-value="0"/>
    </style:style>
    <style:style style:name="T18" style:family="text">
      <style:text-properties officeooo:rsid="016897bd" fo:background-color="#ffff00" loext:char-shading-value="0"/>
    </style:style>
    <style:style style:name="T19" style:family="text">
      <style:text-properties officeooo:rsid="0120adf5"/>
    </style:style>
    <style:style style:name="T20" style:family="text">
      <style:text-properties officeooo:rsid="016386a5"/>
    </style:style>
    <style:style style:name="T21" style:family="text">
      <style:text-properties officeooo:rsid="0149b2e7"/>
    </style:style>
    <style:style style:name="T22" style:family="text">
      <style:text-properties officeooo:rsid="014bfd14"/>
    </style:style>
    <style:style style:name="T23" style:family="text">
      <style:text-properties officeooo:rsid="015924bd"/>
    </style:style>
    <style:style style:name="T24" style:family="text">
      <style:text-properties officeooo:rsid="015d24e1"/>
    </style:style>
    <style:style style:name="T25" style:family="text">
      <style:text-properties officeooo:rsid="015b576a"/>
    </style:style>
    <style:style style:name="T26" style:family="text">
      <style:text-properties officeooo:rsid="01667b44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1696551"/>
    </style:style>
    <style:style style:name="T29" style:family="text">
      <style:text-properties fo:letter-spacing="-0.035cm"/>
    </style:style>
    <style:style style:name="T30" style:family="text">
      <style:text-properties fo:letter-spacing="-0.035cm" officeooo:rsid="01696551"/>
    </style:style>
    <style:style style:name="T31" style:family="text">
      <style:text-properties fo:letter-spacing="-0.035cm" officeooo:rsid="01649bec"/>
    </style:style>
    <style:style style:name="T32" style:family="text">
      <style:text-properties fo:letter-spacing="-0.035cm" officeooo:rsid="016b07f3"/>
    </style:style>
    <style:style style:name="T33" style:family="text">
      <style:text-properties fo:letter-spacing="-0.035cm" officeooo:rsid="0164e3fb"/>
    </style:style>
    <style:style style:name="T34" style:family="text">
      <style:text-properties fo:font-size="9pt" fo:letter-spacing="-0.035cm" style:font-size-asian="9pt" style:font-size-complex="9pt"/>
    </style:style>
    <style:style style:name="T35" style:family="text">
      <style:text-properties fo:font-size="9pt" fo:letter-spacing="-0.035cm" officeooo:rsid="01696551" style:font-size-asian="9pt" style:font-size-complex="9pt"/>
    </style:style>
    <style:style style:name="T36" style:family="text">
      <style:text-properties fo:font-size="9pt" fo:letter-spacing="-0.035cm" officeooo:rsid="01649bec" style:font-size-asian="9pt" style:font-size-complex="9pt"/>
    </style:style>
    <style:style style:name="T37" style:family="text">
      <style:text-properties fo:font-size="9pt" fo:letter-spacing="-0.035cm" officeooo:rsid="016b07f3" style:font-size-asian="9pt" style:font-size-complex="9pt"/>
    </style:style>
    <style:style style:name="T38" style:family="text">
      <style:text-properties officeooo:rsid="016caccc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8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Bi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b3b3b3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3" style:font-size-asian="24pt" style:font-style-asian="normal" style:font-weight-asian="normal" style:font-name-complex="OpenSymbol3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b3b3b3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OpenSymbol3" style:font-size-asian="24pt" style:font-style-asian="normal" style:font-weight-asian="normal" style:font-name-complex="OpenSymbol3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b3b3b3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fo:color="#b3b3b3" loext:opacity="100%" style:text-outline="false" style:text-line-through-style="none" style:text-line-through-type="none" style:font-name="Bitstream Vera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Lucida Sans Unicode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fo:color="#b3b3b3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OpenSymbol3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fo:color="#ffffff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70" style:family="text">
      <style:text-properties fo:color="#000000" loext:opacity="100%" style:text-outline="false" style:text-line-through-style="none" style:text-line-through-type="none" style:font-name="Bitstream Vera Sans1" fo:font-size="9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71" style:family="text"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gr1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.025cm" svg:stroke-color="#000000" draw:marker-start="" draw:marker-start-width="0.199cm" draw:marker-start-center="false" draw:marker-end="Arrow_20_concave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12cm" fo:min-width="0.23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12cm" fo:min-width="0.23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2cm" fo:min-width="0.28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2cm" fo:min-width="0.23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2cm" fo:min-width="0.23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3cm" fo:min-width="0.2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2cm" fo:min-width="0.23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2cm" fo:min-width="0.2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draw:stroke-dash="Dashed_20__28_var_29__20_6809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23cm" fo:min-width="0.2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3cm" fo:min-width="0.78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1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6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6cm" fo:min-width="0.86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4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8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5cm" fo:min-width="0.86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4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6cm" fo:min-width="0.86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6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3cm" fo:min-width="0.7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2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" style:family="graphic">
      <style:graphic-properties draw:stroke="solid" draw:stroke-dash="Dashed_20__28_var_29__20_3431" svg:stroke-width="0.019cm" svg:stroke-color="#000000" draw:marker-start="" draw:marker-start-width="0.332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6" style:family="graphic">
      <style:graphic-properties draw:stroke="none" draw:stroke-dash="Dashed_20__28_var_29__20_6806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23cm" fo:min-width="0.22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7" style:family="graphic">
      <style:graphic-properties draw:stroke="none" draw:stroke-dash="Dashed_20__28_var_29__20_6807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23cm" fo:min-width="0.22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2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6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3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1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5cm" fo:min-width="0.79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2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5cm" fo:min-width="0.45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3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5cm" fo:min-width="0.67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4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5cm" fo:min-width="0.19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5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loext:decorative="false" style:run-through="foreground"/>
    </style:style>
    <style:style style:name="gr6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68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69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70" style:family="graphic">
      <style:graphic-properties draw:stroke="solid" svg:stroke-width="0.019cm" svg:stroke-color="#80808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71" style:family="graphic">
      <style:graphic-properties draw:stroke="solid" draw:stroke-dash="Dashed_20__28_var_29__20_4529" svg:stroke-width="0.019cm" svg:stroke-color="#999999" draw:marker-start="" draw:marker-start-width="0.3cm" draw:marker-start-center="false" draw:marker-end="" draw:marker-end-width="0.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2" style:family="graphic">
      <style:graphic-properties draw:stroke="solid" draw:stroke-dash="Dashed_20__28_var_29__20_3952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3" style:family="graphic">
      <style:graphic-properties draw:stroke="solid" draw:stroke-dash="Dashed_20__28_var_29__20_3953" svg:stroke-width="0.041cm" svg:stroke-color="#000000" draw:marker-start="" draw:marker-start-width="0.289cm" draw:marker-start-center="false" draw:marker-end="" draw:marker-end-width="0.28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4" style:family="graphic">
      <style:graphic-properties draw:stroke="none" draw:stroke-dash="Dashed_20__28_var_29__20_453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34cm" fo:min-width="0.74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5" style:family="graphic">
      <style:graphic-properties draw:stroke="solid" draw:stroke-dash="Dashed_20__28_var_29__20_3955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6" style:family="graphic">
      <style:graphic-properties draw:stroke="none" draw:stroke-dash="Dashed_20__28_var_29__20_453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36cm" fo:min-width="0.74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7" style:family="graphic">
      <style:graphic-properties draw:stroke="none" draw:stroke-dash="Dashed_20__28_var_29__20_453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36cm" fo:min-width="0.74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8" style:family="graphic">
      <style:graphic-properties draw:stroke="solid" draw:stroke-dash="Dashed_20__28_var_29__20_3959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9" style:family="graphic">
      <style:graphic-properties draw:stroke="solid" draw:stroke-dash="Dashed_20__28_var_29__20_3960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0" style:family="graphic">
      <style:graphic-properties draw:stroke="solid" draw:stroke-dash="Dashed_20__28_var_29__20_3961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1" style:family="graphic">
      <style:graphic-properties draw:stroke="solid" draw:stroke-dash="Dashed_20__28_var_29__20_3962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2" style:family="graphic">
      <style:graphic-properties draw:stroke="solid" draw:stroke-dash="Dashed_20__28_var_29__20_3963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3" style:family="graphic">
      <style:graphic-properties draw:stroke="solid" draw:stroke-dash="Dashed_20__28_var_29__20_3956" svg:stroke-width="0.03cm" svg:stroke-color="#000000" draw:marker-start="" draw:marker-start-width="0.259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4" style:family="graphic">
      <style:graphic-properties draw:stroke="none" draw:stroke-dash="Dashed_20__28_var_29__20_453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36cm" fo:min-width="0.74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3cm" fo:min-width="0.26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8" style:family="graphic">
      <style:graphic-properties draw:stroke="solid" draw:stroke-dash="Dashed_20__28_var_29__20_2597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9" style:family="graphic">
      <style:graphic-properties draw:stroke="solid" draw:stroke-dash="Dashed_20__28_var_29__20_259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0" style:family="graphic">
      <style:graphic-properties draw:stroke="solid" draw:stroke-dash="Dashed_20__28_var_29__20_260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1" style:family="graphic">
      <style:graphic-properties draw:stroke="solid" draw:stroke-dash="Dashed_20__28_var_29__20_260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2" style:family="graphic">
      <style:graphic-properties draw:stroke="solid" draw:stroke-dash="Dashed_20__28_var_29__20_260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3" style:family="graphic">
      <style:graphic-properties draw:stroke="solid" draw:stroke-dash="Dashed_20__28_var_29__20_260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4" style:family="graphic">
      <style:graphic-properties draw:stroke="solid" draw:stroke-dash="Dashed_20__28_var_29__20_260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5" style:family="graphic">
      <style:graphic-properties draw:stroke="solid" draw:stroke-dash="Dashed_20__28_var_29__20_261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6" style:family="graphic">
      <style:graphic-properties draw:stroke="solid" draw:stroke-dash="Dashed_20__28_var_29__20_261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7" style:family="graphic">
      <style:graphic-properties draw:stroke="solid" draw:stroke-dash="Dashed_20__28_var_29__20_261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8" style:family="graphic">
      <style:graphic-properties draw:stroke="solid" draw:stroke-dash="Dashed_20__28_var_29__20_261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9" style:family="graphic">
      <style:graphic-properties draw:stroke="solid" draw:stroke-dash="Dashed_20__28_var_29__20_261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0" style:family="graphic">
      <style:graphic-properties draw:stroke="none" draw:stroke-dash="Dashed_20__28_var_29__20_262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6cm" fo:min-width="0.21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1" style:family="graphic">
      <style:graphic-properties draw:stroke="none" draw:stroke-dash="Dashed_20__28_var_29__20_262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5cm" fo:min-width="0.24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2" style:family="graphic">
      <style:graphic-properties draw:stroke="solid" draw:stroke-dash="Dashed_20__28_var_29__20_262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3" style:family="graphic">
      <style:graphic-properties draw:stroke="solid" draw:stroke-dash="Dashed_20__28_var_29__20_262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4" style:family="graphic">
      <style:graphic-properties draw:stroke="solid" draw:stroke-dash="Dashed_20__28_var_29__20_263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5" style:family="graphic">
      <style:graphic-properties draw:stroke="solid" draw:stroke-dash="Dashed_20__28_var_29__20_263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6" style:family="graphic">
      <style:graphic-properties draw:stroke="solid" draw:stroke-dash="Dashed_20__28_var_29__20_263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7" style:family="graphic">
      <style:graphic-properties draw:stroke="solid" draw:stroke-dash="Dashed_20__28_var_29__20_263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8" style:family="graphic">
      <style:graphic-properties draw:stroke="solid" draw:stroke-dash="Dashed_20__28_var_29__20_263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9" style:family="graphic">
      <style:graphic-properties draw:stroke="none" draw:stroke-dash="Dashed_20__28_var_29__20_262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6cm" fo:min-width="0.5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0" style:family="graphic">
      <style:graphic-properties draw:stroke="none" draw:stroke-dash="Dashed_20__28_var_29__20_264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6cm" fo:min-width="0.5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1" style:family="graphic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112" style:family="graphic">
      <style:graphic-properties draw:stroke="solid" svg:stroke-width="0.018cm" svg:stroke-color="#f10d0c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113" style:family="graphic">
      <style:graphic-properties draw:stroke="none" draw:stroke-dash="Dashed_20__28_var_29__20_264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5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4" style:family="graphic">
      <style:graphic-properties draw:stroke="none" draw:stroke-dash="Dashed_20__28_var_29__20_262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6cm" fo:min-width="0.28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5" style:family="graphic">
      <style:graphic-properties draw:stroke="none" draw:stroke-dash="Dashed_20__28_var_29__20_264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07cm" fo:min-width="0.19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6" style:family="graphic">
      <style:graphic-properties draw:stroke="none" draw:stroke-dash="Dashed_20__28_var_29__20_262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6cm" fo:min-width="0.49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7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8" style:family="graphic">
      <style:graphic-properties draw:stroke="solid" draw:stroke-dash="Dashed_20__28_var_29__20_4166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9" style:family="graphic">
      <style:graphic-properties draw:stroke="solid" draw:stroke-dash="Dashed_20__28_var_29__20_416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0" style:family="graphic">
      <style:graphic-properties draw:stroke="solid" draw:stroke-dash="Dashed_20__28_var_29__20_416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1" style:family="graphic">
      <style:graphic-properties draw:stroke="solid" draw:stroke-dash="Dashed_20__28_var_29__20_416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2" style:family="graphic">
      <style:graphic-properties draw:stroke="solid" draw:stroke-dash="Dashed_20__28_var_29__20_417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3" style:family="graphic">
      <style:graphic-properties draw:stroke="solid" draw:stroke-dash="Dashed_20__28_var_29__20_417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4" style:family="graphic">
      <style:graphic-properties draw:stroke="solid" draw:stroke-dash="Dashed_20__28_var_29__20_417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5" style:family="graphic">
      <style:graphic-properties draw:stroke="solid" draw:stroke-dash="Dashed_20__28_var_29__20_417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6" style:family="graphic">
      <style:graphic-properties draw:stroke="solid" draw:stroke-dash="Dashed_20__28_var_29__20_417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7" style:family="graphic">
      <style:graphic-properties draw:stroke="solid" draw:stroke-dash="Dashed_20__28_var_29__20_417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8" style:family="graphic">
      <style:graphic-properties draw:stroke="solid" draw:stroke-dash="Dashed_20__28_var_29__20_417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9" style:family="graphic">
      <style:graphic-properties draw:stroke="solid" draw:stroke-dash="Dashed_20__28_var_29__20_417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0" style:family="graphic">
      <style:graphic-properties draw:stroke="solid" draw:stroke-dash="Dashed_20__28_var_29__20_417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1" style:family="graphic">
      <style:graphic-properties draw:stroke="solid" draw:stroke-dash="Dashed_20__28_var_29__20_417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2" style:family="graphic">
      <style:graphic-properties draw:stroke="solid" draw:stroke-dash="Dashed_20__28_var_29__20_418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3" style:family="graphic">
      <style:graphic-properties draw:stroke="solid" draw:stroke-dash="Dashed_20__28_var_29__20_418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4" style:family="graphic">
      <style:graphic-properties draw:stroke="solid" draw:stroke-dash="Dashed_20__28_var_29__20_418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5" style:family="graphic">
      <style:graphic-properties draw:stroke="solid" draw:stroke-dash="Dashed_20__28_var_29__20_418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6" style:family="graphic">
      <style:graphic-properties draw:stroke="solid" draw:stroke-dash="Dashed_20__28_var_29__20_418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7" style:family="graphic">
      <style:graphic-properties draw:stroke="solid" draw:stroke-dash="Dashed_20__28_var_29__20_418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8" style:family="graphic">
      <style:graphic-properties draw:stroke="solid" draw:stroke-dash="Dashed_20__28_var_29__20_418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9" style:family="graphic">
      <style:graphic-properties draw:stroke="solid" draw:stroke-dash="Dashed_20__28_var_29__20_418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40" style:family="graphic">
      <style:graphic-properties draw:stroke="solid" draw:stroke-dash="Dashed_20__28_var_29__20_418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41" style:family="graphic">
      <style:graphic-properties draw:stroke="none" draw:stroke-dash="Dashed_20__28_var_29__20_418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2" style:family="graphic">
      <style:graphic-properties draw:stroke="none" draw:stroke-dash="Dashed_20__28_var_29__20_419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3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3cm" fo:min-width="0.67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30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6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3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8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49" style:family="graphic">
      <style:graphic-properties draw:stroke="solid" draw:stroke-dash="Dashed_20__28_var_29__20_3801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0" style:family="graphic">
      <style:graphic-properties draw:stroke="solid" draw:stroke-dash="Dashed_20__28_var_29__20_380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1" style:family="graphic">
      <style:graphic-properties draw:stroke="solid" draw:stroke-dash="Dashed_20__28_var_29__20_3804" svg:stroke-width="0.041cm" svg:stroke-color="#000000" draw:marker-start="" draw:marker-start-width="0.363cm" draw:marker-start-center="false" draw:marker-end="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152" style:family="graphic">
      <style:graphic-properties draw:stroke="solid" draw:stroke-dash="Dashed_20__28_var_29__20_380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3" style:family="graphic">
      <style:graphic-properties draw:stroke="solid" draw:stroke-dash="Dashed_20__28_var_29__20_380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4" style:family="graphic">
      <style:graphic-properties draw:stroke="solid" draw:stroke-dash="Dashed_20__28_var_29__20_381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5" style:family="graphic">
      <style:graphic-properties draw:stroke="solid" draw:stroke-dash="Dashed_20__28_var_29__20_381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6" style:family="graphic">
      <style:graphic-properties draw:stroke="solid" draw:stroke-dash="Dashed_20__28_var_29__20_3817" svg:stroke-width="0.041cm" svg:stroke-color="#000000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157" style:family="graphic">
      <style:graphic-properties draw:stroke="solid" draw:stroke-dash="Dashed_20__28_var_29__20_381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8" style:family="graphic">
      <style:graphic-properties draw:stroke="solid" draw:stroke-dash="Dashed_20__28_var_29__20_381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9" style:family="graphic">
      <style:graphic-properties draw:stroke="solid" draw:stroke-dash="Dashed_20__28_var_29__20_382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60" style:family="graphic">
      <style:graphic-properties draw:stroke="solid" draw:stroke-dash="Dashed_20__28_var_29__20_382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61" style:family="graphic">
      <style:graphic-properties draw:stroke="solid" draw:stroke-dash="Dashed_20__28_var_29__20_382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62" style:family="graphic">
      <style:graphic-properties draw:stroke="solid" draw:stroke-dash="Dashed_20__28_var_29__20_383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63" style:family="graphic">
      <style:graphic-properties draw:stroke="solid" draw:stroke-dash="Dashed_20__28_var_29__20_383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64" style:family="graphic">
      <style:graphic-properties draw:stroke="none" draw:stroke-dash="Dashed_20__28_var_29__20_384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5cm" fo:min-width="0.4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5" style:family="graphic">
      <style:graphic-properties draw:stroke="none" draw:stroke-dash="Dashed_20__28_var_29__20_3841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5cm" fo:min-width="0.4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6" style:family="graphic">
      <style:graphic-properties draw:stroke="solid" draw:stroke-dash="Dashed_20__28_var_29__20_3842" svg:stroke-width="0.041cm" svg:stroke-color="#000000" draw:marker-start="" draw:marker-start-width="0.363cm" draw:marker-start-center="false" draw:marker-end="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167" style:family="graphic">
      <style:graphic-properties draw:stroke="none" draw:stroke-dash="Dashed_20__28_var_29__20_3843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5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8" style:family="graphic">
      <style:graphic-properties draw:stroke="solid" draw:stroke-dash="Dashed_20__28_var_29__20_384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69" style:family="graphic">
      <style:graphic-properties draw:stroke="solid" draw:stroke-dash="Dashed_20__28_var_29__20_384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70" style:family="graphic">
      <style:graphic-properties draw:stroke="solid" draw:stroke-dash="Dashed_20__28_var_29__20_384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7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3" style:family="graphic">
      <style:graphic-properties draw:stroke="solid" draw:stroke-dash="Dashed_20__28_var_29__20_431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74" style:family="graphic">
      <style:graphic-properties draw:stroke="solid" draw:stroke-dash="Dashed_20__28_var_29__20_431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75" style:family="graphic">
      <style:graphic-properties draw:stroke="solid" draw:stroke-dash="Dashed_20__28_var_29__20_431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76" style:family="graphic">
      <style:graphic-properties draw:stroke="solid" draw:stroke-dash="Dashed_20__28_var_29__20_431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77" style:family="graphic">
      <style:graphic-properties draw:stroke="solid" draw:stroke-dash="Dashed_20__28_var_29__20_4316" svg:stroke-width="0.03cm" svg:stroke-color="#000000" draw:marker-start="" draw:marker-start-width="0.349cm" draw:marker-start-center="false" draw:marker-end="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178" style:family="graphic">
      <style:graphic-properties draw:stroke="solid" draw:stroke-dash="Dashed_20__28_var_29__20_431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79" style:family="graphic">
      <style:graphic-properties draw:stroke="solid" draw:stroke-dash="Dashed_20__28_var_29__20_431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0" style:family="graphic">
      <style:graphic-properties draw:stroke="solid" draw:stroke-dash="Dashed_20__28_var_29__20_431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1" style:family="graphic">
      <style:graphic-properties draw:stroke="solid" draw:stroke-dash="Dashed_20__28_var_29__20_432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2" style:family="graphic">
      <style:graphic-properties draw:stroke="solid" draw:stroke-dash="Dashed_20__28_var_29__20_4321" svg:stroke-width="0.03cm" svg:stroke-color="#000000" draw:marker-start="" draw:marker-start-width="0.349cm" draw:marker-start-center="false" draw:marker-end="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183" style:family="graphic">
      <style:graphic-properties draw:stroke="solid" draw:stroke-dash="Dashed_20__28_var_29__20_432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4" style:family="graphic">
      <style:graphic-properties draw:stroke="solid" draw:stroke-dash="Dashed_20__28_var_29__20_432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5" style:family="graphic">
      <style:graphic-properties draw:stroke="solid" draw:stroke-dash="Dashed_20__28_var_29__20_4324" svg:stroke-width="0.03cm" svg:stroke-color="#000000" draw:marker-start="" draw:marker-start-width="0.349cm" draw:marker-start-center="false" draw:marker-end="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186" style:family="graphic">
      <style:graphic-properties draw:stroke="solid" draw:stroke-dash="Dashed_20__28_var_29__20_432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7" style:family="graphic">
      <style:graphic-properties draw:stroke="solid" draw:stroke-dash="Dashed_20__28_var_29__20_432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8" style:family="graphic">
      <style:graphic-properties draw:stroke="solid" draw:stroke-dash="Dashed_20__28_var_29__20_432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9" style:family="graphic">
      <style:graphic-properties draw:stroke="solid" draw:stroke-dash="Dashed_20__28_var_29__20_432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0" style:family="graphic">
      <style:graphic-properties draw:stroke="solid" draw:stroke-dash="Dashed_20__28_var_29__20_432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1" style:family="graphic">
      <style:graphic-properties draw:stroke="solid" draw:stroke-dash="Dashed_20__28_var_29__20_433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2" style:family="graphic">
      <style:graphic-properties draw:stroke="solid" draw:stroke-dash="Dashed_20__28_var_29__20_433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3" style:family="graphic">
      <style:graphic-properties draw:stroke="solid" draw:stroke-dash="Dashed_20__28_var_29__20_433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4" style:family="graphic">
      <style:graphic-properties draw:stroke="solid" draw:stroke-dash="Dashed_20__28_var_29__20_433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5" style:family="graphic">
      <style:graphic-properties draw:stroke="solid" draw:stroke-dash="Dashed_20__28_var_29__20_433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6" style:family="graphic">
      <style:graphic-properties draw:stroke="solid" draw:stroke-dash="Dashed_20__28_var_29__20_433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7" style:family="graphic">
      <style:graphic-properties draw:stroke="solid" draw:stroke-dash="Dashed_20__28_var_29__20_433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8" style:family="graphic">
      <style:graphic-properties draw:stroke="solid" draw:stroke-dash="Dashed_20__28_var_29__20_4337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9" style:family="graphic">
      <style:graphic-properties draw:stroke="none" draw:stroke-dash="Dashed_20__28_var_29__20_433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81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0" style:family="graphic">
      <style:graphic-properties draw:stroke="none" draw:stroke-dash="Dashed_20__28_var_29__20_433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56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1" style:family="graphic">
      <style:graphic-properties draw:stroke="none" draw:stroke-dash="Dashed_20__28_var_29__20_434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56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2" style:family="graphic">
      <style:graphic-properties draw:stroke="solid" draw:stroke-dash="Dashed_20__28_var_29__20_434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3" style:family="graphic">
      <style:graphic-properties draw:stroke="solid" draw:stroke-dash="Dashed_20__28_var_29__20_434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4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13cm" fo:min-width="0.67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7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2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7" style:family="graphic">
      <style:graphic-properties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08" style:family="graphic">
      <style:graphic-properties draw:stroke="solid" draw:stroke-dash="Dashed_20__28_var_29__20_4191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9" style:family="graphic">
      <style:graphic-properties draw:stroke="solid" draw:stroke-dash="Dashed_20__28_var_29__20_419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0" style:family="graphic">
      <style:graphic-properties draw:stroke="solid" draw:stroke-dash="Dashed_20__28_var_29__20_419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1" style:family="graphic">
      <style:graphic-properties draw:stroke="solid" draw:stroke-dash="Dashed_20__28_var_29__20_419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2" style:family="graphic">
      <style:graphic-properties draw:stroke="solid" draw:stroke-dash="Dashed_20__28_var_29__20_419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3" style:family="graphic">
      <style:graphic-properties draw:stroke="solid" draw:stroke-dash="Dashed_20__28_var_29__20_419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4" style:family="graphic">
      <style:graphic-properties draw:stroke="solid" draw:stroke-dash="Dashed_20__28_var_29__20_419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5" style:family="graphic">
      <style:graphic-properties draw:stroke="solid" draw:stroke-dash="Dashed_20__28_var_29__20_419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6" style:family="graphic">
      <style:graphic-properties draw:stroke="solid" draw:stroke-dash="Dashed_20__28_var_29__20_419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7" style:family="graphic">
      <style:graphic-properties draw:stroke="solid" draw:stroke-dash="Dashed_20__28_var_29__20_420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8" style:family="graphic">
      <style:graphic-properties draw:stroke="solid" draw:stroke-dash="Dashed_20__28_var_29__20_420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9" style:family="graphic">
      <style:graphic-properties draw:stroke="solid" draw:stroke-dash="Dashed_20__28_var_29__20_420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0" style:family="graphic">
      <style:graphic-properties draw:stroke="solid" draw:stroke-dash="Dashed_20__28_var_29__20_420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1" style:family="graphic">
      <style:graphic-properties draw:stroke="solid" draw:stroke-dash="Dashed_20__28_var_29__20_4204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2" style:family="graphic">
      <style:graphic-properties draw:stroke="solid" draw:stroke-dash="Dashed_20__28_var_29__20_420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3" style:family="graphic">
      <style:graphic-properties draw:stroke="solid" draw:stroke-dash="Dashed_20__28_var_29__20_4206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4" style:family="graphic">
      <style:graphic-properties draw:stroke="solid" draw:stroke-dash="Dashed_20__28_var_29__20_420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5" style:family="graphic">
      <style:graphic-properties draw:stroke="solid" draw:stroke-dash="Dashed_20__28_var_29__20_4208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6" style:family="graphic">
      <style:graphic-properties draw:stroke="solid" draw:stroke-dash="Dashed_20__28_var_29__20_420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7" style:family="graphic">
      <style:graphic-properties draw:stroke="solid" draw:stroke-dash="Dashed_20__28_var_29__20_4210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8" style:family="graphic">
      <style:graphic-properties draw:stroke="solid" draw:stroke-dash="Dashed_20__28_var_29__20_421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9" style:family="graphic">
      <style:graphic-properties draw:stroke="solid" draw:stroke-dash="Dashed_20__28_var_29__20_4212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0" style:family="graphic">
      <style:graphic-properties draw:stroke="solid" draw:stroke-dash="Dashed_20__28_var_29__20_421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1" style:family="graphic">
      <style:graphic-properties draw:stroke="none" draw:stroke-dash="Dashed_20__28_var_29__20_421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2" style:family="graphic">
      <style:graphic-properties draw:stroke="none" draw:stroke-dash="Dashed_20__28_var_29__20_421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45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3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372cm" fo:min-width="0.67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4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372cm" fo:min-width="0.6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5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372cm" fo:min-width="0.67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8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9" style:family="graphic">
      <style:graphic-properties style:writing-mode="lr-tb" loext:decorative="false" style:run-through="foreground"/>
    </style:style>
    <style:style style:name="gr240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1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8cm" fo:min-width="0.25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3" style:family="graphic">
      <style:graphic-properties draw:stroke="solid" svg:stroke-width="0.041cm" svg:stroke-color="#000000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fo:wrap-option="wrap" draw:shadow="hidden" draw:shadow-offset-x="0.3cm" draw:shadow-offset-y="0.3cm" draw:shadow-color="#808080" loext:decorative="false" style:run-through="foreground"/>
    </style:style>
    <style:style style:name="gr24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4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8cm" fo:min-width="0.28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8cm" fo:min-width="0.27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7" style:family="graphic">
      <style:graphic-properties draw:stroke="solid" draw:stroke-dash="Dashed_20__28_var_29__20_4385" svg:stroke-width="0.019cm" svg:stroke-color="#000000" draw:marker-start="" draw:marker-start-width="0.337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8" style:family="graphic">
      <style:graphic-properties draw:stroke="solid" draw:stroke-dash="Dashed_20__28_var_29__20_4386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9" style:family="graphic">
      <style:graphic-properties draw:stroke="solid" draw:stroke-dash="Dashed_20__28_var_29__20_4387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50" style:family="graphic">
      <style:graphic-properties draw:stroke="solid" draw:stroke-dash="Dashed_20__28_var_29__20_4388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1" style:family="graphic">
      <style:graphic-properties draw:stroke="solid" draw:stroke-dash="Dashed_20__28_var_29__20_4389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2" style:family="graphic">
      <style:graphic-properties draw:stroke="none" draw:stroke-dash="Dashed_20__28_var_29__20_4390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3" style:family="graphic">
      <style:graphic-properties draw:stroke="solid" draw:stroke-dash="Dashed_20__28_var_29__20_4391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54" style:family="graphic">
      <style:graphic-properties draw:stroke="solid" draw:stroke-dash="Dashed_20__28_var_29__20_4392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55" style:family="graphic">
      <style:graphic-properties draw:stroke="solid" draw:stroke-dash="Dashed_20__28_var_29__20_4393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6" style:family="graphic">
      <style:graphic-properties draw:stroke="solid" draw:stroke-dash="Dashed_20__28_var_29__20_4394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57" style:family="graphic">
      <style:graphic-properties draw:stroke="solid" draw:stroke-dash="Dashed_20__28_var_29__20_4395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8" style:family="graphic">
      <style:graphic-properties draw:stroke="solid" draw:stroke-dash="Dashed_20__28_var_29__20_4396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9" style:family="graphic">
      <style:graphic-properties draw:stroke="solid" draw:stroke-dash="Dashed_20__28_var_29__20_4397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0" style:family="graphic">
      <style:graphic-properties draw:stroke="solid" draw:stroke-dash="Dashed_20__28_var_29__20_4398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61" style:family="graphic">
      <style:graphic-properties draw:stroke="solid" draw:stroke-dash="Dashed_20__28_var_29__20_4399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2" style:family="graphic">
      <style:graphic-properties draw:stroke="solid" draw:stroke-dash="Dashed_20__28_var_29__20_4400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63" style:family="graphic">
      <style:graphic-properties draw:stroke="solid" draw:stroke-dash="Dashed_20__28_var_29__20_4401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4" style:family="graphic">
      <style:graphic-properties draw:stroke="solid" draw:stroke-dash="Dashed_20__28_var_29__20_4402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5" style:family="graphic">
      <style:graphic-properties draw:stroke="solid" draw:stroke-dash="Dashed_20__28_var_29__20_4403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6" style:family="graphic">
      <style:graphic-properties draw:stroke="solid" draw:stroke-dash="Dashed_20__28_var_29__20_4404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67" style:family="graphic">
      <style:graphic-properties draw:stroke="solid" draw:stroke-dash="Dashed_20__28_var_29__20_4405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8" style:family="graphic">
      <style:graphic-properties draw:stroke="solid" draw:stroke-dash="Dashed_20__28_var_29__20_4406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69" style:family="graphic">
      <style:graphic-properties draw:stroke="solid" draw:stroke-dash="Dashed_20__28_var_29__20_4407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0" style:family="graphic">
      <style:graphic-properties draw:stroke="solid" draw:stroke-dash="Dashed_20__28_var_29__20_4408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1" style:family="graphic">
      <style:graphic-properties draw:stroke="solid" draw:stroke-dash="Dashed_20__28_var_29__20_4409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2" style:family="graphic">
      <style:graphic-properties draw:stroke="solid" draw:stroke-dash="Dashed_20__28_var_29__20_4410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73" style:family="graphic">
      <style:graphic-properties draw:stroke="solid" draw:stroke-dash="Dashed_20__28_var_29__20_4411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4" style:family="graphic">
      <style:graphic-properties draw:stroke="solid" draw:stroke-dash="Dashed_20__28_var_29__20_4412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5" style:family="graphic">
      <style:graphic-properties draw:stroke="solid" draw:stroke-dash="Dashed_20__28_var_29__20_4413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76" style:family="graphic">
      <style:graphic-properties draw:stroke="solid" draw:stroke-dash="Dashed_20__28_var_29__20_4414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7" style:family="graphic">
      <style:graphic-properties draw:stroke="solid" draw:stroke-dash="Dashed_20__28_var_29__20_4415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8" style:family="graphic">
      <style:graphic-properties draw:stroke="solid" draw:stroke-dash="Dashed_20__28_var_29__20_4416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9" style:family="graphic">
      <style:graphic-properties draw:stroke="solid" draw:stroke-dash="Dashed_20__28_var_29__20_4417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80" style:family="graphic">
      <style:graphic-properties draw:stroke="none" draw:stroke-dash="Dashed_20__28_var_29__20_4418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5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1" style:family="graphic">
      <style:graphic-properties draw:stroke="solid" draw:stroke-dash="Dashed_20__28_var_29__20_4419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2" style:family="graphic">
      <style:graphic-properties draw:stroke="solid" draw:stroke-dash="Dashed_20__28_var_29__20_4420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3" style:family="graphic">
      <style:graphic-properties draw:stroke="none" draw:stroke-dash="Dashed_20__28_var_29__20_4421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4" style:family="graphic">
      <style:graphic-properties draw:stroke="solid" draw:stroke-dash="Dashed_20__28_var_29__20_4422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5" style:family="graphic">
      <style:graphic-properties draw:stroke="solid" draw:stroke-dash="Dashed_20__28_var_29__20_4423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6" style:family="graphic">
      <style:graphic-properties draw:stroke="none" draw:stroke-dash="Dashed_20__28_var_29__20_4424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37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7" style:family="graphic">
      <style:graphic-properties draw:stroke="solid" draw:stroke-dash="Dashed_20__28_var_29__20_4425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8" style:family="graphic">
      <style:graphic-properties draw:stroke="solid" draw:stroke-dash="Dashed_20__28_var_29__20_4426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9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413cm" fo:min-width="0.23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0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413cm" fo:min-width="0.5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1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409cm" fo:min-width="0.65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2" style:family="graphic">
      <style:graphic-properties style:writing-mode="lr-tb" loext:decorative="false" fo:margin-top="0.199cm" fo:margin-bottom="0.199cm" style:run-through="foreground" style:wrap="parallel" style:number-wrapped-paragraphs="no-limit" style:wrap-contour="fals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93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416cm" fo:min-width="0.22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4" style:family="graphic">
      <style:graphic-properties draw:stroke="solid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5" style:family="graphic">
      <style:graphic-properties draw:stroke="solid" svg:stroke-width="0.019cm" svg:stroke-color="#000000" draw:marker-start="" draw:marker-start-width="0.335cm" draw:marker-start-center="false" draw:marker-end="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6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416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7" style:family="graphic">
      <style:graphic-properties draw:stroke="none" draw:fill="solid" draw:fill-color="#ffff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298" style:family="graphic">
      <style:graphic-properties style:writing-mode="lr-tb" loext:decorative="false" fo:margin-top="0.199cm" fo:margin-bottom="0.199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99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418cm" fo:min-width="0.22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0" style:family="graphic">
      <style:graphic-properties draw:stroke="solid" draw:stroke-dash="Dashed_20__28_var_29__20_380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1" style:family="graphic">
      <style:graphic-properties draw:stroke="solid" draw:stroke-dash="Dashed_20__28_var_29__20_380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2" style:family="graphic">
      <style:graphic-properties draw:stroke="solid" draw:stroke-dash="Dashed_20__28_var_29__20_380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3" style:family="graphic">
      <style:graphic-properties draw:stroke="solid" draw:stroke-dash="Dashed_20__28_var_29__20_380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4" style:family="graphic">
      <style:graphic-properties draw:stroke="solid" draw:stroke-dash="Dashed_20__28_var_29__20_381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5" style:family="graphic">
      <style:graphic-properties draw:stroke="solid" draw:stroke-dash="Dashed_20__28_var_29__20_381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6" style:family="graphic">
      <style:graphic-properties draw:stroke="solid" draw:stroke-dash="Dashed_20__28_var_29__20_381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7" style:family="graphic">
      <style:graphic-properties draw:stroke="solid" draw:stroke-dash="Dashed_20__28_var_29__20_381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8" style:family="graphic">
      <style:graphic-properties draw:stroke="solid" draw:stroke-dash="Dashed_20__28_var_29__20_381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9" style:family="graphic">
      <style:graphic-properties draw:stroke="solid" draw:stroke-dash="Dashed_20__28_var_29__20_382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0" style:family="graphic">
      <style:graphic-properties draw:stroke="solid" draw:stroke-dash="Dashed_20__28_var_29__20_382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1" style:family="graphic">
      <style:graphic-properties draw:stroke="solid" draw:stroke-dash="Dashed_20__28_var_29__20_382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2" style:family="graphic">
      <style:graphic-properties draw:stroke="solid" draw:stroke-dash="Dashed_20__28_var_29__20_382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3" style:family="graphic">
      <style:graphic-properties draw:stroke="solid" draw:stroke-dash="Dashed_20__28_var_29__20_382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4" style:family="graphic">
      <style:graphic-properties draw:stroke="solid" draw:stroke-dash="Dashed_20__28_var_29__20_382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5" style:family="graphic">
      <style:graphic-properties draw:stroke="solid" draw:stroke-dash="Dashed_20__28_var_29__20_382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6" style:family="graphic">
      <style:graphic-properties draw:stroke="solid" draw:stroke-dash="Dashed_20__28_var_29__20_383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7" style:family="graphic">
      <style:graphic-properties draw:stroke="solid" draw:stroke-dash="Dashed_20__28_var_29__20_383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8" style:family="graphic">
      <style:graphic-properties draw:stroke="solid" draw:stroke-dash="Dashed_20__28_var_29__20_383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9" style:family="graphic">
      <style:graphic-properties draw:stroke="solid" draw:stroke-dash="Dashed_20__28_var_29__20_383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0" style:family="graphic">
      <style:graphic-properties draw:stroke="solid" draw:stroke-dash="Dashed_20__28_var_29__20_383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1" style:family="graphic">
      <style:graphic-properties draw:stroke="solid" draw:stroke-dash="Dashed_20__28_var_29__20_383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2" style:family="graphic">
      <style:graphic-properties draw:stroke="solid" draw:stroke-dash="Dashed_20__28_var_29__20_383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3" style:family="graphic">
      <style:graphic-properties draw:stroke="solid" draw:stroke-dash="Dashed_20__28_var_29__20_383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4" style:family="graphic">
      <style:graphic-properties draw:stroke="none" draw:stroke-dash="Dashed_20__28_var_29__20_384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86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5" style:family="graphic">
      <style:graphic-properties draw:stroke="none" draw:stroke-dash="Dashed_20__28_var_29__20_3841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1.05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6" style:family="graphic">
      <style:graphic-properties draw:stroke="none" draw:stroke-dash="Dashed_20__28_var_29__20_3843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7" style:family="graphic">
      <style:graphic-properties draw:stroke="solid" draw:stroke-dash="Dashed_20__28_var_29__20_384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8" style:family="graphic">
      <style:graphic-properties draw:stroke="solid" draw:stroke-dash="Dashed_20__28_var_29__20_384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13cm" fo:min-width="0.2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30" style:family="graphic">
      <style:graphic-properties draw:stroke="solid" draw:stroke-dash="Dashed_20__28_var_29__20_4268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1" style:family="graphic">
      <style:graphic-properties draw:stroke="solid" draw:stroke-dash="Dashed_20__28_var_29__20_426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2" style:family="graphic">
      <style:graphic-properties draw:stroke="solid" draw:stroke-dash="Dashed_20__28_var_29__20_427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3" style:family="graphic">
      <style:graphic-properties draw:stroke="solid" draw:stroke-dash="Dashed_20__28_var_29__20_4271" svg:stroke-width="0.041cm" svg:stroke-color="#000000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34" style:family="graphic">
      <style:graphic-properties draw:stroke="solid" draw:stroke-dash="Dashed_20__28_var_29__20_427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5" style:family="graphic">
      <style:graphic-properties draw:stroke="solid" draw:stroke-dash="Dashed_20__28_var_29__20_427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6" style:family="graphic">
      <style:graphic-properties draw:stroke="solid" draw:stroke-dash="Dashed_20__28_var_29__20_427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7" style:family="graphic">
      <style:graphic-properties draw:stroke="solid" draw:stroke-dash="Dashed_20__28_var_29__20_427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8" style:family="graphic">
      <style:graphic-properties draw:stroke="solid" draw:stroke-dash="Dashed_20__28_var_29__20_427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9" style:family="graphic">
      <style:graphic-properties draw:stroke="solid" draw:stroke-dash="Dashed_20__28_var_29__20_427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0" style:family="graphic">
      <style:graphic-properties draw:stroke="solid" draw:stroke-dash="Dashed_20__28_var_29__20_427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1" style:family="graphic">
      <style:graphic-properties draw:stroke="solid" draw:stroke-dash="Dashed_20__28_var_29__20_427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2" style:family="graphic">
      <style:graphic-properties draw:stroke="solid" draw:stroke-dash="Dashed_20__28_var_29__20_428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3" style:family="graphic">
      <style:graphic-properties draw:stroke="solid" draw:stroke-dash="Dashed_20__28_var_29__20_428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4" style:family="graphic">
      <style:graphic-properties draw:stroke="solid" draw:stroke-dash="Dashed_20__28_var_29__20_428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5" style:family="graphic">
      <style:graphic-properties draw:stroke="solid" draw:stroke-dash="Dashed_20__28_var_29__20_428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6" style:family="graphic">
      <style:graphic-properties draw:stroke="solid" draw:stroke-dash="Dashed_20__28_var_29__20_428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7" style:family="graphic">
      <style:graphic-properties draw:stroke="solid" draw:stroke-dash="Dashed_20__28_var_29__20_428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8" style:family="graphic">
      <style:graphic-properties draw:stroke="solid" draw:stroke-dash="Dashed_20__28_var_29__20_428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9" style:family="graphic">
      <style:graphic-properties draw:stroke="solid" draw:stroke-dash="Dashed_20__28_var_29__20_428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0" style:family="graphic">
      <style:graphic-properties draw:stroke="solid" draw:stroke-dash="Dashed_20__28_var_29__20_428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1" style:family="graphic">
      <style:graphic-properties draw:stroke="solid" draw:stroke-dash="Dashed_20__28_var_29__20_428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2" style:family="graphic">
      <style:graphic-properties draw:stroke="solid" draw:stroke-dash="Dashed_20__28_var_29__20_429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3" style:family="graphic">
      <style:graphic-properties draw:stroke="solid" draw:stroke-dash="Dashed_20__28_var_29__20_429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4" style:family="graphic">
      <style:graphic-properties draw:stroke="solid" draw:stroke-dash="Dashed_20__28_var_29__20_429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5" style:family="graphic">
      <style:graphic-properties draw:stroke="solid" draw:stroke-dash="Dashed_20__28_var_29__20_429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6" style:family="graphic">
      <style:graphic-properties draw:stroke="solid" draw:stroke-dash="Dashed_20__28_var_29__20_429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7" style:family="graphic">
      <style:graphic-properties draw:stroke="solid" draw:stroke-dash="Dashed_20__28_var_29__20_429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8" style:family="graphic">
      <style:graphic-properties draw:stroke="solid" draw:stroke-dash="Dashed_20__28_var_29__20_429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9" style:family="graphic">
      <style:graphic-properties draw:stroke="solid" draw:stroke-dash="Dashed_20__28_var_29__20_429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0" style:family="graphic">
      <style:graphic-properties draw:stroke="solid" draw:stroke-dash="Dashed_20__28_var_29__20_429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1" style:family="graphic">
      <style:graphic-properties draw:stroke="solid" draw:stroke-dash="Dashed_20__28_var_29__20_429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2" style:family="graphic">
      <style:graphic-properties draw:stroke="solid" draw:stroke-dash="Dashed_20__28_var_29__20_430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3" style:family="graphic">
      <style:graphic-properties draw:stroke="solid" draw:stroke-dash="Dashed_20__28_var_29__20_430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4" style:family="graphic">
      <style:graphic-properties draw:stroke="solid" draw:stroke-dash="Dashed_20__28_var_29__20_430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5" style:family="graphic">
      <style:graphic-properties draw:stroke="solid" draw:stroke-dash="Dashed_20__28_var_29__20_430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6" style:family="graphic">
      <style:graphic-properties draw:stroke="solid" draw:stroke-dash="Dashed_20__28_var_29__20_430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7" style:family="graphic">
      <style:graphic-properties draw:stroke="solid" draw:stroke-dash="Dashed_20__28_var_29__20_430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8" style:family="graphic">
      <style:graphic-properties draw:stroke="none" draw:stroke-dash="Dashed_20__28_var_29__20_4306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5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9" style:family="graphic">
      <style:graphic-properties draw:stroke="none" draw:stroke-dash="Dashed_20__28_var_29__20_4307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5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0" style:family="graphic">
      <style:graphic-properties draw:stroke="solid" draw:stroke-dash="Dashed_20__28_var_29__20_4308" svg:stroke-width="0.041cm" svg:stroke-color="#000000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71" style:family="graphic">
      <style:graphic-properties draw:stroke="none" draw:stroke-dash="Dashed_20__28_var_29__20_4309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5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2" style:family="graphic">
      <style:graphic-properties draw:stroke="solid" draw:stroke-dash="Dashed_20__28_var_29__20_431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73" style:family="graphic">
      <style:graphic-properties draw:stroke="solid" draw:stroke-dash="Dashed_20__28_var_29__20_4311" svg:stroke-width="0.041cm" svg:stroke-color="#000000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74" style:family="graphic">
      <style:graphic-properties draw:stroke="solid" draw:stroke-dash="Dashed_20__28_var_29__20_4247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75" style:family="graphic">
      <style:graphic-properties draw:stroke="solid" draw:stroke-dash="Dashed_20__28_var_29__20_4248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76" style:family="graphic">
      <style:graphic-properties draw:stroke="solid" draw:stroke-dash="Dashed_20__28_var_29__20_424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77" style:family="graphic">
      <style:graphic-properties draw:stroke="solid" draw:stroke-dash="Dashed_20__28_var_29__20_425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78" style:family="graphic">
      <style:graphic-properties draw:stroke="solid" draw:stroke-dash="Dashed_20__28_var_29__20_4251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79" style:family="graphic">
      <style:graphic-properties draw:stroke="solid" draw:stroke-dash="Dashed_20__28_var_29__20_425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80" style:family="graphic">
      <style:graphic-properties draw:stroke="solid" draw:stroke-dash="Dashed_20__28_var_29__20_425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81" style:family="graphic">
      <style:graphic-properties draw:stroke="solid" draw:stroke-dash="Dashed_20__28_var_29__20_425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82" style:family="graphic">
      <style:graphic-properties draw:stroke="solid" draw:stroke-dash="Dashed_20__28_var_29__20_4255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83" style:family="graphic">
      <style:graphic-properties draw:stroke="none" draw:stroke-dash="Dashed_20__28_var_29__20_4256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4" style:family="graphic">
      <style:graphic-properties draw:stroke="solid" draw:stroke-dash="Dashed_20__28_var_29__20_4257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85" style:family="graphic">
      <style:graphic-properties draw:stroke="solid" draw:stroke-dash="Dashed_20__28_var_29__20_4258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86" style:family="graphic">
      <style:graphic-properties draw:stroke="solid" draw:stroke-dash="Dashed_20__28_var_29__20_425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87" style:family="graphic">
      <style:graphic-properties draw:stroke="none" draw:stroke-dash="Dashed_20__28_var_29__20_426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5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8" style:family="graphic">
      <style:graphic-properties draw:stroke="solid" draw:stroke-dash="Dashed_20__28_var_29__20_426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89" style:family="graphic">
      <style:graphic-properties draw:stroke="solid" draw:stroke-dash="Dashed_20__28_var_29__20_426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0" style:family="graphic">
      <style:graphic-properties draw:stroke="solid" draw:stroke-dash="Dashed_20__28_var_29__20_4263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91" style:family="graphic">
      <style:graphic-properties draw:stroke="solid" draw:stroke-dash="Dashed_20__28_var_29__20_426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2" style:family="graphic">
      <style:graphic-properties draw:stroke="solid" draw:stroke-dash="Dashed_20__28_var_29__20_426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3" style:family="graphic">
      <style:graphic-properties draw:stroke="solid" draw:stroke-dash="Dashed_20__28_var_29__20_426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4" style:family="graphic">
      <style:graphic-properties draw:stroke="solid" draw:stroke-dash="Dashed_20__28_var_29__20_4267" svg:stroke-width="0.041cm" svg:stroke-color="#000000" draw:marker-start="" draw:marker-start-width="0.367cm" draw:marker-start-center="false" draw:marker-end="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395" style:family="graphic">
      <style:graphic-properties draw:stroke="none" draw:stroke-dash="Dashed_20__28_var_29__20_426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72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6" style:family="graphic">
      <style:graphic-properties draw:stroke="none" draw:stroke-dash="Dashed_20__28_var_29__20_426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5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7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3cm" fo:min-width="0.23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8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88cm" fo:min-width="0.23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00" style:family="graphic">
      <style:graphic-properties draw:stroke="solid" svg:stroke-width="0.025cm" svg:stroke-color="#000000" draw:marker-start="" draw:marker-start-width="0.199cm" draw:marker-start-center="false" draw:marker-end="Arrow_20_concave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40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402" style:family="graphic">
      <style:graphic-properties draw:stroke="solid" svg:stroke-width="0.028cm" svg:stroke-color="#000000" draw:marker-start="" draw:marker-start-width="0.243cm" draw:marker-start-center="false" draw:marker-end="" draw:marker-end-width="0.243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403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29cm" fo:min-width="0.48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4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29cm" fo:min-width="0.48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5" style:family="graphic">
      <style:graphic-properties draw:stroke="none" draw:stroke-dash="Dashed_20__28_var_29__20_41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06" style:family="graphic">
      <style:graphic-properties draw:stroke="none" draw:stroke-dash="Dashed_20__28_var_29__20_41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07" style:family="graphic">
      <style:graphic-properties draw:stroke="none" draw:stroke-dash="Dashed_20__28_var_29__20_41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08" style:family="graphic">
      <style:graphic-properties draw:stroke="none" draw:stroke-dash="Dashed_20__28_var_29__20_41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3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09" style:family="graphic">
      <style:graphic-properties draw:stroke="solid" draw:stroke-dash="Dashed_20__28_var_29__20_4128" svg:stroke-width="0.019cm" svg:stroke-color="#000000" draw:marker-start="" draw:marker-start-width="0.155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0" style:family="graphic">
      <style:graphic-properties draw:stroke="solid" draw:stroke-dash="Dashed_20__28_var_29__20_4129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1" style:family="graphic">
      <style:graphic-properties draw:stroke="solid" draw:stroke-dash="Dashed_20__28_var_29__20_4130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2" style:family="graphic">
      <style:graphic-properties draw:stroke="solid" draw:stroke-dash="Dashed_20__28_var_29__20_4131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3" style:family="graphic">
      <style:graphic-properties draw:stroke="solid" draw:stroke-dash="Dashed_20__28_var_29__20_4132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4" style:family="graphic">
      <style:graphic-properties draw:stroke="solid" draw:stroke-dash="Dashed_20__28_var_29__20_4133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5" style:family="graphic">
      <style:graphic-properties draw:stroke="solid" draw:stroke-dash="Dashed_20__28_var_29__20_4134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6" style:family="graphic">
      <style:graphic-properties draw:stroke="solid" draw:stroke-dash="Dashed_20__28_var_29__20_4135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7" style:family="graphic">
      <style:graphic-properties draw:stroke="solid" draw:stroke-dash="Dashed_20__28_var_29__20_4136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8" style:family="graphic">
      <style:graphic-properties draw:stroke="solid" draw:stroke-dash="Dashed_20__28_var_29__20_4137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9" style:family="graphic">
      <style:graphic-properties draw:stroke="solid" draw:stroke-dash="Dashed_20__28_var_29__20_4138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0" style:family="graphic">
      <style:graphic-properties draw:stroke="solid" draw:stroke-dash="Dashed_20__28_var_29__20_4139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1" style:family="graphic">
      <style:graphic-properties draw:stroke="none" draw:stroke-dash="Dashed_20__28_var_29__20_41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7cm" fo:min-width="0.96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22" style:family="graphic">
      <style:graphic-properties draw:stroke="none" draw:stroke-dash="Dashed_20__28_var_29__20_41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7cm" fo:min-width="0.94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23" style:family="graphic">
      <style:graphic-properties draw:stroke="solid" draw:stroke-dash="Dashed_20__28_var_29__20_4142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4" style:family="graphic">
      <style:graphic-properties draw:stroke="solid" draw:stroke-dash="Dashed_20__28_var_29__20_4143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5" style:family="graphic">
      <style:graphic-properties draw:stroke="solid" draw:stroke-dash="Dashed_20__28_var_29__20_4144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6" style:family="graphic">
      <style:graphic-properties draw:stroke="solid" draw:stroke-dash="Dashed_20__28_var_29__20_4145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7" style:family="graphic">
      <style:graphic-properties draw:stroke="solid" draw:stroke-dash="Dashed_20__28_var_29__20_4146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8" style:family="graphic">
      <style:graphic-properties draw:stroke="solid" draw:stroke-dash="Dashed_20__28_var_29__20_4147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29" style:family="graphic">
      <style:graphic-properties draw:stroke="solid" draw:stroke-dash="Dashed_20__28_var_29__20_4148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30" style:family="graphic">
      <style:graphic-properties draw:stroke="solid" draw:stroke-dash="Dashed_20__28_var_29__20_4149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31" style:family="graphic">
      <style:graphic-properties draw:stroke="solid" draw:stroke-dash="Dashed_20__28_var_29__20_4150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32" style:family="graphic">
      <style:graphic-properties draw:stroke="solid" draw:stroke-dash="Dashed_20__28_var_29__20_4151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33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372cm" fo:min-width="0.79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4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372cm" fo:min-width="0.79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5" style:family="graphic">
      <style:graphic-properties draw:stroke="none" draw:stroke-dash="Dashed_20__28_var_29__20_3651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5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6" style:family="graphic">
      <style:graphic-properties draw:stroke="none" draw:stroke-dash="Dashed_20__28_var_29__20_3652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27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7" style:family="graphic">
      <style:graphic-properties draw:stroke="none" draw:stroke-dash="Dashed_20__28_var_29__20_3653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20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8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51cm" fo:min-width="0.26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39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51cm" fo:min-width="0.23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0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5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1" style:family="graphic">
      <style:graphic-properties draw:stroke="solid" draw:stroke-dash="Dashed_20__28_var_29__20_36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2" style:family="graphic">
      <style:graphic-properties draw:stroke="solid" draw:stroke-dash="Dashed_20__28_var_29__20_36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3" style:family="graphic">
      <style:graphic-properties draw:stroke="solid" draw:stroke-dash="Dashed_20__28_var_29__20_36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4" style:family="graphic">
      <style:graphic-properties draw:stroke="solid" draw:stroke-dash="Dashed_20__28_var_29__20_36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5" style:family="graphic">
      <style:graphic-properties draw:stroke="solid" draw:stroke-dash="Dashed_20__28_var_29__20_36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6" style:family="graphic">
      <style:graphic-properties draw:stroke="solid" draw:stroke-dash="Dashed_20__28_var_29__20_36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7" style:family="graphic">
      <style:graphic-properties draw:stroke="solid" draw:stroke-dash="Dashed_20__28_var_29__20_36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8" style:family="graphic">
      <style:graphic-properties draw:stroke="solid" draw:stroke-dash="Dashed_20__28_var_29__20_36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49" style:family="graphic">
      <style:graphic-properties draw:stroke="none" draw:stroke-dash="Dashed_20__28_var_29__20_3651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50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0" style:family="graphic">
      <style:graphic-properties draw:stroke="none" draw:stroke-dash="Dashed_20__28_var_29__20_3651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67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1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50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2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67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3" style:family="graphic">
      <style:graphic-properties style:writing-mode="lr-tb" loext:decorative="false" fo:margin-top="0cm" fo:margin-bottom="0.199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54" style:family="graphic">
      <style:graphic-properties draw:stroke="solid" draw:stroke-dash="Dashed_20__28_var_29__20_3624" svg:stroke-width="0.03cm" svg:stroke-color="#000000" draw:marker-start="" draw:marker-start-width="0.347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5" style:family="graphic">
      <style:graphic-properties draw:stroke="none" draw:stroke-dash="Dashed_20__28_var_29__20_41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2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56" style:family="graphic">
      <style:graphic-properties draw:stroke="solid" draw:stroke-dash="Dashed_20__28_var_29__20_362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7" style:family="graphic">
      <style:graphic-properties draw:stroke="solid" draw:stroke-dash="Dashed_20__28_var_29__20_3627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8" style:family="graphic">
      <style:graphic-properties draw:stroke="solid" draw:stroke-dash="Dashed_20__28_var_29__20_3628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9" style:family="graphic">
      <style:graphic-properties draw:stroke="solid" draw:stroke-dash="Dashed_20__28_var_29__20_3629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0" style:family="graphic">
      <style:graphic-properties draw:stroke="solid" draw:stroke-dash="Dashed_20__28_var_29__20_3630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1" style:family="graphic">
      <style:graphic-properties draw:stroke="solid" draw:stroke-dash="Dashed_20__28_var_29__20_363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2" style:family="graphic">
      <style:graphic-properties draw:stroke="solid" draw:stroke-dash="Dashed_20__28_var_29__20_363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3" style:family="graphic">
      <style:graphic-properties draw:stroke="solid" draw:stroke-dash="Dashed_20__28_var_29__20_3633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4" style:family="graphic">
      <style:graphic-properties draw:stroke="none" draw:stroke-dash="Dashed_20__28_var_29__20_41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63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65" style:family="graphic">
      <style:graphic-properties draw:stroke="none" draw:stroke-dash="Dashed_20__28_var_29__20_41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7cm" fo:min-width="0.27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66" style:family="graphic">
      <style:graphic-properties draw:stroke="solid" draw:stroke-dash="Dashed_20__28_var_29__20_363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7" style:family="graphic">
      <style:graphic-properties draw:stroke="none" draw:stroke-dash="Dashed_20__28_var_29__20_41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7cm" fo:min-width="0.27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68" style:family="graphic">
      <style:graphic-properties draw:stroke="none" draw:stroke-dash="Dashed_20__28_var_29__20_41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7cm" fo:min-width="0.25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69" style:family="graphic">
      <style:graphic-properties draw:stroke="none" draw:stroke-dash="Dashed_20__28_var_29__20_41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7cm" fo:min-width="0.30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70" style:family="graphic">
      <style:graphic-properties draw:stroke="none" draw:stroke-dash="Dashed_20__28_var_29__20_41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7cm" fo:min-width="0.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71" style:family="graphic">
      <style:graphic-properties draw:stroke="solid" draw:stroke-dash="Dashed_20__28_var_29__20_4114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2" style:family="graphic">
      <style:graphic-properties draw:stroke="solid" draw:stroke-dash="Dashed_20__28_var_29__20_4115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3" style:family="graphic">
      <style:graphic-properties draw:stroke="solid" draw:stroke-dash="Dashed_20__28_var_29__20_4116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4" style:family="graphic">
      <style:graphic-properties draw:stroke="solid" draw:stroke-dash="Dashed_20__28_var_29__20_4117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5" style:family="graphic">
      <style:graphic-properties draw:stroke="solid" draw:stroke-dash="Dashed_20__28_var_29__20_4118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6" style:family="graphic">
      <style:graphic-properties draw:stroke="solid" draw:stroke-dash="Dashed_20__28_var_29__20_4119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7" style:family="graphic">
      <style:graphic-properties draw:stroke="solid" draw:stroke-dash="Dashed_20__28_var_29__20_4120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8" style:family="graphic">
      <style:graphic-properties draw:stroke="solid" draw:stroke-dash="Dashed_20__28_var_29__20_4121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9" style:family="graphic">
      <style:graphic-properties draw:stroke="solid" draw:stroke-dash="Dashed_20__28_var_29__20_4122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80" style:family="graphic">
      <style:graphic-properties draw:stroke="solid" draw:stroke-dash="Dashed_20__28_var_29__20_4123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81" style:family="graphic">
      <style:graphic-properties draw:stroke="none" draw:stroke-dash="Dashed_20__28_var_29__20_3651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372cm" fo:min-width="0.5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2" style:family="graphic">
      <style:graphic-properties draw:stroke="none" draw:stroke-dash="Dashed_20__28_var_29__20_3651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372cm" fo:min-width="0.52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3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372cm" fo:min-width="0.5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4" style:family="graphic">
      <style:graphic-properties draw:stroke="solid" draw:stroke-dash="Dashed_20__28_var_29__20_4613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85" style:family="graphic">
      <style:graphic-properties draw:stroke="solid" draw:stroke-dash="Dashed_20__28_var_29__20_461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86" style:family="graphic">
      <style:graphic-properties draw:stroke="solid" draw:stroke-dash="Dashed_20__28_var_29__20_461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87" style:family="graphic">
      <style:graphic-properties draw:stroke="solid" draw:stroke-dash="Dashed_20__28_var_29__20_461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88" style:family="graphic">
      <style:graphic-properties draw:stroke="solid" draw:stroke-dash="Dashed_20__28_var_29__20_461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89" style:family="graphic">
      <style:graphic-properties draw:stroke="solid" draw:stroke-dash="Dashed_20__28_var_29__20_461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0" style:family="graphic">
      <style:graphic-properties draw:stroke="solid" draw:stroke-dash="Dashed_20__28_var_29__20_461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1" style:family="graphic">
      <style:graphic-properties draw:stroke="solid" draw:stroke-dash="Dashed_20__28_var_29__20_462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2" style:family="graphic">
      <style:graphic-properties draw:stroke="solid" draw:stroke-dash="Dashed_20__28_var_29__20_462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3" style:family="graphic">
      <style:graphic-properties draw:stroke="solid" draw:stroke-dash="Dashed_20__28_var_29__20_462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4" style:family="graphic">
      <style:graphic-properties draw:stroke="solid" draw:stroke-dash="Dashed_20__28_var_29__20_462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5" style:family="graphic">
      <style:graphic-properties draw:stroke="none" draw:stroke-dash="Dashed_20__28_var_29__20_4624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8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6" style:family="graphic">
      <style:graphic-properties draw:stroke="none" draw:stroke-dash="Dashed_20__28_var_29__20_4625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8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7" style:family="graphic">
      <style:graphic-properties draw:stroke="solid" draw:stroke-dash="Dashed_20__28_var_29__20_462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8" style:family="graphic">
      <style:graphic-properties draw:stroke="none" draw:stroke-dash="Dashed_20__28_var_29__20_46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0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9" style:family="graphic">
      <style:graphic-properties draw:stroke="none" draw:stroke-dash="Dashed_20__28_var_29__20_4628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8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0" style:family="graphic">
      <style:graphic-properties draw:stroke="solid" draw:stroke-dash="Dashed_20__28_var_29__20_4629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1" style:family="graphic">
      <style:graphic-properties draw:stroke="solid" draw:stroke-dash="Dashed_20__28_var_29__20_4630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02" style:family="graphic">
      <style:graphic-properties draw:stroke="none" draw:stroke-dash="Dashed_20__28_var_29__20_463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6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3" style:family="graphic">
      <style:graphic-properties draw:stroke="none" draw:stroke-dash="Dashed_20__28_var_29__20_463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04" style:family="graphic">
      <style:graphic-properties draw:stroke="none" draw:stroke-dash="Dashed_20__28_var_29__20_3158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8cm" fo:min-width="0.22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05" style:family="graphic">
      <style:graphic-properties draw:stroke="solid" draw:stroke-dash="Dashed_20__28_var_29__20_4575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06" style:family="graphic">
      <style:graphic-properties draw:stroke="solid" draw:stroke-dash="Dashed_20__28_var_29__20_457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07" style:family="graphic">
      <style:graphic-properties draw:stroke="solid" draw:stroke-dash="Dashed_20__28_var_29__20_457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08" style:family="graphic">
      <style:graphic-properties draw:stroke="solid" draw:stroke-dash="Dashed_20__28_var_29__20_457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09" style:family="graphic">
      <style:graphic-properties draw:stroke="solid" draw:stroke-dash="Dashed_20__28_var_29__20_457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0" style:family="graphic">
      <style:graphic-properties draw:stroke="solid" draw:stroke-dash="Dashed_20__28_var_29__20_458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1" style:family="graphic">
      <style:graphic-properties draw:stroke="solid" draw:stroke-dash="Dashed_20__28_var_29__20_458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2" style:family="graphic">
      <style:graphic-properties draw:stroke="solid" draw:stroke-dash="Dashed_20__28_var_29__20_458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3" style:family="graphic">
      <style:graphic-properties draw:stroke="solid" draw:stroke-dash="Dashed_20__28_var_29__20_458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4" style:family="graphic">
      <style:graphic-properties draw:stroke="solid" draw:stroke-dash="Dashed_20__28_var_29__20_458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5" style:family="graphic">
      <style:graphic-properties draw:stroke="solid" draw:stroke-dash="Dashed_20__28_var_29__20_458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6" style:family="graphic">
      <style:graphic-properties draw:stroke="solid" draw:stroke-dash="Dashed_20__28_var_29__20_458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7" style:family="graphic">
      <style:graphic-properties draw:stroke="solid" draw:stroke-dash="Dashed_20__28_var_29__20_458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8" style:family="graphic">
      <style:graphic-properties draw:stroke="solid" draw:stroke-dash="Dashed_20__28_var_29__20_458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9" style:family="graphic">
      <style:graphic-properties draw:stroke="solid" draw:stroke-dash="Dashed_20__28_var_29__20_458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0" style:family="graphic">
      <style:graphic-properties draw:stroke="solid" draw:stroke-dash="Dashed_20__28_var_29__20_459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1" style:family="graphic">
      <style:graphic-properties draw:stroke="solid" draw:stroke-dash="Dashed_20__28_var_29__20_459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2" style:family="graphic">
      <style:graphic-properties draw:stroke="solid" draw:stroke-dash="Dashed_20__28_var_29__20_459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3" style:family="graphic">
      <style:graphic-properties draw:stroke="solid" draw:stroke-dash="Dashed_20__28_var_29__20_459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4" style:family="graphic">
      <style:graphic-properties draw:stroke="solid" draw:stroke-dash="Dashed_20__28_var_29__20_459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5" style:family="graphic">
      <style:graphic-properties draw:stroke="solid" draw:stroke-dash="Dashed_20__28_var_29__20_459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6" style:family="graphic">
      <style:graphic-properties draw:stroke="solid" draw:stroke-dash="Dashed_20__28_var_29__20_459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7" style:family="graphic">
      <style:graphic-properties draw:stroke="solid" draw:stroke-dash="Dashed_20__28_var_29__20_459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8" style:family="graphic">
      <style:graphic-properties draw:stroke="solid" draw:stroke-dash="Dashed_20__28_var_29__20_459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29" style:family="graphic">
      <style:graphic-properties draw:stroke="solid" draw:stroke-dash="Dashed_20__28_var_29__20_459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30" style:family="graphic">
      <style:graphic-properties draw:stroke="solid" draw:stroke-dash="Dashed_20__28_var_29__20_460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31" style:family="graphic">
      <style:graphic-properties draw:stroke="solid" draw:stroke-dash="Dashed_20__28_var_29__20_460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32" style:family="graphic">
      <style:graphic-properties draw:stroke="none" draw:stroke-dash="Dashed_20__28_var_29__20_4602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7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3" style:family="graphic">
      <style:graphic-properties draw:stroke="none" draw:stroke-dash="Dashed_20__28_var_29__20_4603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4" style:family="graphic">
      <style:graphic-properties draw:stroke="none" draw:stroke-dash="Dashed_20__28_var_29__20_4604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0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5" style:family="graphic">
      <style:graphic-properties draw:stroke="none" draw:stroke-dash="Dashed_20__28_var_29__20_4605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5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6" style:family="graphic">
      <style:graphic-properties draw:stroke="none" draw:stroke-dash="Dashed_20__28_var_29__20_4606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5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37" style:family="graphic">
      <style:graphic-properties draw:stroke="solid" draw:stroke-dash="Dashed_20__28_var_29__20_4607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38" style:family="graphic">
      <style:graphic-properties draw:stroke="solid" draw:stroke-dash="Dashed_20__28_var_29__20_4608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39" style:family="graphic">
      <style:graphic-properties draw:stroke="none" draw:stroke-dash="Dashed_20__28_var_29__20_3133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2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40" style:family="graphic">
      <style:graphic-properties draw:stroke="solid" draw:stroke-dash="Dashed_20__28_var_29__20_4551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1" style:family="graphic">
      <style:graphic-properties draw:stroke="solid" draw:stroke-dash="Dashed_20__28_var_29__20_455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2" style:family="graphic">
      <style:graphic-properties draw:stroke="solid" draw:stroke-dash="Dashed_20__28_var_29__20_455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3" style:family="graphic">
      <style:graphic-properties draw:stroke="solid" draw:stroke-dash="Dashed_20__28_var_29__20_455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4" style:family="graphic">
      <style:graphic-properties draw:stroke="solid" draw:stroke-dash="Dashed_20__28_var_29__20_455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5" style:family="graphic">
      <style:graphic-properties draw:stroke="solid" draw:stroke-dash="Dashed_20__28_var_29__20_455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6" style:family="graphic">
      <style:graphic-properties draw:stroke="solid" draw:stroke-dash="Dashed_20__28_var_29__20_455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7" style:family="graphic">
      <style:graphic-properties draw:stroke="solid" draw:stroke-dash="Dashed_20__28_var_29__20_455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8" style:family="graphic">
      <style:graphic-properties draw:stroke="solid" draw:stroke-dash="Dashed_20__28_var_29__20_455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9" style:family="graphic">
      <style:graphic-properties draw:stroke="solid" draw:stroke-dash="Dashed_20__28_var_29__20_456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50" style:family="graphic">
      <style:graphic-properties draw:stroke="none" draw:stroke-dash="Dashed_20__28_var_29__20_4561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5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1" style:family="graphic">
      <style:graphic-properties draw:stroke="none" draw:stroke-dash="Dashed_20__28_var_29__20_4562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2" style:family="graphic">
      <style:graphic-properties draw:stroke="solid" draw:stroke-dash="Dashed_20__28_var_29__20_456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53" style:family="graphic">
      <style:graphic-properties draw:stroke="solid" draw:stroke-dash="Dashed_20__28_var_29__20_456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54" style:family="graphic">
      <style:graphic-properties draw:stroke="none" draw:stroke-dash="Dashed_20__28_var_29__20_456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5" style:family="graphic">
      <style:graphic-properties draw:stroke="solid" draw:stroke-dash="Dashed_20__28_var_29__20_4568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6" style:family="graphic">
      <style:graphic-properties draw:stroke="solid" draw:stroke-dash="Dashed_20__28_var_29__20_4569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57" style:family="graphic">
      <style:graphic-properties draw:stroke="none" draw:stroke-dash="Dashed_20__28_var_29__20_457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8" style:family="graphic">
      <style:graphic-properties draw:stroke="none" draw:stroke-dash="Dashed_20__28_var_29__20_457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7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9" style:family="graphic">
      <style:graphic-properties draw:stroke="none" draw:stroke-dash="Dashed_20__28_var_29__20_3093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2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60" style:family="graphic">
      <style:graphic-properties draw:stroke="solid" draw:stroke-dash="Dashed_20__28_var_29__20_457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61" style:family="graphic">
      <style:graphic-properties style:writing-mode="lr-tb" loext:decorative="fals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56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6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6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9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6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6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9cm" fo:min-width="0.2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7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9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71" style:family="graphic">
      <style:graphic-properties style:writing-mode="lr-tb" loext:decorative="false" fo:margin-top="0cm" fo:margin-bottom="0.101cm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572" style:family="graphic">
      <style:graphic-properties draw:stroke="solid" draw:stroke-dash="Dashed_20__28_var_29__20_4533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73" style:family="graphic">
      <style:graphic-properties draw:stroke="solid" draw:stroke-dash="Dashed_20__28_var_29__20_453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74" style:family="graphic">
      <style:graphic-properties draw:stroke="solid" draw:stroke-dash="Dashed_20__28_var_29__20_453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75" style:family="graphic">
      <style:graphic-properties draw:stroke="solid" draw:stroke-dash="Dashed_20__28_var_29__20_453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76" style:family="graphic">
      <style:graphic-properties draw:stroke="solid" draw:stroke-dash="Dashed_20__28_var_29__20_453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77" style:family="graphic">
      <style:graphic-properties draw:stroke="solid" draw:stroke-dash="Dashed_20__28_var_29__20_453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78" style:family="graphic">
      <style:graphic-properties draw:stroke="solid" draw:stroke-dash="Dashed_20__28_var_29__20_453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79" style:family="graphic">
      <style:graphic-properties draw:stroke="solid" draw:stroke-dash="Dashed_20__28_var_29__20_454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80" style:family="graphic">
      <style:graphic-properties draw:stroke="solid" draw:stroke-dash="Dashed_20__28_var_29__20_454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81" style:family="graphic">
      <style:graphic-properties draw:stroke="solid" draw:stroke-dash="Dashed_20__28_var_29__20_454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82" style:family="graphic">
      <style:graphic-properties draw:stroke="solid" draw:stroke-dash="Dashed_20__28_var_29__20_454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83" style:family="graphic">
      <style:graphic-properties draw:stroke="solid" draw:stroke-dash="Dashed_20__28_var_29__20_454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84" style:family="graphic">
      <style:graphic-properties draw:stroke="solid" draw:stroke-dash="Dashed_20__28_var_29__20_454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85" style:family="graphic">
      <style:graphic-properties draw:stroke="solid" draw:stroke-dash="Dashed_20__28_var_29__20_454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86" style:family="graphic">
      <style:graphic-properties draw:stroke="none" draw:stroke-dash="Dashed_20__28_var_29__20_4547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7" style:family="graphic">
      <style:graphic-properties draw:stroke="solid" draw:stroke-dash="Dashed_20__28_var_29__20_3196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88" style:family="graphic">
      <style:graphic-properties draw:stroke="solid" draw:stroke-dash="Dashed_20__28_var_29__20_3197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89" style:family="graphic">
      <style:graphic-properties draw:stroke="none" draw:stroke-dash="Dashed_20__28_var_29__20_4548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77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0" style:family="graphic">
      <style:graphic-properties draw:stroke="none" draw:stroke-dash="Dashed_20__28_var_29__20_4549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77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1" style:family="graphic">
      <style:graphic-properties draw:stroke="solid" draw:stroke-dash="Dashed_20__28_var_29__20_455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9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3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9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9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9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98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2" text:outline-level="1"><text:span text:style-name="_5f_Caractères"> Dans chacun des cas suivants, donne les abscisses décimales des points.</text:span></text:h>
          <text:list>
            <text:list-item>
              <text:h text:style-name="P46" text:outline-level="2"><draw:g text:anchor-type="as-char" draw:z-index="32" draw:name="Forme12" draw:style-name="gr453"><draw:g draw:name="Forme 2" draw:style-name="gr239"><draw:g draw:style-name="gr66"><draw:line draw:style-name="gr67" draw:text-style-name="P76" svg:x1="0.107cm" svg:y1="0.044cm" svg:x2="0.107cm" svg:y2="0.994cm"><text:p/></draw:line><draw:line draw:style-name="gr67" draw:text-style-name="P76" svg:x1="0.21cm" svg:y1="0.044cm" svg:x2="0.21cm" svg:y2="0.994cm"><text:p/></draw:line><draw:line draw:style-name="gr67" draw:text-style-name="P76" svg:x1="0.309cm" svg:y1="0.044cm" svg:x2="0.309cm" svg:y2="0.994cm"><text:p/></draw:line><draw:line draw:style-name="gr67" draw:text-style-name="P76" svg:x1="0.411cm" svg:y1="0.044cm" svg:x2="0.411cm" svg:y2="0.994cm"><text:p/></draw:line><draw:line draw:style-name="gr67" draw:text-style-name="P76" svg:x1="0.609cm" svg:y1="0.044cm" svg:x2="0.609cm" svg:y2="0.994cm"><text:p/></draw:line><draw:line draw:style-name="gr67" draw:text-style-name="P76" svg:x1="0.713cm" svg:y1="0.044cm" svg:x2="0.713cm" svg:y2="0.994cm"><text:p/></draw:line><draw:line draw:style-name="gr67" draw:text-style-name="P76" svg:x1="0.81cm" svg:y1="0.044cm" svg:x2="0.81cm" svg:y2="0.994cm"><text:p/></draw:line><draw:line draw:style-name="gr67" draw:text-style-name="P76" svg:x1="0.907cm" svg:y1="0.044cm" svg:x2="0.907cm" svg:y2="0.994cm"><text:p/></draw:line><draw:line draw:style-name="gr67" draw:text-style-name="P76" svg:x1="1.108cm" svg:y1="0.044cm" svg:x2="1.108cm" svg:y2="0.994cm"><text:p/></draw:line><draw:line draw:style-name="gr67" draw:text-style-name="P76" svg:x1="1.211cm" svg:y1="0.044cm" svg:x2="1.211cm" svg:y2="0.994cm"><text:p/></draw:line><draw:line draw:style-name="gr67" draw:text-style-name="P76" svg:x1="1.31cm" svg:y1="0.044cm" svg:x2="1.31cm" svg:y2="0.994cm"><text:p/></draw:line><draw:line draw:style-name="gr67" draw:text-style-name="P76" svg:x1="1.409cm" svg:y1="0.044cm" svg:x2="1.409cm" svg:y2="0.994cm"><text:p/></draw:line><draw:line draw:style-name="gr67" draw:text-style-name="P76" svg:x1="1.609cm" svg:y1="0.044cm" svg:x2="1.609cm" svg:y2="0.994cm"><text:p/></draw:line><draw:line draw:style-name="gr67" draw:text-style-name="P76" svg:x1="1.711cm" svg:y1="0.044cm" svg:x2="1.711cm" svg:y2="0.994cm"><text:p/></draw:line><draw:line draw:style-name="gr67" draw:text-style-name="P76" svg:x1="1.81cm" svg:y1="0.044cm" svg:x2="1.81cm" svg:y2="0.994cm"><text:p/></draw:line><draw:line draw:style-name="gr67" draw:text-style-name="P76" svg:x1="1.911cm" svg:y1="0.044cm" svg:x2="1.911cm" svg:y2="0.994cm"><text:p/></draw:line><draw:line draw:style-name="gr67" draw:text-style-name="P76" svg:x1="2.11cm" svg:y1="0.044cm" svg:x2="2.11cm" svg:y2="0.994cm"><text:p/></draw:line><draw:line draw:style-name="gr67" draw:text-style-name="P76" svg:x1="2.207cm" svg:y1="0.044cm" svg:x2="2.207cm" svg:y2="0.994cm"><text:p/></draw:line><draw:line draw:style-name="gr67" draw:text-style-name="P76" svg:x1="2.311cm" svg:y1="0.044cm" svg:x2="2.311cm" svg:y2="0.994cm"><text:p/></draw:line><draw:line draw:style-name="gr67" draw:text-style-name="P76" svg:x1="2.411cm" svg:y1="0.044cm" svg:x2="2.411cm" svg:y2="0.994cm"><text:p/></draw:line><draw:line draw:style-name="gr67" draw:text-style-name="P76" svg:x1="2.61cm" svg:y1="0.044cm" svg:x2="2.61cm" svg:y2="0.994cm"><text:p/></draw:line><draw:line draw:style-name="gr67" draw:text-style-name="P76" svg:x1="2.711cm" svg:y1="0.044cm" svg:x2="2.711cm" svg:y2="0.994cm"><text:p/></draw:line><draw:line draw:style-name="gr67" draw:text-style-name="P76" svg:x1="2.808cm" svg:y1="0.044cm" svg:x2="2.808cm" svg:y2="0.994cm"><text:p/></draw:line><draw:line draw:style-name="gr67" draw:text-style-name="P76" svg:x1="2.912cm" svg:y1="0.044cm" svg:x2="2.912cm" svg:y2="0.994cm"><text:p/></draw:line><draw:line draw:style-name="gr67" draw:text-style-name="P76" svg:x1="3.112cm" svg:y1="0.044cm" svg:x2="3.112cm" svg:y2="0.994cm"><text:p/></draw:line><draw:line draw:style-name="gr67" draw:text-style-name="P76" svg:x1="3.212cm" svg:y1="0.044cm" svg:x2="3.212cm" svg:y2="0.994cm"><text:p/></draw:line><draw:line draw:style-name="gr67" draw:text-style-name="P76" svg:x1="3.31cm" svg:y1="0.044cm" svg:x2="3.31cm" svg:y2="0.994cm"><text:p/></draw:line><draw:line draw:style-name="gr67" draw:text-style-name="P76" svg:x1="3.41cm" svg:y1="0.044cm" svg:x2="3.41cm" svg:y2="0.994cm"><text:p/></draw:line><draw:line draw:style-name="gr67" draw:text-style-name="P76" svg:x1="3.608cm" svg:y1="0.044cm" svg:x2="3.608cm" svg:y2="0.994cm"><text:p/></draw:line><draw:line draw:style-name="gr67" draw:text-style-name="P76" svg:x1="3.708cm" svg:y1="0.044cm" svg:x2="3.708cm" svg:y2="0.994cm"><text:p/></draw:line><draw:line draw:style-name="gr67" draw:text-style-name="P76" svg:x1="3.81cm" svg:y1="0.044cm" svg:x2="3.81cm" svg:y2="0.994cm"><text:p/></draw:line><draw:line draw:style-name="gr67" draw:text-style-name="P76" svg:x1="3.912cm" svg:y1="0.044cm" svg:x2="3.912cm" svg:y2="0.994cm"><text:p/></draw:line><draw:line draw:style-name="gr67" draw:text-style-name="P76" svg:x1="4.11cm" svg:y1="0.044cm" svg:x2="4.11cm" svg:y2="0.994cm"><text:p/></draw:line><draw:line draw:style-name="gr67" draw:text-style-name="P76" svg:x1="4.214cm" svg:y1="0.044cm" svg:x2="4.214cm" svg:y2="0.994cm"><text:p/></draw:line><draw:line draw:style-name="gr67" draw:text-style-name="P76" svg:x1="4.311cm" svg:y1="0.044cm" svg:x2="4.311cm" svg:y2="0.994cm"><text:p/></draw:line><draw:line draw:style-name="gr67" draw:text-style-name="P76" svg:x1="4.41cm" svg:y1="0.044cm" svg:x2="4.41cm" svg:y2="0.994cm"><text:p/></draw:line><draw:line draw:style-name="gr67" draw:text-style-name="P76" svg:x1="4.612cm" svg:y1="0.044cm" svg:x2="4.612cm" svg:y2="0.994cm"><text:p/></draw:line><draw:line draw:style-name="gr67" draw:text-style-name="P76" svg:x1="4.712cm" svg:y1="0.044cm" svg:x2="4.712cm" svg:y2="0.994cm"><text:p/></draw:line><draw:line draw:style-name="gr67" draw:text-style-name="P76" svg:x1="4.811cm" svg:y1="0.044cm" svg:x2="4.811cm" svg:y2="0.994cm"><text:p/></draw:line><draw:line draw:style-name="gr67" draw:text-style-name="P76" svg:x1="4.91cm" svg:y1="0.044cm" svg:x2="4.91cm" svg:y2="0.994cm"><text:p/></draw:line><draw:line draw:style-name="gr67" draw:text-style-name="P76" svg:x1="5.111cm" svg:y1="0.044cm" svg:x2="5.111cm" svg:y2="0.994cm"><text:p/></draw:line><draw:line draw:style-name="gr67" draw:text-style-name="P76" svg:x1="5.212cm" svg:y1="0.044cm" svg:x2="5.212cm" svg:y2="0.994cm"><text:p/></draw:line><draw:line draw:style-name="gr67" draw:text-style-name="P76" svg:x1="5.311cm" svg:y1="0.044cm" svg:x2="5.311cm" svg:y2="0.994cm"><text:p/></draw:line><draw:line draw:style-name="gr67" draw:text-style-name="P76" svg:x1="5.412cm" svg:y1="0.044cm" svg:x2="5.412cm" svg:y2="0.994cm"><text:p/></draw:line><draw:line draw:style-name="gr67" draw:text-style-name="P76" svg:x1="5.613cm" svg:y1="0.044cm" svg:x2="5.613cm" svg:y2="0.994cm"><text:p/></draw:line><draw:line draw:style-name="gr67" draw:text-style-name="P76" svg:x1="5.71cm" svg:y1="0.044cm" svg:x2="5.71cm" svg:y2="0.994cm"><text:p/></draw:line><draw:line draw:style-name="gr67" draw:text-style-name="P76" svg:x1="5.812cm" svg:y1="0.044cm" svg:x2="5.812cm" svg:y2="0.994cm"><text:p/></draw:line><draw:line draw:style-name="gr67" draw:text-style-name="P76" svg:x1="5.913cm" svg:y1="0.044cm" svg:x2="5.913cm" svg:y2="0.994cm"><text:p/></draw:line><draw:line draw:style-name="gr67" draw:text-style-name="P76" svg:x1="6.111cm" svg:y1="0.044cm" svg:x2="6.111cm" svg:y2="0.994cm"><text:p/></draw:line><draw:line draw:style-name="gr67" draw:text-style-name="P76" svg:x1="6.211cm" svg:y1="0.044cm" svg:x2="6.211cm" svg:y2="0.994cm"><text:p/></draw:line><draw:line draw:style-name="gr67" draw:text-style-name="P76" svg:x1="6.308cm" svg:y1="0.044cm" svg:x2="6.308cm" svg:y2="0.994cm"><text:p/></draw:line><draw:line draw:style-name="gr67" draw:text-style-name="P76" svg:x1="6.411cm" svg:y1="0.044cm" svg:x2="6.411cm" svg:y2="0.994cm"><text:p/></draw:line><draw:line draw:style-name="gr67" draw:text-style-name="P76" svg:x1="6.613cm" svg:y1="0.044cm" svg:x2="6.613cm" svg:y2="0.994cm"><text:p/></draw:line><draw:line draw:style-name="gr67" draw:text-style-name="P76" svg:x1="6.713cm" svg:y1="0.044cm" svg:x2="6.713cm" svg:y2="0.994cm"><text:p/></draw:line><draw:line draw:style-name="gr67" draw:text-style-name="P76" svg:x1="6.809cm" svg:y1="0.044cm" svg:x2="6.809cm" svg:y2="0.994cm"><text:p/></draw:line><draw:line draw:style-name="gr67" draw:text-style-name="P76" svg:x1="6.913cm" svg:y1="0.044cm" svg:x2="6.913cm" svg:y2="0.994cm"><text:p/></draw:line><draw:line draw:style-name="gr67" draw:text-style-name="P76" svg:x1="7.112cm" svg:y1="0.044cm" svg:x2="7.112cm" svg:y2="0.994cm"><text:p/></draw:line><draw:line draw:style-name="gr67" draw:text-style-name="P76" svg:x1="7.211cm" svg:y1="0.044cm" svg:x2="7.211cm" svg:y2="0.994cm"><text:p/></draw:line><draw:line draw:style-name="gr67" draw:text-style-name="P76" svg:x1="7.313cm" svg:y1="0.044cm" svg:x2="7.313cm" svg:y2="0.994cm"><text:p/></draw:line><draw:line draw:style-name="gr67" draw:text-style-name="P76" svg:x1="7.413cm" svg:y1="0.044cm" svg:x2="7.413cm" svg:y2="0.994cm"><text:p/></draw:line><draw:line draw:style-name="gr67" draw:text-style-name="P76" svg:x1="7.611cm" svg:y1="0.044cm" svg:x2="7.611cm" svg:y2="0.994cm"><text:p/></draw:line><draw:line draw:style-name="gr67" draw:text-style-name="P76" svg:x1="7.712cm" svg:y1="0.044cm" svg:x2="7.712cm" svg:y2="0.994cm"><text:p/></draw:line><draw:line draw:style-name="gr67" draw:text-style-name="P76" svg:x1="7.812cm" svg:y1="0.044cm" svg:x2="7.812cm" svg:y2="0.994cm"><text:p/></draw:line><draw:line draw:style-name="gr67" draw:text-style-name="P76" svg:x1="7.912cm" svg:y1="0.044cm" svg:x2="7.912cm" svg:y2="0.994cm"><text:p/></draw:line><draw:line draw:style-name="gr67" draw:text-style-name="P76" svg:x1="8.113cm" svg:y1="0.044cm" svg:x2="8.113cm" svg:y2="0.994cm"><text:p/></draw:line><draw:line draw:style-name="gr67" draw:text-style-name="P76" svg:x1="8.21cm" svg:y1="0.044cm" svg:x2="8.21cm" svg:y2="0.994cm"><text:p/></draw:line><draw:line draw:style-name="gr67" draw:text-style-name="P76" svg:x1="8.314cm" svg:y1="0.044cm" svg:x2="8.314cm" svg:y2="0.994cm"><text:p/></draw:line><draw:line draw:style-name="gr67" draw:text-style-name="P76" svg:x1="8.411cm" svg:y1="0.044cm" svg:x2="8.411cm" svg:y2="0.994cm"><text:p/></draw:line><draw:line draw:style-name="gr67" draw:text-style-name="P76" svg:x1="8.612cm" svg:y1="0.044cm" svg:x2="8.612cm" svg:y2="0.994cm"><text:p/></draw:line><draw:line draw:style-name="gr67" draw:text-style-name="P76" svg:x1="8.711cm" svg:y1="0.044cm" svg:x2="8.711cm" svg:y2="0.994cm"><text:p/></draw:line><draw:line draw:style-name="gr67" draw:text-style-name="P76" svg:x1="8.811cm" svg:y1="0.044cm" svg:x2="8.811cm" svg:y2="0.994cm"><text:p/></draw:line><draw:line draw:style-name="gr67" draw:text-style-name="P76" svg:x1="8.913cm" svg:y1="0.044cm" svg:x2="8.913cm" svg:y2="0.994cm"><text:p/></draw:line><draw:line draw:style-name="gr67" draw:text-style-name="P76" svg:x1="0.01cm" svg:y1="0.14cm" svg:x2="9.012cm" svg:y2="0.14cm"><text:p/></draw:line><draw:line draw:style-name="gr67" draw:text-style-name="P76" svg:x1="0.01cm" svg:y1="0.237cm" svg:x2="9.012cm" svg:y2="0.237cm"><text:p/></draw:line><draw:line draw:style-name="gr67" draw:text-style-name="P76" svg:x1="0.01cm" svg:y1="0.333cm" svg:x2="9.012cm" svg:y2="0.333cm"><text:p/></draw:line><draw:line draw:style-name="gr67" draw:text-style-name="P76" svg:x1="0.01cm" svg:y1="0.427cm" svg:x2="9.012cm" svg:y2="0.427cm"><text:p/></draw:line><draw:line draw:style-name="gr67" draw:text-style-name="P76" svg:x1="0.01cm" svg:y1="0.617cm" svg:x2="9.012cm" svg:y2="0.617cm"><text:p/></draw:line><draw:line draw:style-name="gr67" draw:text-style-name="P76" svg:x1="0.01cm" svg:y1="0.711cm" svg:x2="9.012cm" svg:y2="0.711cm"><text:p/></draw:line><draw:line draw:style-name="gr67" draw:text-style-name="P76" svg:x1="0.01cm" svg:y1="0.805cm" svg:x2="9.012cm" svg:y2="0.805cm"><text:p/></draw:line><draw:line draw:style-name="gr67" draw:text-style-name="P76" svg:x1="0.01cm" svg:y1="0.901cm" svg:x2="9.012cm" svg:y2="0.901cm"><text:p/></draw:line><draw:line draw:style-name="gr68" draw:text-style-name="P76" svg:x1="0.511cm" svg:y1="0.044cm" svg:x2="0.511cm" svg:y2="0.994cm"><text:p/></draw:line><draw:line draw:style-name="gr68" draw:text-style-name="P76" svg:x1="1.512cm" svg:y1="0.044cm" svg:x2="1.512cm" svg:y2="0.994cm"><text:p/></draw:line><draw:line draw:style-name="gr68" draw:text-style-name="P76" svg:x1="2.511cm" svg:y1="0.044cm" svg:x2="2.511cm" svg:y2="0.994cm"><text:p/></draw:line><draw:line draw:style-name="gr68" draw:text-style-name="P76" svg:x1="3.511cm" svg:y1="0.044cm" svg:x2="3.511cm" svg:y2="0.994cm"><text:p/></draw:line><draw:line draw:style-name="gr68" draw:text-style-name="P76" svg:x1="4.511cm" svg:y1="0.044cm" svg:x2="4.511cm" svg:y2="0.994cm"><text:p/></draw:line><draw:line draw:style-name="gr68" draw:text-style-name="P76" svg:x1="5.509cm" svg:y1="0.044cm" svg:x2="5.509cm" svg:y2="0.994cm"><text:p/></draw:line><draw:line draw:style-name="gr68" draw:text-style-name="P76" svg:x1="6.51cm" svg:y1="0.044cm" svg:x2="6.51cm" svg:y2="0.994cm"><text:p/></draw:line><draw:line draw:style-name="gr68" draw:text-style-name="P76" svg:x1="7.511cm" svg:y1="0.044cm" svg:x2="7.511cm" svg:y2="0.994cm"><text:p/></draw:line><draw:line draw:style-name="gr68" draw:text-style-name="P76" svg:x1="8.513cm" svg:y1="0.044cm" svg:x2="8.513cm" svg:y2="0.994cm"><text:p/></draw:line><draw:line draw:style-name="gr69" draw:text-style-name="P76" svg:x1="0.01cm" svg:y1="0.044cm" svg:x2="0.01cm" svg:y2="0.994cm"><text:p/></draw:line><draw:line draw:style-name="gr69" draw:text-style-name="P76" svg:x1="1.01cm" svg:y1="0.044cm" svg:x2="1.01cm" svg:y2="0.994cm"><text:p/></draw:line><draw:line draw:style-name="gr69" draw:text-style-name="P76" svg:x1="2.011cm" svg:y1="0.044cm" svg:x2="2.011cm" svg:y2="0.994cm"><text:p/></draw:line><draw:line draw:style-name="gr69" draw:text-style-name="P76" svg:x1="3.01cm" svg:y1="0.044cm" svg:x2="3.01cm" svg:y2="0.994cm"><text:p/></draw:line><draw:line draw:style-name="gr69" draw:text-style-name="P76" svg:x1="4.012cm" svg:y1="0.044cm" svg:x2="4.012cm" svg:y2="0.994cm"><text:p/></draw:line><draw:line draw:style-name="gr69" draw:text-style-name="P76" svg:x1="5.012cm" svg:y1="0.044cm" svg:x2="5.012cm" svg:y2="0.994cm"><text:p/></draw:line><draw:line draw:style-name="gr69" draw:text-style-name="P76" svg:x1="6.011cm" svg:y1="0.044cm" svg:x2="6.011cm" svg:y2="0.994cm"><text:p/></draw:line><draw:line draw:style-name="gr69" draw:text-style-name="P76" svg:x1="7.01cm" svg:y1="0.044cm" svg:x2="7.01cm" svg:y2="0.994cm"><text:p/></draw:line><draw:line draw:style-name="gr69" draw:text-style-name="P76" svg:x1="8.011cm" svg:y1="0.044cm" svg:x2="8.011cm" svg:y2="0.994cm"><text:p/></draw:line><draw:line draw:style-name="gr70" draw:text-style-name="P76" svg:x1="0.01cm" svg:y1="0.044cm" svg:x2="9.012cm" svg:y2="0.044cm"><text:p/></draw:line><draw:line draw:style-name="gr69" draw:text-style-name="P76" svg:x1="9.01cm" svg:y1="0.044cm" svg:x2="9.01cm" svg:y2="0.994cm"><text:p/></draw:line><draw:line draw:style-name="gr70" draw:text-style-name="P76" svg:x1="0.01cm" svg:y1="1cm" svg:x2="9.012cm" svg:y2="1cm"><text:p/></draw:line></draw:g><draw:g draw:style-name="gr239"><draw:line draw:style-name="gr454" draw:text-style-name="P72" svg:x1="0cm" svg:y1="0.513cm" svg:x2="9cm" svg:y2="0.513cm"><text:p/></draw:line><draw:frame draw:style-name="gr455" draw:text-style-name="P110" svg:width="0.23cm" svg:height="0.414cm" svg:x="2.916cm" svg:y="0.637cm"><draw:text-box><text:p text:style-name="P73"><text:span text:style-name="T47">0</text:span></text:p></draw:text-box></draw:frame><draw:line draw:style-name="gr456" draw:text-style-name="P72" svg:x1="3.013cm" svg:y1="0.372cm" svg:x2="3.013cm" svg:y2="0.648cm"><text:p/></draw:line><draw:line draw:style-name="gr457" draw:text-style-name="P72" svg:x1="1.011cm" svg:y1="0.367cm" svg:x2="1.011cm" svg:y2="0.656cm"><text:p/></draw:line><draw:line draw:style-name="gr458" draw:text-style-name="P72" svg:x1="2.012cm" svg:y1="0.372cm" svg:x2="2.012cm" svg:y2="0.648cm"><text:p/></draw:line><draw:line draw:style-name="gr459" draw:text-style-name="P72" svg:x1="4.013cm" svg:y1="0.372cm" svg:x2="4.013cm" svg:y2="0.648cm"><text:p/></draw:line><draw:line draw:style-name="gr460" draw:text-style-name="P72" svg:x1="5.014cm" svg:y1="0.372cm" svg:x2="5.014cm" svg:y2="0.648cm"><text:p/></draw:line><draw:line draw:style-name="gr461" draw:text-style-name="P72" svg:x1="8.012cm" svg:y1="0.372cm" svg:x2="8.012cm" svg:y2="0.648cm"><text:p/></draw:line><draw:line draw:style-name="gr462" draw:text-style-name="P72" svg:x1="7.01cm" svg:y1="0.372cm" svg:x2="7.01cm" svg:y2="0.648cm"><text:p/></draw:line><draw:line draw:style-name="gr463" draw:text-style-name="P72" svg:x1="6.015cm" svg:y1="0.372cm" svg:x2="6.015cm" svg:y2="0.648cm"><text:p/></draw:line><draw:frame draw:style-name="gr464" draw:text-style-name="P110" svg:width="0.636cm" svg:height="0.414cm" svg:x="3.775cm" svg:y="0.63cm"><draw:text-box><text:p text:style-name="P73"><text:span text:style-name="T47">+1</text:span></text:p></draw:text-box></draw:frame><draw:frame draw:style-name="gr465" draw:text-style-name="P110" svg:width="0.272cm" svg:height="0.458cm" svg:x="4.419cm" svg:y="0cm"><draw:text-box><text:p text:style-name="P73"><text:span text:style-name="T62">A</text:span></text:p></draw:text-box></draw:frame><draw:line draw:style-name="gr466" draw:text-style-name="P72" svg:x1="1.011cm" svg:y1="0.372cm" svg:x2="1.011cm" svg:y2="0.648cm"><text:p/></draw:line><draw:frame draw:style-name="gr467" draw:text-style-name="P110" svg:width="0.278cm" svg:height="0.458cm" svg:x="0.168cm" svg:y="0cm"><draw:text-box><text:p text:style-name="P73"><text:span text:style-name="T47">D</text:span></text:p></draw:text-box></draw:frame><draw:frame draw:style-name="gr468" draw:text-style-name="P110" svg:width="0.258cm" svg:height="0.458cm" svg:x="1.598cm" svg:y="0cm"><draw:text-box><text:p text:style-name="P73"><text:span text:style-name="T62">E</text:span></text:p></draw:text-box></draw:frame><draw:frame draw:style-name="gr469" draw:text-style-name="P110" svg:width="0.309cm" svg:height="0.458cm" svg:x="2.399cm" svg:y="0cm"><draw:text-box><text:p text:style-name="P73"><text:span text:style-name="T62">B</text:span></text:p></draw:text-box></draw:frame><draw:frame draw:style-name="gr470" draw:text-style-name="P110" svg:width="0.301cm" svg:height="0.458cm" svg:x="5.579cm" svg:y="0cm"><draw:text-box><text:p text:style-name="P73"><text:span text:style-name="T62">C</text:span></text:p></draw:text-box></draw:frame><draw:g draw:style-name="gr66"><draw:line draw:style-name="gr471" draw:text-style-name="P111" svg:x1="0.145cm" svg:y1="0.584cm" svg:x2="0.288cm" svg:y2="0.446cm"><text:p/></draw:line><draw:line draw:style-name="gr472" draw:text-style-name="P111" svg:x1="0.288cm" svg:y1="0.584cm" svg:x2="0.145cm" svg:y2="0.446cm"><text:p/></draw:line></draw:g><draw:g draw:style-name="gr66"><draw:line draw:style-name="gr473" draw:text-style-name="P111" svg:x1="5.62cm" svg:y1="0.606cm" svg:x2="5.821cm" svg:y2="0.423cm"><text:p/></draw:line><draw:line draw:style-name="gr474" draw:text-style-name="P111" svg:x1="5.821cm" svg:y1="0.606cm" svg:x2="5.62cm" svg:y2="0.423cm"><text:p/></draw:line></draw:g><draw:g draw:style-name="gr66"><draw:line draw:style-name="gr475" draw:text-style-name="P111" svg:x1="4.421cm" svg:y1="0.606cm" svg:x2="4.62cm" svg:y2="0.423cm"><text:p/></draw:line><draw:line draw:style-name="gr476" draw:text-style-name="P111" svg:x1="4.62cm" svg:y1="0.606cm" svg:x2="4.421cm" svg:y2="0.423cm"><text:p/></draw:line></draw:g><draw:g draw:style-name="gr66"><draw:line draw:style-name="gr477" draw:text-style-name="P111" svg:x1="2.419cm" svg:y1="0.606cm" svg:x2="2.62cm" svg:y2="0.423cm"><text:p/></draw:line><draw:line draw:style-name="gr478" draw:text-style-name="P111" svg:x1="2.62cm" svg:y1="0.606cm" svg:x2="2.419cm" svg:y2="0.423cm"><text:p/></draw:line></draw:g><draw:g draw:style-name="gr66"><draw:line draw:style-name="gr479" draw:text-style-name="P111" svg:x1="1.616cm" svg:y1="0.606cm" svg:x2="1.815cm" svg:y2="0.423cm"><text:p/></draw:line><draw:line draw:style-name="gr480" draw:text-style-name="P111" svg:x1="1.815cm" svg:y1="0.606cm" svg:x2="1.616cm" svg:y2="0.423cm"><text:p/></draw:line></draw:g></draw:g></draw:g><draw:frame draw:style-name="gr481" draw:text-style-name="P109" svg:width="1.027cm" svg:height="0.623cm" svg:x="4.484cm" svg:y="0.504cm"><draw:text-box><text:p text:style-name="P57"><text:span text:style-name="T61">+2</text:span></text:p></draw:text-box></draw:frame><draw:frame draw:style-name="gr481" draw:text-style-name="P109" svg:width="1.027cm" svg:height="0.623cm" svg:x="5.486cm" svg:y="0.504cm"><draw:text-box><text:p text:style-name="P57"><text:span text:style-name="T61">+3</text:span></text:p></draw:text-box></draw:frame><draw:frame draw:style-name="gr482" draw:text-style-name="P109" svg:width="1.029cm" svg:height="0.623cm" svg:x="6.486cm" svg:y="0.504cm"><draw:text-box><text:p text:style-name="P57"><text:span text:style-name="T61">+4</text:span></text:p></draw:text-box></draw:frame><draw:frame draw:style-name="gr481" draw:text-style-name="P109" svg:width="1.027cm" svg:height="0.623cm" svg:x="7.488cm" svg:y="0.504cm"><draw:text-box><text:p text:style-name="P57"><text:span text:style-name="T61">+5</text:span></text:p></draw:text-box></draw:frame><draw:frame draw:style-name="gr483" draw:text-style-name="P86" svg:width="1.027cm" svg:height="0.623cm" svg:x="1.434cm" svg:y="0.504cm"><draw:text-box><text:p text:style-name="P57"><text:span text:style-name="T51">−</text:span><text:span text:style-name="T51">1</text:span></text:p></draw:text-box></draw:frame><draw:frame draw:style-name="gr483" draw:text-style-name="P86" svg:width="1.027cm" svg:height="0.623cm" svg:x="0.533cm" svg:y="0.504cm"><draw:text-box><text:p text:style-name="P57"><text:span text:style-name="T51">−</text:span><text:span text:style-name="T51">2</text:span></text:p></draw:text-box></draw:frame></draw:g></text:h>
            </text:list-item>
          </text:list>
        </text:list-item>
      </text:list>
      <text:h text:style-name="P11" text:outline-level="1"><text:span text:style-name="_5f_Caractères">A(</text:span><text:span text:style-name="_5f_Caractères_5f_correction"><text:span text:style-name="T12">1,5</text:span></text:span><text:span text:style-name="_5f_Caractères">) ; B(</text:span><text:span text:style-name="_5f_Caractères_5f_correction"><text:span text:style-name="T12">−0,5</text:span></text:span><text:span text:style-name="_5f_Caractères">) ; C(</text:span><text:span text:style-name="_5f_Caractères_5f_correction"><text:span text:style-name="T12">2,7</text:span></text:span><text:span text:style-name="_5f_Caractères">) ; D(</text:span><text:span text:style-name="_5f_Caractères_5f_correction"><text:span text:style-name="T12">−2,8</text:span></text:span><text:span text:style-name="_5f_Caractères_5f_correction">)</text:span><text:span text:style-name="_5f_Caractères"> ; E(</text:span><text:span text:style-name="_5f_Caractères_5f_correction"><text:span text:style-name="T12">−1,3</text:span></text:span><text:span text:style-name="_5f_Caractères">)</text:span></text:h>
      <text:list text:continue-numbering="true" text:style-name="_5f_Numérotation_20_des_20_exercices">
        <text:list-item>
          <text:list>
            <text:list-item>
              <text:h text:style-name="P46" text:outline-level="2"><draw:g text:anchor-type="as-char" draw:z-index="34" draw:name="Forme13" draw:style-name="gr148"><draw:line draw:style-name="gr294" draw:text-style-name="P68" svg:x1="0.219cm" svg:y1="0.679cm" svg:x2="9.015cm" svg:y2="0.679cm"><text:p/></draw:line><draw:line draw:style-name="gr295" draw:text-style-name="P68" svg:x1="0.57cm" svg:y1="0.512cm" svg:x2="0.57cm" svg:y2="0.855cm"><text:p/></draw:line><draw:line draw:style-name="gr295" draw:text-style-name="P68" svg:x1="1.293cm" svg:y1="0.512cm" svg:x2="1.293cm" svg:y2="0.855cm"><text:p/></draw:line><draw:line draw:style-name="gr295" draw:text-style-name="P68" svg:x1="2.752cm" svg:y1="0.512cm" svg:x2="2.752cm" svg:y2="0.855cm"><text:p/></draw:line><draw:line draw:style-name="gr295" draw:text-style-name="P68" svg:x1="4.944cm" svg:y1="0.512cm" svg:x2="4.944cm" svg:y2="0.855cm"><text:p/></draw:line><draw:line draw:style-name="gr295" draw:text-style-name="P68" svg:x1="5.673cm" svg:y1="0.512cm" svg:x2="5.673cm" svg:y2="0.855cm"><text:p/></draw:line><draw:line draw:style-name="gr295" draw:text-style-name="P68" svg:x1="4.213cm" svg:y1="0.518cm" svg:x2="4.213cm" svg:y2="0.859cm"><text:p/></draw:line><draw:line draw:style-name="gr295" draw:text-style-name="P68" svg:x1="7.133cm" svg:y1="0.512cm" svg:x2="7.133cm" svg:y2="0.855cm"><text:p/></draw:line><draw:line draw:style-name="gr295" draw:text-style-name="P68" svg:x1="7.865cm" svg:y1="0.512cm" svg:x2="7.865cm" svg:y2="0.855cm"><text:p/></draw:line><draw:line draw:style-name="gr295" draw:text-style-name="P68" svg:x1="2.023cm" svg:y1="0.512cm" svg:x2="2.023cm" svg:y2="0.855cm"><text:p/></draw:line><draw:line draw:style-name="gr295" draw:text-style-name="P68" svg:x1="3.484cm" svg:y1="0.512cm" svg:x2="3.484cm" svg:y2="0.855cm"><text:p/></draw:line><draw:line draw:style-name="gr295" draw:text-style-name="P68" svg:x1="6.404cm" svg:y1="0.512cm" svg:x2="6.404cm" svg:y2="0.855cm"><text:p/></draw:line><draw:frame draw:style-name="gr435" draw:text-style-name="P108" svg:width="1.026cm" svg:height="0.761cm" svg:x="4.443cm" svg:y="0.693cm"><draw:text-box><text:p text:style-name="P57"><text:span text:style-name="T47">+4</text:span></text:p></draw:text-box></draw:frame><draw:frame draw:style-name="gr436" draw:text-style-name="P108" svg:width="0.779cm" svg:height="0.761cm" svg:x="3.348cm" svg:y="0.009cm"><draw:text-box><text:p text:style-name="P57"><text:span text:style-name="T47">G</text:span></text:p></draw:text-box></draw:frame><draw:frame draw:style-name="gr437" draw:text-style-name="P108" svg:width="0.708cm" svg:height="0.761cm" svg:x="5.586cm" svg:y="0.012cm"><draw:text-box><text:p text:style-name="P57"><text:span text:style-name="T47">F</text:span></text:p></draw:text-box></draw:frame><draw:frame draw:style-name="gr438" draw:text-style-name="P97" svg:width="0.77cm" svg:height="0.761cm" svg:x="1.894cm" svg:y="0.009cm"><draw:text-box><text:p text:style-name="P57"><text:span text:style-name="T47">H</text:span></text:p></draw:text-box></draw:frame><draw:frame draw:style-name="gr439" draw:text-style-name="P97" svg:width="0.736cm" svg:height="0.761cm" svg:x="1.203cm" svg:y="0cm"><draw:text-box><text:p text:style-name="P57"><text:span text:style-name="T47">K</text:span></text:p></draw:text-box></draw:frame><draw:frame draw:style-name="gr440" draw:text-style-name="P108" svg:width="1.026cm" svg:height="0.761cm" svg:x="2.256cm" svg:y="0.693cm"><draw:text-box><text:p text:style-name="P57"><text:span text:style-name="T47">−</text:span><text:span text:style-name="T47">8</text:span></text:p></draw:text-box></draw:frame><draw:g draw:style-name="gr66"><draw:line draw:style-name="gr441" draw:text-style-name="P96" svg:x1="1.197cm" svg:y1="0.796cm" svg:x2="1.393cm" svg:y2="0.568cm"><text:p/></draw:line><draw:line draw:style-name="gr442" draw:text-style-name="P96" svg:x1="1.393cm" svg:y1="0.796cm" svg:x2="1.197cm" svg:y2="0.568cm"><text:p/></draw:line></draw:g><draw:g draw:style-name="gr66"><draw:line draw:style-name="gr443" draw:text-style-name="P96" svg:x1="5.572cm" svg:y1="0.796cm" svg:x2="5.768cm" svg:y2="0.568cm"><text:p/></draw:line><draw:line draw:style-name="gr444" draw:text-style-name="P96" svg:x1="5.768cm" svg:y1="0.796cm" svg:x2="5.572cm" svg:y2="0.568cm"><text:p/></draw:line></draw:g><draw:g draw:style-name="gr66"><draw:line draw:style-name="gr445" draw:text-style-name="P96" svg:x1="3.387cm" svg:y1="0.796cm" svg:x2="3.583cm" svg:y2="0.568cm"><text:p/></draw:line><draw:line draw:style-name="gr446" draw:text-style-name="P96" svg:x1="3.583cm" svg:y1="0.796cm" svg:x2="3.387cm" svg:y2="0.568cm"><text:p/></draw:line></draw:g><draw:g draw:style-name="gr66"><draw:line draw:style-name="gr447" draw:text-style-name="P96" svg:x1="1.921cm" svg:y1="0.796cm" svg:x2="2.116cm" svg:y2="0.568cm"><text:p/></draw:line><draw:line draw:style-name="gr448" draw:text-style-name="P96" svg:x1="2.116cm" svg:y1="0.796cm" svg:x2="1.921cm" svg:y2="0.568cm"><text:p/></draw:line></draw:g><draw:frame draw:style-name="gr449" draw:text-style-name="P109" svg:width="1.004cm" svg:height="0.761cm" svg:x="5.189cm" svg:y="0.693cm"><draw:text-box><text:p text:style-name="P57"><text:span text:style-name="T61">+8</text:span></text:p></draw:text-box></draw:frame><draw:frame draw:style-name="gr450" draw:text-style-name="P86" svg:width="1.176cm" svg:height="0.761cm" svg:x="5.812cm" svg:y="0.693cm"><draw:text-box><text:p text:style-name="P57"><text:span text:style-name="T51">+12</text:span></text:p></draw:text-box></draw:frame><draw:frame draw:style-name="gr450" draw:text-style-name="P109" svg:width="1.176cm" svg:height="0.761cm" svg:x="6.593cm" svg:y="0.693cm"><draw:text-box><text:p text:style-name="P57"><text:span text:style-name="T61">+16</text:span></text:p></draw:text-box></draw:frame><draw:frame draw:style-name="gr450" draw:text-style-name="P109" svg:width="1.176cm" svg:height="0.761cm" svg:x="7.375cm" svg:y="0.693cm"><draw:text-box><text:p text:style-name="P57"><text:span text:style-name="T61">+20</text:span></text:p></draw:text-box></draw:frame><draw:frame draw:style-name="gr451" draw:text-style-name="P86" svg:width="1.003cm" svg:height="0.761cm" svg:x="2.94cm" svg:y="0.693cm"><draw:text-box><text:p text:style-name="P57"><text:span text:style-name="T51">−</text:span><text:span text:style-name="T51">4</text:span></text:p></draw:text-box></draw:frame><draw:frame draw:style-name="gr451" draw:text-style-name="P109" svg:width="1.003cm" svg:height="0.761cm" svg:x="3.879cm" svg:y="0.693cm"><draw:text-box><text:p text:style-name="P57"><text:span text:style-name="T61">0</text:span></text:p></draw:text-box></draw:frame><draw:frame draw:style-name="gr452" draw:text-style-name="P86" svg:width="1.176cm" svg:height="0.761cm" svg:x="1.475cm" svg:y="0.693cm"><draw:text-box><text:p text:style-name="P57"><text:span text:style-name="T51">−</text:span><text:span text:style-name="T51">12</text:span></text:p></draw:text-box></draw:frame><draw:frame draw:style-name="gr452" draw:text-style-name="P109" svg:width="1.176cm" svg:height="0.761cm" svg:x="0.72cm" svg:y="0.693cm"><draw:text-box><text:p text:style-name="P57"><text:span text:style-name="T61">−</text:span><text:span text:style-name="T61">16</text:span></text:p></draw:text-box></draw:frame><draw:frame draw:style-name="gr452" draw:text-style-name="P86" svg:width="1.176cm" svg:height="0.761cm" svg:x="0cm" svg:y="0.693cm"><draw:text-box><text:p text:style-name="P57"><text:span text:style-name="T51">−</text:span><text:span text:style-name="T51">20</text:span></text:p></draw:text-box></draw:frame></draw:g></text:h>
            </text:list-item>
          </text:list>
        </text:list-item>
      </text:list>
      <text:h text:style-name="P11" text:outline-level="1"><text:span text:style-name="_5f_Caractères"><text:span text:style-name="T13">F</text:span></text:span><text:span text:style-name="_5f_Caractères">(</text:span><text:span text:style-name="_5f_Caractères_5f_correction"><text:span text:style-name="T14">+8</text:span></text:span><text:span text:style-name="_5f_Caractères">) ; </text:span><text:span text:style-name="_5f_Caractères"><text:span text:style-name="T13">G</text:span></text:span><text:span text:style-name="_5f_Caractères">(</text:span><text:span text:style-name="_5f_Caractères_5f_correction"><text:span text:style-name="T12">−</text:span></text:span><text:span text:style-name="_5f_Caractères_5f_correction"><text:span text:style-name="T14">4</text:span></text:span><text:span text:style-name="_5f_Caractères">) ; </text:span><text:span text:style-name="_5f_Caractères"><text:span text:style-name="T13">H</text:span></text:span><text:span text:style-name="_5f_Caractères">(</text:span><text:span text:style-name="_5f_Caractères_5f_correction"><text:span text:style-name="T12">−</text:span></text:span><text:span text:style-name="_5f_Caractères_5f_correction"><text:span text:style-name="T14">12</text:span></text:span><text:span text:style-name="_5f_Caractères">) ; </text:span><text:span text:style-name="_5f_Caractères"><text:span text:style-name="T13">K</text:span></text:span><text:span text:style-name="_5f_Caractères">(</text:span><text:span text:style-name="_5f_Caractères_5f_correction"><text:span text:style-name="T12">−</text:span></text:span><text:span text:style-name="_5f_Caractères_5f_correction"><text:span text:style-name="T14">16</text:span></text:span><text:span text:style-name="_5f_Caractères">) </text:span></text:h>
      <text:list text:continue-numbering="true" text:style-name="_5f_Numérotation_20_des_20_exercices">
        <text:list-item>
          <text:list>
            <text:list-item>
              <text:h text:style-name="P46" text:outline-level="2"><draw:g text:anchor-type="as-char" draw:z-index="37" draw:name="Forme15" draw:style-name="gr148"><draw:g draw:name="Forme 3" draw:style-name="gr239"><draw:g draw:style-name="gr239"><draw:frame draw:style-name="gr405" draw:text-style-name="P107" svg:width="0.251cm" svg:height="0.414cm" svg:x="6.948cm" svg:y="0cm"><draw:text-box><text:p text:style-name="P57"><text:span text:style-name="T44">L</text:span></text:p></draw:text-box></draw:frame><draw:frame draw:style-name="gr406" draw:text-style-name="P107" svg:width="0.269cm" svg:height="0.414cm" svg:x="4.697cm" svg:y="0cm"><draw:text-box><text:p text:style-name="P57"><text:span text:style-name="T44">P</text:span></text:p></draw:text-box></draw:frame><draw:frame draw:style-name="gr407" draw:text-style-name="P107" svg:width="0.269cm" svg:height="0.414cm" svg:x="3.226cm" svg:y="0cm"><draw:text-box><text:p text:style-name="P57"><text:span text:style-name="T44">N</text:span></text:p></draw:text-box></draw:frame><draw:frame draw:style-name="gr408" draw:text-style-name="P107" svg:width="0.311cm" svg:height="0.414cm" svg:x="1.73cm" svg:y="0cm"><draw:text-box><text:p text:style-name="P57"><text:span text:style-name="T44">M</text:span></text:p></draw:text-box></draw:frame><draw:line draw:style-name="gr409" draw:text-style-name="P96" svg:x1="0cm" svg:y1="0.496cm" svg:x2="9.005cm" svg:y2="0.496cm"><text:p/></draw:line><draw:line draw:style-name="gr410" draw:text-style-name="P96" svg:x1="0.357cm" svg:y1="0.365cm" svg:x2="0.357cm" svg:y2="0.635cm"><text:p/></draw:line><draw:line draw:style-name="gr411" draw:text-style-name="P96" svg:x1="1.097cm" svg:y1="0.365cm" svg:x2="1.097cm" svg:y2="0.625cm"><text:p/></draw:line><draw:line draw:style-name="gr412" draw:text-style-name="P96" svg:x1="2.592cm" svg:y1="0.365cm" svg:x2="2.592cm" svg:y2="0.635cm"><text:p/></draw:line><draw:line draw:style-name="gr413" draw:text-style-name="P96" svg:x1="4.833cm" svg:y1="0.358cm" svg:x2="4.822cm" svg:y2="0.628cm"><text:p/></draw:line><draw:line draw:style-name="gr414" draw:text-style-name="P96" svg:x1="5.577cm" svg:y1="0.365cm" svg:x2="5.577cm" svg:y2="0.635cm"><text:p/></draw:line><draw:line draw:style-name="gr415" draw:text-style-name="P96" svg:x1="4.087cm" svg:y1="0.365cm" svg:x2="4.087cm" svg:y2="0.637cm"><text:p/></draw:line><draw:line draw:style-name="gr416" draw:text-style-name="P96" svg:x1="7.071cm" svg:y1="0.365cm" svg:x2="7.071cm" svg:y2="0.635cm"><text:p/></draw:line><draw:line draw:style-name="gr417" draw:text-style-name="P96" svg:x1="7.819cm" svg:y1="0.365cm" svg:x2="7.819cm" svg:y2="0.635cm"><text:p/></draw:line><draw:line draw:style-name="gr418" draw:text-style-name="P96" svg:x1="1.845cm" svg:y1="0.365cm" svg:x2="1.845cm" svg:y2="0.635cm"><text:p/></draw:line><draw:line draw:style-name="gr419" draw:text-style-name="P96" svg:x1="3.339cm" svg:y1="0.365cm" svg:x2="3.339cm" svg:y2="0.635cm"><text:p/></draw:line><draw:line draw:style-name="gr420" draw:text-style-name="P96" svg:x1="6.325cm" svg:y1="0.365cm" svg:x2="6.325cm" svg:y2="0.635cm"><text:p/></draw:line><draw:frame draw:style-name="gr421" draw:text-style-name="P107" svg:width="0.969cm" svg:height="0.438cm" svg:x="5.235cm" svg:y="0.677cm"><draw:text-box><text:p text:style-name="P57"><text:span text:style-name="T60">−</text:span><text:span text:style-name="T44">3,4</text:span></text:p></draw:text-box></draw:frame><draw:frame draw:style-name="gr422" draw:text-style-name="P107" svg:width="0.95cm" svg:height="0.438cm" svg:x="2.252cm" svg:y="0.677cm"><draw:text-box><text:p text:style-name="P57"><text:span text:style-name="T60">−</text:span><text:span text:style-name="T44">3,6</text:span></text:p></draw:text-box></draw:frame><draw:g draw:style-name="gr66"><draw:line draw:style-name="gr423" draw:text-style-name="P96" svg:x1="1.005cm" svg:y1="0.676cm" svg:x2="1.005cm" svg:y2="0.676cm"><text:p/></draw:line><draw:line draw:style-name="gr424" draw:text-style-name="P96" svg:x1="1.005cm" svg:y1="0.676cm" svg:x2="1.005cm" svg:y2="0.676cm"><text:p/></draw:line></draw:g><draw:g draw:style-name="gr66"><draw:line draw:style-name="gr425" draw:text-style-name="P96" svg:x1="1.746cm" svg:y1="0.596cm" svg:x2="1.945cm" svg:y2="0.411cm"><text:p/></draw:line><draw:line draw:style-name="gr426" draw:text-style-name="P96" svg:x1="1.945cm" svg:y1="0.596cm" svg:x2="1.746cm" svg:y2="0.411cm"><text:p/></draw:line></draw:g><draw:g draw:style-name="gr66"><draw:line draw:style-name="gr427" draw:text-style-name="P96" svg:x1="3.235cm" svg:y1="0.596cm" svg:x2="3.436cm" svg:y2="0.411cm"><text:p/></draw:line><draw:line draw:style-name="gr428" draw:text-style-name="P96" svg:x1="3.436cm" svg:y1="0.596cm" svg:x2="3.235cm" svg:y2="0.411cm"><text:p/></draw:line></draw:g><draw:g draw:style-name="gr66"><draw:line draw:style-name="gr429" draw:text-style-name="P96" svg:x1="4.729cm" svg:y1="0.596cm" svg:x2="4.93cm" svg:y2="0.411cm"><text:p/></draw:line><draw:line draw:style-name="gr430" draw:text-style-name="P96" svg:x1="4.93cm" svg:y1="0.596cm" svg:x2="4.729cm" svg:y2="0.411cm"><text:p/></draw:line></draw:g><draw:g draw:style-name="gr66"><draw:line draw:style-name="gr431" draw:text-style-name="P96" svg:x1="6.974cm" svg:y1="0.593cm" svg:x2="7.173cm" svg:y2="0.406cm"><text:p/></draw:line><draw:line draw:style-name="gr432" draw:text-style-name="P96" svg:x1="7.173cm" svg:y1="0.593cm" svg:x2="6.974cm" svg:y2="0.406cm"><text:p/></draw:line></draw:g></draw:g></draw:g><draw:frame draw:style-name="gr433" draw:text-style-name="P86" svg:width="1.297cm" svg:height="0.623cm" svg:x="6.406cm" svg:y="0.563cm"><draw:text-box><text:p text:style-name="P57"><text:span text:style-name="T51">−</text:span><text:span text:style-name="T51">3,3</text:span></text:p></draw:text-box></draw:frame><draw:frame draw:style-name="gr434" draw:text-style-name="P86" svg:width="1.299cm" svg:height="0.623cm" svg:x="3.404cm" svg:y="0.563cm"><draw:text-box><text:p text:style-name="P57"><text:span text:style-name="T51">−</text:span><text:span text:style-name="T51">3,5</text:span></text:p></draw:text-box></draw:frame><draw:frame draw:style-name="gr433" draw:text-style-name="P86" svg:width="1.297cm" svg:height="0.623cm" svg:x="0.429cm" svg:y="0.563cm"><draw:text-box><text:p text:style-name="P57"><text:span text:style-name="T51">−</text:span><text:span text:style-name="T51">3,7</text:span></text:p></draw:text-box></draw:frame></draw:g></text:h>
            </text:list-item>
          </text:list>
        </text:list-item>
      </text:list>
      <text:h text:style-name="P11" text:outline-level="1"><text:span text:style-name="_5f_Caractères"><text:span text:style-name="T13">L</text:span></text:span><text:span text:style-name="_5f_Caractères">(</text:span><text:span text:style-name="_5f_Caractères_5f_correction"><text:span text:style-name="T12">−</text:span></text:span><text:span text:style-name="_5f_Caractères_5f_correction"><text:span text:style-name="T15">3,3</text:span></text:span><text:span text:style-name="_5f_Caractères">) ; </text:span><text:span text:style-name="_5f_Caractères"><text:span text:style-name="T13">M</text:span></text:span><text:span text:style-name="_5f_Caractères">(</text:span><text:span text:style-name="_5f_Caractères_5f_correction"><text:span text:style-name="T12">−</text:span></text:span><text:span text:style-name="_5f_Caractères_5f_correction"><text:span text:style-name="T15">3,65</text:span></text:span><text:span text:style-name="_5f_Caractères">) ; </text:span><text:span text:style-name="_5f_Caractères"><text:span text:style-name="T13">N</text:span></text:span><text:span text:style-name="_5f_Caractères">(</text:span><text:span text:style-name="_5f_Caractères_5f_correction"><text:span text:style-name="T12">−</text:span></text:span><text:span text:style-name="_5f_Caractères_5f_correction"><text:span text:style-name="T15">3,55</text:span></text:span><text:span text:style-name="_5f_Caractères">) ; </text:span><text:span text:style-name="_5f_Caractères"><text:span text:style-name="T13">P</text:span></text:span><text:span text:style-name="_5f_Caractères">(</text:span><text:span text:style-name="_5f_Caractères_5f_correction"><text:span text:style-name="T12">−</text:span></text:span><text:span text:style-name="_5f_Caractères_5f_correction"><text:span text:style-name="T15">3,45</text:span></text:span><text:span text:style-name="_5f_Caractères">) </text:span></text:h>
      <text:list text:continue-numbering="true" text:style-name="_5f_Numérotation_20_des_20_exercices">
        <text:list-item>
          <text:h text:style-name="P53" text:outline-level="1"><text:span text:style-name="_5f_Caractères_5f_gras"> Code secret</text:span></text:h>
        </text:list-item>
      </text:list>
      <text:h text:style-name="P9" text:outline-level="1"><text:span text:style-name="_5f_Caractères_5f_espacement_5f_-0_2c_3pt">Baptiste et </text:span><text:span text:style-name="_5f_Caractères_5f_espacement_5f_-0_2c_3pt"><text:span text:style-name="T8">Inaya</text:span></text:span><text:span text:style-name="_5f_Caractères_5f_espacement_5f_-0_2c_3pt"> utilisent un code secret pour échanger des messages. Ils remplacent les lettres par </text:span><text:span text:style-name="_5f_Caractères_5f_espacement_5f_-0_2c_2pt">l’abscisse du point correspondant, sur l’axe gradué ci-dessous :</text:span></text:h>
      <text:h text:style-name="P9" text:outline-level="1"><text:span text:style-name="_5f_Caractères"><draw:g text:anchor-type="as-char" draw:z-index="39" draw:name="Forme17" draw:style-name="gr148"><draw:frame draw:style-name="gr397" draw:text-style-name="P58" svg:width="0.735cm" svg:height="0.825cm" svg:x="4.551cm" svg:y="1.111cm"><draw:text-box><text:p text:style-name="P57"><text:span text:style-name="T39">1</text:span></text:p></draw:text-box></draw:frame><draw:frame draw:style-name="gr398" draw:text-style-name="P105" svg:width="0.735cm" svg:height="0.939cm" svg:x="3.925cm" svg:y="1.113cm"><draw:text-box><text:p text:style-name="P57"><text:span text:style-name="T39">0</text:span></text:p></draw:text-box></draw:frame><draw:frame draw:style-name="gr399" draw:text-style-name="P106" svg:width="0.708cm" svg:height="0.777cm" svg:x="7.696cm" svg:y="0cm"><draw:text-box><text:p text:style-name="P57"><text:span text:style-name="T59">A</text:span></text:p></draw:text-box></draw:frame><draw:frame draw:style-name="gr399" draw:text-style-name="P60" svg:width="0.708cm" svg:height="0.777cm" svg:x="1.355cm" svg:y="0cm"><draw:text-box><text:p text:style-name="P57"><text:span text:style-name="T39">C</text:span></text:p></draw:text-box></draw:frame><draw:frame draw:style-name="gr399" draw:text-style-name="P106" svg:width="0.71cm" svg:height="0.777cm" svg:x="4.558cm" svg:y="0cm"><draw:text-box><text:p text:style-name="P57"><text:span text:style-name="T59">I</text:span></text:p></draw:text-box></draw:frame><draw:frame draw:style-name="gr399" draw:text-style-name="P106" svg:width="0.708cm" svg:height="0.777cm" svg:x="2.034cm" svg:y="0cm"><draw:text-box><text:p text:style-name="P57"><text:span text:style-name="T59">E</text:span></text:p></draw:text-box></draw:frame><draw:frame draw:style-name="gr399" draw:text-style-name="P106" svg:width="0.708cm" svg:height="0.777cm" svg:x="0.769cm" svg:y="0cm"><draw:text-box><text:p text:style-name="P57"><text:span text:style-name="T59">T</text:span></text:p></draw:text-box></draw:frame><draw:frame draw:style-name="gr399" draw:text-style-name="P60" svg:width="0.708cm" svg:height="0.777cm" svg:x="2.614cm" svg:y="0cm"><draw:text-box><text:p text:style-name="P57"><text:span text:style-name="T39">H</text:span></text:p></draw:text-box></draw:frame><draw:frame draw:style-name="gr399" draw:text-style-name="P106" svg:width="0.708cm" svg:height="0.777cm" svg:x="3.242cm" svg:y="0cm"><draw:text-box><text:p text:style-name="P57"><text:span text:style-name="T59">M</text:span></text:p></draw:text-box></draw:frame><draw:frame draw:style-name="gr399" draw:text-style-name="P106" svg:width="0.708cm" svg:height="0.777cm" svg:x="7.082cm" svg:y="0cm"><draw:text-box><text:p text:style-name="P57"><text:span text:style-name="T59">N</text:span></text:p></draw:text-box></draw:frame><draw:frame draw:style-name="gr399" draw:text-style-name="P60" svg:width="0.708cm" svg:height="0.777cm" svg:x="3.875cm" svg:y="0cm"><draw:text-box><text:p text:style-name="P57"><text:span text:style-name="T39">O</text:span></text:p></draw:text-box></draw:frame><draw:frame draw:style-name="gr399" draw:text-style-name="P60" svg:width="0.71cm" svg:height="0.777cm" svg:x="5.226cm" svg:y="0cm"><draw:text-box><text:p text:style-name="P57"><text:span text:style-name="T39">P</text:span></text:p></draw:text-box></draw:frame><draw:frame draw:style-name="gr399" draw:text-style-name="P60" svg:width="0.713cm" svg:height="0.777cm" svg:x="5.805cm" svg:y="0cm"><draw:text-box><text:p text:style-name="P57"><text:span text:style-name="T39">L</text:span></text:p></draw:text-box></draw:frame><draw:frame draw:style-name="gr399" draw:text-style-name="P60" svg:width="0.708cm" svg:height="0.777cm" svg:x="8.333cm" svg:y="0cm"><draw:text-box><text:p text:style-name="P57"><text:span text:style-name="T39">U</text:span></text:p></draw:text-box></draw:frame><draw:frame draw:style-name="gr399" draw:text-style-name="P106" svg:width="0.706cm" svg:height="0.777cm" svg:x="6.461cm" svg:y="0cm"><draw:text-box><text:p text:style-name="P57"><text:span text:style-name="T59">S</text:span></text:p></draw:text-box></draw:frame><draw:line draw:style-name="gr400" draw:text-style-name="P56" svg:x1="0.421cm" svg:y1="0.889cm" svg:x2="9.059cm" svg:y2="0.889cm"><text:p/></draw:line><draw:line draw:style-name="gr401" draw:text-style-name="P56" svg:x1="1.054cm" svg:y1="0.593cm" svg:x2="1.054cm" svg:y2="1.18cm"><text:p/></draw:line><draw:line draw:style-name="gr401" draw:text-style-name="P56" svg:x1="1.685cm" svg:y1="0.593cm" svg:x2="1.685cm" svg:y2="1.179cm"><text:p/></draw:line><draw:line draw:style-name="gr401" draw:text-style-name="P56" svg:x1="2.327cm" svg:y1="0.593cm" svg:x2="2.327cm" svg:y2="1.179cm"><text:p/></draw:line><draw:line draw:style-name="gr401" draw:text-style-name="P56" svg:x1="2.958cm" svg:y1="0.593cm" svg:x2="2.958cm" svg:y2="1.179cm"><text:p/></draw:line><draw:line draw:style-name="gr401" draw:text-style-name="P56" svg:x1="3.59cm" svg:y1="0.593cm" svg:x2="3.59cm" svg:y2="1.18cm"><text:p/></draw:line><draw:line draw:style-name="gr401" draw:text-style-name="P56" svg:x1="4.225cm" svg:y1="0.593cm" svg:x2="4.225cm" svg:y2="1.179cm"><text:p/></draw:line><draw:line draw:style-name="gr401" draw:text-style-name="P56" svg:x1="4.857cm" svg:y1="0.593cm" svg:x2="4.857cm" svg:y2="1.179cm"><text:p/></draw:line><draw:line draw:style-name="gr401" draw:text-style-name="P56" svg:x1="5.495cm" svg:y1="0.593cm" svg:x2="5.495cm" svg:y2="1.179cm"><text:p/></draw:line><draw:line draw:style-name="gr401" draw:text-style-name="P56" svg:x1="6.129cm" svg:y1="0.593cm" svg:x2="6.129cm" svg:y2="1.18cm"><text:p/></draw:line><draw:line draw:style-name="gr401" draw:text-style-name="P56" svg:x1="6.762cm" svg:y1="0.593cm" svg:x2="6.762cm" svg:y2="1.179cm"><text:p/></draw:line><draw:line draw:style-name="gr401" draw:text-style-name="P56" svg:x1="7.392cm" svg:y1="0.593cm" svg:x2="7.392cm" svg:y2="1.18cm"><text:p/></draw:line><draw:line draw:style-name="gr401" draw:text-style-name="P56" svg:x1="8.033cm" svg:y1="0.593cm" svg:x2="8.033cm" svg:y2="1.179cm"><text:p/></draw:line><draw:line draw:style-name="gr401" draw:text-style-name="P56" svg:x1="8.667cm" svg:y1="0.593cm" svg:x2="8.667cm" svg:y2="1.18cm"><text:p/></draw:line><draw:line draw:style-name="gr401" draw:text-style-name="P56" svg:x1="0.421cm" svg:y1="0.593cm" svg:x2="0.421cm" svg:y2="1.18cm"><text:p/></draw:line><draw:frame draw:style-name="gr399" draw:text-style-name="P106" svg:width="0.71cm" svg:height="0.777cm" svg:x="0.092cm" svg:y="0cm"><draw:text-box><text:p text:style-name="P57"><text:span text:style-name="T59">R</text:span></text:p></draw:text-box></draw:frame><draw:g draw:style-name="gr66"><draw:line draw:style-name="gr402" draw:text-style-name="P81" svg:x1="0.346cm" svg:y1="0.975cm" svg:x2="0.482cm" svg:y2="0.81cm"><text:p/></draw:line><draw:line draw:style-name="gr402" draw:text-style-name="P81" svg:x1="0.346cm" svg:y1="0.81cm" svg:x2="0.482cm" svg:y2="0.975cm"><text:p/></draw:line></draw:g><draw:g draw:style-name="gr66"><draw:line draw:style-name="gr402" draw:text-style-name="P81" svg:x1="0.987cm" svg:y1="0.975cm" svg:x2="1.123cm" svg:y2="0.81cm"><text:p/></draw:line><draw:line draw:style-name="gr402" draw:text-style-name="P81" svg:x1="0.987cm" svg:y1="0.81cm" svg:x2="1.123cm" svg:y2="0.975cm"><text:p/></draw:line></draw:g><draw:g draw:style-name="gr66"><draw:line draw:style-name="gr402" draw:text-style-name="P81" svg:x1="1.617cm" svg:y1="0.975cm" svg:x2="1.753cm" svg:y2="0.81cm"><text:p/></draw:line><draw:line draw:style-name="gr402" draw:text-style-name="P81" svg:x1="1.617cm" svg:y1="0.81cm" svg:x2="1.753cm" svg:y2="0.975cm"><text:p/></draw:line></draw:g><draw:g draw:style-name="gr66"><draw:line draw:style-name="gr402" draw:text-style-name="P81" svg:x1="2.252cm" svg:y1="0.968cm" svg:x2="2.388cm" svg:y2="0.803cm"><text:p/></draw:line><draw:line draw:style-name="gr402" draw:text-style-name="P81" svg:x1="2.252cm" svg:y1="0.803cm" svg:x2="2.388cm" svg:y2="0.968cm"><text:p/></draw:line></draw:g><draw:g draw:style-name="gr66"><draw:line draw:style-name="gr402" draw:text-style-name="P81" svg:x1="2.892cm" svg:y1="0.968cm" svg:x2="3.028cm" svg:y2="0.803cm"><text:p/></draw:line><draw:line draw:style-name="gr402" draw:text-style-name="P81" svg:x1="2.892cm" svg:y1="0.803cm" svg:x2="3.028cm" svg:y2="0.968cm"><text:p/></draw:line></draw:g><draw:g draw:style-name="gr66"><draw:line draw:style-name="gr402" draw:text-style-name="P81" svg:x1="3.522cm" svg:y1="0.975cm" svg:x2="3.658cm" svg:y2="0.81cm"><text:p/></draw:line><draw:line draw:style-name="gr402" draw:text-style-name="P81" svg:x1="3.522cm" svg:y1="0.81cm" svg:x2="3.658cm" svg:y2="0.975cm"><text:p/></draw:line></draw:g><draw:g draw:style-name="gr66"><draw:line draw:style-name="gr402" draw:text-style-name="P81" svg:x1="4.157cm" svg:y1="0.975cm" svg:x2="4.293cm" svg:y2="0.81cm"><text:p/></draw:line><draw:line draw:style-name="gr402" draw:text-style-name="P81" svg:x1="4.157cm" svg:y1="0.81cm" svg:x2="4.293cm" svg:y2="0.975cm"><text:p/></draw:line></draw:g><draw:g draw:style-name="gr66"><draw:line draw:style-name="gr402" draw:text-style-name="P81" svg:x1="4.796cm" svg:y1="0.975cm" svg:x2="4.932cm" svg:y2="0.81cm"><text:p/></draw:line><draw:line draw:style-name="gr402" draw:text-style-name="P81" svg:x1="4.796cm" svg:y1="0.81cm" svg:x2="4.932cm" svg:y2="0.975cm"><text:p/></draw:line></draw:g><draw:g draw:style-name="gr66"><draw:line draw:style-name="gr402" draw:text-style-name="P81" svg:x1="5.425cm" svg:y1="0.975cm" svg:x2="5.561cm" svg:y2="0.81cm"><text:p/></draw:line><draw:line draw:style-name="gr402" draw:text-style-name="P81" svg:x1="5.425cm" svg:y1="0.81cm" svg:x2="5.561cm" svg:y2="0.975cm"><text:p/></draw:line></draw:g><draw:g draw:style-name="gr66"><draw:line draw:style-name="gr402" draw:text-style-name="P81" svg:x1="6.062cm" svg:y1="0.975cm" svg:x2="6.198cm" svg:y2="0.81cm"><text:p/></draw:line><draw:line draw:style-name="gr402" draw:text-style-name="P81" svg:x1="6.062cm" svg:y1="0.81cm" svg:x2="6.198cm" svg:y2="0.975cm"><text:p/></draw:line></draw:g><draw:g draw:style-name="gr66"><draw:line draw:style-name="gr402" draw:text-style-name="P81" svg:x1="8.587cm" svg:y1="0.968cm" svg:x2="8.723cm" svg:y2="0.803cm"><text:p/></draw:line><draw:line draw:style-name="gr402" draw:text-style-name="P81" svg:x1="8.587cm" svg:y1="0.803cm" svg:x2="8.723cm" svg:y2="0.968cm"><text:p/></draw:line></draw:g><draw:g draw:style-name="gr66"><draw:line draw:style-name="gr402" draw:text-style-name="P81" svg:x1="6.689cm" svg:y1="0.968cm" svg:x2="6.825cm" svg:y2="0.803cm"><text:p/></draw:line><draw:line draw:style-name="gr402" draw:text-style-name="P81" svg:x1="6.689cm" svg:y1="0.803cm" svg:x2="6.825cm" svg:y2="0.968cm"><text:p/></draw:line></draw:g><draw:g draw:style-name="gr66"><draw:line draw:style-name="gr402" draw:text-style-name="P81" svg:x1="7.322cm" svg:y1="0.975cm" svg:x2="7.458cm" svg:y2="0.81cm"><text:p/></draw:line><draw:line draw:style-name="gr402" draw:text-style-name="P81" svg:x1="7.322cm" svg:y1="0.81cm" svg:x2="7.458cm" svg:y2="0.975cm"><text:p/></draw:line></draw:g><draw:g draw:style-name="gr66"><draw:line draw:style-name="gr402" draw:text-style-name="P81" svg:x1="7.959cm" svg:y1="0.968cm" svg:x2="8.095cm" svg:y2="0.803cm"><text:p/></draw:line><draw:line draw:style-name="gr402" draw:text-style-name="P81" svg:x1="7.959cm" svg:y1="0.803cm" svg:x2="8.095cm" svg:y2="0.968cm"><text:p/></draw:line></draw:g><draw:frame draw:style-name="gr403" draw:text-style-name="P86" svg:width="0.989cm" svg:height="0.78cm" svg:x="3.175cm" svg:y="1.132cm"><draw:text-box><text:p text:style-name="P57"><text:span text:style-name="T51">−</text:span><text:span text:style-name="T51">1</text:span></text:p></draw:text-box></draw:frame><draw:frame draw:style-name="gr403" draw:text-style-name="P86" svg:width="0.989cm" svg:height="0.78cm" svg:x="2.487cm" svg:y="1.132cm"><draw:text-box><text:p text:style-name="P57"><text:span text:style-name="T51">−</text:span><text:span text:style-name="T51">2</text:span></text:p></draw:text-box></draw:frame><draw:frame draw:style-name="gr404" draw:text-style-name="P86" svg:width="0.987cm" svg:height="0.78cm" svg:x="1.829cm" svg:y="1.132cm"><draw:text-box><text:p text:style-name="P57"><text:span text:style-name="T51">−</text:span><text:span text:style-name="T51">3</text:span></text:p></draw:text-box></draw:frame><draw:frame draw:style-name="gr404" draw:text-style-name="P86" svg:width="0.987cm" svg:height="0.78cm" svg:x="1.155cm" svg:y="1.132cm"><draw:text-box><text:p text:style-name="P57"><text:span text:style-name="T51">−</text:span><text:span text:style-name="T51">4</text:span></text:p></draw:text-box></draw:frame><draw:frame draw:style-name="gr403" draw:text-style-name="P86" svg:width="0.989cm" svg:height="0.78cm" svg:x="0.577cm" svg:y="1.132cm"><draw:text-box><text:p text:style-name="P57"><text:span text:style-name="T51">−</text:span><text:span text:style-name="T51">5</text:span></text:p></draw:text-box></draw:frame><draw:frame draw:style-name="gr403" draw:text-style-name="P86" svg:width="0.989cm" svg:height="0.78cm" svg:x="0cm" svg:y="1.132cm"><draw:text-box><text:p text:style-name="P57"><text:span text:style-name="T51">−</text:span><text:span text:style-name="T51">6</text:span></text:p></draw:text-box></draw:frame><draw:frame draw:style-name="gr403" draw:text-style-name="P86" svg:width="0.989cm" svg:height="0.78cm" svg:x="5.147cm" svg:y="1.132cm"><draw:text-box><text:p text:style-name="P57"><text:span text:style-name="T51">2</text:span></text:p></draw:text-box></draw:frame><draw:frame draw:style-name="gr403" draw:text-style-name="P86" svg:width="0.989cm" svg:height="0.78cm" svg:x="5.807cm" svg:y="1.132cm"><draw:text-box><text:p text:style-name="P57"><text:span text:style-name="T51">3</text:span></text:p></draw:text-box></draw:frame><draw:frame draw:style-name="gr403" draw:text-style-name="P86" svg:width="0.989cm" svg:height="0.78cm" svg:x="6.422cm" svg:y="1.132cm"><draw:text-box><text:p text:style-name="P57"><text:span text:style-name="T51">4</text:span></text:p></draw:text-box></draw:frame><draw:frame draw:style-name="gr404" draw:text-style-name="P86" svg:width="0.987cm" svg:height="0.78cm" svg:x="7.08cm" svg:y="1.132cm"><draw:text-box><text:p text:style-name="P57"><text:span text:style-name="T51">5</text:span></text:p></draw:text-box></draw:frame><draw:frame draw:style-name="gr403" draw:text-style-name="P86" svg:width="0.989cm" svg:height="0.78cm" svg:x="7.752cm" svg:y="1.132cm"><draw:text-box><text:p text:style-name="P57"><text:span text:style-name="T51">6</text:span></text:p></draw:text-box></draw:frame><draw:frame draw:style-name="gr404" draw:text-style-name="P86" svg:width="0.987cm" svg:height="0.78cm" svg:x="8.331cm" svg:y="1.132cm"><draw:text-box><text:p text:style-name="P57"><text:span text:style-name="T51">7</text:span></text:p></draw:text-box></draw:frame></draw:g>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Décode le message de Baptiste :</text:span></text:h>
            </text:list-item>
          </text:list>
        </text:list-item>
      </text:list>
      <text:h text:style-name="P8" text:outline-level="1"><text:span text:style-name="_5f_Caractères_5f_encadré">3</text:span><text:span text:style-name="_5f_Caractères"> </text:span><text:span text:style-name="_5f_Caractères_5f_encadré">–3</text:span><text:span text:style-name="_5f_Caractères"> </text:span><text:span text:style-name="_5f_Caractères_5f_encadré">4</text:span><text:span text:style-name="_5f_pointillés_20_gris"><text:span text:style-name="T8"> <text:tab/></text:span></text:span><text:span text:style-name="_5f_Caractères_5f_encadré">–1</text:span><text:span text:style-name="_5f_Caractères"> </text:span><text:span text:style-name="_5f_Caractères_5f_encadré">6</text:span><text:span text:style-name="_5f_Caractères"> </text:span><text:span text:style-name="_5f_Caractères_5f_encadré">–5</text:span><text:span text:style-name="_5f_Caractères"> </text:span><text:span text:style-name="_5f_Caractères_5f_encadré">–2</text:span><text:span text:style-name="_5f_Caractères"> </text:span><text:span text:style-name="_5f_Caractères_5f_encadré">4</text:span></text:h>
      <text:h text:style-name="P8" text:outline-level="1"><text:span text:style-name="_5f_Caractères_5f_encadré">–4</text:span><text:span text:style-name="_5f_Caractères"> </text:span><text:span text:style-name="_5f_Caractères_5f_encadré">–3</text:span><text:span text:style-name="_5f_Caractères"> </text:span><text:span text:style-name="_5f_Caractères_5f_encadré">4</text:span><text:span text:style-name="_5f_Caractères"> </text:span><text:span text:style-name="_5f_Caractères_5f_encadré">–5</text:span><text:span text:style-name="_5f_pointillés_20_gris"><text:tab/></text:span><text:span text:style-name="_5f_Caractères_5f_encadré">4</text:span><text:span text:style-name="_5f_Caractères"> </text:span><text:span text:style-name="_5f_Caractères_5f_encadré">7</text:span><text:span text:style-name="_5f_Caractères"> </text:span><text:span text:style-name="_5f_Caractères_5f_encadré">2</text:span><text:span text:style-name="_5f_Caractères"> </text:span><text:span text:style-name="_5f_Caractères_5f_encadré">–3</text:span><text:span text:style-name="_5f_Caractères"> </text:span><text:span text:style-name="_5f_Caractères_5f_encadré">–6</text:span><text:span text:style-name="_5f_Caractères"> !</text:span></text:h>
      <text:h text:style-name="P13" text:outline-level="1"><text:span text:style-name="_5f_Caractères"><text:span text:style-name="T15">L E S <text:s text:c="4"/>M A T H S <text:s text:c="4"/>C E S T <text:s text:c="3"/>S U P E R !</text:span></text:span><text:span text:style-name="_5f_Caractères"><text:tab/>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Code la réponse de Nour : « Oui, tu as raison ! »</text:span></text:h>
            </text:list-item>
          </text:list>
        </text:list-item>
      </text:list>
      <text:h text:style-name="P19" text:outline-level="1"><text:span text:style-name="_5f_Caractères_5f_encadré"><text:span text:style-name="T16"> </text:span></text:span><text:span text:style-name="_5f_Caractères_5f_encadré"><text:span text:style-name="T18">0</text:span></text:span><text:span text:style-name="_5f_Caractères_5f_encadré"><text:span text:style-name="T16"> </text:span></text:span><text:span text:style-name="_5f_Caractères"> </text:span><text:span text:style-name="_5f_Caractères_5f_encadré"><text:span text:style-name="T16"> </text:span></text:span><text:span text:style-name="_5f_Caractères_5f_encadré"><text:span text:style-name="T18">7</text:span></text:span><text:span text:style-name="_5f_Caractères_5f_encadré"><text:span text:style-name="T16"> </text:span></text:span><text:span text:style-name="_5f_Caractères"> </text:span><text:span text:style-name="_5f_Caractères_5f_encadré"><text:span text:style-name="T16"> </text:span></text:span><text:span text:style-name="_5f_Caractères_5f_encadré"><text:span text:style-name="T17">1</text:span></text:span><text:span text:style-name="_5f_Caractères_5f_encadré"><text:span text:style-name="T16"> </text:span></text:span><text:span text:style-name="_5f_Caractères"> , <text:s text:c="2"/></text:span><text:span text:style-name="_5f_Caractères_5f_encadré"><text:span text:style-name="T16"> -</text:span></text:span><text:span text:style-name="_5f_Caractères_5f_encadré"><text:span text:style-name="T18">5</text:span></text:span><text:span text:style-name="_5f_Caractères_5f_encadré"><text:span text:style-name="T16"> </text:span></text:span><text:span text:style-name="_5f_Caractères"> </text:span><text:span text:style-name="_5f_Caractères_5f_encadré"><text:span text:style-name="T16"> </text:span></text:span><text:span text:style-name="_5f_Caractères_5f_encadré"><text:span text:style-name="T18">7</text:span></text:span><text:span text:style-name="_5f_Caractères_5f_encadré"><text:span text:style-name="T16"> </text:span></text:span><text:span text:style-name="_5f_Caractères"><text:span text:style-name="T27"> <text:s text:c="4"/></text:span></text:span><text:span text:style-name="_5f_Caractères_5f_encadré"><text:span text:style-name="T16"> </text:span></text:span><text:span text:style-name="_5f_Caractères_5f_encadré"><text:span text:style-name="T18">6</text:span></text:span><text:span text:style-name="_5f_Caractères_5f_encadré"><text:span text:style-name="T16"> </text:span></text:span><text:span text:style-name="_5f_Caractères"><text:span text:style-name="T27"> </text:span></text:span><text:span text:style-name="_5f_Caractères_5f_encadré"><text:span text:style-name="T16"> </text:span></text:span><text:span text:style-name="_5f_Caractères_5f_encadré"><text:span text:style-name="T18">4</text:span></text:span><text:span text:style-name="_5f_Caractères_5f_encadré"><text:span text:style-name="T16"> </text:span></text:span><text:span text:style-name="_5f_Caractères"> </text:span><text:span text:style-name="_5f_Caractères"><text:span text:style-name="T1">…</text:span></text:span></text:h>
      <text:h text:style-name="P19" text:outline-level="1"><text:span text:style-name="_5f_Caractères_5f_encadré"><text:span text:style-name="T16"> –</text:span></text:span><text:span text:style-name="_5f_Caractères_5f_encadré"><text:span text:style-name="T17">6</text:span></text:span><text:span text:style-name="_5f_Caractères_5f_encadré"><text:span text:style-name="T16"> </text:span></text:span><text:span text:style-name="_5f_Caractères"> </text:span><text:span text:style-name="_5f_Caractères_5f_encadré"><text:span text:style-name="T16"> </text:span></text:span><text:span text:style-name="_5f_Caractères_5f_encadré"><text:span text:style-name="T17">6</text:span></text:span><text:span text:style-name="_5f_Caractères_5f_encadré"><text:span text:style-name="T16"> </text:span></text:span><text:span text:style-name="_5f_Caractères"> </text:span><text:span text:style-name="_5f_Caractères_5f_encadré"><text:span text:style-name="T16"> </text:span></text:span><text:span text:style-name="_5f_Caractères_5f_encadré"><text:span text:style-name="T17">1</text:span></text:span><text:span text:style-name="_5f_Caractères_5f_encadré"><text:span text:style-name="T16"> </text:span></text:span><text:span text:style-name="_5f_Caractères"> </text:span><text:span text:style-name="_5f_Caractères_5f_encadré"><text:span text:style-name="T16"> </text:span></text:span><text:span text:style-name="_5f_Caractères_5f_encadré"><text:span text:style-name="T17">4</text:span></text:span><text:span text:style-name="_5f_Caractères_5f_encadré"><text:span text:style-name="T16"> </text:span></text:span><text:span text:style-name="_5f_Caractères"> </text:span><text:span text:style-name="_5f_Caractères_5f_encadré"><text:span text:style-name="T16"> </text:span></text:span><text:span text:style-name="_5f_Caractères_5f_encadré"><text:span text:style-name="T17">0</text:span></text:span><text:span text:style-name="_5f_Caractères_5f_encadré"><text:span text:style-name="T16"> </text:span></text:span><text:span text:style-name="_5f_Caractères"> </text:span><text:span text:style-name="_5f_Caractères_5f_encadré"><text:span text:style-name="T16"> </text:span></text:span><text:span text:style-name="_5f_Caractères_5f_encadré"><text:span text:style-name="T17">5</text:span></text:span><text:span text:style-name="_5f_Caractères_5f_encadré"><text:span text:style-name="T16"> </text:span></text:span><text:span text:style-name="_5f_pointillés_20_gris"> </text:span><text:span text:style-name="_5f_Caractères">!</text:span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55" text:outline-level="1"><text:span text:style-name="_5f_Caractères"> Dans chaque cas, place précisément les points donnés.</text:span></text:h>
          <text:list>
            <text:list-item>
              <text:h text:style-name="P46" text:outline-level="2"><text:span text:style-name="_5f_Caractères">A(−3)  ; B(+2,5)  ; C(−0,5)  ; D(−1,5)</text:span></text:h>
            </text:list-item>
            <text:list-item>
              <text:h text:style-name="P46" text:outline-level="2"><draw:g text:anchor-type="paragraph" draw:z-index="40" draw:name="Objet de groupe 2" draw:style-name="gr117"><draw:line draw:style-name="gr374" draw:text-style-name="P102" svg:x1="0.142cm" svg:y1="0.729cm" svg:x2="9.141cm" svg:y2="0.729cm"><text:p/></draw:line><draw:line draw:style-name="gr375" draw:text-style-name="P102" svg:x1="0.495cm" svg:y1="0.606cm" svg:x2="0.495cm" svg:y2="0.853cm"><text:p/></draw:line><draw:line draw:style-name="gr376" draw:text-style-name="P102" svg:x1="1.141cm" svg:y1="0.606cm" svg:x2="1.141cm" svg:y2="0.853cm"><text:p/></draw:line><draw:line draw:style-name="gr377" draw:text-style-name="P102" svg:x1="2.434cm" svg:y1="0.606cm" svg:x2="2.434cm" svg:y2="0.853cm"><text:p/></draw:line><draw:line draw:style-name="gr378" draw:text-style-name="P102" svg:x1="4.372cm" svg:y1="0.606cm" svg:x2="4.372cm" svg:y2="0.853cm"><text:p/></draw:line><draw:line draw:style-name="gr379" draw:text-style-name="P102" svg:x1="5.017cm" svg:y1="0.606cm" svg:x2="5.017cm" svg:y2="0.853cm"><text:p/></draw:line><draw:line draw:style-name="gr380" draw:text-style-name="P102" svg:x1="3.723cm" svg:y1="0.61cm" svg:x2="3.723cm" svg:y2="0.857cm"><text:p/></draw:line><draw:line draw:style-name="gr381" draw:text-style-name="P102" svg:x1="6.314cm" svg:y1="0.606cm" svg:x2="6.314cm" svg:y2="0.853cm"><text:p/></draw:line><draw:line draw:style-name="gr382" draw:text-style-name="P102" svg:x1="6.956cm" svg:y1="0.606cm" svg:x2="6.956cm" svg:y2="0.853cm"><text:p/></draw:line><draw:frame draw:style-name="gr383" draw:text-style-name="P103" svg:width="0.729cm" svg:height="0.664cm" svg:x="4.024cm" svg:y="0.894cm"><draw:text-box><text:p text:style-name="P57"><text:span text:style-name="T54">0</text:span></text:p></draw:text-box></draw:frame><draw:line draw:style-name="gr384" draw:text-style-name="P102" svg:x1="1.785cm" svg:y1="0.606cm" svg:x2="1.785cm" svg:y2="0.853cm"><text:p/></draw:line><draw:line draw:style-name="gr385" draw:text-style-name="P102" svg:x1="3.076cm" svg:y1="0.606cm" svg:x2="3.076cm" svg:y2="0.853cm"><text:p/></draw:line><draw:line draw:style-name="gr386" draw:text-style-name="P102" svg:x1="5.662cm" svg:y1="0.606cm" svg:x2="5.662cm" svg:y2="0.853cm"><text:p/></draw:line><draw:frame draw:style-name="gr387" draw:text-style-name="P103" svg:width="1.01cm" svg:height="0.664cm" svg:x="5.163cm" svg:y="0.894cm"><draw:text-box><text:p text:style-name="P57"><text:span text:style-name="T55"></text:span><text:span text:style-name="T54">1</text:span></text:p></draw:text-box></draw:frame><draw:line draw:style-name="gr388" draw:text-style-name="P102" svg:x1="5.017cm" svg:y1="0.606cm" svg:x2="5.017cm" svg:y2="0.853cm"><text:p/></draw:line><draw:line draw:style-name="gr389" draw:text-style-name="P102" svg:x1="6.314cm" svg:y1="0.606cm" svg:x2="6.314cm" svg:y2="0.853cm"><text:p/></draw:line><draw:line draw:style-name="gr390" draw:text-style-name="P102" svg:x1="5.662cm" svg:y1="0.606cm" svg:x2="5.662cm" svg:y2="0.853cm"><text:p/></draw:line><draw:line draw:style-name="gr391" draw:text-style-name="P102" svg:x1="7.621cm" svg:y1="0.606cm" svg:x2="7.621cm" svg:y2="0.853cm"><text:p/></draw:line><draw:line draw:style-name="gr392" draw:text-style-name="P102" svg:x1="8.265cm" svg:y1="0.606cm" svg:x2="8.265cm" svg:y2="0.853cm"><text:p/></draw:line><draw:line draw:style-name="gr393" draw:text-style-name="P102" svg:x1="7.621cm" svg:y1="0.606cm" svg:x2="7.621cm" svg:y2="0.853cm"><text:p/></draw:line><draw:line draw:style-name="gr394" draw:text-style-name="P102" svg:x1="8.265cm" svg:y1="0.606cm" svg:x2="8.265cm" svg:y2="0.853cm"><text:p/></draw:line><draw:frame draw:style-name="gr387" draw:text-style-name="P104" svg:width="1.01cm" svg:height="0.664cm" svg:x="6.465cm" svg:y="0.894cm"><draw:text-box><text:p text:style-name="P57"><text:span text:style-name="T56"></text:span><text:span text:style-name="T57">2</text:span></text:p></draw:text-box></draw:frame><draw:frame draw:style-name="gr395" draw:text-style-name="P104" svg:width="1.225cm" svg:height="0.664cm" svg:x="7.767cm" svg:y="0.894cm"><draw:text-box><text:p text:style-name="P57"><text:span text:style-name="T56"></text:span><text:span text:style-name="T57">3</text:span></text:p></draw:text-box></draw:frame><draw:frame draw:style-name="gr396" draw:text-style-name="P104" svg:width="1.026cm" svg:height="0.664cm" svg:x="2.567cm" svg:y="0.894cm"><draw:text-box><text:p text:style-name="P57"><text:span text:style-name="T58">−</text:span><text:span text:style-name="T58">1</text:span></text:p></draw:text-box></draw:frame><draw:frame draw:style-name="gr396" draw:text-style-name="P104" svg:width="1.026cm" svg:height="0.664cm" svg:x="1.267cm" svg:y="0.894cm"><draw:text-box><text:p text:style-name="P57"><text:span text:style-name="T58">−</text:span><text:span text:style-name="T57">2</text:span></text:p></draw:text-box></draw:frame><draw:frame draw:style-name="gr396" draw:text-style-name="P104" svg:width="1.026cm" svg:height="0.664cm" svg:x="0.002cm" svg:y="0.894cm"><draw:text-box><text:p text:style-name="P57"><text:span text:style-name="T58">−</text:span><text:span text:style-name="T58">3</text:span></text:p></draw:text-box></draw:frame><draw:frame draw:style-name="gr145" draw:text-style-name="P59" svg:width="1.001cm" svg:height="0.664cm" svg:x="0.14cm" svg:y="0.067cm"><draw:text-box><text:p text:style-name="P80"><text:span text:style-name="T40">A</text:span></text:p></draw:text-box></draw:frame><draw:frame draw:style-name="gr145" draw:text-style-name="P59" svg:width="1.001cm" svg:height="0.664cm" svg:x="7.239cm" svg:y="0.067cm"><draw:text-box><text:p text:style-name="P80"><text:span text:style-name="T40">B</text:span></text:p></draw:text-box></draw:frame><draw:frame draw:style-name="gr145" draw:text-style-name="P59" svg:width="1.001cm" svg:height="0.664cm" svg:x="3.339cm" svg:y="0.067cm"><draw:text-box><text:p text:style-name="P80"><text:span text:style-name="T40">C</text:span></text:p></draw:text-box></draw:frame><draw:frame draw:style-name="gr145" draw:text-style-name="P59" svg:width="1.001cm" svg:height="0.664cm" svg:x="2.039cm" svg:y="0.067cm"><draw:text-box><text:p text:style-name="P80"><text:span text:style-name="T40">D</text:span></text:p></draw:text-box></draw:frame><draw:frame draw:style-name="gr145" draw:text-style-name="P60" svg:width="0.8cm" svg:height="0.664cm" svg:x="0.101cm" svg:y="0.399cm"><draw:text-box><text:p text:style-name="P80"><text:span text:style-name="T39">×</text:span></text:p></draw:text-box></draw:frame><draw:frame draw:style-name="gr145" draw:text-style-name="P60" svg:width="0.8cm" svg:height="0.664cm" svg:x="2.038cm" svg:y="0.399cm"><draw:text-box><text:p text:style-name="P80"><text:span text:style-name="T39">×</text:span></text:p></draw:text-box></draw:frame><draw:frame draw:style-name="gr145" draw:text-style-name="P60" svg:width="0.8cm" svg:height="0.664cm" svg:x="3.338cm" svg:y="0.399cm"><draw:text-box><text:p text:style-name="P80"><text:span text:style-name="T39">×</text:span></text:p></draw:text-box></draw:frame><draw:frame draw:style-name="gr145" draw:text-style-name="P60" svg:width="0.8cm" svg:height="0.664cm" svg:x="7.237cm" svg:y="0.399cm"><draw:text-box><text:p text:style-name="P80"><text:span text:style-name="T39">×</text:span></text:p></draw:text-box></draw:frame></draw:g><text:span text:style-name="_5f_Caractères">E(−2,6) ; F(−3,1) ; G(−1,8) ; H(−4,2)</text:span></text:h>
            </text:list-item>
          </text:list>
        </text:list-item>
      </text:list>
      <text:p text:style-name="P10"><text:span text:style-name="_5f_Caractères"><draw:g text:anchor-type="as-char" draw:z-index="41" draw:name="Forme18" draw:style-name="gr207"><draw:line draw:style-name="gr330" draw:text-style-name="P67" svg:x1="-0.001cm" svg:y1="0.606cm" svg:x2="9.018cm" svg:y2="0.606cm"><text:p/></draw:line><draw:line draw:style-name="gr331" draw:text-style-name="P67" svg:x1="0.543cm" svg:y1="0.466cm" svg:x2="0.543cm" svg:y2="0.742cm"><text:p/></draw:line><draw:line draw:style-name="gr332" draw:text-style-name="P67" svg:x1="0.799cm" svg:y1="0.466cm" svg:x2="0.799cm" svg:y2="0.742cm"><text:p/></draw:line><draw:line draw:style-name="gr333" draw:text-style-name="P67" svg:x1="1.058cm" svg:y1="0.422cm" svg:x2="1.058cm" svg:y2="0.792cm"><text:p/></draw:line><draw:line draw:style-name="gr334" draw:text-style-name="P67" svg:x1="1.319cm" svg:y1="0.466cm" svg:x2="1.319cm" svg:y2="0.742cm"><text:p/></draw:line><draw:line draw:style-name="gr335" draw:text-style-name="P67" svg:x1="0.543cm" svg:y1="0.466cm" svg:x2="0.543cm" svg:y2="0.742cm"><text:p/></draw:line><draw:line draw:style-name="gr336" draw:text-style-name="P67" svg:x1="1.575cm" svg:y1="0.466cm" svg:x2="1.575cm" svg:y2="0.742cm"><text:p/></draw:line><draw:line draw:style-name="gr337" draw:text-style-name="P67" svg:x1="1.834cm" svg:y1="0.466cm" svg:x2="1.834cm" svg:y2="0.742cm"><text:p/></draw:line><draw:line draw:style-name="gr338" draw:text-style-name="P67" svg:x1="2.09cm" svg:y1="0.466cm" svg:x2="2.09cm" svg:y2="0.742cm"><text:p/></draw:line><draw:line draw:style-name="gr339" draw:text-style-name="P67" svg:x1="2.35cm" svg:y1="0.466cm" svg:x2="2.35cm" svg:y2="0.742cm"><text:p/></draw:line><draw:line draw:style-name="gr340" draw:text-style-name="P67" svg:x1="1.575cm" svg:y1="0.466cm" svg:x2="1.575cm" svg:y2="0.742cm"><text:p/></draw:line><draw:line draw:style-name="gr341" draw:text-style-name="P67" svg:x1="2.612cm" svg:y1="0.466cm" svg:x2="2.612cm" svg:y2="0.742cm"><text:p/></draw:line><draw:line draw:style-name="gr342" draw:text-style-name="P67" svg:x1="2.866cm" svg:y1="0.466cm" svg:x2="2.866cm" svg:y2="0.742cm"><text:p/></draw:line><draw:line draw:style-name="gr343" draw:text-style-name="P67" svg:x1="3.122cm" svg:y1="0.466cm" svg:x2="3.122cm" svg:y2="0.742cm"><text:p/></draw:line><draw:line draw:style-name="gr344" draw:text-style-name="P67" svg:x1="3.381cm" svg:y1="0.466cm" svg:x2="3.381cm" svg:y2="0.742cm"><text:p/></draw:line><draw:line draw:style-name="gr345" draw:text-style-name="P67" svg:x1="2.612cm" svg:y1="0.466cm" svg:x2="2.612cm" svg:y2="0.742cm"><text:p/></draw:line><draw:line draw:style-name="gr346" draw:text-style-name="P67" svg:x1="3.896cm" svg:y1="0.466cm" svg:x2="3.896cm" svg:y2="0.742cm"><text:p/></draw:line><draw:line draw:style-name="gr347" draw:text-style-name="P67" svg:x1="4.157cm" svg:y1="0.466cm" svg:x2="4.157cm" svg:y2="0.742cm"><text:p/></draw:line><draw:line draw:style-name="gr348" draw:text-style-name="P67" svg:x1="4.412cm" svg:y1="0.466cm" svg:x2="4.412cm" svg:y2="0.742cm"><text:p/></draw:line><draw:line draw:style-name="gr349" draw:text-style-name="P67" svg:x1="4.669cm" svg:y1="0.466cm" svg:x2="4.669cm" svg:y2="0.742cm"><text:p/></draw:line><draw:line draw:style-name="gr350" draw:text-style-name="P67" svg:x1="4.93cm" svg:y1="0.466cm" svg:x2="4.93cm" svg:y2="0.742cm"><text:p/></draw:line><draw:line draw:style-name="gr351" draw:text-style-name="P67" svg:x1="5.189cm" svg:y1="0.466cm" svg:x2="5.189cm" svg:y2="0.742cm"><text:p/></draw:line><draw:line draw:style-name="gr352" draw:text-style-name="P67" svg:x1="5.45cm" svg:y1="0.466cm" svg:x2="5.45cm" svg:y2="0.742cm"><text:p/></draw:line><draw:line draw:style-name="gr353" draw:text-style-name="P67" svg:x1="4.669cm" svg:y1="0.466cm" svg:x2="4.669cm" svg:y2="0.742cm"><text:p/></draw:line><draw:line draw:style-name="gr354" draw:text-style-name="P67" svg:x1="5.704cm" svg:y1="0.466cm" svg:x2="5.704cm" svg:y2="0.742cm"><text:p/></draw:line><draw:line draw:style-name="gr355" draw:text-style-name="P67" svg:x1="5.96cm" svg:y1="0.466cm" svg:x2="5.96cm" svg:y2="0.742cm"><text:p/></draw:line><draw:line draw:style-name="gr356" draw:text-style-name="P67" svg:x1="6.219cm" svg:y1="0.466cm" svg:x2="6.219cm" svg:y2="0.742cm"><text:p/></draw:line><draw:line draw:style-name="gr357" draw:text-style-name="P67" svg:x1="6.481cm" svg:y1="0.466cm" svg:x2="6.481cm" svg:y2="0.742cm"><text:p/></draw:line><draw:line draw:style-name="gr358" draw:text-style-name="P67" svg:x1="5.704cm" svg:y1="0.466cm" svg:x2="5.704cm" svg:y2="0.742cm"><text:p/></draw:line><draw:line draw:style-name="gr359" draw:text-style-name="P67" svg:x1="6.735cm" svg:y1="0.466cm" svg:x2="6.735cm" svg:y2="0.742cm"><text:p/></draw:line><draw:line draw:style-name="gr360" draw:text-style-name="P67" svg:x1="6.997cm" svg:y1="0.466cm" svg:x2="6.997cm" svg:y2="0.742cm"><text:p/></draw:line><draw:line draw:style-name="gr361" draw:text-style-name="P67" svg:x1="7.251cm" svg:y1="0.466cm" svg:x2="7.251cm" svg:y2="0.742cm"><text:p/></draw:line><draw:line draw:style-name="gr362" draw:text-style-name="P67" svg:x1="7.512cm" svg:y1="0.466cm" svg:x2="7.512cm" svg:y2="0.742cm"><text:p/></draw:line><draw:line draw:style-name="gr363" draw:text-style-name="P67" svg:x1="6.735cm" svg:y1="0.466cm" svg:x2="6.735cm" svg:y2="0.742cm"><text:p/></draw:line><draw:line draw:style-name="gr364" draw:text-style-name="P67" svg:x1="7.768cm" svg:y1="0.466cm" svg:x2="7.768cm" svg:y2="0.742cm"><text:p/></draw:line><draw:line draw:style-name="gr365" draw:text-style-name="P67" svg:x1="8.024cm" svg:y1="0.466cm" svg:x2="8.024cm" svg:y2="0.742cm"><text:p/></draw:line><draw:line draw:style-name="gr366" draw:text-style-name="P67" svg:x1="8.289cm" svg:y1="0.466cm" svg:x2="8.289cm" svg:y2="0.742cm"><text:p/></draw:line><draw:line draw:style-name="gr367" draw:text-style-name="P67" svg:x1="7.768cm" svg:y1="0.466cm" svg:x2="7.768cm" svg:y2="0.742cm"><text:p/></draw:line><draw:frame draw:style-name="gr368" draw:text-style-name="P99" svg:width="1.026cm" svg:height="0.664cm" svg:x="0.536cm" svg:y="0.656cm"><draw:text-box><text:p text:style-name="P57"><text:span text:style-name="T44">−</text:span><text:span text:style-name="T44">4</text:span></text:p></draw:text-box></draw:frame><draw:frame draw:style-name="gr369" draw:text-style-name="P99" svg:width="1.026cm" svg:height="0.664cm" svg:x="3.113cm" svg:y="0.656cm"><draw:text-box><text:p text:style-name="P57"><text:span text:style-name="T44">−</text:span><text:span text:style-name="T44">3</text:span></text:p></draw:text-box></draw:frame><draw:line draw:style-name="gr370" draw:text-style-name="P67" svg:x1="6.219cm" svg:y1="0.422cm" svg:x2="6.219cm" svg:y2="0.792cm"><text:p/></draw:line><draw:frame draw:style-name="gr371" draw:text-style-name="P99" svg:width="1.026cm" svg:height="0.664cm" svg:x="5.653cm" svg:y="0.656cm"><draw:text-box><text:p text:style-name="P57"><text:span text:style-name="T44">−</text:span><text:span text:style-name="T44">2</text:span></text:p></draw:text-box></draw:frame><draw:line draw:style-name="gr372" draw:text-style-name="P67" svg:x1="0.281cm" svg:y1="0.466cm" svg:x2="0.281cm" svg:y2="0.742cm"><text:p/></draw:line><draw:line draw:style-name="gr373" draw:text-style-name="P67" svg:x1="3.642cm" svg:y1="0.422cm" svg:x2="3.642cm" svg:y2="0.792cm"><text:p/></draw:line><draw:frame draw:style-name="gr145" draw:text-style-name="P101" svg:width="0.902cm" svg:height="0.664cm" svg:x="4.239cm" svg:y="0cm"><draw:text-box><text:p text:style-name="P100"><text:span text:style-name="T40">E</text:span></text:p></draw:text-box></draw:frame><draw:frame draw:style-name="gr145" draw:text-style-name="P101" svg:width="0.904cm" svg:height="0.664cm" svg:x="2.958cm" svg:y="0cm"><draw:text-box><text:p text:style-name="P100"><text:span text:style-name="T40">F</text:span></text:p></draw:text-box></draw:frame><draw:frame draw:style-name="gr145" draw:text-style-name="P60" svg:width="0.703cm" svg:height="0.664cm" svg:x="4.274cm" svg:y="0.296cm"><draw:text-box><text:p text:style-name="P80"><text:span text:style-name="T39">×</text:span></text:p></draw:text-box></draw:frame><draw:frame draw:style-name="gr145" draw:text-style-name="P60" svg:width="0.703cm" svg:height="0.664cm" svg:x="2.979cm" svg:y="0.3cm"><draw:text-box><text:p text:style-name="P80"><text:span text:style-name="T39">×</text:span></text:p></draw:text-box></draw:frame><draw:frame draw:style-name="gr145" draw:text-style-name="P60" svg:width="0.701cm" svg:height="0.664cm" svg:x="6.339cm" svg:y="0.3cm"><draw:text-box><text:p text:style-name="P80"><text:span text:style-name="T39">×</text:span></text:p></draw:text-box></draw:frame><draw:frame draw:style-name="gr145" draw:text-style-name="P60" svg:width="0.703cm" svg:height="0.664cm" svg:x="0.153cm" svg:y="0.3cm"><draw:text-box><text:p text:style-name="P80"><text:span text:style-name="T39">×</text:span></text:p></draw:text-box></draw:frame><draw:frame draw:style-name="gr145" draw:text-style-name="P101" svg:width="0.902cm" svg:height="0.664cm" svg:x="6.295cm" svg:y="0cm"><draw:text-box><text:p text:style-name="P100"><text:span text:style-name="T40">G</text:span></text:p></draw:text-box></draw:frame><draw:frame draw:style-name="gr145" draw:text-style-name="P101" svg:width="0.902cm" svg:height="0.664cm" svg:x="0.101cm" svg:y="0cm"><draw:text-box><text:p text:style-name="P100"><text:span text:style-name="T40">H</text:span></text:p></draw:text-box></draw:frame></draw:g></text:span></text:p>
      <text:list text:continue-numbering="true" text:style-name="_5f_Numérotation_20_des_20_exercices">
        <text:list-item>
          <text:h text:style-name="P55" text:outline-level="1"><text:span text:style-name="_5f_Caractères"> Dans chaque cas, place précisément les points donnés.</text:span></text:h>
          <text:list>
            <text:list-item>
              <text:h text:style-name="P46" text:outline-level="2"><text:span text:style-name="_5f_Caractères">K(−0,12)  ; L(−0,21)  ; M(0,06)  ; N(−0,03)</text:span></text:h>
            </text:list-item>
          </text:list>
        </text:list-item>
      </text:list>
      <text:p text:style-name="P10"><text:span text:style-name="_5f_Caractères"><draw:g text:anchor-type="as-char" draw:z-index="43" draw:name="Objet de groupe 3" draw:style-name="gr207"><draw:line draw:style-name="gr149" draw:text-style-name="P67" svg:x1="-0.001cm" svg:y1="0.695cm" svg:x2="8.998cm" svg:y2="0.695cm"><text:p/></draw:line><draw:line draw:style-name="gr150" draw:text-style-name="P67" svg:x1="0.445cm" svg:y1="0.55cm" svg:x2="0.445cm" svg:y2="0.85cm"><text:p/></draw:line><draw:line draw:style-name="gr300" draw:text-style-name="P67" svg:x1="0.699cm" svg:y1="0.55cm" svg:x2="0.699cm" svg:y2="0.85cm"><text:p/></draw:line><draw:line draw:style-name="gr151" draw:text-style-name="P67" svg:x1="0.948cm" svg:y1="0.501cm" svg:x2="0.948cm" svg:y2="0.901cm"><text:p/></draw:line><draw:line draw:style-name="gr301" draw:text-style-name="P67" svg:x1="1.207cm" svg:y1="0.55cm" svg:x2="1.207cm" svg:y2="0.85cm"><text:p/></draw:line><draw:line draw:style-name="gr302" draw:text-style-name="P67" svg:x1="0.445cm" svg:y1="0.55cm" svg:x2="0.445cm" svg:y2="0.85cm"><text:p/></draw:line><draw:line draw:style-name="gr152" draw:text-style-name="P67" svg:x1="1.461cm" svg:y1="0.55cm" svg:x2="1.461cm" svg:y2="0.85cm"><text:p/></draw:line><draw:line draw:style-name="gr303" draw:text-style-name="P67" svg:x1="1.715cm" svg:y1="0.55cm" svg:x2="1.715cm" svg:y2="0.85cm"><text:p/></draw:line><draw:line draw:style-name="gr153" draw:text-style-name="P67" svg:x1="1.969cm" svg:y1="0.55cm" svg:x2="1.969cm" svg:y2="0.85cm"><text:p/></draw:line><draw:line draw:style-name="gr154" draw:text-style-name="P67" svg:x1="2.223cm" svg:y1="0.55cm" svg:x2="2.223cm" svg:y2="0.85cm"><text:p/></draw:line><draw:line draw:style-name="gr304" draw:text-style-name="P67" svg:x1="1.461cm" svg:y1="0.55cm" svg:x2="1.461cm" svg:y2="0.85cm"><text:p/></draw:line><draw:line draw:style-name="gr305" draw:text-style-name="P67" svg:x1="2.477cm" svg:y1="0.55cm" svg:x2="2.477cm" svg:y2="0.85cm"><text:p/></draw:line><draw:line draw:style-name="gr306" draw:text-style-name="P67" svg:x1="2.731cm" svg:y1="0.55cm" svg:x2="2.731cm" svg:y2="0.85cm"><text:p/></draw:line><draw:line draw:style-name="gr155" draw:text-style-name="P67" svg:x1="2.985cm" svg:y1="0.55cm" svg:x2="2.985cm" svg:y2="0.85cm"><text:p/></draw:line><draw:line draw:style-name="gr307" draw:text-style-name="P67" svg:x1="3.234cm" svg:y1="0.55cm" svg:x2="3.234cm" svg:y2="0.85cm"><text:p/></draw:line><draw:line draw:style-name="gr308" draw:text-style-name="P67" svg:x1="2.477cm" svg:y1="0.55cm" svg:x2="2.477cm" svg:y2="0.85cm"><text:p/></draw:line><draw:line draw:style-name="gr156" draw:text-style-name="P67" svg:x1="3.493cm" svg:y1="0.497cm" svg:x2="3.493cm" svg:y2="0.897cm"><text:p/></draw:line><draw:line draw:style-name="gr157" draw:text-style-name="P67" svg:x1="3.747cm" svg:y1="0.55cm" svg:x2="3.747cm" svg:y2="0.85cm"><text:p/></draw:line><draw:line draw:style-name="gr158" draw:text-style-name="P67" svg:x1="4.001cm" svg:y1="0.55cm" svg:x2="4.001cm" svg:y2="0.85cm"><text:p/></draw:line><draw:line draw:style-name="gr159" draw:text-style-name="P67" svg:x1="4.248cm" svg:y1="0.55cm" svg:x2="4.248cm" svg:y2="0.85cm"><text:p/></draw:line><draw:line draw:style-name="gr309" draw:text-style-name="P67" svg:x1="4.502cm" svg:y1="0.55cm" svg:x2="4.502cm" svg:y2="0.85cm"><text:p/></draw:line><draw:line draw:style-name="gr310" draw:text-style-name="P67" svg:x1="4.758cm" svg:y1="0.55cm" svg:x2="4.758cm" svg:y2="0.85cm"><text:p/></draw:line><draw:line draw:style-name="gr311" draw:text-style-name="P67" svg:x1="5.012cm" svg:y1="0.55cm" svg:x2="5.012cm" svg:y2="0.85cm"><text:p/></draw:line><draw:line draw:style-name="gr312" draw:text-style-name="P67" svg:x1="5.264cm" svg:y1="0.55cm" svg:x2="5.264cm" svg:y2="0.85cm"><text:p/></draw:line><draw:line draw:style-name="gr313" draw:text-style-name="P67" svg:x1="4.502cm" svg:y1="0.55cm" svg:x2="4.502cm" svg:y2="0.85cm"><text:p/></draw:line><draw:line draw:style-name="gr160" draw:text-style-name="P67" svg:x1="5.518cm" svg:y1="0.55cm" svg:x2="5.518cm" svg:y2="0.85cm"><text:p/></draw:line><draw:line draw:style-name="gr314" draw:text-style-name="P67" svg:x1="5.772cm" svg:y1="0.55cm" svg:x2="5.772cm" svg:y2="0.85cm"><text:p/></draw:line><draw:line draw:style-name="gr161" draw:text-style-name="P67" svg:x1="6.026cm" svg:y1="0.55cm" svg:x2="6.026cm" svg:y2="0.85cm"><text:p/></draw:line><draw:line draw:style-name="gr315" draw:text-style-name="P67" svg:x1="6.28cm" svg:y1="0.55cm" svg:x2="6.28cm" svg:y2="0.85cm"><text:p/></draw:line><draw:line draw:style-name="gr316" draw:text-style-name="P67" svg:x1="5.518cm" svg:y1="0.55cm" svg:x2="5.518cm" svg:y2="0.85cm"><text:p/></draw:line><draw:line draw:style-name="gr317" draw:text-style-name="P67" svg:x1="6.534cm" svg:y1="0.55cm" svg:x2="6.534cm" svg:y2="0.85cm"><text:p/></draw:line><draw:line draw:style-name="gr318" draw:text-style-name="P67" svg:x1="6.79cm" svg:y1="0.55cm" svg:x2="6.79cm" svg:y2="0.85cm"><text:p/></draw:line><draw:line draw:style-name="gr162" draw:text-style-name="P67" svg:x1="7.041cm" svg:y1="0.55cm" svg:x2="7.041cm" svg:y2="0.85cm"><text:p/></draw:line><draw:line draw:style-name="gr319" draw:text-style-name="P67" svg:x1="7.295cm" svg:y1="0.55cm" svg:x2="7.295cm" svg:y2="0.85cm"><text:p/></draw:line><draw:line draw:style-name="gr320" draw:text-style-name="P67" svg:x1="6.534cm" svg:y1="0.55cm" svg:x2="6.534cm" svg:y2="0.85cm"><text:p/></draw:line><draw:line draw:style-name="gr321" draw:text-style-name="P67" svg:x1="7.55cm" svg:y1="0.55cm" svg:x2="7.55cm" svg:y2="0.85cm"><text:p/></draw:line><draw:line draw:style-name="gr163" draw:text-style-name="P67" svg:x1="7.803cm" svg:y1="0.55cm" svg:x2="7.803cm" svg:y2="0.85cm"><text:p/></draw:line><draw:line draw:style-name="gr322" draw:text-style-name="P67" svg:x1="8.057cm" svg:y1="0.55cm" svg:x2="8.057cm" svg:y2="0.85cm"><text:p/></draw:line><draw:line draw:style-name="gr323" draw:text-style-name="P67" svg:x1="7.55cm" svg:y1="0.55cm" svg:x2="7.55cm" svg:y2="0.85cm"><text:p/></draw:line><draw:frame draw:style-name="gr324" draw:text-style-name="P87" svg:width="1.362cm" svg:height="0.664cm" svg:x="0.263cm" svg:y="0.9cm"><draw:text-box><text:p text:style-name="P57"><text:span text:style-name="T47">−</text:span><text:span text:style-name="T47">0,2</text:span></text:p></draw:text-box></draw:frame><draw:frame draw:style-name="gr325" draw:text-style-name="P87" svg:width="1.553cm" svg:height="0.664cm" svg:x="2.78cm" svg:y="0.9cm"><draw:text-box><text:p text:style-name="P57"><text:span text:style-name="T47">−</text:span><text:span text:style-name="T47">0,1</text:span></text:p></draw:text-box></draw:frame><draw:line draw:style-name="gr166" draw:text-style-name="P67" svg:x1="6.028cm" svg:y1="0.501cm" svg:x2="6.028cm" svg:y2="0.901cm"><text:p/></draw:line><draw:frame draw:style-name="gr326" draw:text-style-name="P87" svg:width="0.729cm" svg:height="0.664cm" svg:x="5.666cm" svg:y="0.9cm"><draw:text-box><text:p text:style-name="P57"><text:span text:style-name="T47">0</text:span></text:p></draw:text-box></draw:frame><draw:line draw:style-name="gr168" draw:text-style-name="P67" svg:x1="8.057cm" svg:y1="0.55cm" svg:x2="8.057cm" svg:y2="0.85cm"><text:p/></draw:line><draw:line draw:style-name="gr327" draw:text-style-name="P67" svg:x1="8.328cm" svg:y1="0.55cm" svg:x2="8.328cm" svg:y2="0.85cm"><text:p/></draw:line><draw:line draw:style-name="gr169" draw:text-style-name="P67" svg:x1="8.328cm" svg:y1="0.55cm" svg:x2="8.328cm" svg:y2="0.85cm"><text:p/></draw:line><draw:line draw:style-name="gr328" draw:text-style-name="P67" svg:x1="0.183cm" svg:y1="0.55cm" svg:x2="0.183cm" svg:y2="0.85cm"><text:p/></draw:line><draw:line draw:style-name="gr170" draw:text-style-name="P67" svg:x1="0.183cm" svg:y1="0.55cm" svg:x2="0.183cm" svg:y2="0.85cm"><text:p/></draw:line><draw:frame draw:style-name="gr145" draw:text-style-name="P60" svg:width="0.699cm" svg:height="0.664cm" svg:x="0.305cm" svg:y="0.349cm"><draw:text-box><text:p text:style-name="P80"><text:span text:style-name="T39">×</text:span></text:p></draw:text-box></draw:frame><draw:frame draw:style-name="gr145" draw:text-style-name="P60" svg:width="0.701cm" svg:height="0.664cm" svg:x="2.588cm" svg:y="0.349cm"><draw:text-box><text:p text:style-name="P80"><text:span text:style-name="T39">×</text:span></text:p></draw:text-box></draw:frame><draw:frame draw:style-name="gr145" draw:text-style-name="P60" svg:width="0.701cm" svg:height="0.664cm" svg:x="7.165cm" svg:y="0.349cm"><draw:text-box><text:p text:style-name="P80"><text:span text:style-name="T39">×</text:span></text:p></draw:text-box></draw:frame><draw:frame draw:style-name="gr145" draw:text-style-name="P60" svg:width="0.701cm" svg:height="0.664cm" svg:x="4.868cm" svg:y="0.349cm"><draw:text-box><text:p text:style-name="P80"><text:span text:style-name="T39">×</text:span></text:p></draw:text-box></draw:frame><draw:frame draw:style-name="gr171" draw:text-style-name="P59" svg:width="0.742cm" svg:height="0.664cm" svg:x="2.625cm" svg:y="0cm"><draw:text-box><text:p text:style-name="P80"><text:span text:style-name="T40">K</text:span></text:p></draw:text-box></draw:frame><draw:frame draw:style-name="gr329" draw:text-style-name="P59" svg:width="0.703cm" svg:height="0.664cm" svg:x="0.326cm" svg:y="0cm"><draw:text-box><text:p text:style-name="P80"><text:span text:style-name="T40">L</text:span></text:p></draw:text-box></draw:frame><draw:frame draw:style-name="gr146" draw:text-style-name="P59" svg:width="0.77cm" svg:height="0.664cm" svg:x="4.902cm" svg:y="0cm"><draw:text-box><text:p text:style-name="P80"><text:span text:style-name="T40">N</text:span></text:p></draw:text-box></draw:frame><draw:frame draw:style-name="gr144" draw:text-style-name="P59" svg:width="0.81cm" svg:height="0.664cm" svg:x="7.179cm" svg:y="0cm"><draw:text-box><text:p text:style-name="P80"><text:span text:style-name="T40">M</text:span></text:p></draw:text-box></draw:frame></draw:g></text:span></text:p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R(−74,1)  ; S(−73,5)  ; T(−75,3)  ; U(−72,6)</text:span></text:h>
            </text:list-item>
          </text:list>
        </text:list-item>
      </text:list>
      <text:h text:style-name="P48" text:outline-level="2"><text:span text:style-name="_5f_Caractères"><draw:g text:anchor-type="as-char" draw:z-index="57" draw:name="Objet de groupe 8" draw:style-name="gr65"><draw:g draw:style-name="gr66"><draw:line draw:style-name="gr67" draw:text-style-name="P76" svg:x1="0.099cm" svg:y1="0.162cm" svg:x2="0.099cm" svg:y2="1.072cm"><text:p/></draw:line><draw:line draw:style-name="gr67" draw:text-style-name="P76" svg:x1="0.199cm" svg:y1="0.162cm" svg:x2="0.199cm" svg:y2="1.072cm"><text:p/></draw:line><draw:line draw:style-name="gr67" draw:text-style-name="P76" svg:x1="0.301cm" svg:y1="0.162cm" svg:x2="0.301cm" svg:y2="1.072cm"><text:p/></draw:line><draw:line draw:style-name="gr67" draw:text-style-name="P76" svg:x1="0.4cm" svg:y1="0.162cm" svg:x2="0.4cm" svg:y2="1.072cm"><text:p/></draw:line><draw:line draw:style-name="gr67" draw:text-style-name="P76" svg:x1="0.601cm" svg:y1="0.162cm" svg:x2="0.601cm" svg:y2="1.072cm"><text:p/></draw:line><draw:line draw:style-name="gr67" draw:text-style-name="P76" svg:x1="0.704cm" svg:y1="0.162cm" svg:x2="0.704cm" svg:y2="1.072cm"><text:p/></draw:line><draw:line draw:style-name="gr67" draw:text-style-name="P76" svg:x1="0.802cm" svg:y1="0.162cm" svg:x2="0.802cm" svg:y2="1.072cm"><text:p/></draw:line><draw:line draw:style-name="gr67" draw:text-style-name="P76" svg:x1="0.9cm" svg:y1="0.162cm" svg:x2="0.9cm" svg:y2="1.072cm"><text:p/></draw:line><draw:line draw:style-name="gr67" draw:text-style-name="P76" svg:x1="1.102cm" svg:y1="0.162cm" svg:x2="1.102cm" svg:y2="1.072cm"><text:p/></draw:line><draw:line draw:style-name="gr67" draw:text-style-name="P76" svg:x1="1.202cm" svg:y1="0.162cm" svg:x2="1.202cm" svg:y2="1.072cm"><text:p/></draw:line><draw:line draw:style-name="gr67" draw:text-style-name="P76" svg:x1="1.301cm" svg:y1="0.162cm" svg:x2="1.301cm" svg:y2="1.072cm"><text:p/></draw:line><draw:line draw:style-name="gr67" draw:text-style-name="P76" svg:x1="1.401cm" svg:y1="0.162cm" svg:x2="1.401cm" svg:y2="1.072cm"><text:p/></draw:line><draw:line draw:style-name="gr67" draw:text-style-name="P76" svg:x1="1.602cm" svg:y1="0.162cm" svg:x2="1.602cm" svg:y2="1.072cm"><text:p/></draw:line><draw:line draw:style-name="gr67" draw:text-style-name="P76" svg:x1="1.7cm" svg:y1="0.162cm" svg:x2="1.7cm" svg:y2="1.072cm"><text:p/></draw:line><draw:line draw:style-name="gr67" draw:text-style-name="P76" svg:x1="1.802cm" svg:y1="0.162cm" svg:x2="1.802cm" svg:y2="1.072cm"><text:p/></draw:line><draw:line draw:style-name="gr67" draw:text-style-name="P76" svg:x1="1.901cm" svg:y1="0.162cm" svg:x2="1.901cm" svg:y2="1.072cm"><text:p/></draw:line><draw:line draw:style-name="gr67" draw:text-style-name="P76" svg:x1="2.103cm" svg:y1="0.162cm" svg:x2="2.103cm" svg:y2="1.072cm"><text:p/></draw:line><draw:line draw:style-name="gr67" draw:text-style-name="P76" svg:x1="2.201cm" svg:y1="0.162cm" svg:x2="2.201cm" svg:y2="1.072cm"><text:p/></draw:line><draw:line draw:style-name="gr67" draw:text-style-name="P76" svg:x1="2.304cm" svg:y1="0.162cm" svg:x2="2.304cm" svg:y2="1.072cm"><text:p/></draw:line><draw:line draw:style-name="gr67" draw:text-style-name="P76" svg:x1="2.402cm" svg:y1="0.162cm" svg:x2="2.402cm" svg:y2="1.072cm"><text:p/></draw:line><draw:line draw:style-name="gr67" draw:text-style-name="P76" svg:x1="2.601cm" svg:y1="0.162cm" svg:x2="2.601cm" svg:y2="1.072cm"><text:p/></draw:line><draw:line draw:style-name="gr67" draw:text-style-name="P76" svg:x1="2.704cm" svg:y1="0.162cm" svg:x2="2.704cm" svg:y2="1.072cm"><text:p/></draw:line><draw:line draw:style-name="gr67" draw:text-style-name="P76" svg:x1="2.802cm" svg:y1="0.162cm" svg:x2="2.802cm" svg:y2="1.072cm"><text:p/></draw:line><draw:line draw:style-name="gr67" draw:text-style-name="P76" svg:x1="2.903cm" svg:y1="0.162cm" svg:x2="2.903cm" svg:y2="1.072cm"><text:p/></draw:line><draw:line draw:style-name="gr67" draw:text-style-name="P76" svg:x1="3.104cm" svg:y1="0.162cm" svg:x2="3.104cm" svg:y2="1.072cm"><text:p/></draw:line><draw:line draw:style-name="gr67" draw:text-style-name="P76" svg:x1="3.204cm" svg:y1="0.162cm" svg:x2="3.204cm" svg:y2="1.072cm"><text:p/></draw:line><draw:line draw:style-name="gr67" draw:text-style-name="P76" svg:x1="3.303cm" svg:y1="0.162cm" svg:x2="3.303cm" svg:y2="1.072cm"><text:p/></draw:line><draw:line draw:style-name="gr67" draw:text-style-name="P76" svg:x1="3.402cm" svg:y1="0.162cm" svg:x2="3.402cm" svg:y2="1.072cm"><text:p/></draw:line><draw:line draw:style-name="gr67" draw:text-style-name="P76" svg:x1="3.602cm" svg:y1="0.162cm" svg:x2="3.602cm" svg:y2="1.072cm"><text:p/></draw:line><draw:line draw:style-name="gr67" draw:text-style-name="P76" svg:x1="3.702cm" svg:y1="0.162cm" svg:x2="3.702cm" svg:y2="1.072cm"><text:p/></draw:line><draw:line draw:style-name="gr67" draw:text-style-name="P76" svg:x1="3.804cm" svg:y1="0.162cm" svg:x2="3.804cm" svg:y2="1.072cm"><text:p/></draw:line><draw:line draw:style-name="gr67" draw:text-style-name="P76" svg:x1="3.903cm" svg:y1="0.162cm" svg:x2="3.903cm" svg:y2="1.072cm"><text:p/></draw:line><draw:line draw:style-name="gr67" draw:text-style-name="P76" svg:x1="4.103cm" svg:y1="0.162cm" svg:x2="4.103cm" svg:y2="1.072cm"><text:p/></draw:line><draw:line draw:style-name="gr67" draw:text-style-name="P76" svg:x1="4.207cm" svg:y1="0.162cm" svg:x2="4.207cm" svg:y2="1.072cm"><text:p/></draw:line><draw:line draw:style-name="gr67" draw:text-style-name="P76" svg:x1="4.305cm" svg:y1="0.162cm" svg:x2="4.305cm" svg:y2="1.072cm"><text:p/></draw:line><draw:line draw:style-name="gr67" draw:text-style-name="P76" svg:x1="4.404cm" svg:y1="0.162cm" svg:x2="4.404cm" svg:y2="1.072cm"><text:p/></draw:line><draw:line draw:style-name="gr67" draw:text-style-name="P76" svg:x1="4.604cm" svg:y1="0.162cm" svg:x2="4.604cm" svg:y2="1.072cm"><text:p/></draw:line><draw:line draw:style-name="gr67" draw:text-style-name="P76" svg:x1="4.705cm" svg:y1="0.162cm" svg:x2="4.705cm" svg:y2="1.072cm"><text:p/></draw:line><draw:line draw:style-name="gr67" draw:text-style-name="P76" svg:x1="4.804cm" svg:y1="0.162cm" svg:x2="4.804cm" svg:y2="1.072cm"><text:p/></draw:line><draw:line draw:style-name="gr67" draw:text-style-name="P76" svg:x1="4.904cm" svg:y1="0.162cm" svg:x2="4.904cm" svg:y2="1.072cm"><text:p/></draw:line><draw:line draw:style-name="gr67" draw:text-style-name="P76" svg:x1="5.105cm" svg:y1="0.162cm" svg:x2="5.105cm" svg:y2="1.072cm"><text:p/></draw:line><draw:line draw:style-name="gr67" draw:text-style-name="P76" svg:x1="5.203cm" svg:y1="0.162cm" svg:x2="5.203cm" svg:y2="1.072cm"><text:p/></draw:line><draw:line draw:style-name="gr67" draw:text-style-name="P76" svg:x1="5.304cm" svg:y1="0.162cm" svg:x2="5.304cm" svg:y2="1.072cm"><text:p/></draw:line><draw:line draw:style-name="gr67" draw:text-style-name="P76" svg:x1="5.406cm" svg:y1="0.162cm" svg:x2="5.406cm" svg:y2="1.072cm"><text:p/></draw:line><draw:line draw:style-name="gr67" draw:text-style-name="P76" svg:x1="5.606cm" svg:y1="0.162cm" svg:x2="5.606cm" svg:y2="1.072cm"><text:p/></draw:line><draw:line draw:style-name="gr67" draw:text-style-name="P76" svg:x1="5.704cm" svg:y1="0.162cm" svg:x2="5.704cm" svg:y2="1.072cm"><text:p/></draw:line><draw:line draw:style-name="gr67" draw:text-style-name="P76" svg:x1="5.807cm" svg:y1="0.162cm" svg:x2="5.807cm" svg:y2="1.072cm"><text:p/></draw:line><draw:line draw:style-name="gr67" draw:text-style-name="P76" svg:x1="5.906cm" svg:y1="0.162cm" svg:x2="5.906cm" svg:y2="1.072cm"><text:p/></draw:line><draw:line draw:style-name="gr67" draw:text-style-name="P76" svg:x1="6.104cm" svg:y1="0.162cm" svg:x2="6.104cm" svg:y2="1.072cm"><text:p/></draw:line><draw:line draw:style-name="gr67" draw:text-style-name="P76" svg:x1="6.205cm" svg:y1="0.162cm" svg:x2="6.205cm" svg:y2="1.072cm"><text:p/></draw:line><draw:line draw:style-name="gr67" draw:text-style-name="P76" svg:x1="6.305cm" svg:y1="0.162cm" svg:x2="6.305cm" svg:y2="1.072cm"><text:p/></draw:line><draw:line draw:style-name="gr67" draw:text-style-name="P76" svg:x1="6.406cm" svg:y1="0.162cm" svg:x2="6.406cm" svg:y2="1.072cm"><text:p/></draw:line><draw:line draw:style-name="gr67" draw:text-style-name="P76" svg:x1="6.606cm" svg:y1="0.162cm" svg:x2="6.606cm" svg:y2="1.072cm"><text:p/></draw:line><draw:line draw:style-name="gr67" draw:text-style-name="P76" svg:x1="6.706cm" svg:y1="0.162cm" svg:x2="6.706cm" svg:y2="1.072cm"><text:p/></draw:line><draw:line draw:style-name="gr67" draw:text-style-name="P76" svg:x1="6.806cm" svg:y1="0.162cm" svg:x2="6.806cm" svg:y2="1.072cm"><text:p/></draw:line><draw:line draw:style-name="gr67" draw:text-style-name="P76" svg:x1="6.907cm" svg:y1="0.162cm" svg:x2="6.907cm" svg:y2="1.072cm"><text:p/></draw:line><draw:line draw:style-name="gr67" draw:text-style-name="P76" svg:x1="7.106cm" svg:y1="0.162cm" svg:x2="7.106cm" svg:y2="1.072cm"><text:p/></draw:line><draw:line draw:style-name="gr67" draw:text-style-name="P76" svg:x1="7.205cm" svg:y1="0.162cm" svg:x2="7.205cm" svg:y2="1.072cm"><text:p/></draw:line><draw:line draw:style-name="gr67" draw:text-style-name="P76" svg:x1="7.307cm" svg:y1="0.162cm" svg:x2="7.307cm" svg:y2="1.072cm"><text:p/></draw:line><draw:line draw:style-name="gr67" draw:text-style-name="P76" svg:x1="7.407cm" svg:y1="0.162cm" svg:x2="7.407cm" svg:y2="1.072cm"><text:p/></draw:line><draw:line draw:style-name="gr67" draw:text-style-name="P76" svg:x1="7.606cm" svg:y1="0.162cm" svg:x2="7.606cm" svg:y2="1.072cm"><text:p/></draw:line><draw:line draw:style-name="gr67" draw:text-style-name="P76" svg:x1="7.706cm" svg:y1="0.162cm" svg:x2="7.706cm" svg:y2="1.072cm"><text:p/></draw:line><draw:line draw:style-name="gr67" draw:text-style-name="P76" svg:x1="7.808cm" svg:y1="0.162cm" svg:x2="7.808cm" svg:y2="1.072cm"><text:p/></draw:line><draw:line draw:style-name="gr67" draw:text-style-name="P76" svg:x1="7.907cm" svg:y1="0.162cm" svg:x2="7.907cm" svg:y2="1.072cm"><text:p/></draw:line><draw:line draw:style-name="gr67" draw:text-style-name="P76" svg:x1="8.108cm" svg:y1="0.162cm" svg:x2="8.108cm" svg:y2="1.072cm"><text:p/></draw:line><draw:line draw:style-name="gr67" draw:text-style-name="P76" svg:x1="8.206cm" svg:y1="0.162cm" svg:x2="8.206cm" svg:y2="1.072cm"><text:p/></draw:line><draw:line draw:style-name="gr67" draw:text-style-name="P76" svg:x1="8.309cm" svg:y1="0.162cm" svg:x2="8.309cm" svg:y2="1.072cm"><text:p/></draw:line><draw:line draw:style-name="gr67" draw:text-style-name="P76" svg:x1="8.407cm" svg:y1="0.162cm" svg:x2="8.407cm" svg:y2="1.072cm"><text:p/></draw:line><draw:line draw:style-name="gr67" draw:text-style-name="P76" svg:x1="8.608cm" svg:y1="0.162cm" svg:x2="8.608cm" svg:y2="1.072cm"><text:p/></draw:line><draw:line draw:style-name="gr67" draw:text-style-name="P76" svg:x1="8.707cm" svg:y1="0.162cm" svg:x2="8.707cm" svg:y2="1.072cm"><text:p/></draw:line><draw:line draw:style-name="gr67" draw:text-style-name="P76" svg:x1="8.805cm" svg:y1="0.162cm" svg:x2="8.805cm" svg:y2="1.072cm"><text:p/></draw:line><draw:line draw:style-name="gr67" draw:text-style-name="P76" svg:x1="8.909cm" svg:y1="0.162cm" svg:x2="8.909cm" svg:y2="1.072cm"><text:p/></draw:line><draw:line draw:style-name="gr67" draw:text-style-name="P76" svg:x1="0.001cm" svg:y1="0.25cm" svg:x2="9.008cm" svg:y2="0.25cm"><text:p/></draw:line><draw:line draw:style-name="gr67" draw:text-style-name="P76" svg:x1="0.001cm" svg:y1="0.34cm" svg:x2="9.008cm" svg:y2="0.34cm"><text:p/></draw:line><draw:line draw:style-name="gr67" draw:text-style-name="P76" svg:x1="0.001cm" svg:y1="0.43cm" svg:x2="9.008cm" svg:y2="0.43cm"><text:p/></draw:line><draw:line draw:style-name="gr67" draw:text-style-name="P76" svg:x1="0.001cm" svg:y1="0.527cm" svg:x2="9.008cm" svg:y2="0.527cm"><text:p/></draw:line><draw:line draw:style-name="gr67" draw:text-style-name="P76" svg:x1="0.001cm" svg:y1="0.7cm" svg:x2="9.008cm" svg:y2="0.7cm"><text:p/></draw:line><draw:line draw:style-name="gr67" draw:text-style-name="P76" svg:x1="0.001cm" svg:y1="0.792cm" svg:x2="9.008cm" svg:y2="0.792cm"><text:p/></draw:line><draw:line draw:style-name="gr67" draw:text-style-name="P76" svg:x1="0.001cm" svg:y1="0.885cm" svg:x2="9.008cm" svg:y2="0.885cm"><text:p/></draw:line><draw:line draw:style-name="gr67" draw:text-style-name="P76" svg:x1="0.001cm" svg:y1="0.975cm" svg:x2="9.008cm" svg:y2="0.975cm"><text:p/></draw:line><draw:line draw:style-name="gr68" draw:text-style-name="P76" svg:x1="0.501cm" svg:y1="0.162cm" svg:x2="0.501cm" svg:y2="1.072cm"><text:p/></draw:line><draw:line draw:style-name="gr68" draw:text-style-name="P76" svg:x1="1.504cm" svg:y1="0.162cm" svg:x2="1.504cm" svg:y2="1.072cm"><text:p/></draw:line><draw:line draw:style-name="gr68" draw:text-style-name="P76" svg:x1="2.502cm" svg:y1="0.162cm" svg:x2="2.502cm" svg:y2="1.072cm"><text:p/></draw:line><draw:line draw:style-name="gr68" draw:text-style-name="P76" svg:x1="3.504cm" svg:y1="0.162cm" svg:x2="3.504cm" svg:y2="1.072cm"><text:p/></draw:line><draw:line draw:style-name="gr68" draw:text-style-name="P76" svg:x1="4.504cm" svg:y1="0.162cm" svg:x2="4.504cm" svg:y2="1.072cm"><text:p/></draw:line><draw:line draw:style-name="gr68" draw:text-style-name="P76" svg:x1="5.503cm" svg:y1="0.162cm" svg:x2="5.503cm" svg:y2="1.072cm"><text:p/></draw:line><draw:line draw:style-name="gr68" draw:text-style-name="P76" svg:x1="6.506cm" svg:y1="0.162cm" svg:x2="6.506cm" svg:y2="1.072cm"><text:p/></draw:line><draw:line draw:style-name="gr68" draw:text-style-name="P76" svg:x1="7.505cm" svg:y1="0.162cm" svg:x2="7.505cm" svg:y2="1.072cm"><text:p/></draw:line><draw:line draw:style-name="gr68" draw:text-style-name="P76" svg:x1="8.509cm" svg:y1="0.162cm" svg:x2="8.509cm" svg:y2="1.072cm"><text:p/></draw:line><draw:line draw:style-name="gr69" draw:text-style-name="P76" svg:x1="0.001cm" svg:y1="0.162cm" svg:x2="0.001cm" svg:y2="1.072cm"><text:p/></draw:line><draw:line draw:style-name="gr69" draw:text-style-name="P76" svg:x1="1.001cm" svg:y1="0.162cm" svg:x2="1.001cm" svg:y2="1.072cm"><text:p/></draw:line><draw:line draw:style-name="gr69" draw:text-style-name="P76" svg:x1="2.002cm" svg:y1="0.162cm" svg:x2="2.002cm" svg:y2="1.072cm"><text:p/></draw:line><draw:line draw:style-name="gr69" draw:text-style-name="P76" svg:x1="3.003cm" svg:y1="0.162cm" svg:x2="3.003cm" svg:y2="1.072cm"><text:p/></draw:line><draw:line draw:style-name="gr69" draw:text-style-name="P76" svg:x1="4.004cm" svg:y1="0.162cm" svg:x2="4.004cm" svg:y2="1.072cm"><text:p/></draw:line><draw:line draw:style-name="gr69" draw:text-style-name="P76" svg:x1="5.006cm" svg:y1="0.162cm" svg:x2="5.006cm" svg:y2="1.072cm"><text:p/></draw:line><draw:line draw:style-name="gr69" draw:text-style-name="P76" svg:x1="6.005cm" svg:y1="0.162cm" svg:x2="6.005cm" svg:y2="1.072cm"><text:p/></draw:line><draw:line draw:style-name="gr69" draw:text-style-name="P76" svg:x1="7.007cm" svg:y1="0.162cm" svg:x2="7.007cm" svg:y2="1.072cm"><text:p/></draw:line><draw:line draw:style-name="gr69" draw:text-style-name="P76" svg:x1="8.006cm" svg:y1="0.162cm" svg:x2="8.006cm" svg:y2="1.072cm"><text:p/></draw:line><draw:line draw:style-name="gr70" draw:text-style-name="P76" svg:x1="0.001cm" svg:y1="0.162cm" svg:x2="9.008cm" svg:y2="0.162cm"><text:p/></draw:line><draw:line draw:style-name="gr69" draw:text-style-name="P76" svg:x1="9.006cm" svg:y1="0.162cm" svg:x2="9.006cm" svg:y2="1.072cm"><text:p/></draw:line><draw:line draw:style-name="gr70" draw:text-style-name="P76" svg:x1="0.001cm" svg:y1="1.072cm" svg:x2="9.008cm" svg:y2="1.072cm"><text:p/></draw:line><draw:polyline draw:style-name="gr71" draw:text-style-name="P77" svg:width="0cm" svg:height="0cm" svg:x="0.003cm" svg:y="1.005cm" svg:viewBox="0 0 0 0" draw:points="0,0"><text:p/></draw:polyline><draw:line draw:style-name="gr72" draw:text-style-name="P78" svg:x1="4.002cm" svg:y1="0.474cm" svg:x2="4.002cm" svg:y2="0.74cm"><text:p/></draw:line><draw:line draw:style-name="gr73" draw:text-style-name="P78" svg:x1="7.004cm" svg:y1="0.474cm" svg:x2="7.004cm" svg:y2="0.74cm"><text:p/></draw:line><draw:frame draw:style-name="gr74" draw:text-style-name="P79" svg:width="0.747cm" svg:height="0.435cm" svg:x="2.619cm" svg:y="0.76cm"><draw:text-box><text:p text:style-name="P57"><text:span text:style-name="T46">−</text:span><text:span text:style-name="T47">74</text:span></text:p></draw:text-box></draw:frame><draw:line draw:style-name="gr75" draw:text-style-name="P78" svg:x1="1.001cm" svg:y1="0.474cm" svg:x2="1.001cm" svg:y2="0.74cm"><text:p/></draw:line><draw:frame draw:style-name="gr76" draw:text-style-name="P79" svg:width="0.749cm" svg:height="0.436cm" svg:x="0.633cm" svg:y="0.766cm"><draw:text-box><text:p text:style-name="P57"><text:span text:style-name="T46">−</text:span><text:span text:style-name="T47">75</text:span></text:p></draw:text-box></draw:frame><draw:frame draw:style-name="gr77" draw:text-style-name="P79" svg:width="0.749cm" svg:height="0.436cm" svg:x="4.621cm" svg:y="0.753cm"><draw:text-box><text:p text:style-name="P57"><text:span text:style-name="T46">−</text:span><text:span text:style-name="T47">73</text:span></text:p></draw:text-box></draw:frame><draw:line draw:style-name="gr78" draw:text-style-name="P78" svg:x1="2.007cm" svg:y1="0.474cm" svg:x2="2.007cm" svg:y2="0.74cm"><text:p/></draw:line><draw:line draw:style-name="gr79" draw:text-style-name="P78" svg:x1="3cm" svg:y1="0.474cm" svg:x2="3cm" svg:y2="0.74cm"><text:p/></draw:line><draw:line draw:style-name="gr80" draw:text-style-name="P78" svg:x1="5.006cm" svg:y1="0.474cm" svg:x2="5.006cm" svg:y2="0.74cm"><text:p/></draw:line><draw:line draw:style-name="gr81" draw:text-style-name="P78" svg:x1="6.004cm" svg:y1="0.474cm" svg:x2="6.004cm" svg:y2="0.74cm"><text:p/></draw:line><draw:line draw:style-name="gr82" draw:text-style-name="P78" svg:x1="8.002cm" svg:y1="0.474cm" svg:x2="8.002cm" svg:y2="0.74cm"><text:p/></draw:line><draw:line draw:style-name="gr83" draw:text-style-name="P78" svg:x1="0.001cm" svg:y1="0.61cm" svg:x2="9.019cm" svg:y2="0.61cm"><text:p/></draw:line><draw:frame draw:style-name="gr84" draw:text-style-name="P79" svg:width="0.747cm" svg:height="0.436cm" svg:x="6.629cm" svg:y="0.753cm"><draw:text-box><text:p text:style-name="P57"><text:span text:style-name="T46">−</text:span><text:span text:style-name="T47">72</text:span></text:p></draw:text-box></draw:frame></draw:g><draw:frame draw:style-name="gr40" draw:text-style-name="P60" svg:width="0.703cm" svg:height="0.675cm" svg:x="2.413cm" svg:y="0.268cm"><draw:text-box><text:p text:style-name="P80"><text:span text:style-name="T39">×</text:span></text:p></draw:text-box></draw:frame><draw:frame draw:style-name="gr85" draw:text-style-name="P59" svg:width="0.752cm" svg:height="0.675cm" svg:x="2.448cm" svg:y="0cm"><draw:text-box><text:p text:style-name="P80"><text:span text:style-name="T40">R</text:span></text:p></draw:text-box></draw:frame><draw:frame draw:style-name="gr40" draw:text-style-name="P60" svg:width="0.703cm" svg:height="0.675cm" svg:x="3.607cm" svg:y="0.268cm"><draw:text-box><text:p text:style-name="P80"><text:span text:style-name="T39">×</text:span></text:p></draw:text-box></draw:frame><draw:frame draw:style-name="gr58" draw:text-style-name="P59" svg:width="0.731cm" svg:height="0.675cm" svg:x="3.642cm" svg:y="0cm"><draw:text-box><text:p text:style-name="P80"><text:span text:style-name="T40">S</text:span></text:p></draw:text-box></draw:frame><draw:frame draw:style-name="gr86" draw:text-style-name="P59" svg:width="0.722cm" svg:height="0.675cm" svg:x="0.044cm" svg:y="0cm"><draw:text-box><text:p text:style-name="P80"><text:span text:style-name="T40">T</text:span></text:p></draw:text-box></draw:frame><draw:frame draw:style-name="gr40" draw:text-style-name="P60" svg:width="0.701cm" svg:height="0.675cm" svg:x="0.009cm" svg:y="0.268cm"><draw:text-box><text:p text:style-name="P80"><text:span text:style-name="T39">×</text:span></text:p></draw:text-box></draw:frame><draw:frame draw:style-name="gr87" draw:text-style-name="P59" svg:width="0.77cm" svg:height="0.675cm" svg:x="5.449cm" svg:y="0cm"><draw:text-box><text:p text:style-name="P80"><text:span text:style-name="T40">U</text:span></text:p></draw:text-box></draw:frame><draw:frame draw:style-name="gr40" draw:text-style-name="P60" svg:width="0.703cm" svg:height="0.675cm" svg:x="5.422cm" svg:y="0.268cm"><draw:text-box><text:p text:style-name="P80"><text:span text:style-name="T39">×</text:span></text:p></draw:text-box></draw:frame></draw:g></text:span></text:h>
      <text:list text:continue-numbering="true" text:style-name="_5f_Numérotation_20_des_20_exercices">
        <text:list-item>
          <text:h text:style-name="P55" text:outline-level="1"><text:span text:style-name="_5f_Caractères"> Complète ces droites graduées en écrivant sous chaque trait de graduation le nombre relatif <text:s/>qui convient sous sa forme fractionnaire.</text:span></text:h>
          <text:list>
            <text:list-item>
              <text:p text:style-name="P22"><draw:g text:anchor-type="as-char" draw:z-index="44" draw:name="DrawObject1" draw:style-name="gr298"><draw:g draw:name="Forme 7" draw:style-name="gr239"><draw:frame draw:style-name="gr299" draw:text-style-name="P97" svg:width="0.731cm" svg:height="0.669cm" svg:x="2.701cm" svg:y="0.36cm"><draw:text-box><text:p text:style-name="P57"><text:span text:style-name="T47">0</text:span></text:p></draw:text-box></draw:frame><draw:g draw:style-name="gr66"><draw:line draw:style-name="gr294" draw:text-style-name="P68" svg:x1="0.115cm" svg:y1="0.152cm" svg:x2="9.12cm" svg:y2="0.152cm"><text:p/></draw:line><draw:line draw:style-name="gr295" draw:text-style-name="P68" svg:x1="0.471cm" svg:y1="0cm" svg:x2="0.471cm" svg:y2="0.301cm"><text:p/></draw:line><draw:line draw:style-name="gr295" draw:text-style-name="P68" svg:x1="4.349cm" svg:y1="0cm" svg:x2="4.349cm" svg:y2="0.301cm"><text:p/></draw:line><draw:line draw:style-name="gr295" draw:text-style-name="P68" svg:x1="6.933cm" svg:y1="0cm" svg:x2="6.933cm" svg:y2="0.301cm"><text:p/></draw:line><draw:line draw:style-name="gr295" draw:text-style-name="P68" svg:x1="1.759cm" svg:y1="0cm" svg:x2="1.759cm" svg:y2="0.301cm"><text:p/></draw:line><draw:line draw:style-name="gr295" draw:text-style-name="P68" svg:x1="3.056cm" svg:y1="0cm" svg:x2="3.056cm" svg:y2="0.301cm"><text:p/></draw:line><draw:line draw:style-name="gr295" draw:text-style-name="P68" svg:x1="5.634cm" svg:y1="0cm" svg:x2="5.634cm" svg:y2="0.301cm"><text:p/></draw:line><draw:line draw:style-name="gr295" draw:text-style-name="P68" svg:x1="5.634cm" svg:y1="0cm" svg:x2="5.634cm" svg:y2="0.301cm"><text:p/></draw:line><draw:line draw:style-name="gr295" draw:text-style-name="P68" svg:x1="8.243cm" svg:y1="0cm" svg:x2="8.243cm" svg:y2="0.301cm"><text:p/></draw:line><draw:line draw:style-name="gr295" draw:text-style-name="P68" svg:x1="8.243cm" svg:y1="0cm" svg:x2="8.243cm" svg:y2="0.301cm"><text:p/></draw:line></draw:g><draw:frame draw:style-name="gr299" draw:text-style-name="P97" svg:width="0.731cm" svg:height="0.669cm" svg:x="7.883cm" svg:y="0.36cm"><draw:text-box><text:p text:style-name="P57"><text:span text:style-name="T47">1</text:span></text:p></draw:text-box></draw:frame></draw:g><draw:frame draw:name="Forme 8" draw:style-name="gr297" draw:text-style-name="P98" svg:width="0.495cm" svg:height="0.874cm" svg:x="4.12cm" svg:y="0.387cm"><draw:image xlink:href="Pictures/2000001F000001EF0000036A2F094255.svm" xlink:type="simple" xlink:show="embed" xlink:actuate="onLoad" draw:mime-type="image/x-svm"><text:p/></draw:image><draw:image xlink:href="Pictures/100000010000001D000000333847BBE7.png" xlink:type="simple" xlink:show="embed" xlink:actuate="onLoad" draw:mime-type="image/png"/></draw:frame><draw:frame draw:name="Forme 9" draw:style-name="gr297" draw:text-style-name="P98" svg:width="0.495cm" svg:height="0.874cm" svg:x="5.42cm" svg:y="0.388cm"><draw:image xlink:href="Pictures/2000001F000001EF0000036A3548CEC5.svm" xlink:type="simple" xlink:show="embed" xlink:actuate="onLoad" draw:mime-type="image/x-svm"><text:p/></draw:image><draw:image xlink:href="Pictures/100000010000001D000000335A88112B.png" xlink:type="simple" xlink:show="embed" xlink:actuate="onLoad" draw:mime-type="image/png"/></draw:frame><draw:frame draw:name="Forme 10" draw:style-name="gr297" draw:text-style-name="P98" svg:width="0.495cm" svg:height="0.874cm" svg:x="6.72cm" svg:y="0.388cm"><draw:image xlink:href="Pictures/2000001F000001EF0000036A3C884AB5.svm" xlink:type="simple" xlink:show="embed" xlink:actuate="onLoad" draw:mime-type="image/x-svm"><text:p/></draw:image><draw:image xlink:href="Pictures/100000010000001D00000033FF4A3CD6.png" xlink:type="simple" xlink:show="embed" xlink:actuate="onLoad" draw:mime-type="image/png"/></draw:frame><draw:frame draw:name="Forme 11" draw:style-name="gr297" draw:text-style-name="P98" svg:width="0.851cm" svg:height="0.874cm" svg:x="1.27cm" svg:y="0.388cm"><draw:image xlink:href="Pictures/20000026000003530000036AF285BC9D.svm" xlink:type="simple" xlink:show="embed" xlink:actuate="onLoad" draw:mime-type="image/x-svm"><text:p/></draw:image><draw:image xlink:href="Pictures/100000010000003100000033A1335B2B.png" xlink:type="simple" xlink:show="embed" xlink:actuate="onLoad" draw:mime-type="image/png"/></draw:frame><draw:frame draw:name="Forme 12" draw:style-name="gr297" draw:text-style-name="P98" svg:width="0.851cm" svg:height="0.874cm" svg:x="0cm" svg:y="0.388cm"><draw:image xlink:href="Pictures/20000026000003530000036AE8C4300D.svm" xlink:type="simple" xlink:show="embed" xlink:actuate="onLoad" draw:mime-type="image/x-svm"><text:p/></draw:image><draw:image xlink:href="Pictures/100000010000003100000033DF70B07A.png" xlink:type="simple" xlink:show="embed" xlink:actuate="onLoad" draw:mime-type="image/png"/></draw:frame></draw:g></text:p>
            </text:list-item>
            <text:list-item>
              <text:p text:style-name="P22"><draw:g text:anchor-type="as-char" draw:z-index="45" draw:name="DrawObject2" draw:style-name="gr292"><draw:frame draw:name="Forme 13" draw:style-name="gr293" draw:text-style-name="P97" svg:width="0.731cm" svg:height="0.668cm" svg:x="4.048cm" svg:y="0.369cm"><draw:text-box><text:p text:style-name="P57"><text:span text:style-name="T47">0</text:span></text:p></draw:text-box></draw:frame><draw:g draw:name="Forme 14" draw:style-name="gr66"><draw:line draw:style-name="gr294" draw:text-style-name="P68" svg:x1="0.165cm" svg:y1="0.147cm" svg:x2="9.164cm" svg:y2="0.147cm"><text:p/></draw:line><draw:line draw:style-name="gr295" draw:text-style-name="P68" svg:x1="0.522cm" svg:y1="-0.001cm" svg:x2="0.522cm" svg:y2="0.299cm"><text:p/></draw:line><draw:line draw:style-name="gr295" draw:text-style-name="P68" svg:x1="4.398cm" svg:y1="-0.001cm" svg:x2="4.398cm" svg:y2="0.299cm"><text:p/></draw:line><draw:line draw:style-name="gr295" draw:text-style-name="P68" svg:x1="6.977cm" svg:y1="-0.001cm" svg:x2="6.977cm" svg:y2="0.299cm"><text:p/></draw:line><draw:line draw:style-name="gr295" draw:text-style-name="P68" svg:x1="1.807cm" svg:y1="-0.001cm" svg:x2="1.807cm" svg:y2="0.299cm"><text:p/></draw:line><draw:line draw:style-name="gr295" draw:text-style-name="P68" svg:x1="3.105cm" svg:y1="-0.001cm" svg:x2="3.105cm" svg:y2="0.299cm"><text:p/></draw:line><draw:line draw:style-name="gr295" draw:text-style-name="P68" svg:x1="5.684cm" svg:y1="-0.001cm" svg:x2="5.684cm" svg:y2="0.299cm"><text:p/></draw:line><draw:line draw:style-name="gr295" draw:text-style-name="P68" svg:x1="5.684cm" svg:y1="-0.001cm" svg:x2="5.684cm" svg:y2="0.299cm"><text:p/></draw:line><draw:line draw:style-name="gr295" draw:text-style-name="P68" svg:x1="8.291cm" svg:y1="-0.001cm" svg:x2="8.291cm" svg:y2="0.299cm"><text:p/></draw:line><draw:line draw:style-name="gr295" draw:text-style-name="P68" svg:x1="8.291cm" svg:y1="-0.001cm" svg:x2="8.291cm" svg:y2="0.299cm"><text:p/></draw:line></draw:g><draw:frame draw:name="Forme 15" draw:style-name="gr296" draw:text-style-name="P97" svg:width="0.729cm" svg:height="0.668cm" svg:x="7.929cm" svg:y="0.369cm"><draw:text-box><text:p text:style-name="P57"><text:span text:style-name="T47">1</text:span></text:p></draw:text-box></draw:frame><draw:frame draw:name="Forme 16" draw:style-name="gr297" draw:text-style-name="P98" svg:width="0.849cm" svg:height="0.874cm" svg:x="2.699cm" svg:y="0.369cm"><draw:image xlink:href="Pictures/20000026000003520000036A8C2C91F6.svm" xlink:type="simple" xlink:show="embed" xlink:actuate="onLoad" draw:mime-type="image/x-svm"><text:p/></draw:image><draw:image xlink:href="Pictures/1000000100000031000000332D4611D1.png" xlink:type="simple" xlink:show="embed" xlink:actuate="onLoad" draw:mime-type="image/png"/></draw:frame><draw:frame draw:name="Forme 17" draw:style-name="gr297" draw:text-style-name="P98" svg:width="0.851cm" svg:height="0.874cm" svg:x="1.298cm" svg:y="0.369cm"><draw:image xlink:href="Pictures/20000026000003520000036A966D1D66.svm" xlink:type="simple" xlink:show="embed" xlink:actuate="onLoad" draw:mime-type="image/x-svm"><text:p/></draw:image><draw:image xlink:href="Pictures/1000000100000031000000335305FA80.png" xlink:type="simple" xlink:show="embed" xlink:actuate="onLoad" draw:mime-type="image/png"/></draw:frame><draw:frame draw:name="Forme 18" draw:style-name="gr297" draw:text-style-name="P98" svg:width="0.71cm" svg:height="0.412cm" svg:x="0cm" svg:y="0.369cm"><draw:image xlink:href="Pictures/20000016000002C60000019C383F175F.svm" xlink:type="simple" xlink:show="embed" xlink:actuate="onLoad" draw:mime-type="image/x-svm"><text:p/></draw:image><draw:image xlink:href="Pictures/100000010000002900000018FD9F6425.png" xlink:type="simple" xlink:show="embed" xlink:actuate="onLoad" draw:mime-type="image/png"/></draw:frame><draw:frame draw:name="Forme 19" draw:style-name="gr297" draw:text-style-name="P98" svg:width="0.495cm" svg:height="0.874cm" svg:x="5.454cm" svg:y="0.369cm"><draw:image xlink:href="Pictures/2000001F000001EE0000036A2858DBDB.svm" xlink:type="simple" xlink:show="embed" xlink:actuate="onLoad" draw:mime-type="image/x-svm"><text:p/></draw:image><draw:image xlink:href="Pictures/100000010000001D00000033ACE6F752.png" xlink:type="simple" xlink:show="embed" xlink:actuate="onLoad" draw:mime-type="image/png"/></draw:frame><draw:frame draw:name="Forme 20" draw:style-name="gr297" draw:text-style-name="P98" svg:width="0.493cm" svg:height="0.874cm" svg:x="6.756cm" svg:y="0.369cm"><draw:image xlink:href="Pictures/2000001F000001EE0000036A3219574B.svm" xlink:type="simple" xlink:show="embed" xlink:actuate="onLoad" draw:mime-type="image/x-svm"><text:p/></draw:image><draw:image xlink:href="Pictures/100000010000001D00000033CE295D9E.png" xlink:type="simple" xlink:show="embed" xlink:actuate="onLoad" draw:mime-type="image/png"/></draw:frame></draw:g></text:p>
            </text:list-item>
          </text:list>
        </text:list-item>
        <text:list-item>
          <text:h text:style-name="P51" text:outline-level="1"><text:span text:style-name="_5f_Caractères_5f_espacement_5f_-0_2c_3pt">Écris, sous forme de fraction, l’abscisse de chacun des points.</text:span></text:h>
          <text:list>
            <text:list-item>
              <text:h text:style-name="P46" text:outline-level="2"><draw:g text:anchor-type="paragraph" draw:z-index="47" draw:name="Forme 5" draw:style-name="gr238"><draw:g draw:name="Forme 6" draw:style-name="gr239"><draw:line draw:style-name="gr240" draw:text-style-name="P89" svg:x1="0.15cm" svg:y1="1.494cm" svg:x2="9.129cm" svg:y2="1.494cm"><text:p/></draw:line><draw:g draw:style-name="gr66"><draw:line draw:style-name="gr241" draw:text-style-name="P90" svg:x1="0.928cm" svg:y1="1.367cm" svg:x2="1.179cm" svg:y2="1.61cm"><text:p/></draw:line><draw:line draw:style-name="gr241" draw:text-style-name="P90" svg:x1="1.179cm" svg:y1="1.367cm" svg:x2="0.928cm" svg:y2="1.61cm"><text:p/></draw:line></draw:g><draw:g draw:style-name="gr66"><draw:line draw:style-name="gr241" draw:text-style-name="P90" svg:x1="3.916cm" svg:y1="1.367cm" svg:x2="4.165cm" svg:y2="1.61cm"><text:p/></draw:line><draw:line draw:style-name="gr241" draw:text-style-name="P90" svg:x1="4.165cm" svg:y1="1.367cm" svg:x2="3.916cm" svg:y2="1.61cm"><text:p/></draw:line></draw:g><draw:frame draw:style-name="gr242" draw:text-style-name="P91" svg:width="0.757cm" svg:height="0.669cm" svg:x="-0.226cm" svg:y="1.637cm"><draw:text-box><text:p text:style-name="P57"><text:span text:style-name="T53">0</text:span></text:p></draw:text-box></draw:frame><draw:line draw:style-name="gr243" draw:text-style-name="P76" svg:x1="0.15cm" svg:y1="1.344cm" svg:x2="0.15cm" svg:y2="1.635cm"><text:p/></draw:line><draw:line draw:style-name="gr243" draw:text-style-name="P76" svg:x1="1.644cm" svg:y1="1.344cm" svg:x2="1.644cm" svg:y2="1.636cm"><text:p/></draw:line><draw:line draw:style-name="gr244" draw:text-style-name="P76" svg:x1="1.944cm" svg:y1="1.397cm" svg:x2="1.944cm" svg:y2="1.591cm"><text:p/></draw:line><draw:line draw:style-name="gr244" draw:text-style-name="P76" svg:x1="2.242cm" svg:y1="1.397cm" svg:x2="2.242cm" svg:y2="1.591cm"><text:p/></draw:line><draw:line draw:style-name="gr244" draw:text-style-name="P76" svg:x1="2.542cm" svg:y1="1.397cm" svg:x2="2.542cm" svg:y2="1.591cm"><text:p/></draw:line><draw:line draw:style-name="gr244" draw:text-style-name="P76" svg:x1="2.84cm" svg:y1="1.397cm" svg:x2="2.84cm" svg:y2="1.591cm"><text:p/></draw:line><draw:line draw:style-name="gr244" draw:text-style-name="P76" svg:x1="1.353cm" svg:y1="1.397cm" svg:x2="1.353cm" svg:y2="1.591cm"><text:p/></draw:line><draw:line draw:style-name="gr244" draw:text-style-name="P76" svg:x1="1.055cm" svg:y1="1.397cm" svg:x2="1.055cm" svg:y2="1.591cm"><text:p/></draw:line><draw:line draw:style-name="gr244" draw:text-style-name="P76" svg:x1="0.755cm" svg:y1="1.397cm" svg:x2="0.755cm" svg:y2="1.591cm"><text:p/></draw:line><draw:line draw:style-name="gr244" draw:text-style-name="P76" svg:x1="0.45cm" svg:y1="1.397cm" svg:x2="0.45cm" svg:y2="1.591cm"><text:p/></draw:line><draw:line draw:style-name="gr244" draw:text-style-name="P76" svg:x1="3.147cm" svg:y1="1.344cm" svg:x2="3.147cm" svg:y2="1.635cm"><text:p/></draw:line><draw:line draw:style-name="gr244" draw:text-style-name="P76" svg:x1="4.641cm" svg:y1="1.397cm" svg:x2="4.641cm" svg:y2="1.59cm"><text:p/></draw:line><draw:line draw:style-name="gr244" draw:text-style-name="P76" svg:x1="4.939cm" svg:y1="1.397cm" svg:x2="4.939cm" svg:y2="1.591cm"><text:p/></draw:line><draw:line draw:style-name="gr244" draw:text-style-name="P76" svg:x1="5.239cm" svg:y1="1.397cm" svg:x2="5.239cm" svg:y2="1.591cm"><text:p/></draw:line><draw:line draw:style-name="gr244" draw:text-style-name="P76" svg:x1="5.537cm" svg:y1="1.397cm" svg:x2="5.537cm" svg:y2="1.591cm"><text:p/></draw:line><draw:line draw:style-name="gr244" draw:text-style-name="P76" svg:x1="5.835cm" svg:y1="1.397cm" svg:x2="5.835cm" svg:y2="1.591cm"><text:p/></draw:line><draw:line draw:style-name="gr244" draw:text-style-name="P76" svg:x1="4.341cm" svg:y1="1.397cm" svg:x2="4.341cm" svg:y2="1.591cm"><text:p/></draw:line><draw:line draw:style-name="gr244" draw:text-style-name="P76" svg:x1="4.043cm" svg:y1="1.397cm" svg:x2="4.043cm" svg:y2="1.591cm"><text:p/></draw:line><draw:line draw:style-name="gr244" draw:text-style-name="P76" svg:x1="3.745cm" svg:y1="1.397cm" svg:x2="3.745cm" svg:y2="1.591cm"><text:p/></draw:line><draw:line draw:style-name="gr244" draw:text-style-name="P76" svg:x1="3.445cm" svg:y1="1.397cm" svg:x2="3.445cm" svg:y2="1.591cm"><text:p/></draw:line><draw:line draw:style-name="gr244" draw:text-style-name="P76" svg:x1="6.135cm" svg:y1="1.344cm" svg:x2="6.135cm" svg:y2="1.635cm"><text:p/></draw:line><draw:line draw:style-name="gr244" draw:text-style-name="P76" svg:x1="6.433cm" svg:y1="1.397cm" svg:x2="6.433cm" svg:y2="1.591cm"><text:p/></draw:line><draw:line draw:style-name="gr244" draw:text-style-name="P76" svg:x1="6.733cm" svg:y1="1.397cm" svg:x2="6.733cm" svg:y2="1.591cm"><text:p/></draw:line><draw:line draw:style-name="gr244" draw:text-style-name="P76" svg:x1="7.031cm" svg:y1="1.397cm" svg:x2="7.031cm" svg:y2="1.591cm"><text:p/></draw:line><draw:line draw:style-name="gr244" draw:text-style-name="P76" svg:x1="7.335cm" svg:y1="1.397cm" svg:x2="7.335cm" svg:y2="1.591cm"><text:p/></draw:line><draw:frame draw:style-name="gr242" draw:text-style-name="P91" svg:width="0.757cm" svg:height="0.669cm" svg:x="1.307cm" svg:y="1.635cm"><draw:text-box><text:p text:style-name="P57"><text:span text:style-name="T53">1</text:span></text:p></draw:text-box></draw:frame><draw:line draw:style-name="gr244" draw:text-style-name="P76" svg:x1="3.147cm" svg:y1="1.397cm" svg:x2="3.147cm" svg:y2="1.59cm"><text:p/></draw:line><draw:frame draw:style-name="gr245" draw:text-style-name="P91" svg:width="0.786cm" svg:height="0.669cm" svg:x="0.654cm" svg:y="0.757cm"><draw:text-box><text:p text:style-name="P57"><text:span text:style-name="T53">Q</text:span></text:p></draw:text-box></draw:frame><draw:line draw:style-name="gr244" draw:text-style-name="P76" svg:x1="1.048cm" svg:y1="1.397cm" svg:x2="1.048cm" svg:y2="1.59cm"><text:p/></draw:line><draw:frame draw:style-name="gr246" draw:text-style-name="P91" svg:width="0.773cm" svg:height="0.669cm" svg:x="3.688cm" svg:y="0.761cm"><draw:text-box><text:p text:style-name="P57"><text:span text:style-name="T53">R</text:span></text:p></draw:text-box></draw:frame><draw:line draw:style-name="gr244" draw:text-style-name="P76" svg:x1="4.641cm" svg:y1="1.344cm" svg:x2="4.641cm" svg:y2="1.636cm"><text:p/></draw:line><draw:line draw:style-name="gr244" draw:text-style-name="P76" svg:x1="7.629cm" svg:y1="1.344cm" svg:x2="7.629cm" svg:y2="1.635cm"><text:p/></draw:line><draw:line draw:style-name="gr244" draw:text-style-name="P76" svg:x1="7.927cm" svg:y1="1.397cm" svg:x2="7.927cm" svg:y2="1.591cm"><text:p/></draw:line><draw:line draw:style-name="gr244" draw:text-style-name="P76" svg:x1="8.227cm" svg:y1="1.397cm" svg:x2="8.227cm" svg:y2="1.591cm"><text:p/></draw:line><draw:line draw:style-name="gr244" draw:text-style-name="P76" svg:x1="8.525cm" svg:y1="1.397cm" svg:x2="8.525cm" svg:y2="1.591cm"><text:p/></draw:line></draw:g><draw:frame draw:style-name="gr143" draw:text-style-name="P93" svg:width="1.176cm" svg:height="0.664cm" svg:x="2.787cm" svg:y="1.612cm"><draw:text-box><text:p text:style-name="P92"><text:span text:style-name="T51">2</text:span></text:p></draw:text-box></draw:frame><draw:frame draw:style-name="gr143" draw:text-style-name="P93" svg:width="1.176cm" svg:height="0.664cm" svg:x="4.288cm" svg:y="1.612cm"><draw:text-box><text:p text:style-name="P92"><text:span text:style-name="T51">3</text:span></text:p></draw:text-box></draw:frame><draw:frame draw:style-name="gr143" draw:text-style-name="P93" svg:width="1.176cm" svg:height="0.664cm" svg:x="5.789cm" svg:y="1.612cm"><draw:text-box><text:p text:style-name="P92"><text:span text:style-name="T51">4</text:span></text:p></draw:text-box></draw:frame><draw:frame draw:style-name="gr143" draw:text-style-name="P93" svg:width="1.176cm" svg:height="0.664cm" svg:x="7.29cm" svg:y="1.612cm"><draw:text-box><text:p text:style-name="P92"><text:span text:style-name="T51">5</text:span></text:p></draw:text-box></draw:frame></draw:g><text:span text:style-name="_5f_Caractères"/></text:h>
            </text:list-item>
          </text:list>
        </text:list-item>
      </text:list>
      <text:h text:style-name="P12" text:outline-level="1"><text:span text:style-name="_5f_pointillés_20_gris"><text:tab/></text:span><text:span text:style-name="_5f_Caractères">Q </text:span><text:span text:style-name="_5f_Caractères"><draw:frame draw:style-name="fr4" draw:name="Objet30" text:anchor-type="as-char" svg:width="0.646cm" svg:height="0.96cm" draw:z-index="6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<text:span text:style-name="T19"> </text:span></text:span><text:span text:style-name="_5f_Caractères">; R </text:span><text:span text:style-name="_5f_Caractères"><draw:frame draw:style-name="fr4" draw:name="Objet31" text:anchor-type="as-char" svg:width="0.87cm" svg:height="0.96cm" draw:z-index="67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h>
      <text:list text:continue-numbering="true" text:style-name="_5f_Numérotation_20_des_20_exercices">
        <text:list-item>
          <text:list>
            <text:list-item>
              <text:h text:style-name="P46" text:outline-level="2"><draw:g text:anchor-type="as-char" draw:z-index="25" draw:name="Objet de groupe 21" draw:style-name="gr148"><draw:line draw:style-name="gr41" draw:text-style-name="P90" svg:x1="0.327cm" svg:y1="0.36cm" svg:x2="0.327cm" svg:y2="0.966cm"><text:p/></draw:line><draw:line draw:style-name="gr565" draw:text-style-name="P90" svg:x1="0.327cm" svg:y1="0.36cm" svg:x2="0.327cm" svg:y2="0.966cm"><text:p/></draw:line><draw:line draw:style-name="gr565" draw:text-style-name="P90" svg:x1="4.052cm" svg:y1="0.36cm" svg:x2="4.052cm" svg:y2="0.966cm"><text:p/></draw:line><draw:line draw:style-name="gr565" draw:text-style-name="P90" svg:x1="7.789cm" svg:y1="0.36cm" svg:x2="7.789cm" svg:y2="0.966cm"><text:p/></draw:line><draw:line draw:style-name="gr41" draw:text-style-name="P90" svg:x1="0.954cm" svg:y1="0.51cm" svg:x2="0.954cm" svg:y2="0.814cm"><text:p/></draw:line><draw:line draw:style-name="gr41" draw:text-style-name="P90" svg:x1="8.407cm" svg:y1="0.51cm" svg:x2="8.407cm" svg:y2="0.814cm"><text:p/></draw:line><draw:line draw:style-name="gr41" draw:text-style-name="P90" svg:x1="7.167cm" svg:y1="0.51cm" svg:x2="7.167cm" svg:y2="0.814cm"><text:p/></draw:line><draw:line draw:style-name="gr41" draw:text-style-name="P90" svg:x1="6.543cm" svg:y1="0.51cm" svg:x2="6.543cm" svg:y2="0.814cm"><text:p/></draw:line><draw:line draw:style-name="gr41" draw:text-style-name="P90" svg:x1="5.922cm" svg:y1="0.51cm" svg:x2="5.922cm" svg:y2="0.814cm"><text:p/></draw:line><draw:line draw:style-name="gr41" draw:text-style-name="P90" svg:x1="5.299cm" svg:y1="0.51cm" svg:x2="5.299cm" svg:y2="0.814cm"><text:p/></draw:line><draw:line draw:style-name="gr41" draw:text-style-name="P90" svg:x1="4.681cm" svg:y1="0.51cm" svg:x2="4.681cm" svg:y2="0.814cm"><text:p/></draw:line><draw:line draw:style-name="gr41" draw:text-style-name="P90" svg:x1="3.434cm" svg:y1="0.51cm" svg:x2="3.434cm" svg:y2="0.814cm"><text:p/></draw:line><draw:line draw:style-name="gr41" draw:text-style-name="P90" svg:x1="2.819cm" svg:y1="0.51cm" svg:x2="2.819cm" svg:y2="0.814cm"><text:p/></draw:line><draw:line draw:style-name="gr41" draw:text-style-name="P90" svg:x1="2.196cm" svg:y1="0.51cm" svg:x2="2.196cm" svg:y2="0.814cm"><text:p/></draw:line><draw:line draw:style-name="gr41" draw:text-style-name="P90" svg:x1="1.574cm" svg:y1="0.51cm" svg:x2="1.574cm" svg:y2="0.814cm"><text:p/></draw:line><draw:line draw:style-name="gr240" draw:text-style-name="P89" svg:x1="0.327cm" svg:y1="0.66cm" svg:x2="9.338cm" svg:y2="0.66cm"><text:p/></draw:line><draw:frame draw:style-name="gr566" draw:text-style-name="P113" svg:width="0.727cm" svg:height="0.69cm" svg:x="0cm" svg:y="0.944cm"><draw:text-box><text:p text:style-name="P57"><text:span text:style-name="T67">0</text:span></text:p></draw:text-box></draw:frame><draw:frame draw:style-name="gr567" draw:text-style-name="P113" svg:width="0.727cm" svg:height="0.687cm" svg:x="3.708cm" svg:y="0.889cm"><draw:text-box><text:p text:style-name="P57"><text:span text:style-name="T67">1</text:span></text:p></draw:text-box></draw:frame><draw:frame draw:style-name="gr568" draw:text-style-name="P114" svg:width="0.853cm" svg:height="0.664cm" svg:x="7.452cm" svg:y="0.868cm"><draw:text-box><text:p text:style-name="P80"><text:span text:style-name="T68">2</text:span></text:p></draw:text-box></draw:frame><draw:g draw:style-name="gr66"><draw:line draw:style-name="gr241" draw:text-style-name="P90" svg:x1="2.067cm" svg:y1="0.533cm" svg:x2="2.317cm" svg:y2="0.786cm"><text:p/></draw:line><draw:line draw:style-name="gr241" draw:text-style-name="P90" svg:x1="2.317cm" svg:y1="0.533cm" svg:x2="2.067cm" svg:y2="0.786cm"><text:p/></draw:line></draw:g><draw:g draw:style-name="gr66"><draw:line draw:style-name="gr241" draw:text-style-name="P90" svg:x1="7.04cm" svg:y1="0.533cm" svg:x2="7.29cm" svg:y2="0.786cm"><text:p/></draw:line><draw:line draw:style-name="gr241" draw:text-style-name="P90" svg:x1="7.29cm" svg:y1="0.533cm" svg:x2="7.04cm" svg:y2="0.786cm"><text:p/></draw:line></draw:g><draw:frame draw:style-name="gr569" draw:text-style-name="P113" svg:width="0.772cm" svg:height="0.69cm" svg:x="2.081cm" svg:y="0.019cm"><draw:text-box><text:p text:style-name="P57"><text:span text:style-name="T47">S</text:span></text:p></draw:text-box></draw:frame><draw:frame draw:style-name="gr570" draw:text-style-name="P113" svg:width="0.796cm" svg:height="0.687cm" svg:x="7.045cm" svg:y="0cm"><draw:text-box><text:p text:style-name="P57"><text:span text:style-name="T47">T</text:span></text:p></draw:text-box></draw:frame></draw:g></text:h>
            </text:list-item>
          </text:list>
        </text:list-item>
      </text:list>
      <text:h text:style-name="P12" text:outline-level="1"><text:span text:style-name="_5f_Caractères"><text:tab/>S </text:span><text:span text:style-name="_5f_Caractères"><draw:frame draw:style-name="fr4" draw:name="Objet19" text:anchor-type="as-char" svg:width="0.646cm" svg:height="0.96cm" draw:z-index="6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<text:span text:style-name="T19"> </text:span></text:span><text:span text:style-name="_5f_Caractères">; T </text:span><text:span text:style-name="_5f_Caractères"><draw:frame draw:style-name="fr4" draw:name="Objet20" text:anchor-type="as-char" svg:width="0.87cm" svg:height="0.96cm" draw:z-index="69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h>
      <text:list text:continue-numbering="true" text:style-name="_5f_Numérotation_20_des_20_exercices">
        <text:list-item>
          <text:list>
            <text:list-item>
              <text:h text:style-name="P46" text:outline-level="2"><draw:g text:anchor-type="as-char" svg:y="-0.448cm" draw:z-index="28" draw:name="Forme24" draw:style-name="gr561"><draw:line draw:style-name="gr41" draw:text-style-name="P90" svg:x1="5.134cm" svg:y1="0.416cm" svg:x2="5.134cm" svg:y2="0.666cm"><text:p/></draw:line><draw:line draw:style-name="gr41" draw:text-style-name="P90" svg:x1="0.311cm" svg:y1="0.292cm" svg:x2="0.311cm" svg:y2="0.792cm"><text:p/></draw:line><draw:line draw:style-name="gr41" draw:text-style-name="P90" svg:x1="7.06cm" svg:y1="0.416cm" svg:x2="7.06cm" svg:y2="0.666cm"><text:p/></draw:line><draw:line draw:style-name="gr41" draw:text-style-name="P90" svg:x1="6.096cm" svg:y1="0.292cm" svg:x2="6.096cm" svg:y2="0.792cm"><text:p/></draw:line><draw:line draw:style-name="gr41" draw:text-style-name="P90" svg:x1="4.17cm" svg:y1="0.416cm" svg:x2="4.17cm" svg:y2="0.666cm"><text:p/></draw:line><draw:line draw:style-name="gr41" draw:text-style-name="P90" svg:x1="3.208cm" svg:y1="0.292cm" svg:x2="3.208cm" svg:y2="0.792cm"><text:p/></draw:line><draw:line draw:style-name="gr41" draw:text-style-name="P90" svg:x1="2.244cm" svg:y1="0.416cm" svg:x2="2.244cm" svg:y2="0.666cm"><text:p/></draw:line><draw:line draw:style-name="gr41" draw:text-style-name="P90" svg:x1="1.277cm" svg:y1="0.416cm" svg:x2="1.277cm" svg:y2="0.666cm"><text:p/></draw:line><draw:line draw:style-name="gr240" draw:text-style-name="P89" svg:x1="0.317cm" svg:y1="0.543cm" svg:x2="8.678cm" svg:y2="0.551cm"><text:p/></draw:line><draw:frame draw:style-name="gr562" draw:text-style-name="P113" svg:width="0.708cm" svg:height="0.664cm" svg:x="0cm" svg:y="0.79cm"><draw:text-box><text:p text:style-name="P57"><text:span text:style-name="T67">0</text:span></text:p></draw:text-box></draw:frame><draw:frame draw:style-name="gr563" draw:text-style-name="P113" svg:width="0.763cm" svg:height="0.664cm" svg:x="2.117cm" svg:y="0.016cm"><draw:text-box><text:p text:style-name="P57"><text:span text:style-name="T47">U</text:span></text:p></draw:text-box></draw:frame><draw:frame draw:style-name="gr564" draw:text-style-name="P113" svg:width="0.747cm" svg:height="0.664cm" svg:x="4.999cm" svg:y="0cm"><draw:text-box><text:p text:style-name="P57"><text:span text:style-name="T47">V</text:span></text:p></draw:text-box></draw:frame><draw:g draw:style-name="gr66"><draw:line draw:style-name="gr241" draw:text-style-name="P90" svg:x1="2.119cm" svg:y1="0.439cm" svg:x2="2.37cm" svg:y2="0.644cm"><text:p/></draw:line><draw:line draw:style-name="gr241" draw:text-style-name="P90" svg:x1="2.37cm" svg:y1="0.439cm" svg:x2="2.119cm" svg:y2="0.644cm"><text:p/></draw:line></draw:g><draw:g draw:style-name="gr66"><draw:line draw:style-name="gr241" draw:text-style-name="P90" svg:x1="5.015cm" svg:y1="0.437cm" svg:x2="5.264cm" svg:y2="0.642cm"><text:p/></draw:line><draw:line draw:style-name="gr241" draw:text-style-name="P90" svg:x1="5.264cm" svg:y1="0.437cm" svg:x2="5.015cm" svg:y2="0.642cm"><text:p/></draw:line></draw:g><draw:frame draw:style-name="gr562" draw:text-style-name="P113" svg:width="0.708cm" svg:height="0.664cm" svg:x="2.902cm" svg:y="0.79cm"><draw:text-box><text:p text:style-name="P57"><text:span text:style-name="T67">1</text:span></text:p></draw:text-box></draw:frame></draw:g></text:h>
            </text:list-item>
          </text:list>
        </text:list-item>
      </text:list>
      <text:h text:style-name="P12" text:outline-level="1"><text:span text:style-name="_5f_Caractères"><text:tab/>U </text:span><text:span text:style-name="_5f_Caractères"><draw:frame draw:style-name="fr4" draw:name="Objet32" text:anchor-type="as-char" svg:width="0.646cm" svg:height="0.96cm" draw:z-index="7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_5f_Caractères"><text:span text:style-name="T19"> </text:span></text:span><text:span text:style-name="_5f_Caractères">; V </text:span><text:span text:style-name="_5f_Caractères"><draw:frame draw:style-name="fr4" draw:name="Objet50" text:anchor-type="as-char" svg:width="0.646cm" svg:height="0.96cm" draw:z-index="7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h>
      <text:list text:continue-numbering="true" text:style-name="_5f_Numérotation_20_des_20_exercices">
        <text:list-item>
          <text:list>
            <text:list-item>
              <text:h text:style-name="P46" text:outline-level="2"><draw:g text:anchor-type="paragraph" draw:z-index="46" draw:name="Forme32" draw:style-name="gr238"><draw:g draw:style-name="gr239"><draw:line draw:style-name="gr247" draw:text-style-name="P94" svg:x1="0.127cm" svg:y1="0.815cm" svg:x2="9.065cm" svg:y2="0.815cm"><text:p/></draw:line><draw:line draw:style-name="gr248" draw:text-style-name="P67" svg:x1="1.058cm" svg:y1="0.673cm" svg:x2="1.058cm" svg:y2="0.968cm"><text:p/></draw:line><draw:line draw:style-name="gr249" draw:text-style-name="P67" svg:x1="1.367cm" svg:y1="0.673cm" svg:x2="1.367cm" svg:y2="0.968cm"><text:p/></draw:line><draw:line draw:style-name="gr250" draw:text-style-name="P67" svg:x1="0.747cm" svg:y1="0.673cm" svg:x2="0.747cm" svg:y2="0.968cm"><text:p/></draw:line><draw:line draw:style-name="gr251" draw:text-style-name="P67" svg:x1="1.673cm" svg:y1="0.673cm" svg:x2="1.673cm" svg:y2="0.968cm"><text:p/></draw:line><draw:frame draw:style-name="gr252" draw:text-style-name="P95" svg:width="0.742cm" svg:height="0.664cm" svg:x="1.374cm" svg:y="0.131cm"><draw:text-box><text:p text:style-name="P57"><text:span text:style-name="T44">Y</text:span></text:p></draw:text-box></draw:frame><draw:g draw:style-name="gr66"><draw:line draw:style-name="gr253" draw:text-style-name="P96" svg:x1="1.583cm" svg:y1="0.91cm" svg:x2="1.781cm" svg:y2="0.71cm"><text:p/></draw:line><draw:line draw:style-name="gr254" draw:text-style-name="P96" svg:x1="1.781cm" svg:y1="0.91cm" svg:x2="1.583cm" svg:y2="0.71cm"><text:p/></draw:line></draw:g><draw:line draw:style-name="gr255" draw:text-style-name="P67" svg:x1="1.992cm" svg:y1="0.673cm" svg:x2="1.992cm" svg:y2="0.968cm"><text:p/></draw:line><draw:line draw:style-name="gr256" draw:text-style-name="P67" svg:x1="2.3cm" svg:y1="0.673cm" svg:x2="2.3cm" svg:y2="0.968cm"><text:p/></draw:line><draw:line draw:style-name="gr257" draw:text-style-name="P67" svg:x1="1.68cm" svg:y1="0.673cm" svg:x2="1.68cm" svg:y2="0.968cm"><text:p/></draw:line><draw:line draw:style-name="gr258" draw:text-style-name="P67" svg:x1="2.614cm" svg:y1="0.673cm" svg:x2="2.614cm" svg:y2="0.968cm"><text:p/></draw:line><draw:line draw:style-name="gr259" draw:text-style-name="P67" svg:x1="2.921cm" svg:y1="0.673cm" svg:x2="2.921cm" svg:y2="0.968cm"><text:p/></draw:line><draw:line draw:style-name="gr260" draw:text-style-name="P67" svg:x1="3.234cm" svg:y1="0.673cm" svg:x2="3.234cm" svg:y2="0.968cm"><text:p/></draw:line><draw:line draw:style-name="gr261" draw:text-style-name="P67" svg:x1="3.847cm" svg:y1="0.673cm" svg:x2="3.847cm" svg:y2="0.968cm"><text:p/></draw:line><draw:line draw:style-name="gr262" draw:text-style-name="P67" svg:x1="4.161cm" svg:y1="0.673cm" svg:x2="4.161cm" svg:y2="0.968cm"><text:p/></draw:line><draw:line draw:style-name="gr263" draw:text-style-name="P67" svg:x1="3.538cm" svg:y1="0.673cm" svg:x2="3.538cm" svg:y2="0.968cm"><text:p/></draw:line><draw:line draw:style-name="gr264" draw:text-style-name="P67" svg:x1="4.467cm" svg:y1="0.673cm" svg:x2="4.467cm" svg:y2="0.968cm"><text:p/></draw:line><draw:line draw:style-name="gr265" draw:text-style-name="P67" svg:x1="4.781cm" svg:y1="0.673cm" svg:x2="4.781cm" svg:y2="0.968cm"><text:p/></draw:line><draw:line draw:style-name="gr266" draw:text-style-name="P67" svg:x1="5.094cm" svg:y1="0.673cm" svg:x2="5.094cm" svg:y2="0.968cm"><text:p/></draw:line><draw:line draw:style-name="gr267" draw:text-style-name="P67" svg:x1="5.722cm" svg:y1="0.673cm" svg:x2="5.722cm" svg:y2="0.968cm"><text:p/></draw:line><draw:line draw:style-name="gr268" draw:text-style-name="P67" svg:x1="6.036cm" svg:y1="0.673cm" svg:x2="6.036cm" svg:y2="0.968cm"><text:p/></draw:line><draw:line draw:style-name="gr269" draw:text-style-name="P67" svg:x1="5.416cm" svg:y1="0.673cm" svg:x2="5.416cm" svg:y2="0.968cm"><text:p/></draw:line><draw:line draw:style-name="gr270" draw:text-style-name="P67" svg:x1="6.342cm" svg:y1="0.673cm" svg:x2="6.342cm" svg:y2="0.968cm"><text:p/></draw:line><draw:line draw:style-name="gr271" draw:text-style-name="P67" svg:x1="6.66cm" svg:y1="0.673cm" svg:x2="6.66cm" svg:y2="0.968cm"><text:p/></draw:line><draw:line draw:style-name="gr272" draw:text-style-name="P67" svg:x1="6.97cm" svg:y1="0.673cm" svg:x2="6.97cm" svg:y2="0.968cm"><text:p/></draw:line><draw:line draw:style-name="gr273" draw:text-style-name="P67" svg:x1="6.35cm" svg:y1="0.673cm" svg:x2="6.35cm" svg:y2="0.968cm"><text:p/></draw:line><draw:line draw:style-name="gr274" draw:text-style-name="P67" svg:x1="7.59cm" svg:y1="0.673cm" svg:x2="7.59cm" svg:y2="0.968cm"><text:p/></draw:line><draw:line draw:style-name="gr275" draw:text-style-name="P67" svg:x1="7.903cm" svg:y1="0.673cm" svg:x2="7.903cm" svg:y2="0.968cm"><text:p/></draw:line><draw:line draw:style-name="gr276" draw:text-style-name="P67" svg:x1="7.283cm" svg:y1="0.673cm" svg:x2="7.283cm" svg:y2="0.968cm"><text:p/></draw:line><draw:line draw:style-name="gr277" draw:text-style-name="P67" svg:x1="8.21cm" svg:y1="0.673cm" svg:x2="8.21cm" svg:y2="0.968cm"><text:p/></draw:line><draw:line draw:style-name="gr278" draw:text-style-name="P67" svg:x1="8.528cm" svg:y1="0.673cm" svg:x2="8.528cm" svg:y2="0.968cm"><text:p/></draw:line><draw:line draw:style-name="gr279" draw:text-style-name="P67" svg:x1="0.433cm" svg:y1="0.673cm" svg:x2="0.433cm" svg:y2="0.968cm"><text:p/></draw:line><draw:frame draw:style-name="gr280" draw:text-style-name="P95" svg:width="0.757cm" svg:height="0.664cm" svg:x="2.605cm" svg:y="0.131cm"><draw:text-box><text:p text:style-name="P57"><text:span text:style-name="T44">X</text:span></text:p></draw:text-box></draw:frame><draw:g draw:style-name="gr66"><draw:line draw:style-name="gr281" draw:text-style-name="P96" svg:x1="2.823cm" svg:y1="0.903cm" svg:x2="3.023cm" svg:y2="0.703cm"><text:p/></draw:line><draw:line draw:style-name="gr282" draw:text-style-name="P96" svg:x1="3.023cm" svg:y1="0.903cm" svg:x2="2.823cm" svg:y2="0.703cm"><text:p/></draw:line></draw:g><draw:frame draw:style-name="gr283" draw:text-style-name="P95" svg:width="0.747cm" svg:height="0.664cm" svg:x="3.526cm" svg:y="0.133cm"><draw:text-box><text:p text:style-name="P57"><text:span text:style-name="T44">Z</text:span></text:p></draw:text-box></draw:frame><draw:g draw:style-name="gr66"><draw:line draw:style-name="gr284" draw:text-style-name="P96" svg:x1="3.742cm" svg:y1="0.903cm" svg:x2="3.942cm" svg:y2="0.703cm"><text:p/></draw:line><draw:line draw:style-name="gr285" draw:text-style-name="P96" svg:x1="3.942cm" svg:y1="0.903cm" svg:x2="3.742cm" svg:y2="0.703cm"><text:p/></draw:line></draw:g><draw:frame draw:style-name="gr286" draw:text-style-name="P95" svg:width="0.874cm" svg:height="0.664cm" svg:x="5.667cm" svg:y="0.131cm"><draw:text-box><text:p text:style-name="P57"><text:span text:style-name="T44">W</text:span></text:p></draw:text-box></draw:frame><draw:g draw:style-name="gr66"><draw:line draw:style-name="gr287" draw:text-style-name="P96" svg:x1="5.939cm" svg:y1="0.91cm" svg:x2="6.137cm" svg:y2="0.71cm"><text:p/></draw:line><draw:line draw:style-name="gr288" draw:text-style-name="P96" svg:x1="6.137cm" svg:y1="0.91cm" svg:x2="5.939cm" svg:y2="0.71cm"><text:p/></draw:line></draw:g><draw:frame draw:style-name="gr289" draw:text-style-name="P97" svg:width="0.735cm" svg:height="0.664cm" svg:x="2.896cm" svg:y="1.027cm"><draw:text-box><text:p text:style-name="P57"><text:span text:style-name="T47">0</text:span></text:p></draw:text-box></draw:frame><draw:frame draw:style-name="gr290" draw:text-style-name="P97" svg:width="1.026cm" svg:height="0.664cm" svg:x="3.557cm" svg:y="1.027cm"><draw:text-box><text:p text:style-name="P57"><text:span text:style-name="T47">+1</text:span></text:p></draw:text-box></draw:frame></draw:g><draw:frame draw:style-name="gr291" draw:text-style-name="P86" svg:width="1.153cm" svg:height="0.66cm" svg:x="1.797cm" svg:y="1.034cm"><draw:text-box><text:p text:style-name="P57"><text:span text:style-name="T51">−</text:span><text:span text:style-name="T51">1</text:span></text:p></draw:text-box></draw:frame><draw:frame draw:style-name="gr291" draw:text-style-name="P86" svg:width="1.153cm" svg:height="0.66cm" svg:x="0.915cm" svg:y="1.034cm"><draw:text-box><text:p text:style-name="P57"><text:span text:style-name="T51">−</text:span><text:span text:style-name="T51">2</text:span></text:p></draw:text-box></draw:frame><draw:frame draw:style-name="gr291" draw:text-style-name="P86" svg:width="1.153cm" svg:height="0.66cm" svg:x="-0.064cm" svg:y="1.034cm"><draw:text-box><text:p text:style-name="P57"><text:span text:style-name="T51">−</text:span><text:span text:style-name="T51">3</text:span></text:p></draw:text-box></draw:frame><draw:frame draw:style-name="gr291" draw:text-style-name="P86" svg:width="1.153cm" svg:height="0.66cm" svg:x="4.64cm" svg:y="1.034cm"><draw:text-box><text:p text:style-name="P57"><text:span text:style-name="T51">+2</text:span></text:p></draw:text-box></draw:frame><draw:frame draw:style-name="gr291" draw:text-style-name="P86" svg:width="1.153cm" svg:height="0.66cm" svg:x="5.621cm" svg:y="1.034cm"><draw:text-box><text:p text:style-name="P57"><text:span text:style-name="T51">+3</text:span></text:p></draw:text-box></draw:frame><draw:frame draw:style-name="gr291" draw:text-style-name="P86" svg:width="1.153cm" svg:height="0.66cm" svg:x="6.505cm" svg:y="1.034cm"><draw:text-box><text:p text:style-name="P57"><text:span text:style-name="T51">+4</text:span></text:p></draw:text-box></draw:frame><draw:frame draw:style-name="gr291" draw:text-style-name="P86" svg:width="1.153cm" svg:height="0.66cm" svg:x="7.484cm" svg:y="1.034cm"><draw:text-box><text:p text:style-name="P57"><text:span text:style-name="T51">+5</text:span></text:p></draw:text-box></draw:frame></draw:g><text:span text:style-name="_5f_Caractères"/></text:h>
            </text:list-item>
          </text:list>
        </text:list-item>
      </text:list>
      <text:h text:style-name="P12" text:outline-level="1"><text:span text:style-name="_5f_Caractères"><text:tab/>W </text:span><text:span text:style-name="_5f_Caractères"><draw:frame draw:style-name="fr4" draw:name="Objet2" text:anchor-type="as-char" svg:width="0.646cm" svg:height="0.96cm" draw:z-index="7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 ; X </text:span><text:span text:style-name="_5f_Caractères"><draw:frame draw:style-name="fr4" draw:name="Objet51" text:anchor-type="as-char" svg:width="0.981cm" svg:height="0.96cm" draw:z-index="7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_5f_Caractères"> ; Y </text:span><text:span text:style-name="_5f_Caractères"><draw:frame draw:style-name="fr4" draw:name="Objet3" text:anchor-type="as-char" svg:width="0.981cm" svg:height="0.96cm" draw:z-index="7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_5f_Caractères"> ; Z </text:span><text:span text:style-name="_5f_Caractères"><draw:frame draw:style-name="fr4" draw:name="Objet4" text:anchor-type="as-char" svg:width="0.646cm" svg:height="0.96cm" draw:z-index="7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h>
      <text:list text:continue-numbering="true" text:style-name="_5f_Numérotation_20_des_20_exercices">
        <text:list-item>
          <text:h text:style-name="P55" text:outline-level="1"><text:soft-page-break/><text:span text:style-name="_5f_Caractères">Dans chaque cas, place les points suivants :</text:span></text:h>
          <text:list>
            <text:list-item>
              <text:h text:style-name="P46" text:outline-level="2"><text:span text:style-name="_5f_Caractères">A(− 6) ; B(− 20) ; C(− 12)</text:span></text:h>
            </text:list-item>
          </text:list>
        </text:list-item>
      </text:list>
      <text:p text:style-name="P10"><draw:g text:anchor-type="as-char" draw:z-index="48" draw:name="Forme33" draw:style-name="gr207"><draw:line draw:style-name="gr208" draw:text-style-name="P67" svg:x1="0.001cm" svg:y1="0.672cm" svg:x2="8.993cm" svg:y2="0.672cm"><text:p/></draw:line><draw:line draw:style-name="gr209" draw:text-style-name="P67" svg:x1="0.07cm" svg:y1="0.534cm" svg:x2="0.07cm" svg:y2="0.808cm"><text:p/></draw:line><draw:line draw:style-name="gr210" draw:text-style-name="P67" svg:x1="0.466cm" svg:y1="0.534cm" svg:x2="0.466cm" svg:y2="0.808cm"><text:p/></draw:line><draw:line draw:style-name="gr211" draw:text-style-name="P67" svg:x1="0.87cm" svg:y1="0.534cm" svg:x2="0.87cm" svg:y2="0.808cm"><text:p/></draw:line><draw:line draw:style-name="gr212" draw:text-style-name="P67" svg:x1="0.466cm" svg:y1="0.534cm" svg:x2="0.466cm" svg:y2="0.808cm"><text:p/></draw:line><draw:line draw:style-name="gr213" draw:text-style-name="P67" svg:x1="1.672cm" svg:y1="0.534cm" svg:x2="1.672cm" svg:y2="0.808cm"><text:p/></draw:line><draw:line draw:style-name="gr214" draw:text-style-name="P67" svg:x1="2.069cm" svg:y1="0.534cm" svg:x2="2.069cm" svg:y2="0.808cm"><text:p/></draw:line><draw:line draw:style-name="gr215" draw:text-style-name="P67" svg:x1="2.468cm" svg:y1="0.534cm" svg:x2="2.468cm" svg:y2="0.808cm"><text:p/></draw:line><draw:line draw:style-name="gr216" draw:text-style-name="P67" svg:x1="1.272cm" svg:y1="0.534cm" svg:x2="1.272cm" svg:y2="0.808cm"><text:p/></draw:line><draw:line draw:style-name="gr217" draw:text-style-name="P67" svg:x1="3.267cm" svg:y1="0.534cm" svg:x2="3.267cm" svg:y2="0.808cm"><text:p/></draw:line><draw:line draw:style-name="gr218" draw:text-style-name="P67" svg:x1="3.671cm" svg:y1="0.534cm" svg:x2="3.671cm" svg:y2="0.808cm"><text:p/></draw:line><draw:line draw:style-name="gr219" draw:text-style-name="P67" svg:x1="4.072cm" svg:y1="0.534cm" svg:x2="4.072cm" svg:y2="0.808cm"><text:p/></draw:line><draw:line draw:style-name="gr220" draw:text-style-name="P67" svg:x1="2.872cm" svg:y1="0.534cm" svg:x2="2.872cm" svg:y2="0.808cm"><text:p/></draw:line><draw:line draw:style-name="gr221" draw:text-style-name="P67" svg:x1="4.872cm" svg:y1="0.534cm" svg:x2="4.872cm" svg:y2="0.808cm"><text:p/></draw:line><draw:line draw:style-name="gr222" draw:text-style-name="P67" svg:x1="5.271cm" svg:y1="0.534cm" svg:x2="5.271cm" svg:y2="0.808cm"><text:p/></draw:line><draw:line draw:style-name="gr223" draw:text-style-name="P67" svg:x1="5.671cm" svg:y1="0.534cm" svg:x2="5.671cm" svg:y2="0.808cm"><text:p/></draw:line><draw:line draw:style-name="gr224" draw:text-style-name="P67" svg:x1="4.475cm" svg:y1="0.534cm" svg:x2="4.475cm" svg:y2="0.808cm"><text:p/></draw:line><draw:line draw:style-name="gr225" draw:text-style-name="P67" svg:x1="6.472cm" svg:y1="0.534cm" svg:x2="6.472cm" svg:y2="0.808cm"><text:p/></draw:line><draw:line draw:style-name="gr226" draw:text-style-name="P67" svg:x1="6.875cm" svg:y1="0.534cm" svg:x2="6.875cm" svg:y2="0.808cm"><text:p/></draw:line><draw:line draw:style-name="gr227" draw:text-style-name="P67" svg:x1="7.273cm" svg:y1="0.534cm" svg:x2="7.273cm" svg:y2="0.808cm"><text:p/></draw:line><draw:line draw:style-name="gr228" draw:text-style-name="P67" svg:x1="6.076cm" svg:y1="0.534cm" svg:x2="6.076cm" svg:y2="0.808cm"><text:p/></draw:line><draw:line draw:style-name="gr229" draw:text-style-name="P67" svg:x1="8.076cm" svg:y1="0.534cm" svg:x2="8.076cm" svg:y2="0.808cm"><text:p/></draw:line><draw:line draw:style-name="gr230" draw:text-style-name="P67" svg:x1="7.675cm" svg:y1="0.534cm" svg:x2="7.675cm" svg:y2="0.808cm"><text:p/></draw:line><draw:frame draw:style-name="gr231" draw:text-style-name="P85" svg:width="0.729cm" svg:height="0.664cm" svg:x="5.69cm" svg:y="0.785cm"><draw:text-box><text:p text:style-name="P57"><text:span text:style-name="T47">4</text:span></text:p></draw:text-box></draw:frame><draw:frame draw:style-name="gr232" draw:text-style-name="P85" svg:width="0.953cm" svg:height="0.664cm" svg:x="7.207cm" svg:y="0.785cm"><draw:text-box><text:p text:style-name="P57"><text:span text:style-name="T47">12</text:span></text:p></draw:text-box></draw:frame><draw:frame draw:style-name="gr233" draw:text-style-name="P86" svg:width="1.177cm" svg:height="0.623cm" svg:x="3.949cm" svg:y="0.818cm"><draw:text-box><text:p text:style-name="P57"><text:span text:style-name="T51">−</text:span><text:span text:style-name="T51">4</text:span></text:p></draw:text-box></draw:frame><draw:frame draw:style-name="gr234" draw:text-style-name="P86" svg:width="1.191cm" svg:height="0.623cm" svg:x="2.293cm" svg:y="0.818cm"><draw:text-box><text:p text:style-name="P57"><text:span text:style-name="T51">−</text:span><text:span text:style-name="T51">12</text:span></text:p></draw:text-box></draw:frame><draw:frame draw:style-name="gr234" draw:text-style-name="P86" svg:width="1.191cm" svg:height="0.623cm" svg:x="0.693cm" svg:y="0.818cm"><draw:text-box><text:p text:style-name="P57"><text:span text:style-name="T51">−</text:span><text:span text:style-name="T51">20</text:span></text:p></draw:text-box></draw:frame><draw:frame draw:style-name="gr235" draw:text-style-name="P86" svg:width="1.176cm" svg:height="0.623cm" svg:x="4.918cm" svg:y="0.801cm"><draw:text-box><text:p text:style-name="P57"><text:span text:style-name="T51">0</text:span></text:p></draw:text-box></draw:frame><draw:frame draw:style-name="gr233" draw:text-style-name="P86" svg:width="1.177cm" svg:height="0.623cm" svg:x="3.15cm" svg:y="0.818cm"><draw:text-box><text:p text:style-name="P57"><text:span text:style-name="T51">−</text:span><text:span text:style-name="T51">8</text:span></text:p></draw:text-box></draw:frame><draw:frame draw:style-name="gr234" draw:text-style-name="P86" svg:width="1.191cm" svg:height="0.623cm" svg:x="1.393cm" svg:y="0.818cm"><draw:text-box><text:p text:style-name="P57"><text:span text:style-name="T51">−</text:span><text:span text:style-name="T51">16</text:span></text:p></draw:text-box></draw:frame><draw:frame draw:style-name="gr233" draw:text-style-name="P86" svg:width="1.177cm" svg:height="0.623cm" svg:x="6.519cm" svg:y="0.801cm"><draw:text-box><text:p text:style-name="P57"><text:span text:style-name="T51">8</text:span></text:p></draw:text-box></draw:frame><draw:frame draw:style-name="gr145" draw:text-style-name="P60" svg:width="0.701cm" svg:height="0.664cm" svg:x="3.671cm" svg:y="0.367cm"><draw:text-box><text:p text:style-name="P57"><text:span text:style-name="T39">×</text:span></text:p></draw:text-box></draw:frame><draw:frame draw:style-name="gr145" draw:text-style-name="P60" svg:width="0.701cm" svg:height="0.664cm" svg:x="2.489cm" svg:y="0.367cm"><draw:text-box><text:p text:style-name="P57"><text:span text:style-name="T39">×</text:span></text:p></draw:text-box></draw:frame><draw:frame draw:style-name="gr145" draw:text-style-name="P60" svg:width="0.701cm" svg:height="0.664cm" svg:x="0.87cm" svg:y="0.367cm"><draw:text-box><text:p text:style-name="P57"><text:span text:style-name="T39">×</text:span></text:p></draw:text-box></draw:frame><draw:frame draw:style-name="gr236" draw:text-style-name="P59" svg:width="0.747cm" svg:height="0.664cm" svg:x="3.69cm" svg:y="0cm"><draw:text-box><text:p text:style-name="P57"><text:span text:style-name="T40">A</text:span></text:p></draw:text-box></draw:frame><draw:frame draw:style-name="gr236" draw:text-style-name="P59" svg:width="0.747cm" svg:height="0.664cm" svg:x="0.891cm" svg:y="0cm"><draw:text-box><text:p text:style-name="P57"><text:span text:style-name="T40">B</text:span></text:p></draw:text-box></draw:frame><draw:frame draw:style-name="gr237" draw:text-style-name="P59" svg:width="0.752cm" svg:height="0.664cm" svg:x="2.529cm" svg:y="0cm"><draw:text-box><text:p text:style-name="P57"><text:span text:style-name="T40">C</text:span></text:p></draw:text-box></draw:frame></draw:g></text:p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D(0,15) ; E(− 0,1) ; F(0,55)</text:span></text:h>
            </text:list-item>
            <text:list-item>
              <text:h text:style-name="P46" text:outline-level="2"><draw:g text:anchor-type="paragraph" draw:z-index="49" draw:name="Objet de groupe 4" draw:style-name="gr117"><draw:line draw:style-name="gr173" draw:text-style-name="P67" svg:x1="5.375cm" svg:y1="0.501cm" svg:x2="5.375cm" svg:y2="0.699cm"><text:p/></draw:line><draw:line draw:style-name="gr174" draw:text-style-name="P67" svg:x1="2.257cm" svg:y1="0.501cm" svg:x2="2.257cm" svg:y2="0.699cm"><text:p/></draw:line><draw:line draw:style-name="gr175" draw:text-style-name="P67" svg:x1="3.51cm" svg:y1="0.501cm" svg:x2="3.51cm" svg:y2="0.699cm"><text:p/></draw:line><draw:line draw:style-name="gr176" draw:text-style-name="P67" svg:x1="1.017cm" svg:y1="0.501cm" svg:x2="1.017cm" svg:y2="0.699cm"><text:p/></draw:line><draw:line draw:style-name="gr177" draw:text-style-name="P67" svg:x1="1.322cm" svg:y1="0.457cm" svg:x2="1.322cm" svg:y2="0.748cm"><text:p/></draw:line><draw:line draw:style-name="gr178" draw:text-style-name="P67" svg:x1="1.945cm" svg:y1="0.457cm" svg:x2="1.945cm" svg:y2="0.748cm"><text:p/></draw:line><draw:line draw:style-name="gr179" draw:text-style-name="P67" svg:x1="2.878cm" svg:y1="0.501cm" svg:x2="2.878cm" svg:y2="0.699cm"><text:p/></draw:line><draw:line draw:style-name="gr180" draw:text-style-name="P67" svg:x1="4.127cm" svg:y1="0.501cm" svg:x2="4.127cm" svg:y2="0.699cm"><text:p/></draw:line><draw:line draw:style-name="gr181" draw:text-style-name="P67" svg:x1="4.75cm" svg:y1="0.501cm" svg:x2="4.75cm" svg:y2="0.699cm"><text:p/></draw:line><draw:line draw:style-name="gr182" draw:text-style-name="P67" svg:x1="5.683cm" svg:y1="0.457cm" svg:x2="5.683cm" svg:y2="0.748cm"><text:p/></draw:line><draw:line draw:style-name="gr183" draw:text-style-name="P67" svg:x1="6.305cm" svg:y1="0.457cm" svg:x2="6.305cm" svg:y2="0.748cm"><text:p/></draw:line><draw:line draw:style-name="gr184" draw:text-style-name="P67" svg:x1="6.921cm" svg:y1="0.457cm" svg:x2="6.921cm" svg:y2="0.748cm"><text:p/></draw:line><draw:line draw:style-name="gr185" draw:text-style-name="P67" svg:x1="7.551cm" svg:y1="0.457cm" svg:x2="7.551cm" svg:y2="0.748cm"><text:p/></draw:line><draw:line draw:style-name="gr186" draw:text-style-name="P67" svg:x1="7.859cm" svg:y1="0.501cm" svg:x2="7.859cm" svg:y2="0.699cm"><text:p/></draw:line><draw:line draw:style-name="gr187" draw:text-style-name="P67" svg:x1="2.568cm" svg:y1="0.457cm" svg:x2="2.568cm" svg:y2="0.748cm"><text:p/></draw:line><draw:line draw:style-name="gr188" draw:text-style-name="P67" svg:x1="3.19cm" svg:y1="0.457cm" svg:x2="3.19cm" svg:y2="0.748cm"><text:p/></draw:line><draw:line draw:style-name="gr189" draw:text-style-name="P67" svg:x1="3.813cm" svg:y1="0.457cm" svg:x2="3.813cm" svg:y2="0.748cm"><text:p/></draw:line><draw:line draw:style-name="gr190" draw:text-style-name="P67" svg:x1="4.436cm" svg:y1="0.457cm" svg:x2="4.436cm" svg:y2="0.748cm"><text:p/></draw:line><draw:line draw:style-name="gr191" draw:text-style-name="P67" svg:x1="5.06cm" svg:y1="0.457cm" svg:x2="5.06cm" svg:y2="0.748cm"><text:p/></draw:line><draw:line draw:style-name="gr192" draw:text-style-name="P67" svg:x1="5.99cm" svg:y1="0.501cm" svg:x2="5.99cm" svg:y2="0.699cm"><text:p/></draw:line><draw:line draw:style-name="gr193" draw:text-style-name="P67" svg:x1="6.619cm" svg:y1="0.501cm" svg:x2="6.619cm" svg:y2="0.699cm"><text:p/></draw:line><draw:line draw:style-name="gr194" draw:text-style-name="P67" svg:x1="7.237cm" svg:y1="0.501cm" svg:x2="7.237cm" svg:y2="0.699cm"><text:p/></draw:line><draw:line draw:style-name="gr195" draw:text-style-name="P67" svg:x1="0.698cm" svg:y1="0.457cm" svg:x2="0.698cm" svg:y2="0.748cm"><text:p/></draw:line><draw:line draw:style-name="gr196" draw:text-style-name="P67" svg:x1="1.636cm" svg:y1="0.501cm" svg:x2="1.636cm" svg:y2="0.699cm"><text:p/></draw:line><draw:line draw:style-name="gr197" draw:text-style-name="P67" svg:x1="8.169cm" svg:y1="0.457cm" svg:x2="8.169cm" svg:y2="0.748cm"><text:p/></draw:line><draw:line draw:style-name="gr198" draw:text-style-name="P67" svg:x1="0.075cm" svg:y1="0.598cm" svg:x2="9.074cm" svg:y2="0.598cm"><text:p/></draw:line><draw:frame draw:style-name="gr199" draw:text-style-name="P88" svg:width="1.318cm" svg:height="0.664cm" svg:x="0.679cm" svg:y="0.778cm"><draw:text-box><text:p text:style-name="P57"><text:span text:style-name="T52">−</text:span><text:span text:style-name="T47">0,3</text:span></text:p></draw:text-box></draw:frame><draw:frame draw:style-name="gr200" draw:text-style-name="P79" svg:width="1.066cm" svg:height="0.664cm" svg:x="5.193cm" svg:y="0.778cm"><draw:text-box><text:p text:style-name="P57"><text:span text:style-name="T47">0,4</text:span></text:p></draw:text-box></draw:frame><draw:frame draw:style-name="gr201" draw:text-style-name="P79" svg:width="1.066cm" svg:height="0.664cm" svg:x="7.063cm" svg:y="0.778cm"><draw:text-box><text:p text:style-name="P57"><text:span text:style-name="T47">0,7</text:span></text:p></draw:text-box></draw:frame><draw:line draw:style-name="gr202" draw:text-style-name="P67" svg:x1="0.379cm" svg:y1="0.501cm" svg:x2="0.379cm" svg:y2="0.699cm"><text:p/></draw:line><draw:line draw:style-name="gr203" draw:text-style-name="P67" svg:x1="8.489cm" svg:y1="0.501cm" svg:x2="8.489cm" svg:y2="0.699cm"><text:p/></draw:line><draw:frame draw:style-name="gr204" draw:text-style-name="P86" svg:width="1.177cm" svg:height="0.664cm" svg:x="2.858cm" svg:y="0.778cm"><draw:text-box><text:p text:style-name="P57"><text:span text:style-name="T51">0</text:span></text:p></draw:text-box></draw:frame><draw:frame draw:style-name="gr145" draw:text-style-name="P60" svg:width="0.701cm" svg:height="0.664cm" svg:x="3.738cm" svg:y="0.274cm"><draw:text-box><text:p text:style-name="P57"><text:span text:style-name="T39">×</text:span></text:p></draw:text-box></draw:frame><draw:frame draw:style-name="gr205" draw:text-style-name="P59" svg:width="0.777cm" svg:height="0.664cm" svg:x="3.771cm" svg:y="-0.093cm"><draw:text-box><text:p text:style-name="P57"><text:span text:style-name="T40">D</text:span></text:p></draw:text-box></draw:frame><draw:frame draw:style-name="gr145" draw:text-style-name="P60" svg:width="0.701cm" svg:height="0.664cm" svg:x="2.177cm" svg:y="0.274cm"><draw:text-box><text:p text:style-name="P57"><text:span text:style-name="T39">×</text:span></text:p></draw:text-box></draw:frame><draw:frame draw:style-name="gr206" draw:text-style-name="P59" svg:width="0.731cm" svg:height="0.664cm" svg:x="2.21cm" svg:y="-0.093cm"><draw:text-box><text:p text:style-name="P57"><text:span text:style-name="T40">E</text:span></text:p></draw:text-box></draw:frame><draw:frame draw:style-name="gr145" draw:text-style-name="P60" svg:width="0.701cm" svg:height="0.664cm" svg:x="6.234cm" svg:y="0.274cm"><draw:text-box><text:p text:style-name="P57"><text:span text:style-name="T39">×</text:span></text:p></draw:text-box></draw:frame><draw:frame draw:style-name="gr147" draw:text-style-name="P59" svg:width="0.733cm" svg:height="0.664cm" svg:x="6.267cm" svg:y="-0.093cm"><draw:text-box><text:p text:style-name="P57"><text:span text:style-name="T40">F</text:span></text:p></draw:text-box></draw:frame></draw:g><text:span text:style-name="_5f_Caractères">G</text:span><text:span text:style-name="_5f_Caractères"><draw:frame draw:style-name="fr3" draw:name="Objet1" text:anchor-type="as-char" svg:width="1.005cm" svg:height="1.005cm" draw:z-index="5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 ; H</text:span><text:span text:style-name="_5f_Caractères"><draw:frame draw:style-name="fr3" draw:name="Objet5" text:anchor-type="as-char" svg:width="0.646cm" svg:height="0.96cm" draw:z-index="54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 ; K</text:span><text:span text:style-name="_5f_Caractères"><draw:frame draw:style-name="fr3" draw:name="Objet7" text:anchor-type="as-char" svg:width="1.229cm" svg:height="1.005cm" draw:z-index="6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"> ; L</text:span><draw:frame draw:style-name="fr3" draw:name="Objet9" text:anchor-type="as-char" svg:width="1.005cm" svg:height="1.005cm" draw:z-index="65"><draw:object xlink:href="./Object 9" xlink:type="simple" xlink:show="embed" xlink:actuate="onLoad"/><draw:image xlink:href="./ObjectReplacements/Object 9" xlink:type="simple" xlink:show="embed" xlink:actuate="onLoad"/><svg:desc>formule</svg:desc></draw:frame><draw:g text:anchor-type="as-char" draw:z-index="50" draw:name="Objet de groupe 5" draw:style-name="gr148"><draw:g draw:name="Objet de groupe 6" draw:style-name="gr66"><draw:line draw:style-name="gr149" draw:text-style-name="P67" svg:x1="0.037cm" svg:y1="0.732cm" svg:x2="9.036cm" svg:y2="0.732cm"><text:p/></draw:line><draw:line draw:style-name="gr150" draw:text-style-name="P67" svg:x1="0.492cm" svg:y1="0.584cm" svg:x2="0.492cm" svg:y2="0.884cm"><text:p/></draw:line><draw:line draw:style-name="gr151" draw:text-style-name="P67" svg:x1="0.985cm" svg:y1="0.538cm" svg:x2="0.985cm" svg:y2="0.938cm"><text:p/></draw:line><draw:line draw:style-name="gr152" draw:text-style-name="P67" svg:x1="1.471cm" svg:y1="0.584cm" svg:x2="1.471cm" svg:y2="0.884cm"><text:p/></draw:line><draw:line draw:style-name="gr153" draw:text-style-name="P67" svg:x1="1.949cm" svg:y1="0.584cm" svg:x2="1.949cm" svg:y2="0.884cm"><text:p/></draw:line><draw:line draw:style-name="gr154" draw:text-style-name="P67" svg:x1="2.434cm" svg:y1="0.584cm" svg:x2="2.434cm" svg:y2="0.884cm"><text:p/></draw:line><draw:line draw:style-name="gr155" draw:text-style-name="P67" svg:x1="2.914cm" svg:y1="0.584cm" svg:x2="2.914cm" svg:y2="0.884cm"><text:p/></draw:line><draw:line draw:style-name="gr156" draw:text-style-name="P67" svg:x1="3.354cm" svg:y1="0.538cm" svg:x2="3.354cm" svg:y2="0.938cm"><text:p/></draw:line><draw:line draw:style-name="gr157" draw:text-style-name="P67" svg:x1="3.838cm" svg:y1="0.584cm" svg:x2="3.838cm" svg:y2="0.884cm"><text:p/></draw:line><draw:line draw:style-name="gr158" draw:text-style-name="P67" svg:x1="4.318cm" svg:y1="0.584cm" svg:x2="4.318cm" svg:y2="0.884cm"><text:p/></draw:line><draw:line draw:style-name="gr159" draw:text-style-name="P67" svg:x1="4.803cm" svg:y1="0.584cm" svg:x2="4.803cm" svg:y2="0.884cm"><text:p/></draw:line><draw:line draw:style-name="gr160" draw:text-style-name="P67" svg:x1="5.283cm" svg:y1="0.584cm" svg:x2="5.283cm" svg:y2="0.884cm"><text:p/></draw:line><draw:line draw:style-name="gr161" draw:text-style-name="P67" svg:x1="6.207cm" svg:y1="0.584cm" svg:x2="6.207cm" svg:y2="0.884cm"><text:p/></draw:line><draw:line draw:style-name="gr162" draw:text-style-name="P67" svg:x1="6.687cm" svg:y1="0.584cm" svg:x2="6.687cm" svg:y2="0.884cm"><text:p/></draw:line><draw:line draw:style-name="gr163" draw:text-style-name="P67" svg:x1="7.17cm" svg:y1="0.584cm" svg:x2="7.17cm" svg:y2="0.884cm"><text:p/></draw:line><draw:frame draw:style-name="gr164" draw:text-style-name="P87" svg:width="0.981cm" svg:height="0.666cm" svg:x="0.363cm" svg:y="0.924cm"><draw:text-box><text:p text:style-name="P57"><text:span text:style-name="T52">−</text:span><text:span text:style-name="T47">2</text:span></text:p></draw:text-box></draw:frame><draw:frame draw:style-name="gr165" draw:text-style-name="P87" svg:width="0.981cm" svg:height="0.666cm" svg:x="2.803cm" svg:y="0.924cm"><draw:text-box><text:p text:style-name="P57"><text:span text:style-name="T52">−</text:span><text:span text:style-name="T47">1</text:span></text:p></draw:text-box></draw:frame><draw:line draw:style-name="gr166" draw:text-style-name="P67" svg:x1="5.723cm" svg:y1="0.538cm" svg:x2="5.723cm" svg:y2="0.938cm"><text:p/></draw:line><draw:frame draw:style-name="gr167" draw:text-style-name="P87" svg:width="0.729cm" svg:height="0.666cm" svg:x="5.353cm" svg:y="0.924cm"><draw:text-box><text:p text:style-name="P57"><text:span text:style-name="T47">0</text:span></text:p></draw:text-box></draw:frame><draw:line draw:style-name="gr168" draw:text-style-name="P67" svg:x1="7.651cm" svg:y1="0.584cm" svg:x2="7.651cm" svg:y2="0.884cm"><text:p/></draw:line><draw:line draw:style-name="gr169" draw:text-style-name="P67" svg:x1="8.583cm" svg:y1="0.584cm" svg:x2="8.583cm" svg:y2="0.884cm"><text:p/></draw:line><draw:line draw:style-name="gr170" draw:text-style-name="P67" svg:x1="0.001cm" svg:y1="0.584cm" svg:x2="0.001cm" svg:y2="0.884cm"><text:p/></draw:line><draw:frame draw:style-name="gr167" draw:text-style-name="P87" svg:width="0.729cm" svg:height="0.666cm" svg:x="7.691cm" svg:y="0.924cm"><draw:text-box><text:p text:style-name="P57"><text:span text:style-name="T47">1</text:span></text:p></draw:text-box></draw:frame><draw:line draw:style-name="gr156" draw:text-style-name="P67" svg:x1="8.091cm" svg:y1="0.526cm" svg:x2="8.091cm" svg:y2="0.926cm"><text:p/></draw:line></draw:g><draw:frame draw:style-name="gr147" draw:text-style-name="P59" svg:width="0.733cm" svg:height="0.664cm" svg:x="3.475cm" svg:y="0cm"><draw:text-box><text:p text:style-name="P57"><text:span text:style-name="T40">L</text:span></text:p></draw:text-box></draw:frame><draw:frame draw:style-name="gr145" draw:text-style-name="P60" svg:width="0.701cm" svg:height="0.664cm" svg:x="4.406cm" svg:y="0.377cm"><draw:text-box><text:p text:style-name="P57"><text:span text:style-name="T39">×</text:span></text:p></draw:text-box></draw:frame><draw:frame draw:style-name="gr145" draw:text-style-name="P60" svg:width="0.701cm" svg:height="0.664cm" svg:x="5.816cm" svg:y="0.377cm"><draw:text-box><text:p text:style-name="P57"><text:span text:style-name="T39">×</text:span></text:p></draw:text-box></draw:frame><draw:frame draw:style-name="gr146" draw:text-style-name="P59" svg:width="0.77cm" svg:height="0.664cm" svg:x="5.798cm" svg:y="0cm"><draw:text-box><text:p text:style-name="P57"><text:span text:style-name="T40">H</text:span></text:p></draw:text-box></draw:frame><draw:frame draw:style-name="gr171" draw:text-style-name="P59" svg:width="0.742cm" svg:height="0.664cm" svg:x="0.621cm" svg:y="0cm"><draw:text-box><text:p text:style-name="P57"><text:span text:style-name="T40">K</text:span></text:p></draw:text-box></draw:frame><draw:frame draw:style-name="gr145" draw:text-style-name="P60" svg:width="0.701cm" svg:height="0.664cm" svg:x="3.448cm" svg:y="0.393cm"><draw:text-box><text:p text:style-name="P57"><text:span text:style-name="T39">×</text:span></text:p></draw:text-box></draw:frame><draw:frame draw:style-name="gr145" draw:text-style-name="P60" svg:width="0.701cm" svg:height="0.664cm" svg:x="0.593cm" svg:y="0.392cm"><draw:text-box><text:p text:style-name="P57"><text:span text:style-name="T39">×</text:span></text:p></draw:text-box></draw:frame><draw:frame draw:style-name="gr172" draw:text-style-name="P59" svg:width="0.779cm" svg:height="0.664cm" svg:x="4.44cm" svg:y="0cm"><draw:text-box><text:p text:style-name="P57"><text:span text:style-name="T40">G</text:span></text:p></draw:text-box></draw:frame></draw:g></text:h>
            </text:list-item>
            <text:list-item>
              <text:h text:style-name="P46" text:outline-level="2"><text:span text:style-name="_5f_Caractères">M(− 1) ; N</text:span><text:span text:style-name="_5f_Caractères"><draw:frame draw:style-name="fr3" draw:name="Objet6" text:anchor-type="as-char" svg:width="0.646cm" svg:height="0.96cm" draw:z-index="2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"> ; P</text:span><text:span text:style-name="_5f_Caractères"><draw:frame draw:style-name="fr3" draw:name="Objet8" text:anchor-type="as-char" svg:width="1.187cm" svg:height="0.965cm" draw:z-index="38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h>
            </text:list-item>
          </text:list>
        </text:list-item>
      </text:list>
      <text:h text:style-name="P18" text:outline-level="1"><draw:g text:anchor-type="paragraph" draw:z-index="52" draw:name="Objet de groupe 7" draw:style-name="gr117"><draw:line draw:style-name="gr118" draw:text-style-name="P67" svg:x1="0.201cm" svg:y1="0.859cm" svg:x2="9.188cm" svg:y2="0.859cm"><text:p/></draw:line><draw:line draw:style-name="gr119" draw:text-style-name="P67" svg:x1="0.284cm" svg:y1="0.711cm" svg:x2="0.284cm" svg:y2="1.007cm"><text:p/></draw:line><draw:line draw:style-name="gr120" draw:text-style-name="P67" svg:x1="0.687cm" svg:y1="0.711cm" svg:x2="0.687cm" svg:y2="1.007cm"><text:p/></draw:line><draw:line draw:style-name="gr121" draw:text-style-name="P67" svg:x1="1.089cm" svg:y1="0.711cm" svg:x2="1.089cm" svg:y2="1.007cm"><text:p/></draw:line><draw:line draw:style-name="gr122" draw:text-style-name="P67" svg:x1="0.687cm" svg:y1="0.711cm" svg:x2="0.687cm" svg:y2="1.007cm"><text:p/></draw:line><draw:line draw:style-name="gr123" draw:text-style-name="P67" svg:x1="1.888cm" svg:y1="0.711cm" svg:x2="1.888cm" svg:y2="1.007cm"><text:p/></draw:line><draw:line draw:style-name="gr124" draw:text-style-name="P67" svg:x1="2.286cm" svg:y1="0.711cm" svg:x2="2.286cm" svg:y2="1.007cm"><text:p/></draw:line><draw:line draw:style-name="gr125" draw:text-style-name="P67" svg:x1="2.688cm" svg:y1="0.711cm" svg:x2="2.688cm" svg:y2="1.007cm"><text:p/></draw:line><draw:line draw:style-name="gr126" draw:text-style-name="P67" svg:x1="1.491cm" svg:y1="0.711cm" svg:x2="1.491cm" svg:y2="1.007cm"><text:p/></draw:line><draw:line draw:style-name="gr127" draw:text-style-name="P67" svg:x1="3.488cm" svg:y1="0.711cm" svg:x2="3.488cm" svg:y2="1.007cm"><text:p/></draw:line><draw:line draw:style-name="gr128" draw:text-style-name="P67" svg:x1="3.89cm" svg:y1="0.711cm" svg:x2="3.89cm" svg:y2="1.007cm"><text:p/></draw:line><draw:line draw:style-name="gr129" draw:text-style-name="P67" svg:x1="4.288cm" svg:y1="0.711cm" svg:x2="4.288cm" svg:y2="1.007cm"><text:p/></draw:line><draw:line draw:style-name="gr130" draw:text-style-name="P67" svg:x1="3.085cm" svg:y1="0.711cm" svg:x2="3.085cm" svg:y2="1.007cm"><text:p/></draw:line><draw:line draw:style-name="gr131" draw:text-style-name="P67" svg:x1="5.087cm" svg:y1="0.711cm" svg:x2="5.087cm" svg:y2="1.007cm"><text:p/></draw:line><draw:line draw:style-name="gr132" draw:text-style-name="P67" svg:x1="5.488cm" svg:y1="0.711cm" svg:x2="5.488cm" svg:y2="1.007cm"><text:p/></draw:line><draw:line draw:style-name="gr133" draw:text-style-name="P67" svg:x1="5.886cm" svg:y1="0.711cm" svg:x2="5.886cm" svg:y2="1.007cm"><text:p/></draw:line><draw:line draw:style-name="gr134" draw:text-style-name="P67" svg:x1="4.689cm" svg:y1="0.711cm" svg:x2="4.689cm" svg:y2="1.007cm"><text:p/></draw:line><draw:line draw:style-name="gr135" draw:text-style-name="P67" svg:x1="6.691cm" svg:y1="0.711cm" svg:x2="6.691cm" svg:y2="1.007cm"><text:p/></draw:line><draw:line draw:style-name="gr136" draw:text-style-name="P67" svg:x1="7.088cm" svg:y1="0.711cm" svg:x2="7.088cm" svg:y2="1.007cm"><text:p/></draw:line><draw:line draw:style-name="gr137" draw:text-style-name="P67" svg:x1="7.49cm" svg:y1="0.711cm" svg:x2="7.49cm" svg:y2="1.007cm"><text:p/></draw:line><draw:line draw:style-name="gr138" draw:text-style-name="P67" svg:x1="6.289cm" svg:y1="0.711cm" svg:x2="6.289cm" svg:y2="1.007cm"><text:p/></draw:line><draw:line draw:style-name="gr139" draw:text-style-name="P67" svg:x1="8.285cm" svg:y1="0.711cm" svg:x2="8.285cm" svg:y2="1.007cm"><text:p/></draw:line><draw:line draw:style-name="gr140" draw:text-style-name="P67" svg:x1="7.888cm" svg:y1="0.711cm" svg:x2="7.888cm" svg:y2="1.007cm"><text:p/></draw:line><draw:frame draw:style-name="gr141" draw:text-style-name="P84" svg:width="0.729cm" svg:height="0.664cm" svg:x="3.547cm" svg:y="1.002cm"><draw:text-box><text:p text:style-name="P73"><text:span text:style-name="T47">1</text:span></text:p></draw:text-box></draw:frame><draw:frame draw:style-name="gr142" draw:text-style-name="P85" svg:width="0.729cm" svg:height="0.664cm" svg:x="7.108cm" svg:y="1.002cm"><draw:text-box><text:p text:style-name="P57"><text:span text:style-name="T47">4</text:span></text:p></draw:text-box></draw:frame><draw:frame draw:style-name="gr143" draw:text-style-name="P86" svg:width="1.176cm" svg:height="0.664cm" svg:x="4.732cm" svg:y="0.917cm"><draw:text-box><text:p text:style-name="P57"><text:span text:style-name="T51">2</text:span></text:p></draw:text-box></draw:frame><draw:frame draw:style-name="gr143" draw:text-style-name="P86" svg:width="1.176cm" svg:height="0.664cm" svg:x="5.944cm" svg:y="0.917cm"><draw:text-box><text:p text:style-name="P57"><text:span text:style-name="T51">3</text:span></text:p></draw:text-box></draw:frame><draw:frame draw:style-name="gr143" draw:text-style-name="P86" svg:width="1.176cm" svg:height="0.664cm" svg:x="2.333cm" svg:y="0.917cm"><draw:text-box><text:p text:style-name="P57"><text:span text:style-name="T51">0</text:span></text:p></draw:text-box></draw:frame><draw:frame draw:style-name="gr143" draw:text-style-name="P86" svg:width="1.176cm" svg:height="0.664cm" svg:x="1.021cm" svg:y="0.917cm"><draw:text-box><text:p text:style-name="P57"><text:span text:style-name="T51">−</text:span><text:span text:style-name="T51">1</text:span></text:p></draw:text-box></draw:frame><draw:frame draw:style-name="gr143" draw:text-style-name="P86" svg:width="1.176cm" svg:height="0.664cm" svg:x="-0.198cm" svg:y="0.917cm"><draw:text-box><text:p text:style-name="P57"><text:span text:style-name="T51">−</text:span><text:span text:style-name="T51">2</text:span></text:p></draw:text-box></draw:frame><draw:frame draw:style-name="gr144" draw:text-style-name="P59" svg:width="0.81cm" svg:height="0.664cm" svg:x="1.104cm" svg:y="0.111cm"><draw:text-box><text:p text:style-name="P57"><text:span text:style-name="T40">M</text:span></text:p></draw:text-box></draw:frame><draw:frame draw:style-name="gr145" draw:text-style-name="P60" svg:width="0.701cm" svg:height="0.664cm" svg:x="1.102cm" svg:y="0.531cm"><draw:text-box><text:p text:style-name="P57"><text:span text:style-name="T39">×</text:span></text:p></draw:text-box></draw:frame><draw:frame draw:style-name="gr146" draw:text-style-name="P59" svg:width="0.77cm" svg:height="0.664cm" svg:x="3.903cm" svg:y="0.113cm"><draw:text-box><text:p text:style-name="P57"><text:span text:style-name="T40">N</text:span></text:p></draw:text-box></draw:frame><draw:frame draw:style-name="gr145" draw:text-style-name="P60" svg:width="0.701cm" svg:height="0.664cm" svg:x="3.901cm" svg:y="0.531cm"><draw:text-box><text:p text:style-name="P57"><text:span text:style-name="T39">×</text:span></text:p></draw:text-box></draw:frame><draw:frame draw:style-name="gr147" draw:text-style-name="P59" svg:width="0.733cm" svg:height="0.664cm" svg:x="6.298cm" svg:y="0.113cm"><draw:text-box><text:p text:style-name="P57"><text:span text:style-name="T40">P</text:span></text:p></draw:text-box></draw:frame><draw:frame draw:style-name="gr145" draw:text-style-name="P60" svg:width="0.701cm" svg:height="0.664cm" svg:x="6.298cm" svg:y="0.533cm"><draw:text-box><text:p text:style-name="P57"><text:span text:style-name="T39">×</text:span></text:p></draw:text-box></draw:frame></draw:g><text:span text:style-name="_5f_Caractères_5f_gras"> </text:span></text:h>
      <text:list text:continue-numbering="true" text:style-name="_5f_Numérotation_20_des_20_exercices">
        <text:list-item>
          <text:h text:style-name="P54" text:outline-level="1"><text:span text:style-name="_5f_Caractères_5f_gras"><text:s/>Où sont les points ?</text:span></text:h>
          <text:list>
            <text:list-item>
              <text:h text:style-name="P46" text:outline-level="2"><text:span text:style-name="_5f_Caractères">Trouve et place l’origine O de la droite graduée.</text:span></text:h>
            </text:list-item>
          </text:list>
        </text:list-item>
      </text:list>
      <text:h text:style-name="_5f_Paragraphe" text:outline-level="1"><draw:g text:anchor-type="as-char" draw:z-index="53" draw:name="Group object 1" draw:style-name="gr65"><draw:line draw:style-name="gr88" draw:text-style-name="P67" svg:x1="0.126cm" svg:y1="0.694cm" svg:x2="9.125cm" svg:y2="0.694cm"><text:p/></draw:line><draw:line draw:style-name="gr89" draw:text-style-name="P67" svg:x1="0.483cm" svg:y1="0.542cm" svg:x2="0.483cm" svg:y2="0.842cm"><text:p/></draw:line><draw:line draw:style-name="gr90" draw:text-style-name="P67" svg:x1="1.125cm" svg:y1="0.542cm" svg:x2="1.125cm" svg:y2="0.842cm"><text:p/></draw:line><draw:line draw:style-name="gr91" draw:text-style-name="P67" svg:x1="2.418cm" svg:y1="0.542cm" svg:x2="2.418cm" svg:y2="0.842cm"><text:p/></draw:line><draw:line draw:style-name="gr92" draw:text-style-name="P67" svg:x1="4.36cm" svg:y1="0.542cm" svg:x2="4.36cm" svg:y2="0.842cm"><text:p/></draw:line><draw:line draw:style-name="gr93" draw:text-style-name="P67" svg:x1="5.002cm" svg:y1="0.542cm" svg:x2="5.002cm" svg:y2="0.842cm"><text:p/></draw:line><draw:line draw:style-name="gr94" draw:text-style-name="P67" svg:x1="3.709cm" svg:y1="0.549cm" svg:x2="3.709cm" svg:y2="0.847cm"><text:p/></draw:line><draw:line draw:style-name="gr95" draw:text-style-name="P67" svg:x1="6.295cm" svg:y1="0.542cm" svg:x2="6.295cm" svg:y2="0.842cm"><text:p/></draw:line><draw:line draw:style-name="gr96" draw:text-style-name="P67" svg:x1="6.94cm" svg:y1="0.542cm" svg:x2="6.94cm" svg:y2="0.842cm"><text:p/></draw:line><draw:line draw:style-name="gr97" draw:text-style-name="P67" svg:x1="1.768cm" svg:y1="0.542cm" svg:x2="1.768cm" svg:y2="0.842cm"><text:p/></draw:line><draw:line draw:style-name="gr98" draw:text-style-name="P67" svg:x1="3.063cm" svg:y1="0.542cm" svg:x2="3.063cm" svg:y2="0.842cm"><text:p/></draw:line><draw:line draw:style-name="gr99" draw:text-style-name="P67" svg:x1="5.645cm" svg:y1="0.542cm" svg:x2="5.645cm" svg:y2="0.842cm"><text:p/></draw:line><draw:frame draw:style-name="gr100" draw:text-style-name="P79" svg:width="0.72cm" svg:height="0.668cm" svg:x="1.45cm" svg:y="0.056cm"><draw:text-box><text:p text:style-name="P57"><text:span text:style-name="T47">P</text:span></text:p></draw:text-box></draw:frame><draw:frame draw:style-name="gr101" draw:text-style-name="P79" svg:width="0.75cm" svg:height="0.666cm" svg:x="5.943cm" svg:y="0.032cm"><draw:text-box><text:p text:style-name="P57"><text:span text:style-name="T47">R</text:span></text:p></draw:text-box></draw:frame><draw:line draw:style-name="gr102" draw:text-style-name="P67" svg:x1="5.002cm" svg:y1="0.542cm" svg:x2="5.002cm" svg:y2="0.842cm"><text:p/></draw:line><draw:line draw:style-name="gr103" draw:text-style-name="P67" svg:x1="6.295cm" svg:y1="0.542cm" svg:x2="6.295cm" svg:y2="0.842cm"><text:p/></draw:line><draw:line draw:style-name="gr104" draw:text-style-name="P67" svg:x1="5.645cm" svg:y1="0.542cm" svg:x2="5.645cm" svg:y2="0.842cm"><text:p/></draw:line><draw:line draw:style-name="gr105" draw:text-style-name="P67" svg:x1="7.603cm" svg:y1="0.542cm" svg:x2="7.603cm" svg:y2="0.842cm"><text:p/></draw:line><draw:line draw:style-name="gr106" draw:text-style-name="P67" svg:x1="8.251cm" svg:y1="0.542cm" svg:x2="8.251cm" svg:y2="0.842cm"><text:p/></draw:line><draw:line draw:style-name="gr107" draw:text-style-name="P67" svg:x1="7.603cm" svg:y1="0.542cm" svg:x2="7.603cm" svg:y2="0.842cm"><text:p/></draw:line><draw:line draw:style-name="gr108" draw:text-style-name="P67" svg:x1="8.251cm" svg:y1="0.542cm" svg:x2="8.251cm" svg:y2="0.842cm"><text:p/></draw:line><draw:frame draw:style-name="gr109" draw:text-style-name="P79" svg:width="1.027cm" svg:height="0.668cm" svg:x="5.756cm" svg:y="0.73cm"><draw:text-box><text:p text:style-name="P57"><text:span text:style-name="T47">+4</text:span></text:p></draw:text-box></draw:frame><draw:frame draw:style-name="gr110" draw:text-style-name="P79" svg:width="1.011cm" svg:height="0.668cm" svg:x="1.307cm" svg:y="0.73cm"><draw:text-box><text:p text:style-name="P57"><text:span text:style-name="T48">−</text:span><text:span text:style-name="T47">3</text:span></text:p></draw:text-box></draw:frame><draw:g draw:style-name="gr66"><draw:line draw:style-name="gr111" draw:text-style-name="P81" svg:x1="1.693cm" svg:y1="0.757cm" svg:x2="1.834cm" svg:y2="0.616cm"><text:p/></draw:line><draw:line draw:style-name="gr111" draw:text-style-name="P81" svg:x1="1.693cm" svg:y1="0.616cm" svg:x2="1.834cm" svg:y2="0.757cm"><text:p/></draw:line></draw:g><draw:g draw:style-name="gr66"><draw:line draw:style-name="gr111" draw:text-style-name="P81" svg:x1="6.225cm" svg:y1="0.771cm" svg:x2="6.366cm" svg:y2="0.63cm"><text:p/></draw:line><draw:line draw:style-name="gr111" draw:text-style-name="P81" svg:x1="6.225cm" svg:y1="0.63cm" svg:x2="6.366cm" svg:y2="0.771cm"><text:p/></draw:line></draw:g><draw:g draw:style-name="gr66"><draw:line draw:style-name="gr112" draw:text-style-name="P81" svg:x1="0.424cm" svg:y1="0.767cm" svg:x2="0.565cm" svg:y2="0.626cm"><text:p/></draw:line><draw:line draw:style-name="gr112" draw:text-style-name="P81" svg:x1="0.424cm" svg:y1="0.626cm" svg:x2="0.565cm" svg:y2="0.767cm"><text:p/></draw:line></draw:g><draw:frame draw:style-name="gr100" draw:text-style-name="P82" svg:width="0.72cm" svg:height="0.668cm" svg:x="0.191cm" svg:y="0.065cm"><draw:text-box><text:p text:style-name="P57"><text:span text:style-name="T42">T</text:span></text:p></draw:text-box></draw:frame><draw:frame draw:style-name="gr113" draw:text-style-name="P82" svg:width="1.011cm" svg:height="0.664cm" svg:x="0cm" svg:y="0.774cm"><draw:text-box><text:p text:style-name="P57"><text:span text:style-name="T49">−</text:span><text:span text:style-name="T42">5</text:span></text:p></draw:text-box></draw:frame><draw:frame draw:style-name="gr114" draw:text-style-name="P82" svg:width="0.784cm" svg:height="0.668cm" svg:x="3.39cm" svg:y="0.065cm"><draw:text-box><text:p text:style-name="P57"><text:span text:style-name="T42">O</text:span></text:p></draw:text-box></draw:frame><draw:frame draw:style-name="gr115" draw:text-style-name="P83" svg:width="0.701cm" svg:height="0.659cm" svg:x="3.388cm" svg:y="0.758cm"><draw:text-box><text:p text:style-name="P57"><text:span text:style-name="T50">0</text:span></text:p></draw:text-box></draw:frame><draw:frame draw:style-name="gr116" draw:text-style-name="P82" svg:width="0.999cm" svg:height="0.668cm" svg:x="0.711cm" svg:y="0cm"><draw:text-box><text:p text:style-name="P57"><text:span text:style-name="T42">R’</text:span></text:p></draw:text-box></draw:frame><draw:frame draw:style-name="gr113" draw:text-style-name="P82" svg:width="1.011cm" svg:height="0.664cm" svg:x="0.616cm" svg:y="0.788cm"><draw:text-box><text:p text:style-name="P57"><text:span text:style-name="T49">−</text:span><text:span text:style-name="T42">4</text:span></text:p></draw:text-box></draw:frame></draw:g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Place le point T d’abscisse (−5).</text:span></text:h>
            </text:list-item>
          </text:list>
        </text:list-item>
      </text:list>
      <text:p text:style-name="_5f_Paragraphe_5f_Réponse_5f_Elève"><text:span text:style-name="_5f_Caractères">Place le point R’, symétrique du point R par rapport à O. et donne son abscisse : </text:span><text:span text:style-name="_5f_Caractères_5f_correction"><text:span text:style-name="T20">-4</text:span></text:span></text:p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Que dire des abscisses des points R et R’ ?</text:span></text:h>
            </text:list-item>
          </text:list>
        </text:list-item>
      </text:list>
      <text:p text:style-name="P14"><text:span text:style-name="_5f_Caractères_5f_correction"><text:span text:style-name="T20">Leurs abscisses sont opposées.</text:span></text:span></text:p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Que dire des points P et T par rapport au point R’ ? </text:span></text:h>
            </text:list-item>
          </text:list>
        </text:list-item>
      </text:list>
      <text:p text:style-name="P14"><text:span text:style-name="_5f_Caractères_5f_correction"><text:span text:style-name="T20">Ils sont symétriques l'un de l'autre par rapport à R'.</text:span></text:span></text:p>
      <text:list text:continue-numbering="true" text:style-name="_5f_Numérotation_20_des_20_exercices">
        <text:list-header>
          <text:h text:style-name="_5f_Titre_5f_Exercices_5f_avec_5f_Titre" text:outline-level="1"><text:span text:style-name="_5f_Caractères_5f_gras"/></text:h>
        </text:list-header>
        <text:list-item>
          <text:h text:style-name="P50" text:outline-level="1"><text:span text:style-name="_5f_Caractères_5f_gras"> Abscisse et milieu</text:span></text:h>
          <text:list>
            <text:list-item>
              <text:h text:style-name="P46" text:outline-level="2"><text:span text:style-name="_5f_Caractères">Sur la droite graduée ci-dessous, place précisément les points T(−1,2) et R(2,4). </text:span></text:h>
            </text:list-item>
          </text:list>
        </text:list-item>
      </text:list>
      <text:p text:style-name="P16"><text:span text:style-name="_5f_Caractères"><draw:g text:anchor-type="as-char" draw:z-index="59" draw:name="Objet de groupe 1" draw:style-name="gr38"><draw:line draw:style-name="gr55" draw:text-style-name="P72" svg:x1="0.001cm" svg:y1="0.684cm" svg:x2="9cm" svg:y2="0.684cm"><text:p/></draw:line><draw:frame draw:style-name="gr56" draw:text-style-name="P74" svg:width="0.23cm" svg:height="0.424cm" svg:x="2.54cm" svg:y="0.85cm"><draw:text-box><text:p text:style-name="P73"><text:span text:style-name="T44">0</text:span></text:p></draw:text-box></draw:frame><draw:line draw:style-name="gr41" draw:text-style-name="P68" svg:x1="2.605cm" svg:y1="0.53cm" svg:x2="2.605cm" svg:y2="0.832cm"><text:p/></draw:line><draw:line draw:style-name="gr41" draw:text-style-name="P68" svg:x1="3.598cm" svg:y1="0.53cm" svg:x2="3.598cm" svg:y2="0.832cm"><text:p/></draw:line><draw:frame draw:style-name="gr57" draw:text-style-name="P74" svg:width="0.23cm" svg:height="0.424cm" svg:x="3.501cm" svg:y="0.85cm"><draw:text-box><text:p text:style-name="P73"><text:span text:style-name="T44">1</text:span></text:p></draw:text-box></draw:frame><draw:frame draw:style-name="gr40" draw:text-style-name="P60" svg:width="0.701cm" svg:height="0.675cm" svg:x="4.6cm" svg:y="0.339cm"><draw:text-box><text:p text:style-name="P57"><text:span text:style-name="T39">×</text:span></text:p></draw:text-box></draw:frame><draw:frame draw:style-name="gr40" draw:text-style-name="P60" svg:width="0.701cm" svg:height="0.675cm" svg:x="1cm" svg:y="0.339cm"><draw:text-box><text:p text:style-name="P57"><text:span text:style-name="T39">×</text:span></text:p></draw:text-box></draw:frame><draw:frame draw:style-name="gr58" draw:text-style-name="P59" svg:width="0.731cm" svg:height="0.675cm" svg:x="1.037cm" svg:y="0cm"><draw:text-box><text:p text:style-name="P57"><text:span text:style-name="T40">T</text:span></text:p></draw:text-box></draw:frame><draw:frame draw:style-name="gr50" draw:text-style-name="P59" svg:width="0.75cm" svg:height="0.675cm" svg:x="4.637cm" svg:y="0cm"><draw:text-box><text:p text:style-name="P57"><text:span text:style-name="T40">R</text:span></text:p></draw:text-box></draw:frame><draw:frame draw:style-name="gr40" draw:text-style-name="P60" svg:width="0.701cm" svg:height="0.675cm" svg:x="2.82cm" svg:y="0.339cm"><draw:text-box><text:p text:style-name="P57"><text:span text:style-name="T39">×</text:span></text:p></draw:text-box></draw:frame><draw:frame draw:style-name="gr59" draw:text-style-name="P59" svg:width="0.768cm" svg:height="0.675cm" svg:x="2.859cm" svg:y="0cm"><draw:text-box><text:p text:style-name="P57"><text:span text:style-name="T40">U</text:span></text:p></draw:text-box></draw:frame><draw:frame draw:style-name="gr40" draw:text-style-name="P60" svg:width="0.703cm" svg:height="0.675cm" svg:x="8.204cm" svg:y="0.339cm"><draw:text-box><text:p text:style-name="P57"><text:span text:style-name="T39">×</text:span></text:p></draw:text-box></draw:frame><draw:frame draw:style-name="gr60" draw:text-style-name="P59" svg:width="0.733cm" svg:height="0.675cm" svg:x="8.251cm" svg:y="0cm"><draw:text-box><text:p text:style-name="P57"><text:span text:style-name="T40">S</text:span></text:p></draw:text-box></draw:frame><draw:frame draw:style-name="gr61" draw:text-style-name="P75" svg:width="1.297cm" svg:height="0.666cm" svg:x="0.762cm" svg:y="0.736cm"><draw:text-box><text:p text:style-name="P57"><text:span text:style-name="T45">−</text:span><text:span text:style-name="T45">1,2</text:span></text:p></draw:text-box></draw:frame><draw:frame draw:style-name="gr62" draw:text-style-name="P70" svg:width="0.953cm" svg:height="0.666cm" svg:x="2.716cm" svg:y="0.736cm"><draw:text-box><text:p text:style-name="P57"><text:span text:style-name="T43">0,6</text:span></text:p></draw:text-box></draw:frame><draw:frame draw:style-name="gr63" draw:text-style-name="P75" svg:width="1.177cm" svg:height="0.666cm" svg:x="4.517cm" svg:y="0.736cm"><draw:text-box><text:p text:style-name="P57"><text:span text:style-name="T45">2,4</text:span></text:p></draw:text-box></draw:frame><draw:frame draw:style-name="gr64" draw:text-style-name="P75" svg:width="0.708cm" svg:height="0.666cm" svg:x="8.253cm" svg:y="0.736cm"><draw:text-box><text:p text:style-name="P57"><text:span text:style-name="T45">6</text:span></text:p></draw:text-box></draw:frame><draw:line draw:style-name="gr41" draw:text-style-name="P68" svg:x1="4.593cm" svg:y1="0.53cm" svg:x2="4.593cm" svg:y2="0.832cm"><text:p/></draw:line><draw:line draw:style-name="gr41" draw:text-style-name="P68" svg:x1="5.6cm" svg:y1="0.53cm" svg:x2="5.6cm" svg:y2="0.832cm"><text:p/></draw:line><draw:line draw:style-name="gr41" draw:text-style-name="P68" svg:x1="6.588cm" svg:y1="0.53cm" svg:x2="6.588cm" svg:y2="0.832cm"><text:p/></draw:line><draw:line draw:style-name="gr41" draw:text-style-name="P68" svg:x1="7.597cm" svg:y1="0.53cm" svg:x2="7.597cm" svg:y2="0.832cm"><text:p/></draw:line><draw:line draw:style-name="gr41" draw:text-style-name="P68" svg:x1="0.605cm" svg:y1="0.53cm" svg:x2="0.605cm" svg:y2="0.832cm"><text:p/></draw:line><draw:line draw:style-name="gr41" draw:text-style-name="P68" svg:x1="1.605cm" svg:y1="0.53cm" svg:x2="1.605cm" svg:y2="0.832cm"><text:p/></draw:line></draw:g></text:span></text:p>
      <text:p text:style-name="P17"><text:span text:style-name="_5f_Caractères">Place, sur cette même droite, le point U milieu du segment [TR]. <text:line-break/>Lis et écris son abscisse : </text:span><text:span text:style-name="_5f_Caractères_5f_correction"><text:span text:style-name="T21">U(0,</text:span></text:span><text:span text:style-name="_5f_Caractères_5f_correction"><text:span text:style-name="T28">6</text:span></text:span><text:span text:style-name="_5f_Caractères_5f_correction"><text:span text:style-name="T21">)</text:span></text:span></text:p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Toujours sur cette droite, place le point S tel que R soit le milieu du segment [TS].</text:span></text:h>
            </text:list-item>
          </text:list>
        </text:list-item>
      </text:list>
      <text:p text:style-name="P17"><text:span text:style-name="_5f_Caractères">Lis et écris son abscisse : </text:span><text:span text:style-name="_5f_Caractères_5f_correction"><text:span text:style-name="T21">S(</text:span></text:span><text:span text:style-name="_5f_Caractères_5f_correction"><text:span text:style-name="T28">6</text:span></text:span><text:span text:style-name="_5f_Caractères_5f_correction"><text:span text:style-name="T21">)</text:span></text:span></text:p>
      <text:list text:continue-numbering="true" text:style-name="_5f_Numérotation_20_des_20_exercices">
        <text:list-item>
          <text:h text:style-name="P53" text:outline-level="1"><text:span text:style-name="_5f_Caractères_5f_gras"> Encadrement de l'abscisse d'un point </text:span></text:h>
        </text:list-item>
      </text:list>
      <text:h text:style-name="_5f_Paragraphe" text:outline-level="1"><text:span text:style-name="_5f_Caractères">Encadre les abscisses des points A à J en utilisant les traits des graduations les plus proches.</text:span></text:h>
      <text:h text:style-name="_5f_Paragraphe" text:outline-level="1"><text:span text:style-name="_5f_Caractères"><text:span text:style-name="T10">Exemple</text:span></text:span><text:span text:style-name="_5f_Caractères"><text:span text:style-name="T11"> :</text:span></text:span><text:span text:style-name="_5f_Caractères"><text:span text:style-name="T9"> </text:span></text:span><text:span text:style-name="_5f_Caractères">en notant </text:span><text:span text:style-name="_5f_Caractères"><draw:frame draw:style-name="fr2" draw:name="Object1" text:anchor-type="as-char" svg:width="0.422cm" svg:height="0.531cm" draw:z-index="6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<text:s/>l’abscisse du point A :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_5f_Paragraphe" text:outline-level="1"><text:span text:style-name="_5f_Caractères"><draw:g text:anchor-type="as-char" svg:y="-0.646cm" draw:z-index="24" draw:name="Forme 40" draw:style-name="gr571"><draw:line draw:style-name="gr572" draw:text-style-name="P115" svg:x1="-0.001cm" svg:y1="0.556cm" svg:x2="5cm" svg:y2="0.556cm"><text:p/></draw:line><draw:line draw:style-name="gr573" draw:text-style-name="P115" svg:x1="3.661cm" svg:y1="0.249cm" svg:x2="3.661cm" svg:y2="0.849cm"><text:p/></draw:line><draw:line draw:style-name="gr574" draw:text-style-name="P115" svg:x1="0.547cm" svg:y1="0.249cm" svg:x2="0.547cm" svg:y2="0.849cm"><text:p/></draw:line><draw:line draw:style-name="gr575" draw:text-style-name="P115" svg:x1="1.793cm" svg:y1="0.415cm" svg:x2="1.793cm" svg:y2="0.71cm"><text:p/></draw:line><draw:line draw:style-name="gr576" draw:text-style-name="P115" svg:x1="0.233cm" svg:y1="0.415cm" svg:x2="0.233cm" svg:y2="0.71cm"><text:p/></draw:line><draw:line draw:style-name="gr577" draw:text-style-name="P115" svg:x1="1.166cm" svg:y1="0.415cm" svg:x2="1.166cm" svg:y2="0.71cm"><text:p/></draw:line><draw:line draw:style-name="gr578" draw:text-style-name="P115" svg:x1="2.415cm" svg:y1="0.415cm" svg:x2="2.415cm" svg:y2="0.71cm"><text:p/></draw:line><draw:line draw:style-name="gr579" draw:text-style-name="P115" svg:x1="3.034cm" svg:y1="0.415cm" svg:x2="3.034cm" svg:y2="0.71cm"><text:p/></draw:line><draw:line draw:style-name="gr580" draw:text-style-name="P115" svg:x1="3.969cm" svg:y1="0.415cm" svg:x2="3.969cm" svg:y2="0.71cm"><text:p/></draw:line><draw:line draw:style-name="gr581" draw:text-style-name="P115" svg:x1="0.86cm" svg:y1="0.415cm" svg:x2="0.86cm" svg:y2="0.71cm"><text:p/></draw:line><draw:line draw:style-name="gr582" draw:text-style-name="P115" svg:x1="1.48cm" svg:y1="0.415cm" svg:x2="1.48cm" svg:y2="0.71cm"><text:p/></draw:line><draw:line draw:style-name="gr583" draw:text-style-name="P115" svg:x1="2.101cm" svg:y1="0.415cm" svg:x2="2.101cm" svg:y2="0.71cm"><text:p/></draw:line><draw:line draw:style-name="gr584" draw:text-style-name="P115" svg:x1="2.72cm" svg:y1="0.415cm" svg:x2="2.72cm" svg:y2="0.71cm"><text:p/></draw:line><draw:line draw:style-name="gr585" draw:text-style-name="P115" svg:x1="3.348cm" svg:y1="0.415cm" svg:x2="3.348cm" svg:y2="0.71cm"><text:p/></draw:line><draw:frame draw:style-name="gr586" draw:text-style-name="P116" svg:width="0.246cm" svg:height="0.415cm" svg:x="3.073cm" svg:y="0cm"><draw:text-box><text:p text:style-name="P80"><text:span text:style-name="T69">A</text:span></text:p></draw:text-box></draw:frame><draw:g draw:style-name="gr66"><draw:line draw:style-name="gr587" draw:text-style-name="P117" svg:x1="3.05cm" svg:y1="0.459cm" svg:x2="3.249cm" svg:y2="0.658cm"><text:p/></draw:line><draw:line draw:style-name="gr588" draw:text-style-name="P117" svg:x1="3.249cm" svg:y1="0.459cm" svg:x2="3.05cm" svg:y2="0.658cm"><text:p/></draw:line></draw:g><draw:frame draw:style-name="gr589" draw:text-style-name="P118" svg:width="0.779cm" svg:height="0.415cm" svg:x="0.199cm" svg:y="0.827cm"><draw:text-box><text:p><text:span text:style-name="T70">−</text:span><text:span text:style-name="T70">3</text:span><text:span text:style-name="T71">,5</text:span></text:p></draw:text-box></draw:frame><draw:frame draw:style-name="gr590" draw:text-style-name="P118" svg:width="0.779cm" svg:height="0.415cm" svg:x="3.313cm" svg:y="0.841cm"><draw:text-box><text:p><text:span text:style-name="T70">−</text:span><text:span text:style-name="T70">3</text:span><text:span text:style-name="T71">,4</text:span></text:p></draw:text-box></draw:frame><draw:line draw:style-name="gr591" draw:text-style-name="P115" svg:x1="4.281cm" svg:y1="0.415cm" svg:x2="4.281cm" svg:y2="0.71cm"><text:p/></draw:line></draw:g></text:span></text:h>
          </table:table-cell>
          <table:table-cell table:style-name="Tableau1.A1" office:value-type="string">
            <text:h text:style-name="_5f_Paragraphe" text:outline-level="1"><text:span text:style-name="_5f_Caractères">−3,42 &lt; </text:span><text:span text:style-name="_5f_Caractères"><draw:frame draw:style-name="fr2" draw:name="Objet10" text:anchor-type="as-char" svg:width="0.422cm" svg:height="0.531cm" draw:z-index="5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 &lt;−3,41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h text:style-name="P47" text:outline-level="2"><draw:g text:anchor-type="as-char" draw:z-index="29" draw:name="Forme 36" draw:style-name="gr65"><draw:line draw:style-name="gr540" draw:text-style-name="P67" svg:x1="0.113cm" svg:y1="0.661cm" svg:x2="8.445cm" svg:y2="0.661cm"><text:p/></draw:line><draw:line draw:style-name="gr541" draw:text-style-name="P67" svg:x1="0.355cm" svg:y1="0.564cm" svg:x2="0.355cm" svg:y2="0.748cm"><text:p/></draw:line><draw:line draw:style-name="gr542" draw:text-style-name="P67" svg:x1="1.034cm" svg:y1="0.564cm" svg:x2="1.034cm" svg:y2="0.748cm"><text:p/></draw:line><draw:line draw:style-name="gr543" draw:text-style-name="P67" svg:x1="1.712cm" svg:y1="0.564cm" svg:x2="1.712cm" svg:y2="0.748cm"><text:p/></draw:line><draw:line draw:style-name="gr544" draw:text-style-name="P67" svg:x1="2.39cm" svg:y1="0.564cm" svg:x2="2.39cm" svg:y2="0.748cm"><text:p/></draw:line><draw:line draw:style-name="gr545" draw:text-style-name="P67" svg:x1="3.068cm" svg:y1="0.564cm" svg:x2="3.068cm" svg:y2="0.748cm"><text:p/></draw:line><draw:line draw:style-name="gr546" draw:text-style-name="P67" svg:x1="3.748cm" svg:y1="0.564cm" svg:x2="3.748cm" svg:y2="0.748cm"><text:p/></draw:line><draw:line draw:style-name="gr547" draw:text-style-name="P67" svg:x1="5.779cm" svg:y1="0.564cm" svg:x2="5.779cm" svg:y2="0.748cm"><text:p/></draw:line><draw:line draw:style-name="gr548" draw:text-style-name="P67" svg:x1="6.457cm" svg:y1="0.564cm" svg:x2="6.457cm" svg:y2="0.748cm"><text:p/></draw:line><draw:line draw:style-name="gr549" draw:text-style-name="P67" svg:x1="5.101cm" svg:y1="0.564cm" svg:x2="5.101cm" svg:y2="0.748cm"><text:p/></draw:line><draw:frame draw:style-name="gr550" draw:text-style-name="P85" svg:width="1.01cm" svg:height="0.664cm" svg:x="0.499cm" svg:y="0.838cm"><draw:text-box><text:p text:style-name="P80"><text:span text:style-name="T63">−</text:span><text:span text:style-name="T47">5</text:span></text:p></draw:text-box></draw:frame><draw:frame draw:style-name="gr551" draw:text-style-name="P85" svg:width="0.729cm" svg:height="0.664cm" svg:x="4.023cm" svg:y="0.838cm"><draw:text-box><text:p text:style-name="P80"><text:span text:style-name="T47">0</text:span></text:p></draw:text-box></draw:frame><draw:line draw:style-name="gr552" draw:text-style-name="P67" svg:x1="7.813cm" svg:y1="0.564cm" svg:x2="7.813cm" svg:y2="0.748cm"><text:p/></draw:line><draw:line draw:style-name="gr553" draw:text-style-name="P67" svg:x1="7.135cm" svg:y1="0.564cm" svg:x2="7.135cm" svg:y2="0.748cm"><text:p/></draw:line><draw:frame draw:style-name="gr554" draw:text-style-name="P85" svg:width="0.747cm" svg:height="0.664cm" svg:x="6.668cm" svg:y="0.049cm"><draw:text-box><text:p text:style-name="P80"><text:span text:style-name="T64">B</text:span></text:p></draw:text-box></draw:frame><draw:g draw:style-name="gr66"><draw:line draw:style-name="gr555" draw:text-style-name="P78" svg:x1="1.21cm" svg:y1="0.557cm" svg:x2="1.394cm" svg:y2="0.78cm"><text:p/></draw:line><draw:line draw:style-name="gr556" draw:text-style-name="P78" svg:x1="1.394cm" svg:y1="0.557cm" svg:x2="1.21cm" svg:y2="0.78cm"><text:p/></draw:line></draw:g><draw:frame draw:style-name="gr557" draw:text-style-name="P85" svg:width="0.752cm" svg:height="0.664cm" svg:x="1cm" svg:y="0cm"><draw:text-box><text:p text:style-name="P80"><text:span text:style-name="T64">C</text:span></text:p></draw:text-box></draw:frame><draw:frame draw:style-name="gr558" draw:text-style-name="P85" svg:width="0.777cm" svg:height="0.664cm" svg:x="3.727cm" svg:y="0cm"><draw:text-box><text:p text:style-name="P80"><text:span text:style-name="T64">D</text:span></text:p></draw:text-box></draw:frame><draw:frame draw:style-name="gr559" draw:text-style-name="P112" svg:width="0.228cm" svg:height="0.477cm" svg:x="0cm" svg:y="0.841cm"><draw:text-box><text:p text:style-name="P80"><text:span text:style-name="T65">0</text:span></text:p></draw:text-box></draw:frame><draw:line draw:style-name="gr560" draw:text-style-name="P67" svg:x1="4.417cm" svg:y1="0.474cm" svg:x2="4.417cm" svg:y2="0.843cm"><text:p/></draw:line><draw:g draw:style-name="gr66"><draw:line draw:style-name="gr555" draw:text-style-name="P78" svg:x1="3.979cm" svg:y1="0.55cm" svg:x2="4.163cm" svg:y2="0.773cm"><text:p/></draw:line><draw:line draw:style-name="gr556" draw:text-style-name="P78" svg:x1="4.163cm" svg:y1="0.55cm" svg:x2="3.979cm" svg:y2="0.773cm"><text:p/></draw:line></draw:g><draw:g draw:style-name="gr66"><draw:line draw:style-name="gr555" draw:text-style-name="P78" svg:x1="6.926cm" svg:y1="0.55cm" svg:x2="7.11cm" svg:y2="0.772cm"><text:p/></draw:line><draw:line draw:style-name="gr556" draw:text-style-name="P78" svg:x1="7.11cm" svg:y1="0.55cm" svg:x2="6.926cm" svg:y2="0.772cm"><text:p/></draw:line></draw:g></draw:g></text:h>
            </text:list-item>
          </text:list>
        </text:list-item>
      </text:list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h text:style-name="P20" text:outline-level="1"><text:span text:style-name="_5f_Caractères_5f_correction"><text:span text:style-name="T28">3</text:span></text:span><text:span text:style-name="Character_5f_20_5f_style"><text:span text:style-name="T28"> </text:span></text:span>&lt;<text:span text:style-name="Character_5f_20_5f_style"> </text:span><text:span text:style-name="Character_5f_20_5f_style"><draw:frame draw:style-name="fr2" draw:name="Objet11" text:anchor-type="as-char" svg:width="0.423cm" svg:height="0.531cm" draw:z-index="5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Character_5f_20_5f_style"> &lt; </text:span><text:span text:style-name="_5f_Caractères_5f_correction"><text:span text:style-name="T28">4</text:span></text:span></text:h>
          </table:table-cell>
          <table:table-cell table:style-name="Tableau13.B1" office:value-type="string">
            <text:h text:style-name="P20" text:outline-level="1"><text:span text:style-name="_5f_Caractères_5f_correction"><text:span text:style-name="T28">−5</text:span></text:span><text:span text:style-name="Character_5f_20_5f_style"><text:span text:style-name="T28"> </text:span></text:span><text:span text:style-name="Character_5f_20_5f_style">&lt; </text:span><text:span text:style-name="Character_5f_20_5f_style"><draw:frame draw:style-name="fr2" draw:name="Objet12" text:anchor-type="as-char" svg:width="0.434cm" svg:height="0.531cm" draw:z-index="58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Character_5f_20_5f_style"> &lt; </text:span><text:span text:style-name="_5f_Caractères_5f_correction"><text:span text:style-name="T28">−4</text:span></text:span></text:h>
          </table:table-cell>
          <table:table-cell table:style-name="Tableau13.B1" office:value-type="string">
            <text:h text:style-name="P20" text:outline-level="1"><text:span text:style-name="_5f_Caractères_5f_correction"><text:span text:style-name="T28">−1</text:span></text:span><text:span text:style-name="_5f_pointillés_20_gris"> </text:span><text:span text:style-name="Character_5f_20_5f_style">&lt; </text:span><text:span text:style-name="Character_5f_20_5f_style"><draw:frame draw:style-name="fr2" draw:name="Objet13" text:anchor-type="as-char" svg:width="0.453cm" svg:height="0.531cm" draw:z-index="60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Character_5f_20_5f_style"> &lt; </text:span><text:span text:style-name="_5f_Caractères_5f_correction"><text:span text:style-name="T28">0</text:span>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h text:style-name="P47" text:outline-level="2"><draw:g text:anchor-type="as-char" draw:z-index="30" draw:name="Forme 1" draw:style-name="gr65"><draw:line draw:style-name="gr505" draw:text-style-name="P67" svg:x1="0.105cm" svg:y1="0.635cm" svg:x2="8.143cm" svg:y2="0.635cm"><text:p/></draw:line><draw:line draw:style-name="gr506" draw:text-style-name="P67" svg:x1="4.835cm" svg:y1="0.43cm" svg:x2="4.835cm" svg:y2="0.839cm"><text:p/></draw:line><draw:line draw:style-name="gr507" draw:text-style-name="P67" svg:x1="2.053cm" svg:y1="0.43cm" svg:x2="2.053cm" svg:y2="0.839cm"><text:p/></draw:line><draw:line draw:style-name="gr508" draw:text-style-name="P67" svg:x1="3.166cm" svg:y1="0.537cm" svg:x2="3.166cm" svg:y2="0.739cm"><text:p/></draw:line><draw:line draw:style-name="gr509" draw:text-style-name="P67" svg:x1="0.386cm" svg:y1="0.537cm" svg:x2="0.386cm" svg:y2="0.739cm"><text:p/></draw:line><draw:line draw:style-name="gr510" draw:text-style-name="P67" svg:x1="0.664cm" svg:y1="0.537cm" svg:x2="0.664cm" svg:y2="0.739cm"><text:p/></draw:line><draw:line draw:style-name="gr511" draw:text-style-name="P67" svg:x1="0.942cm" svg:y1="0.537cm" svg:x2="0.942cm" svg:y2="0.739cm"><text:p/></draw:line><draw:line draw:style-name="gr512" draw:text-style-name="P67" svg:x1="1.219cm" svg:y1="0.537cm" svg:x2="1.219cm" svg:y2="0.739cm"><text:p/></draw:line><draw:line draw:style-name="gr513" draw:text-style-name="P67" svg:x1="1.498cm" svg:y1="0.537cm" svg:x2="1.498cm" svg:y2="0.739cm"><text:p/></draw:line><draw:line draw:style-name="gr514" draw:text-style-name="P67" svg:x1="1.774cm" svg:y1="0.537cm" svg:x2="1.774cm" svg:y2="0.739cm"><text:p/></draw:line><draw:line draw:style-name="gr515" draw:text-style-name="P67" svg:x1="2.607cm" svg:y1="0.537cm" svg:x2="2.607cm" svg:y2="0.739cm"><text:p/></draw:line><draw:line draw:style-name="gr516" draw:text-style-name="P67" svg:x1="3.721cm" svg:y1="0.537cm" svg:x2="3.721cm" svg:y2="0.739cm"><text:p/></draw:line><draw:line draw:style-name="gr517" draw:text-style-name="P67" svg:x1="4.279cm" svg:y1="0.537cm" svg:x2="4.279cm" svg:y2="0.739cm"><text:p/></draw:line><draw:line draw:style-name="gr518" draw:text-style-name="P67" svg:x1="5.113cm" svg:y1="0.537cm" svg:x2="5.113cm" svg:y2="0.739cm"><text:p/></draw:line><draw:line draw:style-name="gr519" draw:text-style-name="P67" svg:x1="5.668cm" svg:y1="0.537cm" svg:x2="5.668cm" svg:y2="0.739cm"><text:p/></draw:line><draw:line draw:style-name="gr520" draw:text-style-name="P67" svg:x1="6.223cm" svg:y1="0.537cm" svg:x2="6.223cm" svg:y2="0.739cm"><text:p/></draw:line><draw:line draw:style-name="gr521" draw:text-style-name="P67" svg:x1="6.781cm" svg:y1="0.537cm" svg:x2="6.781cm" svg:y2="0.739cm"><text:p/></draw:line><draw:line draw:style-name="gr522" draw:text-style-name="P67" svg:x1="7.058cm" svg:y1="0.537cm" svg:x2="7.058cm" svg:y2="0.739cm"><text:p/></draw:line><draw:line draw:style-name="gr523" draw:text-style-name="P67" svg:x1="7.336cm" svg:y1="0.537cm" svg:x2="7.336cm" svg:y2="0.739cm"><text:p/></draw:line><draw:line draw:style-name="gr524" draw:text-style-name="P67" svg:x1="2.333cm" svg:y1="0.537cm" svg:x2="2.333cm" svg:y2="0.739cm"><text:p/></draw:line><draw:line draw:style-name="gr525" draw:text-style-name="P67" svg:x1="2.888cm" svg:y1="0.537cm" svg:x2="2.888cm" svg:y2="0.739cm"><text:p/></draw:line><draw:line draw:style-name="gr526" draw:text-style-name="P67" svg:x1="3.444cm" svg:y1="0.537cm" svg:x2="3.444cm" svg:y2="0.739cm"><text:p/></draw:line><draw:line draw:style-name="gr527" draw:text-style-name="P67" svg:x1="4.001cm" svg:y1="0.537cm" svg:x2="4.001cm" svg:y2="0.739cm"><text:p/></draw:line><draw:line draw:style-name="gr528" draw:text-style-name="P67" svg:x1="4.556cm" svg:y1="0.537cm" svg:x2="4.556cm" svg:y2="0.739cm"><text:p/></draw:line><draw:line draw:style-name="gr529" draw:text-style-name="P67" svg:x1="5.39cm" svg:y1="0.537cm" svg:x2="5.39cm" svg:y2="0.739cm"><text:p/></draw:line><draw:line draw:style-name="gr530" draw:text-style-name="P67" svg:x1="5.948cm" svg:y1="0.537cm" svg:x2="5.948cm" svg:y2="0.739cm"><text:p/></draw:line><draw:line draw:style-name="gr531" draw:text-style-name="P67" svg:x1="6.503cm" svg:y1="0.537cm" svg:x2="6.503cm" svg:y2="0.739cm"><text:p/></draw:line><draw:frame draw:style-name="gr532" draw:text-style-name="P85" svg:width="0.779cm" svg:height="0.664cm" svg:x="0.644cm" svg:y="0cm"><draw:text-box><text:p text:style-name="P80"><text:span text:style-name="T64">G</text:span></text:p></draw:text-box></draw:frame><draw:frame draw:style-name="gr533" draw:text-style-name="P85" svg:width="0.727cm" svg:height="0.664cm" svg:x="6.144cm" svg:y="0cm"><draw:text-box><text:p text:style-name="P80"><text:span text:style-name="T64">E</text:span></text:p></draw:text-box></draw:frame><draw:frame draw:style-name="gr534" draw:text-style-name="P85" svg:width="0.708cm" svg:height="0.664cm" svg:x="2.143cm" svg:y="0cm"><draw:text-box><text:p text:style-name="P80"><text:span text:style-name="T64">F</text:span></text:p></draw:text-box></draw:frame><draw:frame draw:style-name="gr535" draw:text-style-name="P85" svg:width="1.01cm" svg:height="0.664cm" svg:x="1.498cm" svg:y="0.69cm"><draw:text-box><text:p text:style-name="P80"><text:span text:style-name="T63">−</text:span><text:span text:style-name="T66">5</text:span></text:p></draw:text-box></draw:frame><draw:frame draw:style-name="gr536" draw:text-style-name="P85" svg:width="1.01cm" svg:height="0.664cm" svg:x="4.226cm" svg:y="0.721cm"><draw:text-box><text:p text:style-name="P80"><text:span text:style-name="T63">−</text:span><text:span text:style-name="T66">4</text:span></text:p></draw:text-box></draw:frame><draw:g draw:style-name="gr66"><draw:line draw:style-name="gr537" draw:text-style-name="P78" svg:x1="0.917cm" svg:y1="0.55cm" svg:x2="1.095cm" svg:y2="0.736cm"><text:p/></draw:line><draw:line draw:style-name="gr538" draw:text-style-name="P78" svg:x1="1.095cm" svg:y1="0.55cm" svg:x2="0.917cm" svg:y2="0.736cm"><text:p/></draw:line></draw:g><draw:frame draw:style-name="gr539" draw:text-style-name="P112" svg:width="0.228cm" svg:height="0.477cm" svg:x="0cm" svg:y="0.841cm"><draw:text-box><text:p text:style-name="P80"><text:span text:style-name="T65">0</text:span></text:p></draw:text-box></draw:frame><draw:g draw:style-name="gr66"><draw:line draw:style-name="gr537" draw:text-style-name="P78" svg:x1="2.333cm" svg:y1="0.537cm" svg:x2="2.511cm" svg:y2="0.723cm"><text:p/></draw:line><draw:line draw:style-name="gr538" draw:text-style-name="P78" svg:x1="2.511cm" svg:y1="0.537cm" svg:x2="2.333cm" svg:y2="0.723cm"><text:p/></draw:line></draw:g><draw:g draw:style-name="gr66"><draw:line draw:style-name="gr537" draw:text-style-name="P78" svg:x1="6.322cm" svg:y1="0.55cm" svg:x2="6.5cm" svg:y2="0.736cm"><text:p/></draw:line><draw:line draw:style-name="gr538" draw:text-style-name="P78" svg:x1="6.5cm" svg:y1="0.55cm" svg:x2="6.322cm" svg:y2="0.736cm"><text:p/></draw:line></draw:g></draw:g></text:h>
            </text:list-item>
          </text:list>
        </text:list-item>
      </text:list>
      <table:table table:name="Tableau14" table:style-name="Tableau14">
        <table:table-column table:style-name="Tableau14.A" table:number-columns-repeated="3"/>
        <table:table-row>
          <table:table-cell table:style-name="Tableau14.A1" office:value-type="string">
            <text:h text:style-name="P20" text:outline-level="1"><text:span text:style-name="_5f_Caractères_5f_correction"><text:span text:style-name="T30">−</text:span></text:span><text:span text:style-name="_5f_Caractères_5f_correction"><text:span text:style-name="T31">3,</text:span></text:span><text:span text:style-name="_5f_Caractères_5f_correction"><text:span text:style-name="T30">5</text:span></text:span><text:span text:style-name="_5f_pointillés_20_gris"><text:span text:style-name="T29"> </text:span></text:span><text:span text:style-name="T29">&lt;</text:span><text:span text:style-name="Character_5f_20_5f_style"><text:span text:style-name="T29"> </text:span></text:span><text:span text:style-name="Character_5f_20_5f_style"><text:span text:style-name="T29"><draw:frame draw:style-name="fr2" draw:name="Objet14" text:anchor-type="as-char" svg:width="0.434cm" svg:height="0.531cm" draw:z-index="6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Character_5f_20_5f_style"><text:span text:style-name="T29"> &lt; </text:span></text:span><text:span text:style-name="_5f_Caractères_5f_correction"><text:span text:style-name="T30">−</text:span></text:span><text:span text:style-name="_5f_Caractères_5f_correction"><text:span text:style-name="T31">3,</text:span></text:span><text:span text:style-name="_5f_Caractères_5f_correction"><text:span text:style-name="T30">4</text:span></text:span></text:h>
          </table:table-cell>
          <table:table-cell table:style-name="Tableau14.B1" office:value-type="string">
            <text:h text:style-name="P20" text:outline-level="1"><text:span text:style-name="_5f_Caractères_5f_correction"><text:span text:style-name="T30">−</text:span></text:span><text:span text:style-name="_5f_Caractères_5f_correction"><text:span text:style-name="T31">4,</text:span></text:span><text:span text:style-name="_5f_Caractères_5f_correction"><text:span text:style-name="T30">9</text:span></text:span><text:span text:style-name="_5f_pointillés_20_gris"><text:span text:style-name="T29"> </text:span></text:span><text:span text:style-name="Character_5f_20_5f_style"><text:span text:style-name="T29">&lt; </text:span></text:span><text:span text:style-name="Character_5f_20_5f_style"><text:span text:style-name="T29"><draw:frame draw:style-name="fr2" draw:name="Objet15" text:anchor-type="as-char" svg:width="0.443cm" svg:height="0.531cm" draw:z-index="42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Character_5f_20_5f_style"><text:span text:style-name="T29"> &lt; </text:span></text:span><text:span text:style-name="_5f_Caractères_5f_correction"><text:span text:style-name="T30">−</text:span></text:span><text:span text:style-name="_5f_Caractères_5f_correction"><text:span text:style-name="T31">4,</text:span></text:span><text:span text:style-name="_5f_Caractères_5f_correction"><text:span text:style-name="T30">8</text:span></text:span><text:span text:style-name="Character_5f_20_5f_style"> </text:span></text:h>
          </table:table-cell>
          <table:table-cell table:style-name="Tableau14.B1" office:value-type="string">
            <text:h text:style-name="P20" text:outline-level="1"><text:span text:style-name="_5f_Caractères_5f_correction"><text:span text:style-name="T30">−</text:span></text:span><text:span text:style-name="_5f_Caractères_5f_correction"><text:span text:style-name="T31">5,</text:span></text:span><text:span text:style-name="_5f_Caractères_5f_correction"><text:span text:style-name="T30">4</text:span></text:span><text:span text:style-name="_5f_pointillés_20_gris"><text:span text:style-name="T29"> </text:span></text:span><text:span text:style-name="Character_5f_20_5f_style"><text:span text:style-name="T29">&lt; </text:span></text:span><text:span text:style-name="Character_5f_20_5f_style"><text:span text:style-name="T29"><draw:frame draw:style-name="fr2" draw:name="Objet16" text:anchor-type="as-char" svg:width="0.439cm" svg:height="0.531cm" draw:z-index="27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Character_5f_20_5f_style"><text:span text:style-name="T29"> &lt; </text:span></text:span><text:span text:style-name="_5f_Caractères_5f_correction"><text:span text:style-name="T30">−</text:span></text:span><text:span text:style-name="_5f_Caractères_5f_correction"><text:span text:style-name="T31">5,</text:span></text:span><text:span text:style-name="_5f_Caractères_5f_correction"><text:span text:style-name="T30">3</text:span>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h text:style-name="P47" text:outline-level="2"><draw:g text:anchor-type="as-char" draw:z-index="31" draw:name="Forme 38" draw:style-name="gr65"><draw:line draw:style-name="gr484" draw:text-style-name="P67" svg:x1="0.113cm" svg:y1="0.661cm" svg:x2="8.217cm" svg:y2="0.661cm"><text:p/></draw:line><draw:line draw:style-name="gr485" draw:text-style-name="P67" svg:x1="0.733cm" svg:y1="0.423cm" svg:x2="0.733cm" svg:y2="0.897cm"><text:p/></draw:line><draw:line draw:style-name="gr486" draw:text-style-name="P67" svg:x1="4.038cm" svg:y1="0.423cm" svg:x2="4.038cm" svg:y2="0.897cm"><text:p/></draw:line><draw:line draw:style-name="gr487" draw:text-style-name="P67" svg:x1="1.394cm" svg:y1="0.543cm" svg:x2="1.394cm" svg:y2="0.78cm"><text:p/></draw:line><draw:line draw:style-name="gr488" draw:text-style-name="P67" svg:x1="2.054cm" svg:y1="0.543cm" svg:x2="2.054cm" svg:y2="0.78cm"><text:p/></draw:line><draw:line draw:style-name="gr489" draw:text-style-name="P67" svg:x1="2.713cm" svg:y1="0.543cm" svg:x2="2.713cm" svg:y2="0.78cm"><text:p/></draw:line><draw:line draw:style-name="gr490" draw:text-style-name="P67" svg:x1="3.372cm" svg:y1="0.543cm" svg:x2="3.372cm" svg:y2="0.78cm"><text:p/></draw:line><draw:line draw:style-name="gr491" draw:text-style-name="P67" svg:x1="4.694cm" svg:y1="0.543cm" svg:x2="4.694cm" svg:y2="0.78cm"><text:p/></draw:line><draw:line draw:style-name="gr492" draw:text-style-name="P67" svg:x1="6.009cm" svg:y1="0.543cm" svg:x2="6.009cm" svg:y2="0.78cm"><text:p/></draw:line><draw:line draw:style-name="gr493" draw:text-style-name="P67" svg:x1="6.672cm" svg:y1="0.543cm" svg:x2="6.672cm" svg:y2="0.78cm"><text:p/></draw:line><draw:line draw:style-name="gr494" draw:text-style-name="P67" svg:x1="5.353cm" svg:y1="0.543cm" svg:x2="5.353cm" svg:y2="0.78cm"><text:p/></draw:line><draw:frame draw:style-name="gr495" draw:text-style-name="P85" svg:width="1.347cm" svg:height="0.664cm" svg:x="0cm" svg:y="0.824cm"><draw:text-box><text:p text:style-name="P80"><text:span text:style-name="T63">−</text:span><text:span text:style-name="T64">2,6</text:span></text:p></draw:text-box></draw:frame><draw:frame draw:style-name="gr496" draw:text-style-name="P85" svg:width="1.347cm" svg:height="0.664cm" svg:x="3.291cm" svg:y="0.824cm"><draw:text-box><text:p text:style-name="P80"><text:span text:style-name="T63">−</text:span><text:span text:style-name="T64">2,5</text:span></text:p></draw:text-box></draw:frame><draw:line draw:style-name="gr497" draw:text-style-name="P67" svg:x1="7.331cm" svg:y1="0.423cm" svg:x2="7.331cm" svg:y2="0.897cm"><text:p/></draw:line><draw:frame draw:style-name="gr498" draw:text-style-name="P85" svg:width="0.703cm" svg:height="0.664cm" svg:x="5.8cm" svg:y="0.056cm"><draw:text-box><text:p text:style-name="P80"><text:span text:style-name="T64">L</text:span></text:p></draw:text-box></draw:frame><draw:frame draw:style-name="gr499" draw:text-style-name="P85" svg:width="1.347cm" svg:height="0.664cm" svg:x="6.585cm" svg:y="0.824cm"><draw:text-box><text:p text:style-name="P80"><text:span text:style-name="T63">−</text:span><text:span text:style-name="T64">2,4</text:span></text:p></draw:text-box></draw:frame><draw:g draw:style-name="gr66"><draw:line draw:style-name="gr500" draw:text-style-name="P78" svg:x1="2.263cm" svg:y1="0.58cm" svg:x2="2.442cm" svg:y2="0.769cm"><text:p/></draw:line><draw:line draw:style-name="gr501" draw:text-style-name="P78" svg:x1="2.442cm" svg:y1="0.58cm" svg:x2="2.263cm" svg:y2="0.769cm"><text:p/></draw:line></draw:g><draw:frame draw:style-name="gr502" draw:text-style-name="P85" svg:width="0.77cm" svg:height="0.664cm" svg:x="2.013cm" svg:y="0cm"><draw:text-box><text:p text:style-name="P80"><text:span text:style-name="T64">H</text:span></text:p></draw:text-box></draw:frame><draw:frame draw:style-name="gr503" draw:text-style-name="P85" svg:width="0.742cm" svg:height="0.664cm" svg:x="3.819cm" svg:y="0.056cm"><draw:text-box><text:p text:style-name="P80"><text:span text:style-name="T64">K</text:span></text:p></draw:text-box></draw:frame><draw:frame draw:style-name="gr504" draw:text-style-name="P112" svg:width="0.227cm" svg:height="0.479cm" svg:x="0.004cm" svg:y="0.9cm"><draw:text-box><text:p text:style-name="P80"><text:span text:style-name="T65">0</text:span></text:p></draw:text-box></draw:frame><draw:g draw:style-name="gr66"><draw:line draw:style-name="gr500" draw:text-style-name="P78" svg:x1="4.125cm" svg:y1="0.58cm" svg:x2="4.304cm" svg:y2="0.769cm"><text:p/></draw:line><draw:line draw:style-name="gr501" draw:text-style-name="P78" svg:x1="4.304cm" svg:y1="0.58cm" svg:x2="4.125cm" svg:y2="0.769cm"><text:p/></draw:line></draw:g><draw:g draw:style-name="gr66"><draw:line draw:style-name="gr500" draw:text-style-name="P78" svg:x1="6.09cm" svg:y1="0.568cm" svg:x2="6.269cm" svg:y2="0.757cm"><text:p/></draw:line><draw:line draw:style-name="gr501" draw:text-style-name="P78" svg:x1="6.269cm" svg:y1="0.568cm" svg:x2="6.09cm" svg:y2="0.757cm"><text:p/></draw:line></draw:g></draw:g></text:h>
            </text:list-item>
          </text:list>
        </text:list-item>
      </text:list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h text:style-name="P21" text:outline-level="1"><text:span text:style-name="_5f_Caractères_5f_correction"><text:span text:style-name="T35">−</text:span></text:span><text:span text:style-name="_5f_Caractères_5f_correction"><text:span text:style-name="T36">2,5</text:span></text:span><text:span text:style-name="_5f_Caractères_5f_correction"><text:span text:style-name="T37">6</text:span></text:span><text:span text:style-name="Character_5f_20_5f_style"><text:span text:style-name="T34"> &lt; </text:span></text:span><text:span text:style-name="Character_5f_20_5f_style"><text:span text:style-name="T34"><draw:frame draw:style-name="fr2" draw:name="Objet17" text:anchor-type="as-char" svg:width="0.48cm" svg:height="0.531cm" draw:z-index="33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Character_5f_20_5f_style"><text:span text:style-name="T34"> &lt; </text:span></text:span><text:span text:style-name="_5f_Caractères_5f_correction"><text:span text:style-name="T35">−</text:span></text:span><text:span text:style-name="_5f_Caractères_5f_correction"><text:span text:style-name="T36">2,5</text:span></text:span><text:span text:style-name="_5f_Caractères_5f_correction"><text:span text:style-name="T37">4</text:span></text:span></text:h>
          </table:table-cell>
          <table:table-cell table:style-name="Tableau15.B1" office:value-type="string">
            <text:h text:style-name="P21" text:outline-level="1"><text:span text:style-name="_5f_Caractères_5f_correction"><text:span text:style-name="T30">−</text:span></text:span><text:span text:style-name="_5f_Caractères_5f_correction"><text:span text:style-name="T31">2,5</text:span></text:span><text:span text:style-name="_5f_pointillés_20_gris"><text:span text:style-name="T29"> </text:span></text:span><text:span text:style-name="Character_5f_20_5f_style"><text:span text:style-name="T29">&lt; </text:span></text:span><text:span text:style-name="Character_5f_20_5f_style"><text:span text:style-name="T29"><draw:frame draw:style-name="fr2" draw:name="Objet18" text:anchor-type="as-char" svg:width="0.459cm" svg:height="0.531cm" draw:z-index="35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Character_5f_20_5f_style"><text:span text:style-name="T29"> &lt; </text:span></text:span><text:span text:style-name="_5f_Caractères_5f_correction"><text:span text:style-name="T30">−</text:span></text:span><text:span text:style-name="_5f_Caractères_5f_correction"><text:span text:style-name="T31">2,</text:span></text:span><text:span text:style-name="_5f_Caractères_5f_correction"><text:span text:style-name="T32">48</text:span></text:span><text:span text:style-name="Character_5f_20_5f_style"> </text:span></text:h>
          </table:table-cell>
          <table:table-cell table:style-name="Tableau15.B1" office:value-type="string">
            <text:h text:style-name="P21" text:outline-level="1"><text:span text:style-name="_5f_Caractères_5f_correction"><text:span text:style-name="T30">−</text:span></text:span><text:span text:style-name="_5f_Caractères_5f_correction"><text:span text:style-name="T31">2,4</text:span></text:span><text:span text:style-name="_5f_Caractères_5f_correction"><text:span text:style-name="T32">4</text:span></text:span><text:span text:style-name="_5f_pointillés_20_gris"><text:span text:style-name="T29"> </text:span></text:span><text:span text:style-name="Character_5f_20_5f_style"><text:span text:style-name="T29">&lt; </text:span></text:span><text:span text:style-name="Character_5f_20_5f_style"><text:span text:style-name="T29"><draw:frame draw:style-name="fr2" draw:name="Objet21" text:anchor-type="as-char" svg:width="0.407cm" svg:height="0.531cm" draw:z-index="36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Character_5f_20_5f_style"><text:span text:style-name="T29"> &lt; </text:span></text:span><text:span text:style-name="_5f_Caractères_5f_correction"><text:span text:style-name="T30">−</text:span></text:span><text:span text:style-name="_5f_Caractères_5f_correction"><text:span text:style-name="T31">2,</text:span></text:span><text:span text:style-name="_5f_Caractères_5f_correction"><text:span text:style-name="T33">4</text:span></text:span><text:span text:style-name="_5f_Caractères_5f_correction"><text:span text:style-name="T32">2</text:span></text:span></text:h>
          </table:table-cell>
        </table:table-row>
      </table:table>
      <text:list text:continue-numbering="true" text:style-name="_5f_Numérotation_20_des_20_exercices">
        <text:list-header>
          <text:h text:style-name="P49" text:outline-level="1"><text:span text:style-name="_5f_Caractères_5f_gras"/></text:h>
        </text:list-header>
        <text:list-item>
          <text:h text:style-name="P50" text:outline-level="1"><text:soft-page-break/><text:span text:style-name="_5f_Caractères_5f_gras"><text:s/> En choisissant l’unité</text:span></text:h>
          <text:list>
            <text:list-item>
              <text:h text:style-name="P46" text:outline-level="2"><text:span text:style-name="_5f_Caractères">Sur la droite orientée ci-dessous, ajoute des graduations en choisissant correctement l’unité de longueur, afin de pouvoir placer précisément les points R, S, T, U et V d’abscisses respectives :<text:line-break/>(−0,1) ; 0,75 ; (−0,5) ; 0,35 ; (−0,3).</text:span></text:h>
            </text:list-item>
          </text:list>
        </text:list-item>
      </text:list>
      <text:h text:style-name="_5f_Paragraphe" text:outline-level="1"><text:span text:style-name="_5f_Caractères"><draw:g text:anchor-type="as-char" draw:z-index="61" draw:name="Objet de groupe 9" draw:style-name="gr38"><draw:line draw:style-name="gr39" draw:text-style-name="P67" svg:x1="0.001cm" svg:y1="0.696cm" svg:x2="8.822cm" svg:y2="0.696cm"><text:p/></draw:line><draw:frame draw:style-name="gr40" draw:text-style-name="P60" svg:width="0.701cm" svg:height="0.675cm" draw:transform="rotate (-1.5707963267949) translate (7.34659722222222cm 0.299680555555556cm)"><draw:text-box><text:p text:style-name="P57"><text:span text:style-name="T39">×</text:span></text:p></draw:text-box></draw:frame><draw:line draw:style-name="gr41" draw:text-style-name="P68" svg:x1="3.058cm" svg:y1="0.564cm" svg:x2="3.058cm" svg:y2="0.866cm"><text:p/></draw:line><draw:line draw:style-name="gr41" draw:text-style-name="P68" svg:x1="7.701cm" svg:y1="0.564cm" svg:x2="7.701cm" svg:y2="0.866cm"><text:p/></draw:line><draw:line draw:style-name="gr41" draw:text-style-name="P68" svg:x1="8.166cm" svg:y1="0.564cm" svg:x2="8.166cm" svg:y2="0.866cm"><text:p/></draw:line><draw:line draw:style-name="gr41" draw:text-style-name="P68" svg:x1="7.236cm" svg:y1="0.564cm" svg:x2="7.236cm" svg:y2="0.866cm"><text:p/></draw:line><draw:line draw:style-name="gr41" draw:text-style-name="P68" svg:x1="6.772cm" svg:y1="0.564cm" svg:x2="6.772cm" svg:y2="0.866cm"><text:p/></draw:line><draw:line draw:style-name="gr41" draw:text-style-name="P68" svg:x1="6.308cm" svg:y1="0.564cm" svg:x2="6.308cm" svg:y2="0.866cm"><text:p/></draw:line><draw:line draw:style-name="gr41" draw:text-style-name="P68" svg:x1="5.843cm" svg:y1="0.564cm" svg:x2="5.843cm" svg:y2="0.866cm"><text:p/></draw:line><draw:line draw:style-name="gr41" draw:text-style-name="P68" svg:x1="5.379cm" svg:y1="0.564cm" svg:x2="5.379cm" svg:y2="0.866cm"><text:p/></draw:line><draw:line draw:style-name="gr41" draw:text-style-name="P68" svg:x1="4.915cm" svg:y1="0.564cm" svg:x2="4.915cm" svg:y2="0.866cm"><text:p/></draw:line><draw:line draw:style-name="gr41" draw:text-style-name="P68" svg:x1="4.45cm" svg:y1="0.564cm" svg:x2="4.45cm" svg:y2="0.866cm"><text:p/></draw:line><draw:line draw:style-name="gr41" draw:text-style-name="P68" svg:x1="3.987cm" svg:y1="0.564cm" svg:x2="3.987cm" svg:y2="0.866cm"><text:p/></draw:line><draw:line draw:style-name="gr41" draw:text-style-name="P68" svg:x1="3.522cm" svg:y1="0.564cm" svg:x2="3.522cm" svg:y2="0.866cm"><text:p/></draw:line><draw:frame draw:style-name="gr42" draw:text-style-name="P69" svg:width="0.729cm" svg:height="0.675cm" svg:x="3.171cm" svg:y="0.831cm"><draw:text-box><text:p text:style-name="P57"><text:span text:style-name="T42">0</text:span></text:p></draw:text-box></draw:frame><draw:line draw:style-name="gr41" draw:text-style-name="P68" svg:x1="2.593cm" svg:y1="0.564cm" svg:x2="2.593cm" svg:y2="0.866cm"><text:p/></draw:line><draw:line draw:style-name="gr41" draw:text-style-name="P68" svg:x1="2.129cm" svg:y1="0.564cm" svg:x2="2.129cm" svg:y2="0.866cm"><text:p/></draw:line><draw:line draw:style-name="gr41" draw:text-style-name="P68" svg:x1="1.665cm" svg:y1="0.564cm" svg:x2="1.665cm" svg:y2="0.866cm"><text:p/></draw:line><draw:line draw:style-name="gr41" draw:text-style-name="P68" svg:x1="1.2cm" svg:y1="0.564cm" svg:x2="1.2cm" svg:y2="0.866cm"><text:p/></draw:line><draw:line draw:style-name="gr41" draw:text-style-name="P68" svg:x1="0.736cm" svg:y1="0.564cm" svg:x2="0.736cm" svg:y2="0.866cm"><text:p/></draw:line><draw:line draw:style-name="gr41" draw:text-style-name="P68" svg:x1="0.272cm" svg:y1="0.564cm" svg:x2="0.272cm" svg:y2="0.866cm"><text:p/></draw:line><draw:frame draw:style-name="gr43" draw:text-style-name="P59" svg:width="0.729cm" svg:height="0.675cm" svg:x="6.652cm" svg:y="0cm"><draw:text-box><text:p text:style-name="P57"><text:span text:style-name="T40">S</text:span></text:p></draw:text-box></draw:frame><draw:frame draw:style-name="gr44" draw:text-style-name="P70" svg:width="1.29cm" svg:height="0.664cm" svg:x="6.44cm" svg:y="0.746cm"><draw:text-box><text:p text:style-name="P57"><text:span text:style-name="T43">0,75</text:span></text:p></draw:text-box></draw:frame><draw:frame draw:style-name="gr40" draw:text-style-name="P60" svg:width="0.701cm" svg:height="0.675cm" draw:transform="rotate (-1.5707963267949) translate (1.54163888888889cm 0.304972222222222cm)"><draw:text-box><text:p text:style-name="P57"><text:span text:style-name="T39">×</text:span></text:p></draw:text-box></draw:frame><draw:frame draw:style-name="gr45" draw:text-style-name="P59" svg:width="0.72cm" svg:height="0.675cm" svg:x="0.848cm" svg:y="0.002cm"><draw:text-box><text:p text:style-name="P57"><text:span text:style-name="T40">T</text:span></text:p></draw:text-box></draw:frame><draw:frame draw:style-name="gr46" draw:text-style-name="P70" svg:width="1.364cm" svg:height="0.668cm" svg:x="0.564cm" svg:y="0.746cm"><draw:text-box><text:p text:style-name="P57"><text:span text:style-name="T43">−</text:span><text:span text:style-name="T43">0,5</text:span></text:p></draw:text-box></draw:frame><draw:frame draw:style-name="gr40" draw:text-style-name="P60" svg:width="0.701cm" svg:height="0.675cm" draw:transform="rotate (-1.5707963267949) translate (2.46944444444444cm 0.304972222222222cm)"><draw:text-box><text:p text:style-name="P57"><text:span text:style-name="T39">×</text:span></text:p></draw:text-box></draw:frame><draw:frame draw:style-name="gr47" draw:text-style-name="P59" svg:width="0.747cm" svg:height="0.675cm" svg:x="1.774cm" svg:y="0.002cm"><draw:text-box><text:p text:style-name="P57"><text:span text:style-name="T40">V</text:span></text:p></draw:text-box></draw:frame><draw:frame draw:style-name="gr48" draw:text-style-name="P70" svg:width="1.362cm" svg:height="0.666cm" svg:x="1.498cm" svg:y="0.746cm"><draw:text-box><text:p text:style-name="P57"><text:span text:style-name="T43">−</text:span><text:span text:style-name="T43">0,3</text:span></text:p></draw:text-box></draw:frame><draw:frame draw:style-name="gr49" draw:text-style-name="P60" svg:width="0.701cm" svg:height="0.676cm" draw:transform="rotate (-1.5707963267949) translate (3.39901388888889cm 0.304972222222222cm)"><draw:text-box><text:p text:style-name="P57"><text:span text:style-name="T39">×</text:span></text:p></draw:text-box></draw:frame><draw:frame draw:style-name="gr50" draw:text-style-name="P59" svg:width="0.75cm" svg:height="0.675cm" svg:x="2.704cm" svg:y="0.004cm"><draw:text-box><text:p text:style-name="P57"><text:span text:style-name="T40">R</text:span></text:p></draw:text-box></draw:frame><draw:frame draw:style-name="gr51" draw:text-style-name="P70" svg:width="1.362cm" svg:height="0.668cm" svg:x="2.424cm" svg:y="0.746cm"><draw:text-box><text:p text:style-name="P57"><text:span text:style-name="T43">−</text:span><text:span text:style-name="T43">0,1</text:span></text:p></draw:text-box></draw:frame><draw:frame draw:style-name="gr40" draw:text-style-name="P60" svg:width="0.701cm" svg:height="0.675cm" draw:transform="rotate (-1.5707963267949) translate (5.48569444444444cm 0.304972222222222cm)"><draw:text-box><text:p text:style-name="P57"><text:span text:style-name="T39">×</text:span></text:p></draw:text-box></draw:frame><draw:frame draw:style-name="gr52" draw:text-style-name="P59" svg:width="0.763cm" svg:height="0.675cm" svg:x="4.791cm" svg:y="0.004cm"><draw:text-box><text:p text:style-name="P57"><text:span text:style-name="T40">U</text:span></text:p></draw:text-box></draw:frame><draw:frame draw:style-name="gr53" draw:text-style-name="P70" svg:width="1.292cm" svg:height="0.664cm" svg:x="4.546cm" svg:y="0.75cm"><draw:text-box><text:p text:style-name="P57"><text:span text:style-name="T43">0,35</text:span></text:p></draw:text-box></draw:frame><draw:frame draw:style-name="gr54" draw:text-style-name="P71" svg:width="0.729cm" svg:height="0.675cm" svg:x="7.805cm" svg:y="0.826cm"><draw:text-box><text:p text:style-name="P57"><text:span text:style-name="T42">1</text:span></text:p></draw:text-box></draw:frame></draw:g>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Indique ta démarche pour choisir l’unité.</text:span></text:h>
            </text:list-item>
          </text:list>
        </text:list-item>
      </text:list>
      <text:h text:style-name="P15" text:outline-level="1"><text:span text:style-name="_5f_Caractères">L’abscisse la plus petite est</text:span><text:span text:style-name="_5f_Caractères"><text:span text:style-name="T24"> </text:span></text:span><text:span text:style-name="_5f_Caractères">: (−0,5</text:span><text:span text:style-name="_5f_Caractères"><text:span text:style-name="T24">)</text:span></text:span><text:span text:style-name="_5f_Caractères"> et la plus grande est</text:span><text:span text:style-name="_5f_Caractères"><text:span text:style-name="T24"> </text:span></text:span><text:span text:style-name="_5f_Caractères">: 0,75. </text:span><text:span text:style-name="_5f_Caractères"><text:span text:style-name="T25">La distance entre les deux est de 1,25 unités.</text:span></text:span></text:h>
      <text:h text:style-name="P15" text:outline-level="1"><text:span text:style-name="_5f_Caractères"><text:span text:style-name="T38">Comme on dispose d’e</text:span></text:span><text:span text:style-name="_5f_Caractères"><text:span text:style-name="T22">nviron </text:span></text:span><text:span text:style-name="_5f_Caractères"><text:span text:style-name="T38">9</text:span></text:span><text:span text:style-name="_5f_Caractères"><text:span text:style-name="T22"> cm, on peut choisir </text:span></text:span><text:span text:style-name="_5f_Caractères"><text:span text:style-name="T26">5</text:span></text:span><text:span text:style-name="_5f_Caractères"><text:span text:style-name="T22"> cm pour </text:span></text:span><text:span text:style-name="_5f_Caractères"><text:span text:style-name="T38">une </text:span></text:span><text:span text:style-name="_5f_Caractères"><text:span text:style-name="T22">unité, </text:span></text:span><text:span text:style-name="_5f_Caractères"><text:span text:style-name="T23">soit un centimètre pour </text:span></text:span><text:span text:style-name="_5f_Caractères"><text:span text:style-name="T26">deux</text:span></text:span><text:span text:style-name="_5f_Caractères"><text:span text:style-name="T23"> dixième</text:span></text:span><text:span text:style-name="_5f_Caractères"><text:span text:style-name="T26">s </text:span></text:span><text:span text:style-name="_5f_Caractères"><text:span text:style-name="T38">d’unité</text:span></text:span><text:span text:style-name="_5f_Caractères"><text:span text:style-name="T22">.</text:span></text:span></text:h>
      <text:list text:continue-numbering="true" text:style-name="_5f_Numérotation_20_des_20_exercices">
        <text:list-item>
          <text:list>
            <text:list-item>
              <text:h text:style-name="P46" text:outline-level="2"><text:span text:style-name="_5f_Caractères">Place les points R, S, T, U et V.</text:span></text:h>
            </text:list-item>
          </text:list>
        </text:list-item>
        <text:list-item>
          <text:h text:style-name="P55" text:outline-level="1"><text:span text:style-name="_5f_Caractères">Voici un algorithme qui permet de placer, à chaque étape, un point sur une droite graduée :</text:span></text:h>
        </text:list-item>
      </text:list>
      <text:h text:style-name="P45" text:outline-level="1"><text:span text:style-name="_5f_Caractères">Commence à l’origine :</text:span><text:span text:style-name="_5f_pointillés_20_gris"><text:tab/></text:span><text:span text:style-name="_5f_Caractères">place le point O</text:span></text:h>
      <text:h text:style-name="P45" text:outline-level="1"><text:span text:style-name="_5f_Caractères">Avance de 3 unités :</text:span><text:span text:style-name="_5f_pointillés_20_gris"><text:tab/></text:span><text:span text:style-name="_5f_pointillés_20_gris"><text:span text:style-name="T9"><text:tab/></text:span></text:span><text:span text:style-name="_5f_Caractères">place le point E</text:span></text:h>
      <text:h text:style-name="P45" text:outline-level="1"><text:span text:style-name="_5f_Caractères">Recule de 7 unités :</text:span><text:span text:style-name="_5f_Caractères"><text:span text:style-name="T9"><text:tab/></text:span></text:span><text:span text:style-name="_5f_pointillés_20_gris"><text:tab/></text:span><text:span text:style-name="_5f_Caractères">place le point P</text:span></text:h>
      <text:h text:style-name="P45" text:outline-level="1"><text:span text:style-name="_5f_Caractères">Avance de 2 unités :</text:span><text:span text:style-name="_5f_pointillés_20_gris"><text:tab/></text:span><text:span text:style-name="_5f_pointillés_20_gris"><text:span text:style-name="T9"><text:tab/></text:span></text:span><text:span text:style-name="_5f_Caractères">place le point A</text:span></text:h>
      <text:h text:style-name="P45" text:outline-level="1"><text:span text:style-name="_5f_Caractères">Avance de 4 unités :</text:span><text:span text:style-name="_5f_pointillés_20_gris"><text:tab/></text:span><text:span text:style-name="_5f_pointillés_20_gris"><text:span text:style-name="T9"><text:tab/></text:span></text:span><text:span text:style-name="_5f_Caractères">place le point L</text:span></text:h>
      <text:h text:style-name="P45" text:outline-level="1"><text:span text:style-name="_5f_Caractères">Recule de 3 unités :</text:span><text:span text:style-name="_5f_pointillés_20_gris"><text:tab/></text:span><text:span text:style-name="_5f_pointillés_20_gris"><text:span text:style-name="T9"><text:tab/></text:span></text:span><text:span text:style-name="_5f_Caractères">place le point R</text:span></text:h>
      <text:p text:style-name="P23"><draw:g text:anchor-type="as-char" draw:z-index="124" draw:name="Objet de groupe 10" draw:style-name="gr1"><draw:line draw:style-name="gr2" draw:text-style-name="P56" svg:x1="0.001cm" svg:y1="0.738cm" svg:x2="9.009cm" svg:y2="0.738cm"><text:p/></draw:line><draw:frame draw:style-name="gr3" draw:text-style-name="P58" svg:width="0.733cm" svg:height="0.763cm" svg:x="4.48cm" svg:y="0.84cm"><draw:text-box><text:p text:style-name="P57"><text:span text:style-name="T39">1</text:span></text:p></draw:text-box></draw:frame><draw:line draw:style-name="gr4" draw:text-style-name="P56" svg:x1="0.001cm" svg:y1="0.545cm" svg:x2="0.001cm" svg:y2="0.932cm"><text:p/></draw:line><draw:line draw:style-name="gr5" draw:text-style-name="P56" svg:x1="0.692cm" svg:y1="0.604cm" svg:x2="0.692cm" svg:y2="0.862cm"><text:p/></draw:line><draw:line draw:style-name="gr6" draw:text-style-name="P56" svg:x1="1.388cm" svg:y1="0.604cm" svg:x2="1.388cm" svg:y2="0.862cm"><text:p/></draw:line><draw:line draw:style-name="gr7" draw:text-style-name="P56" svg:x1="2.079cm" svg:y1="0.604cm" svg:x2="2.079cm" svg:y2="0.862cm"><text:p/></draw:line><draw:line draw:style-name="gr8" draw:text-style-name="P56" svg:x1="2.772cm" svg:y1="0.545cm" svg:x2="2.772cm" svg:y2="0.932cm"><text:p/></draw:line><draw:line draw:style-name="gr9" draw:text-style-name="P56" svg:x1="3.468cm" svg:y1="0.604cm" svg:x2="3.468cm" svg:y2="0.862cm"><text:p/></draw:line><draw:line draw:style-name="gr10" draw:text-style-name="P56" svg:x1="4.158cm" svg:y1="0.604cm" svg:x2="4.158cm" svg:y2="0.862cm"><text:p/></draw:line><draw:line draw:style-name="gr11" draw:text-style-name="P56" svg:x1="4.85cm" svg:y1="0.604cm" svg:x2="4.85cm" svg:y2="0.862cm"><text:p/></draw:line><draw:line draw:style-name="gr12" draw:text-style-name="P56" svg:x1="5.545cm" svg:y1="0.545cm" svg:x2="5.545cm" svg:y2="0.932cm"><text:p/></draw:line><draw:line draw:style-name="gr13" draw:text-style-name="P56" svg:x1="6.241cm" svg:y1="0.604cm" svg:x2="6.241cm" svg:y2="0.862cm"><text:p/></draw:line><draw:line draw:style-name="gr14" draw:text-style-name="P56" svg:x1="6.931cm" svg:y1="0.604cm" svg:x2="6.931cm" svg:y2="0.862cm"><text:p/></draw:line><draw:line draw:style-name="gr15" draw:text-style-name="P56" svg:x1="7.623cm" svg:y1="0.604cm" svg:x2="7.623cm" svg:y2="0.862cm"><text:p/></draw:line><draw:line draw:style-name="gr16" draw:text-style-name="P56" svg:x1="8.315cm" svg:y1="0.545cm" svg:x2="8.315cm" svg:y2="0.932cm"><text:p/></draw:line><draw:frame draw:style-name="gr17" draw:text-style-name="P58" svg:width="0.731cm" svg:height="0.763cm" svg:x="3.806cm" svg:y="0.84cm"><draw:text-box><text:p text:style-name="P57"><text:span text:style-name="T39">0</text:span></text:p></draw:text-box></draw:frame><draw:frame draw:style-name="gr18" draw:text-style-name="P59" svg:width="0.786cm" svg:height="0.731cm" svg:x="3.789cm" svg:y="0cm"><draw:text-box><text:p text:style-name="P57"><text:span text:style-name="T40">O</text:span></text:p></draw:text-box></draw:frame><draw:frame draw:style-name="gr19" draw:text-style-name="P60" svg:width="0.703cm" svg:height="0.731cm" svg:x="3.762cm" svg:y="0.399cm"><draw:text-box><text:p text:style-name="P57"><text:span text:style-name="T39">×</text:span></text:p></draw:text-box></draw:frame><draw:frame draw:style-name="gr20" draw:text-style-name="P59" svg:width="0.733cm" svg:height="0.733cm" svg:x="5.891cm" svg:y="0.002cm"><draw:text-box><text:p text:style-name="P57"><text:span text:style-name="T40">E</text:span></text:p></draw:text-box></draw:frame><draw:frame draw:style-name="gr21" draw:text-style-name="P60" svg:width="0.703cm" svg:height="0.731cm" svg:x="5.849cm" svg:y="0.4cm"><draw:text-box><text:p text:style-name="P57"><text:span text:style-name="T39">×</text:span></text:p></draw:text-box></draw:frame><draw:frame draw:style-name="gr22" draw:text-style-name="P59" svg:width="0.735cm" svg:height="0.733cm" svg:x="1.046cm" svg:y="0.002cm"><draw:text-box><text:p text:style-name="P57"><text:span text:style-name="T40">P</text:span></text:p></draw:text-box></draw:frame><draw:frame draw:style-name="gr23" draw:text-style-name="P60" svg:width="0.703cm" svg:height="0.731cm" svg:x="1.005cm" svg:y="0.4cm"><draw:text-box><text:p text:style-name="P57"><text:span text:style-name="T39">×</text:span></text:p></draw:text-box></draw:frame><draw:frame draw:style-name="gr24" draw:text-style-name="P59" svg:width="0.747cm" svg:height="0.735cm" svg:x="2.425cm" svg:y="0.002cm"><draw:text-box><text:p text:style-name="P57"><text:span text:style-name="T40">A</text:span></text:p></draw:text-box></draw:frame><draw:frame draw:style-name="gr25" draw:text-style-name="P60" svg:width="0.703cm" svg:height="0.733cm" svg:x="2.381cm" svg:y="0.4cm"><draw:text-box><text:p text:style-name="P57"><text:span text:style-name="T39">×</text:span></text:p></draw:text-box></draw:frame><draw:frame draw:style-name="gr26" draw:text-style-name="P59" svg:width="0.733cm" svg:height="0.733cm" svg:x="5.196cm" svg:y="0.004cm"><draw:text-box><text:p text:style-name="P57"><text:span text:style-name="T40">L</text:span></text:p></draw:text-box></draw:frame><draw:frame draw:style-name="gr27" draw:text-style-name="P60" svg:width="0.703cm" svg:height="0.731cm" svg:x="5.154cm" svg:y="0.402cm"><draw:text-box><text:p text:style-name="P57"><text:span text:style-name="T39">×</text:span></text:p></draw:text-box></draw:frame><draw:frame draw:style-name="gr28" draw:text-style-name="P59" svg:width="0.75cm" svg:height="0.731cm" svg:x="3.113cm" svg:y="0.005cm"><draw:text-box><text:p text:style-name="P57"><text:span text:style-name="T40">R</text:span></text:p></draw:text-box></draw:frame><draw:frame draw:style-name="gr29" draw:text-style-name="P60" svg:width="0.703cm" svg:height="0.731cm" svg:x="3.071cm" svg:y="0.404cm"><draw:text-box><text:p text:style-name="P57"><text:span text:style-name="T39">×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stream vera sans" svg:font-family="'Bistream vera sans'" style:font-family-generic="swiss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2597" draw:display-name="Dashed (var) 2597" draw:style="rect" draw:dots1="1" draw:dots1-length="0.002cm" draw:dots2="1" draw:dots2-length="0.002cm" draw:distance="0.002cm"/>
    <draw:stroke-dash draw:name="Dashed_20__28_var_29__20_2599" draw:display-name="Dashed (var) 2599" draw:style="rect" draw:dots1="1" draw:dots1-length="0.002cm" draw:dots2="1" draw:dots2-length="0.002cm" draw:distance="0.002cm"/>
    <draw:stroke-dash draw:name="Dashed_20__28_var_29__20_2601" draw:display-name="Dashed (var) 2601" draw:style="rect" draw:dots1="1" draw:dots1-length="0.002cm" draw:dots2="1" draw:dots2-length="0.002cm" draw:distance="0.002cm"/>
    <draw:stroke-dash draw:name="Dashed_20__28_var_29__20_2603" draw:display-name="Dashed (var) 2603" draw:style="rect" draw:dots1="1" draw:dots1-length="0.002cm" draw:dots2="1" draw:dots2-length="0.002cm" draw:distance="0.002cm"/>
    <draw:stroke-dash draw:name="Dashed_20__28_var_29__20_2605" draw:display-name="Dashed (var) 2605" draw:style="rect" draw:dots1="1" draw:dots1-length="0.002cm" draw:dots2="1" draw:dots2-length="0.002cm" draw:distance="0.002cm"/>
    <draw:stroke-dash draw:name="Dashed_20__28_var_29__20_2607" draw:display-name="Dashed (var) 2607" draw:style="rect" draw:dots1="1" draw:dots1-length="0.002cm" draw:dots2="1" draw:dots2-length="0.002cm" draw:distance="0.002cm"/>
    <draw:stroke-dash draw:name="Dashed_20__28_var_29__20_2609" draw:display-name="Dashed (var) 2609" draw:style="rect" draw:dots1="1" draw:dots1-length="0.002cm" draw:dots2="1" draw:dots2-length="0.002cm" draw:distance="0.002cm"/>
    <draw:stroke-dash draw:name="Dashed_20__28_var_29__20_2611" draw:display-name="Dashed (var) 2611" draw:style="rect" draw:dots1="1" draw:dots1-length="0.002cm" draw:dots2="1" draw:dots2-length="0.002cm" draw:distance="0.002cm"/>
    <draw:stroke-dash draw:name="Dashed_20__28_var_29__20_2613" draw:display-name="Dashed (var) 2613" draw:style="rect" draw:dots1="1" draw:dots1-length="0.002cm" draw:dots2="1" draw:dots2-length="0.002cm" draw:distance="0.002cm"/>
    <draw:stroke-dash draw:name="Dashed_20__28_var_29__20_2615" draw:display-name="Dashed (var) 2615" draw:style="rect" draw:dots1="1" draw:dots1-length="0.002cm" draw:dots2="1" draw:dots2-length="0.002cm" draw:distance="0.002cm"/>
    <draw:stroke-dash draw:name="Dashed_20__28_var_29__20_2617" draw:display-name="Dashed (var) 2617" draw:style="rect" draw:dots1="1" draw:dots1-length="0.002cm" draw:dots2="1" draw:dots2-length="0.002cm" draw:distance="0.002cm"/>
    <draw:stroke-dash draw:name="Dashed_20__28_var_29__20_2619" draw:display-name="Dashed (var) 2619" draw:style="rect" draw:dots1="1" draw:dots1-length="0.002cm" draw:dots2="1" draw:dots2-length="0.002cm" draw:distance="0.002cm"/>
    <draw:stroke-dash draw:name="Dashed_20__28_var_29__20_2621" draw:display-name="Dashed (var) 2621" draw:style="rect" draw:dots1="1" draw:dots1-length="0.002cm" draw:dots2="1" draw:dots2-length="0.002cm" draw:distance="0.002cm"/>
    <draw:stroke-dash draw:name="Dashed_20__28_var_29__20_2623" draw:display-name="Dashed (var) 2623" draw:style="rect" draw:dots1="1" draw:dots1-length="0.002cm" draw:dots2="1" draw:dots2-length="0.002cm" draw:distance="0.002cm"/>
    <draw:stroke-dash draw:name="Dashed_20__28_var_29__20_2625" draw:display-name="Dashed (var) 2625" draw:style="rect" draw:dots1="1" draw:dots1-length="0.002cm" draw:dots2="1" draw:dots2-length="0.002cm" draw:distance="0.002cm"/>
    <draw:stroke-dash draw:name="Dashed_20__28_var_29__20_2627" draw:display-name="Dashed (var) 2627" draw:style="rect" draw:dots1="1" draw:dots1-length="0.002cm" draw:dots2="1" draw:dots2-length="0.002cm" draw:distance="0.002cm"/>
    <draw:stroke-dash draw:name="Dashed_20__28_var_29__20_2629" draw:display-name="Dashed (var) 2629" draw:style="rect" draw:dots1="1" draw:dots1-length="0.002cm" draw:dots2="1" draw:dots2-length="0.002cm" draw:distance="0.002cm"/>
    <draw:stroke-dash draw:name="Dashed_20__28_var_29__20_2631" draw:display-name="Dashed (var) 2631" draw:style="rect" draw:dots1="1" draw:dots1-length="0.002cm" draw:dots2="1" draw:dots2-length="0.002cm" draw:distance="0.002cm"/>
    <draw:stroke-dash draw:name="Dashed_20__28_var_29__20_2633" draw:display-name="Dashed (var) 2633" draw:style="rect" draw:dots1="1" draw:dots1-length="0.002cm" draw:dots2="1" draw:dots2-length="0.002cm" draw:distance="0.002cm"/>
    <draw:stroke-dash draw:name="Dashed_20__28_var_29__20_2635" draw:display-name="Dashed (var) 2635" draw:style="rect" draw:dots1="1" draw:dots1-length="0.002cm" draw:dots2="1" draw:dots2-length="0.002cm" draw:distance="0.002cm"/>
    <draw:stroke-dash draw:name="Dashed_20__28_var_29__20_2637" draw:display-name="Dashed (var) 2637" draw:style="rect" draw:dots1="1" draw:dots1-length="0.002cm" draw:dots2="1" draw:dots2-length="0.002cm" draw:distance="0.002cm"/>
    <draw:stroke-dash draw:name="Dashed_20__28_var_29__20_2639" draw:display-name="Dashed (var) 2639" draw:style="rect" draw:dots1="1" draw:dots1-length="0.002cm" draw:dots2="1" draw:dots2-length="0.002cm" draw:distance="0.002cm"/>
    <draw:stroke-dash draw:name="Dashed_20__28_var_29__20_2641" draw:display-name="Dashed (var) 2641" draw:style="rect" draw:dots1="1" draw:dots1-length="0.002cm" draw:dots2="1" draw:dots2-length="0.002cm" draw:distance="0.002cm"/>
    <draw:stroke-dash draw:name="Dashed_20__28_var_29__20_3093" draw:display-name="Dashed (var) 3093" draw:style="rect" draw:dots1="1" draw:dots1-length="0.001cm" draw:dots2="1" draw:dots2-length="0.001cm" draw:distance="0.001cm"/>
    <draw:stroke-dash draw:name="Dashed_20__28_var_29__20_3133" draw:display-name="Dashed (var) 3133" draw:style="rect" draw:dots1="1" draw:dots1-length="0.001cm" draw:dots2="1" draw:dots2-length="0.001cm" draw:distance="0.001cm"/>
    <draw:stroke-dash draw:name="Dashed_20__28_var_29__20_3158" draw:display-name="Dashed (var) 3158" draw:style="rect" draw:dots1="1" draw:dots1-length="0.001cm" draw:dots2="1" draw:dots2-length="0.001cm" draw:distance="0.001cm"/>
    <draw:stroke-dash draw:name="Dashed_20__28_var_29__20_3196" draw:display-name="Dashed (var) 3196" draw:style="rect" draw:dots1="1" draw:dots1-length="0.001cm" draw:dots2="1" draw:dots2-length="0.001cm" draw:distance="0.001cm"/>
    <draw:stroke-dash draw:name="Dashed_20__28_var_29__20_3197" draw:display-name="Dashed (var) 3197" draw:style="rect" draw:dots1="1" draw:dots1-length="0.001cm" draw:dots2="1" draw:dots2-length="0.001cm" draw:distance="0.001cm"/>
    <draw:stroke-dash draw:name="Dashed_20__28_var_29__20_3431" draw:display-name="Dashed (var) 3431" draw:style="rect" draw:dots1="1" draw:dots1-length="0.001cm" draw:dots2="1" draw:dots2-length="0.001cm" draw:distance="0.00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51" draw:display-name="Dashed (var) 3651" draw:style="rect" draw:dots1="1" draw:dots1-length="0.001cm" draw:dots2="1" draw:dots2-length="0.001cm" draw:distance="0.001cm"/>
    <draw:stroke-dash draw:name="Dashed_20__28_var_29__20_3652" draw:display-name="Dashed (var) 3652" draw:style="rect" draw:dots1="1" draw:dots1-length="0.001cm" draw:dots2="1" draw:dots2-length="0.001cm" draw:distance="0.001cm"/>
    <draw:stroke-dash draw:name="Dashed_20__28_var_29__20_3653" draw:display-name="Dashed (var) 3653" draw:style="rect" draw:dots1="1" draw:dots1-length="0.001cm" draw:dots2="1" draw:dots2-length="0.001cm" draw:distance="0.001cm"/>
    <draw:stroke-dash draw:name="Dashed_20__28_var_29__20_3654" draw:display-name="Dashed (var) 3654" draw:style="rect" draw:dots1="1" draw:dots1-length="0.001cm" draw:dots2="1" draw:dots2-length="0.001cm" draw:distance="0.001cm"/>
    <draw:stroke-dash draw:name="Dashed_20__28_var_29__20_3655" draw:display-name="Dashed (var) 3655" draw:style="rect" draw:dots1="1" draw:dots1-length="0.001cm" draw:dots2="1" draw:dots2-length="0.001cm" draw:distance="0.001cm"/>
    <draw:stroke-dash draw:name="Dashed_20__28_var_29__20_3656" draw:display-name="Dashed (var) 3656" draw:style="rect" draw:dots1="1" draw:dots1-length="0.001cm" draw:dots2="1" draw:dots2-length="0.001cm" draw:distance="0.001cm"/>
    <draw:stroke-dash draw:name="Dashed_20__28_var_29__20_3657" draw:display-name="Dashed (var) 3657" draw:style="rect" draw:dots1="1" draw:dots1-length="0.001cm" draw:dots2="1" draw:dots2-length="0.001cm" draw:distance="0.001cm"/>
    <draw:stroke-dash draw:name="Dashed_20__28_var_29__20_3658" draw:display-name="Dashed (var) 3658" draw:style="rect" draw:dots1="1" draw:dots1-length="0.001cm" draw:dots2="1" draw:dots2-length="0.001cm" draw:distance="0.001cm"/>
    <draw:stroke-dash draw:name="Dashed_20__28_var_29__20_3659" draw:display-name="Dashed (var) 3659" draw:style="rect" draw:dots1="1" draw:dots1-length="0.001cm" draw:dots2="1" draw:dots2-length="0.001cm" draw:distance="0.001cm"/>
    <draw:stroke-dash draw:name="Dashed_20__28_var_29__20_3660" draw:display-name="Dashed (var) 3660" draw:style="rect" draw:dots1="1" draw:dots1-length="0.001cm" draw:dots2="1" draw:dots2-length="0.001cm" draw:distance="0.001cm"/>
    <draw:stroke-dash draw:name="Dashed_20__28_var_29__20_3661" draw:display-name="Dashed (var) 3661" draw:style="rect" draw:dots1="1" draw:dots1-length="0.001cm" draw:dots2="1" draw:dots2-length="0.001cm" draw:distance="0.001cm"/>
    <draw:stroke-dash draw:name="Dashed_20__28_var_29__20_3662" draw:display-name="Dashed (var) 3662" draw:style="rect" draw:dots1="1" draw:dots1-length="0.001cm" draw:dots2="1" draw:dots2-length="0.001cm" draw:distance="0.001cm"/>
    <draw:stroke-dash draw:name="Dashed_20__28_var_29__20_3801" draw:display-name="Dashed (var) 3801" draw:style="rect" draw:dots1="1" draw:dots1-length="0.001cm" draw:dots2="1" draw:dots2-length="0.001cm" draw:distance="0.001cm"/>
    <draw:stroke-dash draw:name="Dashed_20__28_var_29__20_3802" draw:display-name="Dashed (var) 3802" draw:style="rect" draw:dots1="1" draw:dots1-length="0.001cm" draw:dots2="1" draw:dots2-length="0.001cm" draw:distance="0.001cm"/>
    <draw:stroke-dash draw:name="Dashed_20__28_var_29__20_3803" draw:display-name="Dashed (var) 3803" draw:style="rect" draw:dots1="1" draw:dots1-length="0.003cm" draw:dots2="1" draw:dots2-length="0.003cm" draw:distance="0.003cm"/>
    <draw:stroke-dash draw:name="Dashed_20__28_var_29__20_3804" draw:display-name="Dashed (var) 3804" draw:style="rect" draw:dots1="1" draw:dots1-length="0.001cm" draw:dots2="1" draw:dots2-length="0.001cm" draw:distance="0.001cm"/>
    <draw:stroke-dash draw:name="Dashed_20__28_var_29__20_3805" draw:display-name="Dashed (var) 3805" draw:style="rect" draw:dots1="1" draw:dots1-length="0.003cm" draw:dots2="1" draw:dots2-length="0.003cm" draw:distance="0.003cm"/>
    <draw:stroke-dash draw:name="Dashed_20__28_var_29__20_3806" draw:display-name="Dashed (var) 3806" draw:style="rect" draw:dots1="1" draw:dots1-length="0.003cm" draw:dots2="1" draw:dots2-length="0.003cm" draw:distance="0.003cm"/>
    <draw:stroke-dash draw:name="Dashed_20__28_var_29__20_3807" draw:display-name="Dashed (var) 3807" draw:style="rect" draw:dots1="1" draw:dots1-length="0.001cm" draw:dots2="1" draw:dots2-length="0.001cm" draw:distance="0.001cm"/>
    <draw:stroke-dash draw:name="Dashed_20__28_var_29__20_3808" draw:display-name="Dashed (var) 3808" draw:style="rect" draw:dots1="1" draw:dots1-length="0.003cm" draw:dots2="1" draw:dots2-length="0.003cm" draw:distance="0.003cm"/>
    <draw:stroke-dash draw:name="Dashed_20__28_var_29__20_3809" draw:display-name="Dashed (var) 3809" draw:style="rect" draw:dots1="1" draw:dots1-length="0.001cm" draw:dots2="1" draw:dots2-length="0.001cm" draw:distance="0.001cm"/>
    <draw:stroke-dash draw:name="Dashed_20__28_var_29__20_3810" draw:display-name="Dashed (var) 3810" draw:style="rect" draw:dots1="1" draw:dots1-length="0.001cm" draw:dots2="1" draw:dots2-length="0.001cm" draw:distance="0.001cm"/>
    <draw:stroke-dash draw:name="Dashed_20__28_var_29__20_3811" draw:display-name="Dashed (var) 3811" draw:style="rect" draw:dots1="1" draw:dots1-length="0.003cm" draw:dots2="1" draw:dots2-length="0.003cm" draw:distance="0.003cm"/>
    <draw:stroke-dash draw:name="Dashed_20__28_var_29__20_3812" draw:display-name="Dashed (var) 3812" draw:style="rect" draw:dots1="1" draw:dots1-length="0.003cm" draw:dots2="1" draw:dots2-length="0.003cm" draw:distance="0.003cm"/>
    <draw:stroke-dash draw:name="Dashed_20__28_var_29__20_3813" draw:display-name="Dashed (var) 3813" draw:style="rect" draw:dots1="1" draw:dots1-length="0.003cm" draw:dots2="1" draw:dots2-length="0.003cm" draw:distance="0.003cm"/>
    <draw:stroke-dash draw:name="Dashed_20__28_var_29__20_3814" draw:display-name="Dashed (var) 3814" draw:style="rect" draw:dots1="1" draw:dots1-length="0.001cm" draw:dots2="1" draw:dots2-length="0.001cm" draw:distance="0.001cm"/>
    <draw:stroke-dash draw:name="Dashed_20__28_var_29__20_3815" draw:display-name="Dashed (var) 3815" draw:style="rect" draw:dots1="1" draw:dots1-length="0.003cm" draw:dots2="1" draw:dots2-length="0.003cm" draw:distance="0.003cm"/>
    <draw:stroke-dash draw:name="Dashed_20__28_var_29__20_3816" draw:display-name="Dashed (var) 3816" draw:style="rect" draw:dots1="1" draw:dots1-length="0.003cm" draw:dots2="1" draw:dots2-length="0.003cm" draw:distance="0.003cm"/>
    <draw:stroke-dash draw:name="Dashed_20__28_var_29__20_3817" draw:display-name="Dashed (var) 3817" draw:style="rect" draw:dots1="1" draw:dots1-length="0.001cm" draw:dots2="1" draw:dots2-length="0.001cm" draw:distance="0.001cm"/>
    <draw:stroke-dash draw:name="Dashed_20__28_var_29__20_3818" draw:display-name="Dashed (var) 3818" draw:style="rect" draw:dots1="1" draw:dots1-length="0.001cm" draw:dots2="1" draw:dots2-length="0.001cm" draw:distance="0.001cm"/>
    <draw:stroke-dash draw:name="Dashed_20__28_var_29__20_3819" draw:display-name="Dashed (var) 3819" draw:style="rect" draw:dots1="1" draw:dots1-length="0.001cm" draw:dots2="1" draw:dots2-length="0.001cm" draw:distance="0.001cm"/>
    <draw:stroke-dash draw:name="Dashed_20__28_var_29__20_3820" draw:display-name="Dashed (var) 3820" draw:style="rect" draw:dots1="1" draw:dots1-length="0.001cm" draw:dots2="1" draw:dots2-length="0.001cm" draw:distance="0.001cm"/>
    <draw:stroke-dash draw:name="Dashed_20__28_var_29__20_3821" draw:display-name="Dashed (var) 3821" draw:style="rect" draw:dots1="1" draw:dots1-length="0.003cm" draw:dots2="1" draw:dots2-length="0.003cm" draw:distance="0.003cm"/>
    <draw:stroke-dash draw:name="Dashed_20__28_var_29__20_3822" draw:display-name="Dashed (var) 3822" draw:style="rect" draw:dots1="1" draw:dots1-length="0.003cm" draw:dots2="1" draw:dots2-length="0.003cm" draw:distance="0.003cm"/>
    <draw:stroke-dash draw:name="Dashed_20__28_var_29__20_3823" draw:display-name="Dashed (var) 3823" draw:style="rect" draw:dots1="1" draw:dots1-length="0.003cm" draw:dots2="1" draw:dots2-length="0.003cm" draw:distance="0.003cm"/>
    <draw:stroke-dash draw:name="Dashed_20__28_var_29__20_3824" draw:display-name="Dashed (var) 3824" draw:style="rect" draw:dots1="1" draw:dots1-length="0.003cm" draw:dots2="1" draw:dots2-length="0.003cm" draw:distance="0.003cm"/>
    <draw:stroke-dash draw:name="Dashed_20__28_var_29__20_3825" draw:display-name="Dashed (var) 3825" draw:style="rect" draw:dots1="1" draw:dots1-length="0.003cm" draw:dots2="1" draw:dots2-length="0.003cm" draw:distance="0.003cm"/>
    <draw:stroke-dash draw:name="Dashed_20__28_var_29__20_3826" draw:display-name="Dashed (var) 3826" draw:style="rect" draw:dots1="1" draw:dots1-length="0.001cm" draw:dots2="1" draw:dots2-length="0.001cm" draw:distance="0.001cm"/>
    <draw:stroke-dash draw:name="Dashed_20__28_var_29__20_3827" draw:display-name="Dashed (var) 3827" draw:style="rect" draw:dots1="1" draw:dots1-length="0.003cm" draw:dots2="1" draw:dots2-length="0.003cm" draw:distance="0.003cm"/>
    <draw:stroke-dash draw:name="Dashed_20__28_var_29__20_3828" draw:display-name="Dashed (var) 3828" draw:style="rect" draw:dots1="1" draw:dots1-length="0.001cm" draw:dots2="1" draw:dots2-length="0.001cm" draw:distance="0.001cm"/>
    <draw:stroke-dash draw:name="Dashed_20__28_var_29__20_3829" draw:display-name="Dashed (var) 3829" draw:style="rect" draw:dots1="1" draw:dots1-length="0.003cm" draw:dots2="1" draw:dots2-length="0.003cm" draw:distance="0.003cm"/>
    <draw:stroke-dash draw:name="Dashed_20__28_var_29__20_3830" draw:display-name="Dashed (var) 3830" draw:style="rect" draw:dots1="1" draw:dots1-length="0.003cm" draw:dots2="1" draw:dots2-length="0.003cm" draw:distance="0.003cm"/>
    <draw:stroke-dash draw:name="Dashed_20__28_var_29__20_3831" draw:display-name="Dashed (var) 3831" draw:style="rect" draw:dots1="1" draw:dots1-length="0.003cm" draw:dots2="1" draw:dots2-length="0.003cm" draw:distance="0.003cm"/>
    <draw:stroke-dash draw:name="Dashed_20__28_var_29__20_3832" draw:display-name="Dashed (var) 3832" draw:style="rect" draw:dots1="1" draw:dots1-length="0.003cm" draw:dots2="1" draw:dots2-length="0.003cm" draw:distance="0.003cm"/>
    <draw:stroke-dash draw:name="Dashed_20__28_var_29__20_3833" draw:display-name="Dashed (var) 3833" draw:style="rect" draw:dots1="1" draw:dots1-length="0.001cm" draw:dots2="1" draw:dots2-length="0.001cm" draw:distance="0.001cm"/>
    <draw:stroke-dash draw:name="Dashed_20__28_var_29__20_3834" draw:display-name="Dashed (var) 3834" draw:style="rect" draw:dots1="1" draw:dots1-length="0.003cm" draw:dots2="1" draw:dots2-length="0.003cm" draw:distance="0.003cm"/>
    <draw:stroke-dash draw:name="Dashed_20__28_var_29__20_3835" draw:display-name="Dashed (var) 3835" draw:style="rect" draw:dots1="1" draw:dots1-length="0.003cm" draw:dots2="1" draw:dots2-length="0.003cm" draw:distance="0.003cm"/>
    <draw:stroke-dash draw:name="Dashed_20__28_var_29__20_3836" draw:display-name="Dashed (var) 3836" draw:style="rect" draw:dots1="1" draw:dots1-length="0.003cm" draw:dots2="1" draw:dots2-length="0.003cm" draw:distance="0.003cm"/>
    <draw:stroke-dash draw:name="Dashed_20__28_var_29__20_3837" draw:display-name="Dashed (var) 3837" draw:style="rect" draw:dots1="1" draw:dots1-length="0.001cm" draw:dots2="1" draw:dots2-length="0.001cm" draw:distance="0.001cm"/>
    <draw:stroke-dash draw:name="Dashed_20__28_var_29__20_3838" draw:display-name="Dashed (var) 3838" draw:style="rect" draw:dots1="1" draw:dots1-length="0.003cm" draw:dots2="1" draw:dots2-length="0.003cm" draw:distance="0.003cm"/>
    <draw:stroke-dash draw:name="Dashed_20__28_var_29__20_3839" draw:display-name="Dashed (var) 3839" draw:style="rect" draw:dots1="1" draw:dots1-length="0.003cm" draw:dots2="1" draw:dots2-length="0.003cm" draw:distance="0.003cm"/>
    <draw:stroke-dash draw:name="Dashed_20__28_var_29__20_3840" draw:display-name="Dashed (var) 3840" draw:style="rect" draw:dots1="1" draw:dots1-length="0.001cm" draw:dots2="1" draw:dots2-length="0.001cm" draw:distance="0.001cm"/>
    <draw:stroke-dash draw:name="Dashed_20__28_var_29__20_3841" draw:display-name="Dashed (var) 3841" draw:style="rect" draw:dots1="1" draw:dots1-length="0.001cm" draw:dots2="1" draw:dots2-length="0.001cm" draw:distance="0.001cm"/>
    <draw:stroke-dash draw:name="Dashed_20__28_var_29__20_3842" draw:display-name="Dashed (var) 3842" draw:style="rect" draw:dots1="1" draw:dots1-length="0.001cm" draw:dots2="1" draw:dots2-length="0.001cm" draw:distance="0.001cm"/>
    <draw:stroke-dash draw:name="Dashed_20__28_var_29__20_3843" draw:display-name="Dashed (var) 3843" draw:style="rect" draw:dots1="1" draw:dots1-length="0.001cm" draw:dots2="1" draw:dots2-length="0.001cm" draw:distance="0.001cm"/>
    <draw:stroke-dash draw:name="Dashed_20__28_var_29__20_3844" draw:display-name="Dashed (var) 3844" draw:style="rect" draw:dots1="1" draw:dots1-length="0.001cm" draw:dots2="1" draw:dots2-length="0.001cm" draw:distance="0.001cm"/>
    <draw:stroke-dash draw:name="Dashed_20__28_var_29__20_3845" draw:display-name="Dashed (var) 3845" draw:style="rect" draw:dots1="1" draw:dots1-length="0.003cm" draw:dots2="1" draw:dots2-length="0.003cm" draw:distance="0.003cm"/>
    <draw:stroke-dash draw:name="Dashed_20__28_var_29__20_3846" draw:display-name="Dashed (var) 3846" draw:style="rect" draw:dots1="1" draw:dots1-length="0.001cm" draw:dots2="1" draw:dots2-length="0.001cm" draw:distance="0.001cm"/>
    <draw:stroke-dash draw:name="Dashed_20__28_var_29__20_3847" draw:display-name="Dashed (var) 3847" draw:style="rect" draw:dots1="1" draw:dots1-length="0.003cm" draw:dots2="1" draw:dots2-length="0.003cm" draw:distance="0.003cm"/>
    <draw:stroke-dash draw:name="Dashed_20__28_var_29__20_3848" draw:display-name="Dashed (var) 3848" draw:style="rect" draw:dots1="1" draw:dots1-length="0.001cm" draw:dots2="1" draw:dots2-length="0.001cm" draw:distance="0.001cm"/>
    <draw:stroke-dash draw:name="Dashed_20__28_var_29__20_3952" draw:display-name="Dashed (var) 3952" draw:style="rect" draw:dots1="1" draw:dots1-length="0.001cm" draw:dots2="1" draw:dots2-length="0.001cm" draw:distance="0.001cm"/>
    <draw:stroke-dash draw:name="Dashed_20__28_var_29__20_3953" draw:display-name="Dashed (var) 3953" draw:style="rect" draw:dots1="1" draw:dots1-length="0.001cm" draw:dots2="1" draw:dots2-length="0.001cm" draw:distance="0.001cm"/>
    <draw:stroke-dash draw:name="Dashed_20__28_var_29__20_3955" draw:display-name="Dashed (var) 3955" draw:style="rect" draw:dots1="1" draw:dots1-length="0.001cm" draw:dots2="1" draw:dots2-length="0.001cm" draw:distance="0.001cm"/>
    <draw:stroke-dash draw:name="Dashed_20__28_var_29__20_3956" draw:display-name="Dashed (var) 3956" draw:style="rect" draw:dots1="1" draw:dots1-length="0.001cm" draw:dots2="1" draw:dots2-length="0.001cm" draw:distance="0.001cm"/>
    <draw:stroke-dash draw:name="Dashed_20__28_var_29__20_3959" draw:display-name="Dashed (var) 3959" draw:style="rect" draw:dots1="1" draw:dots1-length="0.001cm" draw:dots2="1" draw:dots2-length="0.001cm" draw:distance="0.001cm"/>
    <draw:stroke-dash draw:name="Dashed_20__28_var_29__20_3960" draw:display-name="Dashed (var) 3960" draw:style="rect" draw:dots1="1" draw:dots1-length="0.001cm" draw:dots2="1" draw:dots2-length="0.001cm" draw:distance="0.001cm"/>
    <draw:stroke-dash draw:name="Dashed_20__28_var_29__20_3961" draw:display-name="Dashed (var) 3961" draw:style="rect" draw:dots1="1" draw:dots1-length="0.001cm" draw:dots2="1" draw:dots2-length="0.001cm" draw:distance="0.001cm"/>
    <draw:stroke-dash draw:name="Dashed_20__28_var_29__20_3962" draw:display-name="Dashed (var) 3962" draw:style="rect" draw:dots1="1" draw:dots1-length="0.001cm" draw:dots2="1" draw:dots2-length="0.001cm" draw:distance="0.001cm"/>
    <draw:stroke-dash draw:name="Dashed_20__28_var_29__20_3963" draw:display-name="Dashed (var) 3963" draw:style="rect" draw:dots1="1" draw:dots1-length="0.001cm" draw:dots2="1" draw:dots2-length="0.001cm" draw:distance="0.001cm"/>
    <draw:stroke-dash draw:name="Dashed_20__28_var_29__20_4107" draw:display-name="Dashed (var) 4107" draw:style="rect" draw:dots1="1" draw:dots1-length="0.001cm" draw:dots2="1" draw:dots2-length="0.001cm" draw:distance="0.001cm"/>
    <draw:stroke-dash draw:name="Dashed_20__28_var_29__20_4108" draw:display-name="Dashed (var) 4108" draw:style="rect" draw:dots1="1" draw:dots1-length="0.001cm" draw:dots2="1" draw:dots2-length="0.001cm" draw:distance="0.001cm"/>
    <draw:stroke-dash draw:name="Dashed_20__28_var_29__20_4109" draw:display-name="Dashed (var) 4109" draw:style="rect" draw:dots1="1" draw:dots1-length="0.001cm" draw:dots2="1" draw:dots2-length="0.001cm" draw:distance="0.001cm"/>
    <draw:stroke-dash draw:name="Dashed_20__28_var_29__20_4110" draw:display-name="Dashed (var) 4110" draw:style="rect" draw:dots1="1" draw:dots1-length="0.001cm" draw:dots2="1" draw:dots2-length="0.001cm" draw:distance="0.001cm"/>
    <draw:stroke-dash draw:name="Dashed_20__28_var_29__20_4111" draw:display-name="Dashed (var) 4111" draw:style="rect" draw:dots1="1" draw:dots1-length="0.001cm" draw:dots2="1" draw:dots2-length="0.001cm" draw:distance="0.001cm"/>
    <draw:stroke-dash draw:name="Dashed_20__28_var_29__20_4112" draw:display-name="Dashed (var) 4112" draw:style="rect" draw:dots1="1" draw:dots1-length="0.001cm" draw:dots2="1" draw:dots2-length="0.001cm" draw:distance="0.001cm"/>
    <draw:stroke-dash draw:name="Dashed_20__28_var_29__20_4113" draw:display-name="Dashed (var) 4113" draw:style="rect" draw:dots1="1" draw:dots1-length="0.001cm" draw:dots2="1" draw:dots2-length="0.001cm" draw:distance="0.001cm"/>
    <draw:stroke-dash draw:name="Dashed_20__28_var_29__20_4114" draw:display-name="Dashed (var) 4114" draw:style="rect" draw:dots1="1" draw:dots1-length="0.001cm" draw:dots2="1" draw:dots2-length="0.001cm" draw:distance="0.001cm"/>
    <draw:stroke-dash draw:name="Dashed_20__28_var_29__20_4115" draw:display-name="Dashed (var) 4115" draw:style="rect" draw:dots1="1" draw:dots1-length="0.001cm" draw:dots2="1" draw:dots2-length="0.001cm" draw:distance="0.001cm"/>
    <draw:stroke-dash draw:name="Dashed_20__28_var_29__20_4116" draw:display-name="Dashed (var) 4116" draw:style="rect" draw:dots1="1" draw:dots1-length="0.001cm" draw:dots2="1" draw:dots2-length="0.001cm" draw:distance="0.001cm"/>
    <draw:stroke-dash draw:name="Dashed_20__28_var_29__20_4117" draw:display-name="Dashed (var) 4117" draw:style="rect" draw:dots1="1" draw:dots1-length="0.001cm" draw:dots2="1" draw:dots2-length="0.001cm" draw:distance="0.001cm"/>
    <draw:stroke-dash draw:name="Dashed_20__28_var_29__20_4118" draw:display-name="Dashed (var) 4118" draw:style="rect" draw:dots1="1" draw:dots1-length="0.001cm" draw:dots2="1" draw:dots2-length="0.001cm" draw:distance="0.001cm"/>
    <draw:stroke-dash draw:name="Dashed_20__28_var_29__20_4119" draw:display-name="Dashed (var) 4119" draw:style="rect" draw:dots1="1" draw:dots1-length="0.001cm" draw:dots2="1" draw:dots2-length="0.001cm" draw:distance="0.001cm"/>
    <draw:stroke-dash draw:name="Dashed_20__28_var_29__20_4120" draw:display-name="Dashed (var) 4120" draw:style="rect" draw:dots1="1" draw:dots1-length="0.001cm" draw:dots2="1" draw:dots2-length="0.001cm" draw:distance="0.001cm"/>
    <draw:stroke-dash draw:name="Dashed_20__28_var_29__20_4121" draw:display-name="Dashed (var) 4121" draw:style="rect" draw:dots1="1" draw:dots1-length="0.001cm" draw:dots2="1" draw:dots2-length="0.001cm" draw:distance="0.001cm"/>
    <draw:stroke-dash draw:name="Dashed_20__28_var_29__20_4122" draw:display-name="Dashed (var) 4122" draw:style="rect" draw:dots1="1" draw:dots1-length="0.001cm" draw:dots2="1" draw:dots2-length="0.001cm" draw:distance="0.001cm"/>
    <draw:stroke-dash draw:name="Dashed_20__28_var_29__20_4123" draw:display-name="Dashed (var) 4123" draw:style="rect" draw:dots1="1" draw:dots1-length="0.001cm" draw:dots2="1" draw:dots2-length="0.001cm" draw:distance="0.001cm"/>
    <draw:stroke-dash draw:name="Dashed_20__28_var_29__20_4124" draw:display-name="Dashed (var) 4124" draw:style="rect" draw:dots1="1" draw:dots1-length="0.001cm" draw:dots2="1" draw:dots2-length="0.001cm" draw:distance="0.001cm"/>
    <draw:stroke-dash draw:name="Dashed_20__28_var_29__20_4125" draw:display-name="Dashed (var) 4125" draw:style="rect" draw:dots1="1" draw:dots1-length="0.001cm" draw:dots2="1" draw:dots2-length="0.001cm" draw:distance="0.001cm"/>
    <draw:stroke-dash draw:name="Dashed_20__28_var_29__20_4126" draw:display-name="Dashed (var) 4126" draw:style="rect" draw:dots1="1" draw:dots1-length="0.001cm" draw:dots2="1" draw:dots2-length="0.001cm" draw:distance="0.001cm"/>
    <draw:stroke-dash draw:name="Dashed_20__28_var_29__20_4127" draw:display-name="Dashed (var) 4127" draw:style="rect" draw:dots1="1" draw:dots1-length="0.001cm" draw:dots2="1" draw:dots2-length="0.001cm" draw:distance="0.001cm"/>
    <draw:stroke-dash draw:name="Dashed_20__28_var_29__20_4128" draw:display-name="Dashed (var) 4128" draw:style="rect" draw:dots1="1" draw:dots1-length="0.001cm" draw:dots2="1" draw:dots2-length="0.001cm" draw:distance="0.001cm"/>
    <draw:stroke-dash draw:name="Dashed_20__28_var_29__20_4129" draw:display-name="Dashed (var) 4129" draw:style="rect" draw:dots1="1" draw:dots1-length="0.001cm" draw:dots2="1" draw:dots2-length="0.001cm" draw:distance="0.001cm"/>
    <draw:stroke-dash draw:name="Dashed_20__28_var_29__20_4130" draw:display-name="Dashed (var) 4130" draw:style="rect" draw:dots1="1" draw:dots1-length="0.001cm" draw:dots2="1" draw:dots2-length="0.001cm" draw:distance="0.001cm"/>
    <draw:stroke-dash draw:name="Dashed_20__28_var_29__20_4131" draw:display-name="Dashed (var) 4131" draw:style="rect" draw:dots1="1" draw:dots1-length="0.001cm" draw:dots2="1" draw:dots2-length="0.001cm" draw:distance="0.001cm"/>
    <draw:stroke-dash draw:name="Dashed_20__28_var_29__20_4132" draw:display-name="Dashed (var) 4132" draw:style="rect" draw:dots1="1" draw:dots1-length="0.001cm" draw:dots2="1" draw:dots2-length="0.001cm" draw:distance="0.001cm"/>
    <draw:stroke-dash draw:name="Dashed_20__28_var_29__20_4133" draw:display-name="Dashed (var) 4133" draw:style="rect" draw:dots1="1" draw:dots1-length="0.001cm" draw:dots2="1" draw:dots2-length="0.001cm" draw:distance="0.001cm"/>
    <draw:stroke-dash draw:name="Dashed_20__28_var_29__20_4134" draw:display-name="Dashed (var) 4134" draw:style="rect" draw:dots1="1" draw:dots1-length="0.001cm" draw:dots2="1" draw:dots2-length="0.001cm" draw:distance="0.001cm"/>
    <draw:stroke-dash draw:name="Dashed_20__28_var_29__20_4135" draw:display-name="Dashed (var) 4135" draw:style="rect" draw:dots1="1" draw:dots1-length="0.001cm" draw:dots2="1" draw:dots2-length="0.001cm" draw:distance="0.001cm"/>
    <draw:stroke-dash draw:name="Dashed_20__28_var_29__20_4136" draw:display-name="Dashed (var) 4136" draw:style="rect" draw:dots1="1" draw:dots1-length="0.001cm" draw:dots2="1" draw:dots2-length="0.001cm" draw:distance="0.001cm"/>
    <draw:stroke-dash draw:name="Dashed_20__28_var_29__20_4137" draw:display-name="Dashed (var) 4137" draw:style="rect" draw:dots1="1" draw:dots1-length="0.001cm" draw:dots2="1" draw:dots2-length="0.001cm" draw:distance="0.001cm"/>
    <draw:stroke-dash draw:name="Dashed_20__28_var_29__20_4138" draw:display-name="Dashed (var) 4138" draw:style="rect" draw:dots1="1" draw:dots1-length="0.001cm" draw:dots2="1" draw:dots2-length="0.001cm" draw:distance="0.001cm"/>
    <draw:stroke-dash draw:name="Dashed_20__28_var_29__20_4139" draw:display-name="Dashed (var) 4139" draw:style="rect" draw:dots1="1" draw:dots1-length="0.001cm" draw:dots2="1" draw:dots2-length="0.001cm" draw:distance="0.001cm"/>
    <draw:stroke-dash draw:name="Dashed_20__28_var_29__20_4140" draw:display-name="Dashed (var) 4140" draw:style="rect" draw:dots1="1" draw:dots1-length="0.001cm" draw:dots2="1" draw:dots2-length="0.001cm" draw:distance="0.001cm"/>
    <draw:stroke-dash draw:name="Dashed_20__28_var_29__20_4141" draw:display-name="Dashed (var) 4141" draw:style="rect" draw:dots1="1" draw:dots1-length="0.001cm" draw:dots2="1" draw:dots2-length="0.001cm" draw:distance="0.001cm"/>
    <draw:stroke-dash draw:name="Dashed_20__28_var_29__20_4142" draw:display-name="Dashed (var) 4142" draw:style="rect" draw:dots1="1" draw:dots1-length="0.001cm" draw:dots2="1" draw:dots2-length="0.001cm" draw:distance="0.001cm"/>
    <draw:stroke-dash draw:name="Dashed_20__28_var_29__20_4143" draw:display-name="Dashed (var) 4143" draw:style="rect" draw:dots1="1" draw:dots1-length="0.001cm" draw:dots2="1" draw:dots2-length="0.001cm" draw:distance="0.001cm"/>
    <draw:stroke-dash draw:name="Dashed_20__28_var_29__20_4144" draw:display-name="Dashed (var) 4144" draw:style="rect" draw:dots1="1" draw:dots1-length="0.001cm" draw:dots2="1" draw:dots2-length="0.001cm" draw:distance="0.001cm"/>
    <draw:stroke-dash draw:name="Dashed_20__28_var_29__20_4145" draw:display-name="Dashed (var) 4145" draw:style="rect" draw:dots1="1" draw:dots1-length="0.001cm" draw:dots2="1" draw:dots2-length="0.001cm" draw:distance="0.001cm"/>
    <draw:stroke-dash draw:name="Dashed_20__28_var_29__20_4146" draw:display-name="Dashed (var) 4146" draw:style="rect" draw:dots1="1" draw:dots1-length="0.001cm" draw:dots2="1" draw:dots2-length="0.001cm" draw:distance="0.001cm"/>
    <draw:stroke-dash draw:name="Dashed_20__28_var_29__20_4147" draw:display-name="Dashed (var) 4147" draw:style="rect" draw:dots1="1" draw:dots1-length="0.001cm" draw:dots2="1" draw:dots2-length="0.001cm" draw:distance="0.001cm"/>
    <draw:stroke-dash draw:name="Dashed_20__28_var_29__20_4148" draw:display-name="Dashed (var) 4148" draw:style="rect" draw:dots1="1" draw:dots1-length="0.001cm" draw:dots2="1" draw:dots2-length="0.001cm" draw:distance="0.001cm"/>
    <draw:stroke-dash draw:name="Dashed_20__28_var_29__20_4149" draw:display-name="Dashed (var) 4149" draw:style="rect" draw:dots1="1" draw:dots1-length="0.001cm" draw:dots2="1" draw:dots2-length="0.001cm" draw:distance="0.001cm"/>
    <draw:stroke-dash draw:name="Dashed_20__28_var_29__20_4150" draw:display-name="Dashed (var) 4150" draw:style="rect" draw:dots1="1" draw:dots1-length="0.001cm" draw:dots2="1" draw:dots2-length="0.001cm" draw:distance="0.001cm"/>
    <draw:stroke-dash draw:name="Dashed_20__28_var_29__20_4151" draw:display-name="Dashed (var) 4151" draw:style="rect" draw:dots1="1" draw:dots1-length="0.001cm" draw:dots2="1" draw:dots2-length="0.001cm" draw:distance="0.001cm"/>
    <draw:stroke-dash draw:name="Dashed_20__28_var_29__20_4166" draw:display-name="Dashed (var) 4166" draw:style="rect" draw:dots1="1" draw:dots1-length="0.002cm" draw:dots2="1" draw:dots2-length="0.002cm" draw:distance="0.002cm"/>
    <draw:stroke-dash draw:name="Dashed_20__28_var_29__20_4167" draw:display-name="Dashed (var) 4167" draw:style="rect" draw:dots1="1" draw:dots1-length="0.002cm" draw:dots2="1" draw:dots2-length="0.002cm" draw:distance="0.002cm"/>
    <draw:stroke-dash draw:name="Dashed_20__28_var_29__20_4168" draw:display-name="Dashed (var) 4168" draw:style="rect" draw:dots1="1" draw:dots1-length="0.002cm" draw:dots2="1" draw:dots2-length="0.002cm" draw:distance="0.002cm"/>
    <draw:stroke-dash draw:name="Dashed_20__28_var_29__20_4169" draw:display-name="Dashed (var) 4169" draw:style="rect" draw:dots1="1" draw:dots1-length="0.002cm" draw:dots2="1" draw:dots2-length="0.002cm" draw:distance="0.002cm"/>
    <draw:stroke-dash draw:name="Dashed_20__28_var_29__20_4170" draw:display-name="Dashed (var) 4170" draw:style="rect" draw:dots1="1" draw:dots1-length="0.002cm" draw:dots2="1" draw:dots2-length="0.002cm" draw:distance="0.002cm"/>
    <draw:stroke-dash draw:name="Dashed_20__28_var_29__20_4171" draw:display-name="Dashed (var) 4171" draw:style="rect" draw:dots1="1" draw:dots1-length="0.002cm" draw:dots2="1" draw:dots2-length="0.002cm" draw:distance="0.002cm"/>
    <draw:stroke-dash draw:name="Dashed_20__28_var_29__20_4172" draw:display-name="Dashed (var) 4172" draw:style="rect" draw:dots1="1" draw:dots1-length="0.002cm" draw:dots2="1" draw:dots2-length="0.002cm" draw:distance="0.002cm"/>
    <draw:stroke-dash draw:name="Dashed_20__28_var_29__20_4173" draw:display-name="Dashed (var) 4173" draw:style="rect" draw:dots1="1" draw:dots1-length="0.002cm" draw:dots2="1" draw:dots2-length="0.002cm" draw:distance="0.002cm"/>
    <draw:stroke-dash draw:name="Dashed_20__28_var_29__20_4174" draw:display-name="Dashed (var) 4174" draw:style="rect" draw:dots1="1" draw:dots1-length="0.002cm" draw:dots2="1" draw:dots2-length="0.002cm" draw:distance="0.002cm"/>
    <draw:stroke-dash draw:name="Dashed_20__28_var_29__20_4175" draw:display-name="Dashed (var) 4175" draw:style="rect" draw:dots1="1" draw:dots1-length="0.002cm" draw:dots2="1" draw:dots2-length="0.002cm" draw:distance="0.002cm"/>
    <draw:stroke-dash draw:name="Dashed_20__28_var_29__20_4176" draw:display-name="Dashed (var) 4176" draw:style="rect" draw:dots1="1" draw:dots1-length="0.002cm" draw:dots2="1" draw:dots2-length="0.002cm" draw:distance="0.002cm"/>
    <draw:stroke-dash draw:name="Dashed_20__28_var_29__20_4177" draw:display-name="Dashed (var) 4177" draw:style="rect" draw:dots1="1" draw:dots1-length="0.002cm" draw:dots2="1" draw:dots2-length="0.002cm" draw:distance="0.002cm"/>
    <draw:stroke-dash draw:name="Dashed_20__28_var_29__20_4178" draw:display-name="Dashed (var) 4178" draw:style="rect" draw:dots1="1" draw:dots1-length="0.002cm" draw:dots2="1" draw:dots2-length="0.002cm" draw:distance="0.002cm"/>
    <draw:stroke-dash draw:name="Dashed_20__28_var_29__20_4179" draw:display-name="Dashed (var) 4179" draw:style="rect" draw:dots1="1" draw:dots1-length="0.002cm" draw:dots2="1" draw:dots2-length="0.002cm" draw:distance="0.002cm"/>
    <draw:stroke-dash draw:name="Dashed_20__28_var_29__20_4180" draw:display-name="Dashed (var) 4180" draw:style="rect" draw:dots1="1" draw:dots1-length="0.002cm" draw:dots2="1" draw:dots2-length="0.002cm" draw:distance="0.002cm"/>
    <draw:stroke-dash draw:name="Dashed_20__28_var_29__20_4181" draw:display-name="Dashed (var) 4181" draw:style="rect" draw:dots1="1" draw:dots1-length="0.002cm" draw:dots2="1" draw:dots2-length="0.002cm" draw:distance="0.002cm"/>
    <draw:stroke-dash draw:name="Dashed_20__28_var_29__20_4182" draw:display-name="Dashed (var) 4182" draw:style="rect" draw:dots1="1" draw:dots1-length="0.002cm" draw:dots2="1" draw:dots2-length="0.002cm" draw:distance="0.002cm"/>
    <draw:stroke-dash draw:name="Dashed_20__28_var_29__20_4183" draw:display-name="Dashed (var) 4183" draw:style="rect" draw:dots1="1" draw:dots1-length="0.002cm" draw:dots2="1" draw:dots2-length="0.002cm" draw:distance="0.002cm"/>
    <draw:stroke-dash draw:name="Dashed_20__28_var_29__20_4184" draw:display-name="Dashed (var) 4184" draw:style="rect" draw:dots1="1" draw:dots1-length="0.002cm" draw:dots2="1" draw:dots2-length="0.002cm" draw:distance="0.002cm"/>
    <draw:stroke-dash draw:name="Dashed_20__28_var_29__20_4185" draw:display-name="Dashed (var) 4185" draw:style="rect" draw:dots1="1" draw:dots1-length="0.002cm" draw:dots2="1" draw:dots2-length="0.002cm" draw:distance="0.002cm"/>
    <draw:stroke-dash draw:name="Dashed_20__28_var_29__20_4186" draw:display-name="Dashed (var) 4186" draw:style="rect" draw:dots1="1" draw:dots1-length="0.002cm" draw:dots2="1" draw:dots2-length="0.002cm" draw:distance="0.002cm"/>
    <draw:stroke-dash draw:name="Dashed_20__28_var_29__20_4187" draw:display-name="Dashed (var) 4187" draw:style="rect" draw:dots1="1" draw:dots1-length="0.002cm" draw:dots2="1" draw:dots2-length="0.002cm" draw:distance="0.002cm"/>
    <draw:stroke-dash draw:name="Dashed_20__28_var_29__20_4188" draw:display-name="Dashed (var) 4188" draw:style="rect" draw:dots1="1" draw:dots1-length="0.002cm" draw:dots2="1" draw:dots2-length="0.002cm" draw:distance="0.002cm"/>
    <draw:stroke-dash draw:name="Dashed_20__28_var_29__20_4189" draw:display-name="Dashed (var) 4189" draw:style="rect" draw:dots1="1" draw:dots1-length="0.002cm" draw:dots2="1" draw:dots2-length="0.002cm" draw:distance="0.002cm"/>
    <draw:stroke-dash draw:name="Dashed_20__28_var_29__20_4190" draw:display-name="Dashed (var) 4190" draw:style="rect" draw:dots1="1" draw:dots1-length="0.002cm" draw:dots2="1" draw:dots2-length="0.002cm" draw:distance="0.002cm"/>
    <draw:stroke-dash draw:name="Dashed_20__28_var_29__20_4191" draw:display-name="Dashed (var) 4191" draw:style="rect" draw:dots1="1" draw:dots1-length="0.003cm" draw:dots2="1" draw:dots2-length="0.003cm" draw:distance="0.003cm"/>
    <draw:stroke-dash draw:name="Dashed_20__28_var_29__20_4192" draw:display-name="Dashed (var) 4192" draw:style="rect" draw:dots1="1" draw:dots1-length="0.003cm" draw:dots2="1" draw:dots2-length="0.003cm" draw:distance="0.003cm"/>
    <draw:stroke-dash draw:name="Dashed_20__28_var_29__20_4193" draw:display-name="Dashed (var) 4193" draw:style="rect" draw:dots1="1" draw:dots1-length="0.003cm" draw:dots2="1" draw:dots2-length="0.003cm" draw:distance="0.003cm"/>
    <draw:stroke-dash draw:name="Dashed_20__28_var_29__20_4194" draw:display-name="Dashed (var) 4194" draw:style="rect" draw:dots1="1" draw:dots1-length="0.003cm" draw:dots2="1" draw:dots2-length="0.003cm" draw:distance="0.003cm"/>
    <draw:stroke-dash draw:name="Dashed_20__28_var_29__20_4195" draw:display-name="Dashed (var) 4195" draw:style="rect" draw:dots1="1" draw:dots1-length="0.003cm" draw:dots2="1" draw:dots2-length="0.003cm" draw:distance="0.003cm"/>
    <draw:stroke-dash draw:name="Dashed_20__28_var_29__20_4196" draw:display-name="Dashed (var) 4196" draw:style="rect" draw:dots1="1" draw:dots1-length="0.003cm" draw:dots2="1" draw:dots2-length="0.003cm" draw:distance="0.003cm"/>
    <draw:stroke-dash draw:name="Dashed_20__28_var_29__20_4197" draw:display-name="Dashed (var) 4197" draw:style="rect" draw:dots1="1" draw:dots1-length="0.003cm" draw:dots2="1" draw:dots2-length="0.003cm" draw:distance="0.003cm"/>
    <draw:stroke-dash draw:name="Dashed_20__28_var_29__20_4198" draw:display-name="Dashed (var) 4198" draw:style="rect" draw:dots1="1" draw:dots1-length="0.003cm" draw:dots2="1" draw:dots2-length="0.003cm" draw:distance="0.003cm"/>
    <draw:stroke-dash draw:name="Dashed_20__28_var_29__20_4199" draw:display-name="Dashed (var) 4199" draw:style="rect" draw:dots1="1" draw:dots1-length="0.003cm" draw:dots2="1" draw:dots2-length="0.003cm" draw:distance="0.003cm"/>
    <draw:stroke-dash draw:name="Dashed_20__28_var_29__20_4200" draw:display-name="Dashed (var) 4200" draw:style="rect" draw:dots1="1" draw:dots1-length="0.003cm" draw:dots2="1" draw:dots2-length="0.003cm" draw:distance="0.003cm"/>
    <draw:stroke-dash draw:name="Dashed_20__28_var_29__20_4201" draw:display-name="Dashed (var) 4201" draw:style="rect" draw:dots1="1" draw:dots1-length="0.003cm" draw:dots2="1" draw:dots2-length="0.003cm" draw:distance="0.003cm"/>
    <draw:stroke-dash draw:name="Dashed_20__28_var_29__20_4202" draw:display-name="Dashed (var) 4202" draw:style="rect" draw:dots1="1" draw:dots1-length="0.003cm" draw:dots2="1" draw:dots2-length="0.003cm" draw:distance="0.003cm"/>
    <draw:stroke-dash draw:name="Dashed_20__28_var_29__20_4203" draw:display-name="Dashed (var) 4203" draw:style="rect" draw:dots1="1" draw:dots1-length="0.003cm" draw:dots2="1" draw:dots2-length="0.003cm" draw:distance="0.003cm"/>
    <draw:stroke-dash draw:name="Dashed_20__28_var_29__20_4204" draw:display-name="Dashed (var) 4204" draw:style="rect" draw:dots1="1" draw:dots1-length="0.003cm" draw:dots2="1" draw:dots2-length="0.003cm" draw:distance="0.003cm"/>
    <draw:stroke-dash draw:name="Dashed_20__28_var_29__20_4205" draw:display-name="Dashed (var) 4205" draw:style="rect" draw:dots1="1" draw:dots1-length="0.003cm" draw:dots2="1" draw:dots2-length="0.003cm" draw:distance="0.003cm"/>
    <draw:stroke-dash draw:name="Dashed_20__28_var_29__20_4206" draw:display-name="Dashed (var) 4206" draw:style="rect" draw:dots1="1" draw:dots1-length="0.003cm" draw:dots2="1" draw:dots2-length="0.003cm" draw:distance="0.003cm"/>
    <draw:stroke-dash draw:name="Dashed_20__28_var_29__20_4207" draw:display-name="Dashed (var) 4207" draw:style="rect" draw:dots1="1" draw:dots1-length="0.003cm" draw:dots2="1" draw:dots2-length="0.003cm" draw:distance="0.003cm"/>
    <draw:stroke-dash draw:name="Dashed_20__28_var_29__20_4208" draw:display-name="Dashed (var) 4208" draw:style="rect" draw:dots1="1" draw:dots1-length="0.003cm" draw:dots2="1" draw:dots2-length="0.003cm" draw:distance="0.003cm"/>
    <draw:stroke-dash draw:name="Dashed_20__28_var_29__20_4209" draw:display-name="Dashed (var) 4209" draw:style="rect" draw:dots1="1" draw:dots1-length="0.003cm" draw:dots2="1" draw:dots2-length="0.003cm" draw:distance="0.003cm"/>
    <draw:stroke-dash draw:name="Dashed_20__28_var_29__20_4210" draw:display-name="Dashed (var) 4210" draw:style="rect" draw:dots1="1" draw:dots1-length="0.003cm" draw:dots2="1" draw:dots2-length="0.003cm" draw:distance="0.003cm"/>
    <draw:stroke-dash draw:name="Dashed_20__28_var_29__20_4211" draw:display-name="Dashed (var) 4211" draw:style="rect" draw:dots1="1" draw:dots1-length="0.003cm" draw:dots2="1" draw:dots2-length="0.003cm" draw:distance="0.003cm"/>
    <draw:stroke-dash draw:name="Dashed_20__28_var_29__20_4212" draw:display-name="Dashed (var) 4212" draw:style="rect" draw:dots1="1" draw:dots1-length="0.003cm" draw:dots2="1" draw:dots2-length="0.003cm" draw:distance="0.003cm"/>
    <draw:stroke-dash draw:name="Dashed_20__28_var_29__20_4213" draw:display-name="Dashed (var) 4213" draw:style="rect" draw:dots1="1" draw:dots1-length="0.003cm" draw:dots2="1" draw:dots2-length="0.003cm" draw:distance="0.003cm"/>
    <draw:stroke-dash draw:name="Dashed_20__28_var_29__20_4214" draw:display-name="Dashed (var) 4214" draw:style="rect" draw:dots1="1" draw:dots1-length="0.003cm" draw:dots2="1" draw:dots2-length="0.003cm" draw:distance="0.003cm"/>
    <draw:stroke-dash draw:name="Dashed_20__28_var_29__20_4215" draw:display-name="Dashed (var) 4215" draw:style="rect" draw:dots1="1" draw:dots1-length="0.003cm" draw:dots2="1" draw:dots2-length="0.003cm" draw:distance="0.003cm"/>
    <draw:stroke-dash draw:name="Dashed_20__28_var_29__20_4247" draw:display-name="Dashed (var) 4247" draw:style="rect" draw:dots1="1" draw:dots1-length="0.002cm" draw:dots2="1" draw:dots2-length="0.002cm" draw:distance="0.002cm"/>
    <draw:stroke-dash draw:name="Dashed_20__28_var_29__20_4248" draw:display-name="Dashed (var) 4248" draw:style="rect" draw:dots1="1" draw:dots1-length="0.002cm" draw:dots2="1" draw:dots2-length="0.002cm" draw:distance="0.002cm"/>
    <draw:stroke-dash draw:name="Dashed_20__28_var_29__20_4249" draw:display-name="Dashed (var) 4249" draw:style="rect" draw:dots1="1" draw:dots1-length="0.002cm" draw:dots2="1" draw:dots2-length="0.002cm" draw:distance="0.002cm"/>
    <draw:stroke-dash draw:name="Dashed_20__28_var_29__20_4250" draw:display-name="Dashed (var) 4250" draw:style="rect" draw:dots1="1" draw:dots1-length="0.002cm" draw:dots2="1" draw:dots2-length="0.002cm" draw:distance="0.002cm"/>
    <draw:stroke-dash draw:name="Dashed_20__28_var_29__20_4251" draw:display-name="Dashed (var) 4251" draw:style="rect" draw:dots1="1" draw:dots1-length="0.002cm" draw:dots2="1" draw:dots2-length="0.002cm" draw:distance="0.002cm"/>
    <draw:stroke-dash draw:name="Dashed_20__28_var_29__20_4252" draw:display-name="Dashed (var) 4252" draw:style="rect" draw:dots1="1" draw:dots1-length="0.002cm" draw:dots2="1" draw:dots2-length="0.002cm" draw:distance="0.002cm"/>
    <draw:stroke-dash draw:name="Dashed_20__28_var_29__20_4253" draw:display-name="Dashed (var) 4253" draw:style="rect" draw:dots1="1" draw:dots1-length="0.002cm" draw:dots2="1" draw:dots2-length="0.002cm" draw:distance="0.002cm"/>
    <draw:stroke-dash draw:name="Dashed_20__28_var_29__20_4254" draw:display-name="Dashed (var) 4254" draw:style="rect" draw:dots1="1" draw:dots1-length="0.002cm" draw:dots2="1" draw:dots2-length="0.002cm" draw:distance="0.002cm"/>
    <draw:stroke-dash draw:name="Dashed_20__28_var_29__20_4255" draw:display-name="Dashed (var) 4255" draw:style="rect" draw:dots1="1" draw:dots1-length="0.002cm" draw:dots2="1" draw:dots2-length="0.002cm" draw:distance="0.002cm"/>
    <draw:stroke-dash draw:name="Dashed_20__28_var_29__20_4256" draw:display-name="Dashed (var) 4256" draw:style="rect" draw:dots1="1" draw:dots1-length="0.002cm" draw:dots2="1" draw:dots2-length="0.002cm" draw:distance="0.002cm"/>
    <draw:stroke-dash draw:name="Dashed_20__28_var_29__20_4257" draw:display-name="Dashed (var) 4257" draw:style="rect" draw:dots1="1" draw:dots1-length="0.002cm" draw:dots2="1" draw:dots2-length="0.002cm" draw:distance="0.002cm"/>
    <draw:stroke-dash draw:name="Dashed_20__28_var_29__20_4258" draw:display-name="Dashed (var) 4258" draw:style="rect" draw:dots1="1" draw:dots1-length="0.002cm" draw:dots2="1" draw:dots2-length="0.002cm" draw:distance="0.002cm"/>
    <draw:stroke-dash draw:name="Dashed_20__28_var_29__20_4259" draw:display-name="Dashed (var) 4259" draw:style="rect" draw:dots1="1" draw:dots1-length="0.002cm" draw:dots2="1" draw:dots2-length="0.002cm" draw:distance="0.002cm"/>
    <draw:stroke-dash draw:name="Dashed_20__28_var_29__20_4260" draw:display-name="Dashed (var) 4260" draw:style="rect" draw:dots1="1" draw:dots1-length="0.002cm" draw:dots2="1" draw:dots2-length="0.002cm" draw:distance="0.002cm"/>
    <draw:stroke-dash draw:name="Dashed_20__28_var_29__20_4261" draw:display-name="Dashed (var) 4261" draw:style="rect" draw:dots1="1" draw:dots1-length="0.002cm" draw:dots2="1" draw:dots2-length="0.002cm" draw:distance="0.002cm"/>
    <draw:stroke-dash draw:name="Dashed_20__28_var_29__20_4262" draw:display-name="Dashed (var) 4262" draw:style="rect" draw:dots1="1" draw:dots1-length="0.002cm" draw:dots2="1" draw:dots2-length="0.002cm" draw:distance="0.002cm"/>
    <draw:stroke-dash draw:name="Dashed_20__28_var_29__20_4263" draw:display-name="Dashed (var) 4263" draw:style="rect" draw:dots1="1" draw:dots1-length="0.002cm" draw:dots2="1" draw:dots2-length="0.002cm" draw:distance="0.002cm"/>
    <draw:stroke-dash draw:name="Dashed_20__28_var_29__20_4264" draw:display-name="Dashed (var) 4264" draw:style="rect" draw:dots1="1" draw:dots1-length="0.002cm" draw:dots2="1" draw:dots2-length="0.002cm" draw:distance="0.002cm"/>
    <draw:stroke-dash draw:name="Dashed_20__28_var_29__20_4265" draw:display-name="Dashed (var) 4265" draw:style="rect" draw:dots1="1" draw:dots1-length="0.002cm" draw:dots2="1" draw:dots2-length="0.002cm" draw:distance="0.002cm"/>
    <draw:stroke-dash draw:name="Dashed_20__28_var_29__20_4266" draw:display-name="Dashed (var) 4266" draw:style="rect" draw:dots1="1" draw:dots1-length="0.002cm" draw:dots2="1" draw:dots2-length="0.002cm" draw:distance="0.002cm"/>
    <draw:stroke-dash draw:name="Dashed_20__28_var_29__20_4267" draw:display-name="Dashed (var) 4267" draw:style="rect" draw:dots1="1" draw:dots1-length="0.002cm" draw:dots2="1" draw:dots2-length="0.002cm" draw:distance="0.002cm"/>
    <draw:stroke-dash draw:name="Dashed_20__28_var_29__20_4268" draw:display-name="Dashed (var) 4268" draw:style="rect" draw:dots1="1" draw:dots1-length="0.002cm" draw:dots2="1" draw:dots2-length="0.002cm" draw:distance="0.002cm"/>
    <draw:stroke-dash draw:name="Dashed_20__28_var_29__20_4269" draw:display-name="Dashed (var) 4269" draw:style="rect" draw:dots1="1" draw:dots1-length="0.002cm" draw:dots2="1" draw:dots2-length="0.002cm" draw:distance="0.002cm"/>
    <draw:stroke-dash draw:name="Dashed_20__28_var_29__20_4270" draw:display-name="Dashed (var) 4270" draw:style="rect" draw:dots1="1" draw:dots1-length="0.002cm" draw:dots2="1" draw:dots2-length="0.002cm" draw:distance="0.002cm"/>
    <draw:stroke-dash draw:name="Dashed_20__28_var_29__20_4271" draw:display-name="Dashed (var) 4271" draw:style="rect" draw:dots1="1" draw:dots1-length="0.002cm" draw:dots2="1" draw:dots2-length="0.002cm" draw:distance="0.002cm"/>
    <draw:stroke-dash draw:name="Dashed_20__28_var_29__20_4272" draw:display-name="Dashed (var) 4272" draw:style="rect" draw:dots1="1" draw:dots1-length="0.002cm" draw:dots2="1" draw:dots2-length="0.002cm" draw:distance="0.002cm"/>
    <draw:stroke-dash draw:name="Dashed_20__28_var_29__20_4273" draw:display-name="Dashed (var) 4273" draw:style="rect" draw:dots1="1" draw:dots1-length="0.002cm" draw:dots2="1" draw:dots2-length="0.002cm" draw:distance="0.002cm"/>
    <draw:stroke-dash draw:name="Dashed_20__28_var_29__20_4274" draw:display-name="Dashed (var) 4274" draw:style="rect" draw:dots1="1" draw:dots1-length="0.002cm" draw:dots2="1" draw:dots2-length="0.002cm" draw:distance="0.002cm"/>
    <draw:stroke-dash draw:name="Dashed_20__28_var_29__20_4275" draw:display-name="Dashed (var) 4275" draw:style="rect" draw:dots1="1" draw:dots1-length="0.002cm" draw:dots2="1" draw:dots2-length="0.002cm" draw:distance="0.002cm"/>
    <draw:stroke-dash draw:name="Dashed_20__28_var_29__20_4276" draw:display-name="Dashed (var) 4276" draw:style="rect" draw:dots1="1" draw:dots1-length="0.002cm" draw:dots2="1" draw:dots2-length="0.002cm" draw:distance="0.002cm"/>
    <draw:stroke-dash draw:name="Dashed_20__28_var_29__20_4277" draw:display-name="Dashed (var) 4277" draw:style="rect" draw:dots1="1" draw:dots1-length="0.002cm" draw:dots2="1" draw:dots2-length="0.002cm" draw:distance="0.002cm"/>
    <draw:stroke-dash draw:name="Dashed_20__28_var_29__20_4278" draw:display-name="Dashed (var) 4278" draw:style="rect" draw:dots1="1" draw:dots1-length="0.002cm" draw:dots2="1" draw:dots2-length="0.002cm" draw:distance="0.002cm"/>
    <draw:stroke-dash draw:name="Dashed_20__28_var_29__20_4279" draw:display-name="Dashed (var) 4279" draw:style="rect" draw:dots1="1" draw:dots1-length="0.002cm" draw:dots2="1" draw:dots2-length="0.002cm" draw:distance="0.002cm"/>
    <draw:stroke-dash draw:name="Dashed_20__28_var_29__20_4280" draw:display-name="Dashed (var) 4280" draw:style="rect" draw:dots1="1" draw:dots1-length="0.002cm" draw:dots2="1" draw:dots2-length="0.002cm" draw:distance="0.002cm"/>
    <draw:stroke-dash draw:name="Dashed_20__28_var_29__20_4281" draw:display-name="Dashed (var) 4281" draw:style="rect" draw:dots1="1" draw:dots1-length="0.002cm" draw:dots2="1" draw:dots2-length="0.002cm" draw:distance="0.002cm"/>
    <draw:stroke-dash draw:name="Dashed_20__28_var_29__20_4282" draw:display-name="Dashed (var) 4282" draw:style="rect" draw:dots1="1" draw:dots1-length="0.002cm" draw:dots2="1" draw:dots2-length="0.002cm" draw:distance="0.002cm"/>
    <draw:stroke-dash draw:name="Dashed_20__28_var_29__20_4283" draw:display-name="Dashed (var) 4283" draw:style="rect" draw:dots1="1" draw:dots1-length="0.002cm" draw:dots2="1" draw:dots2-length="0.002cm" draw:distance="0.002cm"/>
    <draw:stroke-dash draw:name="Dashed_20__28_var_29__20_4284" draw:display-name="Dashed (var) 4284" draw:style="rect" draw:dots1="1" draw:dots1-length="0.002cm" draw:dots2="1" draw:dots2-length="0.002cm" draw:distance="0.002cm"/>
    <draw:stroke-dash draw:name="Dashed_20__28_var_29__20_4285" draw:display-name="Dashed (var) 4285" draw:style="rect" draw:dots1="1" draw:dots1-length="0.002cm" draw:dots2="1" draw:dots2-length="0.002cm" draw:distance="0.002cm"/>
    <draw:stroke-dash draw:name="Dashed_20__28_var_29__20_4286" draw:display-name="Dashed (var) 4286" draw:style="rect" draw:dots1="1" draw:dots1-length="0.002cm" draw:dots2="1" draw:dots2-length="0.002cm" draw:distance="0.002cm"/>
    <draw:stroke-dash draw:name="Dashed_20__28_var_29__20_4287" draw:display-name="Dashed (var) 4287" draw:style="rect" draw:dots1="1" draw:dots1-length="0.002cm" draw:dots2="1" draw:dots2-length="0.002cm" draw:distance="0.002cm"/>
    <draw:stroke-dash draw:name="Dashed_20__28_var_29__20_4288" draw:display-name="Dashed (var) 4288" draw:style="rect" draw:dots1="1" draw:dots1-length="0.002cm" draw:dots2="1" draw:dots2-length="0.002cm" draw:distance="0.002cm"/>
    <draw:stroke-dash draw:name="Dashed_20__28_var_29__20_4289" draw:display-name="Dashed (var) 4289" draw:style="rect" draw:dots1="1" draw:dots1-length="0.002cm" draw:dots2="1" draw:dots2-length="0.002cm" draw:distance="0.002cm"/>
    <draw:stroke-dash draw:name="Dashed_20__28_var_29__20_4290" draw:display-name="Dashed (var) 4290" draw:style="rect" draw:dots1="1" draw:dots1-length="0.002cm" draw:dots2="1" draw:dots2-length="0.002cm" draw:distance="0.002cm"/>
    <draw:stroke-dash draw:name="Dashed_20__28_var_29__20_4291" draw:display-name="Dashed (var) 4291" draw:style="rect" draw:dots1="1" draw:dots1-length="0.002cm" draw:dots2="1" draw:dots2-length="0.002cm" draw:distance="0.002cm"/>
    <draw:stroke-dash draw:name="Dashed_20__28_var_29__20_4292" draw:display-name="Dashed (var) 4292" draw:style="rect" draw:dots1="1" draw:dots1-length="0.002cm" draw:dots2="1" draw:dots2-length="0.002cm" draw:distance="0.002cm"/>
    <draw:stroke-dash draw:name="Dashed_20__28_var_29__20_4293" draw:display-name="Dashed (var) 4293" draw:style="rect" draw:dots1="1" draw:dots1-length="0.002cm" draw:dots2="1" draw:dots2-length="0.002cm" draw:distance="0.002cm"/>
    <draw:stroke-dash draw:name="Dashed_20__28_var_29__20_4294" draw:display-name="Dashed (var) 4294" draw:style="rect" draw:dots1="1" draw:dots1-length="0.002cm" draw:dots2="1" draw:dots2-length="0.002cm" draw:distance="0.002cm"/>
    <draw:stroke-dash draw:name="Dashed_20__28_var_29__20_4295" draw:display-name="Dashed (var) 4295" draw:style="rect" draw:dots1="1" draw:dots1-length="0.002cm" draw:dots2="1" draw:dots2-length="0.002cm" draw:distance="0.002cm"/>
    <draw:stroke-dash draw:name="Dashed_20__28_var_29__20_4296" draw:display-name="Dashed (var) 4296" draw:style="rect" draw:dots1="1" draw:dots1-length="0.002cm" draw:dots2="1" draw:dots2-length="0.002cm" draw:distance="0.002cm"/>
    <draw:stroke-dash draw:name="Dashed_20__28_var_29__20_4297" draw:display-name="Dashed (var) 4297" draw:style="rect" draw:dots1="1" draw:dots1-length="0.002cm" draw:dots2="1" draw:dots2-length="0.002cm" draw:distance="0.002cm"/>
    <draw:stroke-dash draw:name="Dashed_20__28_var_29__20_4298" draw:display-name="Dashed (var) 4298" draw:style="rect" draw:dots1="1" draw:dots1-length="0.002cm" draw:dots2="1" draw:dots2-length="0.002cm" draw:distance="0.002cm"/>
    <draw:stroke-dash draw:name="Dashed_20__28_var_29__20_4299" draw:display-name="Dashed (var) 4299" draw:style="rect" draw:dots1="1" draw:dots1-length="0.002cm" draw:dots2="1" draw:dots2-length="0.002cm" draw:distance="0.002cm"/>
    <draw:stroke-dash draw:name="Dashed_20__28_var_29__20_4300" draw:display-name="Dashed (var) 4300" draw:style="rect" draw:dots1="1" draw:dots1-length="0.002cm" draw:dots2="1" draw:dots2-length="0.002cm" draw:distance="0.002cm"/>
    <draw:stroke-dash draw:name="Dashed_20__28_var_29__20_4301" draw:display-name="Dashed (var) 4301" draw:style="rect" draw:dots1="1" draw:dots1-length="0.002cm" draw:dots2="1" draw:dots2-length="0.002cm" draw:distance="0.002cm"/>
    <draw:stroke-dash draw:name="Dashed_20__28_var_29__20_4302" draw:display-name="Dashed (var) 4302" draw:style="rect" draw:dots1="1" draw:dots1-length="0.002cm" draw:dots2="1" draw:dots2-length="0.002cm" draw:distance="0.002cm"/>
    <draw:stroke-dash draw:name="Dashed_20__28_var_29__20_4303" draw:display-name="Dashed (var) 4303" draw:style="rect" draw:dots1="1" draw:dots1-length="0.002cm" draw:dots2="1" draw:dots2-length="0.002cm" draw:distance="0.002cm"/>
    <draw:stroke-dash draw:name="Dashed_20__28_var_29__20_4304" draw:display-name="Dashed (var) 4304" draw:style="rect" draw:dots1="1" draw:dots1-length="0.002cm" draw:dots2="1" draw:dots2-length="0.002cm" draw:distance="0.002cm"/>
    <draw:stroke-dash draw:name="Dashed_20__28_var_29__20_4305" draw:display-name="Dashed (var) 4305" draw:style="rect" draw:dots1="1" draw:dots1-length="0.002cm" draw:dots2="1" draw:dots2-length="0.002cm" draw:distance="0.002cm"/>
    <draw:stroke-dash draw:name="Dashed_20__28_var_29__20_4306" draw:display-name="Dashed (var) 4306" draw:style="rect" draw:dots1="1" draw:dots1-length="0.002cm" draw:dots2="1" draw:dots2-length="0.002cm" draw:distance="0.002cm"/>
    <draw:stroke-dash draw:name="Dashed_20__28_var_29__20_4307" draw:display-name="Dashed (var) 4307" draw:style="rect" draw:dots1="1" draw:dots1-length="0.002cm" draw:dots2="1" draw:dots2-length="0.002cm" draw:distance="0.002cm"/>
    <draw:stroke-dash draw:name="Dashed_20__28_var_29__20_4308" draw:display-name="Dashed (var) 4308" draw:style="rect" draw:dots1="1" draw:dots1-length="0.002cm" draw:dots2="1" draw:dots2-length="0.002cm" draw:distance="0.002cm"/>
    <draw:stroke-dash draw:name="Dashed_20__28_var_29__20_4309" draw:display-name="Dashed (var) 4309" draw:style="rect" draw:dots1="1" draw:dots1-length="0.002cm" draw:dots2="1" draw:dots2-length="0.002cm" draw:distance="0.002cm"/>
    <draw:stroke-dash draw:name="Dashed_20__28_var_29__20_4310" draw:display-name="Dashed (var) 4310" draw:style="rect" draw:dots1="1" draw:dots1-length="0.002cm" draw:dots2="1" draw:dots2-length="0.002cm" draw:distance="0.002cm"/>
    <draw:stroke-dash draw:name="Dashed_20__28_var_29__20_4311" draw:display-name="Dashed (var) 4311" draw:style="rect" draw:dots1="1" draw:dots1-length="0.002cm" draw:dots2="1" draw:dots2-length="0.002cm" draw:distance="0.002cm"/>
    <draw:stroke-dash draw:name="Dashed_20__28_var_29__20_4312" draw:display-name="Dashed (var) 4312" draw:style="rect" draw:dots1="1" draw:dots1-length="0.002cm" draw:dots2="1" draw:dots2-length="0.002cm" draw:distance="0.002cm"/>
    <draw:stroke-dash draw:name="Dashed_20__28_var_29__20_4313" draw:display-name="Dashed (var) 4313" draw:style="rect" draw:dots1="1" draw:dots1-length="0.002cm" draw:dots2="1" draw:dots2-length="0.002cm" draw:distance="0.002cm"/>
    <draw:stroke-dash draw:name="Dashed_20__28_var_29__20_4314" draw:display-name="Dashed (var) 4314" draw:style="rect" draw:dots1="1" draw:dots1-length="0.002cm" draw:dots2="1" draw:dots2-length="0.002cm" draw:distance="0.002cm"/>
    <draw:stroke-dash draw:name="Dashed_20__28_var_29__20_4315" draw:display-name="Dashed (var) 4315" draw:style="rect" draw:dots1="1" draw:dots1-length="0.002cm" draw:dots2="1" draw:dots2-length="0.002cm" draw:distance="0.002cm"/>
    <draw:stroke-dash draw:name="Dashed_20__28_var_29__20_4316" draw:display-name="Dashed (var) 4316" draw:style="rect" draw:dots1="1" draw:dots1-length="0.002cm" draw:dots2="1" draw:dots2-length="0.002cm" draw:distance="0.002cm"/>
    <draw:stroke-dash draw:name="Dashed_20__28_var_29__20_4317" draw:display-name="Dashed (var) 4317" draw:style="rect" draw:dots1="1" draw:dots1-length="0.002cm" draw:dots2="1" draw:dots2-length="0.002cm" draw:distance="0.002cm"/>
    <draw:stroke-dash draw:name="Dashed_20__28_var_29__20_4318" draw:display-name="Dashed (var) 4318" draw:style="rect" draw:dots1="1" draw:dots1-length="0.002cm" draw:dots2="1" draw:dots2-length="0.002cm" draw:distance="0.002cm"/>
    <draw:stroke-dash draw:name="Dashed_20__28_var_29__20_4319" draw:display-name="Dashed (var) 4319" draw:style="rect" draw:dots1="1" draw:dots1-length="0.002cm" draw:dots2="1" draw:dots2-length="0.002cm" draw:distance="0.002cm"/>
    <draw:stroke-dash draw:name="Dashed_20__28_var_29__20_4320" draw:display-name="Dashed (var) 4320" draw:style="rect" draw:dots1="1" draw:dots1-length="0.002cm" draw:dots2="1" draw:dots2-length="0.002cm" draw:distance="0.002cm"/>
    <draw:stroke-dash draw:name="Dashed_20__28_var_29__20_4321" draw:display-name="Dashed (var) 4321" draw:style="rect" draw:dots1="1" draw:dots1-length="0.002cm" draw:dots2="1" draw:dots2-length="0.002cm" draw:distance="0.002cm"/>
    <draw:stroke-dash draw:name="Dashed_20__28_var_29__20_4322" draw:display-name="Dashed (var) 4322" draw:style="rect" draw:dots1="1" draw:dots1-length="0.002cm" draw:dots2="1" draw:dots2-length="0.002cm" draw:distance="0.002cm"/>
    <draw:stroke-dash draw:name="Dashed_20__28_var_29__20_4323" draw:display-name="Dashed (var) 4323" draw:style="rect" draw:dots1="1" draw:dots1-length="0.002cm" draw:dots2="1" draw:dots2-length="0.002cm" draw:distance="0.002cm"/>
    <draw:stroke-dash draw:name="Dashed_20__28_var_29__20_4324" draw:display-name="Dashed (var) 4324" draw:style="rect" draw:dots1="1" draw:dots1-length="0.002cm" draw:dots2="1" draw:dots2-length="0.002cm" draw:distance="0.002cm"/>
    <draw:stroke-dash draw:name="Dashed_20__28_var_29__20_4325" draw:display-name="Dashed (var) 4325" draw:style="rect" draw:dots1="1" draw:dots1-length="0.002cm" draw:dots2="1" draw:dots2-length="0.002cm" draw:distance="0.002cm"/>
    <draw:stroke-dash draw:name="Dashed_20__28_var_29__20_4326" draw:display-name="Dashed (var) 4326" draw:style="rect" draw:dots1="1" draw:dots1-length="0.002cm" draw:dots2="1" draw:dots2-length="0.002cm" draw:distance="0.002cm"/>
    <draw:stroke-dash draw:name="Dashed_20__28_var_29__20_4327" draw:display-name="Dashed (var) 4327" draw:style="rect" draw:dots1="1" draw:dots1-length="0.002cm" draw:dots2="1" draw:dots2-length="0.002cm" draw:distance="0.002cm"/>
    <draw:stroke-dash draw:name="Dashed_20__28_var_29__20_4328" draw:display-name="Dashed (var) 4328" draw:style="rect" draw:dots1="1" draw:dots1-length="0.002cm" draw:dots2="1" draw:dots2-length="0.002cm" draw:distance="0.002cm"/>
    <draw:stroke-dash draw:name="Dashed_20__28_var_29__20_4329" draw:display-name="Dashed (var) 4329" draw:style="rect" draw:dots1="1" draw:dots1-length="0.002cm" draw:dots2="1" draw:dots2-length="0.002cm" draw:distance="0.002cm"/>
    <draw:stroke-dash draw:name="Dashed_20__28_var_29__20_4330" draw:display-name="Dashed (var) 4330" draw:style="rect" draw:dots1="1" draw:dots1-length="0.002cm" draw:dots2="1" draw:dots2-length="0.002cm" draw:distance="0.002cm"/>
    <draw:stroke-dash draw:name="Dashed_20__28_var_29__20_4331" draw:display-name="Dashed (var) 4331" draw:style="rect" draw:dots1="1" draw:dots1-length="0.002cm" draw:dots2="1" draw:dots2-length="0.002cm" draw:distance="0.002cm"/>
    <draw:stroke-dash draw:name="Dashed_20__28_var_29__20_4332" draw:display-name="Dashed (var) 4332" draw:style="rect" draw:dots1="1" draw:dots1-length="0.002cm" draw:dots2="1" draw:dots2-length="0.002cm" draw:distance="0.002cm"/>
    <draw:stroke-dash draw:name="Dashed_20__28_var_29__20_4333" draw:display-name="Dashed (var) 4333" draw:style="rect" draw:dots1="1" draw:dots1-length="0.002cm" draw:dots2="1" draw:dots2-length="0.002cm" draw:distance="0.002cm"/>
    <draw:stroke-dash draw:name="Dashed_20__28_var_29__20_4334" draw:display-name="Dashed (var) 4334" draw:style="rect" draw:dots1="1" draw:dots1-length="0.002cm" draw:dots2="1" draw:dots2-length="0.002cm" draw:distance="0.002cm"/>
    <draw:stroke-dash draw:name="Dashed_20__28_var_29__20_4335" draw:display-name="Dashed (var) 4335" draw:style="rect" draw:dots1="1" draw:dots1-length="0.002cm" draw:dots2="1" draw:dots2-length="0.002cm" draw:distance="0.002cm"/>
    <draw:stroke-dash draw:name="Dashed_20__28_var_29__20_4336" draw:display-name="Dashed (var) 4336" draw:style="rect" draw:dots1="1" draw:dots1-length="0.002cm" draw:dots2="1" draw:dots2-length="0.002cm" draw:distance="0.002cm"/>
    <draw:stroke-dash draw:name="Dashed_20__28_var_29__20_4337" draw:display-name="Dashed (var) 4337" draw:style="rect" draw:dots1="1" draw:dots1-length="0.002cm" draw:dots2="1" draw:dots2-length="0.002cm" draw:distance="0.002cm"/>
    <draw:stroke-dash draw:name="Dashed_20__28_var_29__20_4338" draw:display-name="Dashed (var) 4338" draw:style="rect" draw:dots1="1" draw:dots1-length="0.002cm" draw:dots2="1" draw:dots2-length="0.002cm" draw:distance="0.002cm"/>
    <draw:stroke-dash draw:name="Dashed_20__28_var_29__20_4339" draw:display-name="Dashed (var) 4339" draw:style="rect" draw:dots1="1" draw:dots1-length="0.002cm" draw:dots2="1" draw:dots2-length="0.002cm" draw:distance="0.002cm"/>
    <draw:stroke-dash draw:name="Dashed_20__28_var_29__20_4340" draw:display-name="Dashed (var) 4340" draw:style="rect" draw:dots1="1" draw:dots1-length="0.002cm" draw:dots2="1" draw:dots2-length="0.002cm" draw:distance="0.002cm"/>
    <draw:stroke-dash draw:name="Dashed_20__28_var_29__20_4341" draw:display-name="Dashed (var) 4341" draw:style="rect" draw:dots1="1" draw:dots1-length="0.002cm" draw:dots2="1" draw:dots2-length="0.002cm" draw:distance="0.002cm"/>
    <draw:stroke-dash draw:name="Dashed_20__28_var_29__20_4342" draw:display-name="Dashed (var) 4342" draw:style="rect" draw:dots1="1" draw:dots1-length="0.002cm" draw:dots2="1" draw:dots2-length="0.002cm" draw:distance="0.002cm"/>
    <draw:stroke-dash draw:name="Dashed_20__28_var_29__20_4385" draw:display-name="Dashed (var) 4385" draw:style="rect" draw:dots1="1" draw:dots1-length="0.001cm" draw:dots2="1" draw:dots2-length="0.001cm" draw:distance="0.001cm"/>
    <draw:stroke-dash draw:name="Dashed_20__28_var_29__20_4386" draw:display-name="Dashed (var) 4386" draw:style="rect" draw:dots1="1" draw:dots1-length="0.001cm" draw:dots2="1" draw:dots2-length="0.001cm" draw:distance="0.001cm"/>
    <draw:stroke-dash draw:name="Dashed_20__28_var_29__20_4387" draw:display-name="Dashed (var) 4387" draw:style="rect" draw:dots1="1" draw:dots1-length="0.001cm" draw:dots2="1" draw:dots2-length="0.001cm" draw:distance="0.001cm"/>
    <draw:stroke-dash draw:name="Dashed_20__28_var_29__20_4388" draw:display-name="Dashed (var) 4388" draw:style="rect" draw:dots1="1" draw:dots1-length="0.001cm" draw:dots2="1" draw:dots2-length="0.001cm" draw:distance="0.001cm"/>
    <draw:stroke-dash draw:name="Dashed_20__28_var_29__20_4389" draw:display-name="Dashed (var) 4389" draw:style="rect" draw:dots1="1" draw:dots1-length="0.001cm" draw:dots2="1" draw:dots2-length="0.001cm" draw:distance="0.001cm"/>
    <draw:stroke-dash draw:name="Dashed_20__28_var_29__20_4390" draw:display-name="Dashed (var) 4390" draw:style="rect" draw:dots1="1" draw:dots1-length="0.001cm" draw:dots2="1" draw:dots2-length="0.001cm" draw:distance="0.001cm"/>
    <draw:stroke-dash draw:name="Dashed_20__28_var_29__20_4391" draw:display-name="Dashed (var) 4391" draw:style="rect" draw:dots1="1" draw:dots1-length="0.001cm" draw:dots2="1" draw:dots2-length="0.001cm" draw:distance="0.001cm"/>
    <draw:stroke-dash draw:name="Dashed_20__28_var_29__20_4392" draw:display-name="Dashed (var) 4392" draw:style="rect" draw:dots1="1" draw:dots1-length="0.001cm" draw:dots2="1" draw:dots2-length="0.001cm" draw:distance="0.001cm"/>
    <draw:stroke-dash draw:name="Dashed_20__28_var_29__20_4393" draw:display-name="Dashed (var) 4393" draw:style="rect" draw:dots1="1" draw:dots1-length="0.001cm" draw:dots2="1" draw:dots2-length="0.001cm" draw:distance="0.001cm"/>
    <draw:stroke-dash draw:name="Dashed_20__28_var_29__20_4394" draw:display-name="Dashed (var) 4394" draw:style="rect" draw:dots1="1" draw:dots1-length="0.001cm" draw:dots2="1" draw:dots2-length="0.001cm" draw:distance="0.001cm"/>
    <draw:stroke-dash draw:name="Dashed_20__28_var_29__20_4395" draw:display-name="Dashed (var) 4395" draw:style="rect" draw:dots1="1" draw:dots1-length="0.001cm" draw:dots2="1" draw:dots2-length="0.001cm" draw:distance="0.001cm"/>
    <draw:stroke-dash draw:name="Dashed_20__28_var_29__20_4396" draw:display-name="Dashed (var) 4396" draw:style="rect" draw:dots1="1" draw:dots1-length="0.001cm" draw:dots2="1" draw:dots2-length="0.001cm" draw:distance="0.001cm"/>
    <draw:stroke-dash draw:name="Dashed_20__28_var_29__20_4397" draw:display-name="Dashed (var) 4397" draw:style="rect" draw:dots1="1" draw:dots1-length="0.001cm" draw:dots2="1" draw:dots2-length="0.001cm" draw:distance="0.001cm"/>
    <draw:stroke-dash draw:name="Dashed_20__28_var_29__20_4398" draw:display-name="Dashed (var) 4398" draw:style="rect" draw:dots1="1" draw:dots1-length="0.001cm" draw:dots2="1" draw:dots2-length="0.001cm" draw:distance="0.001cm"/>
    <draw:stroke-dash draw:name="Dashed_20__28_var_29__20_4399" draw:display-name="Dashed (var) 4399" draw:style="rect" draw:dots1="1" draw:dots1-length="0.001cm" draw:dots2="1" draw:dots2-length="0.001cm" draw:distance="0.001cm"/>
    <draw:stroke-dash draw:name="Dashed_20__28_var_29__20_4400" draw:display-name="Dashed (var) 4400" draw:style="rect" draw:dots1="1" draw:dots1-length="0.001cm" draw:dots2="1" draw:dots2-length="0.001cm" draw:distance="0.001cm"/>
    <draw:stroke-dash draw:name="Dashed_20__28_var_29__20_4401" draw:display-name="Dashed (var) 4401" draw:style="rect" draw:dots1="1" draw:dots1-length="0.001cm" draw:dots2="1" draw:dots2-length="0.001cm" draw:distance="0.001cm"/>
    <draw:stroke-dash draw:name="Dashed_20__28_var_29__20_4402" draw:display-name="Dashed (var) 4402" draw:style="rect" draw:dots1="1" draw:dots1-length="0.001cm" draw:dots2="1" draw:dots2-length="0.001cm" draw:distance="0.001cm"/>
    <draw:stroke-dash draw:name="Dashed_20__28_var_29__20_4403" draw:display-name="Dashed (var) 4403" draw:style="rect" draw:dots1="1" draw:dots1-length="0.001cm" draw:dots2="1" draw:dots2-length="0.001cm" draw:distance="0.001cm"/>
    <draw:stroke-dash draw:name="Dashed_20__28_var_29__20_4404" draw:display-name="Dashed (var) 4404" draw:style="rect" draw:dots1="1" draw:dots1-length="0.001cm" draw:dots2="1" draw:dots2-length="0.001cm" draw:distance="0.001cm"/>
    <draw:stroke-dash draw:name="Dashed_20__28_var_29__20_4405" draw:display-name="Dashed (var) 4405" draw:style="rect" draw:dots1="1" draw:dots1-length="0.001cm" draw:dots2="1" draw:dots2-length="0.001cm" draw:distance="0.001cm"/>
    <draw:stroke-dash draw:name="Dashed_20__28_var_29__20_4406" draw:display-name="Dashed (var) 4406" draw:style="rect" draw:dots1="1" draw:dots1-length="0.001cm" draw:dots2="1" draw:dots2-length="0.001cm" draw:distance="0.001cm"/>
    <draw:stroke-dash draw:name="Dashed_20__28_var_29__20_4407" draw:display-name="Dashed (var) 4407" draw:style="rect" draw:dots1="1" draw:dots1-length="0.001cm" draw:dots2="1" draw:dots2-length="0.001cm" draw:distance="0.001cm"/>
    <draw:stroke-dash draw:name="Dashed_20__28_var_29__20_4408" draw:display-name="Dashed (var) 4408" draw:style="rect" draw:dots1="1" draw:dots1-length="0.001cm" draw:dots2="1" draw:dots2-length="0.001cm" draw:distance="0.001cm"/>
    <draw:stroke-dash draw:name="Dashed_20__28_var_29__20_4409" draw:display-name="Dashed (var) 4409" draw:style="rect" draw:dots1="1" draw:dots1-length="0.001cm" draw:dots2="1" draw:dots2-length="0.001cm" draw:distance="0.001cm"/>
    <draw:stroke-dash draw:name="Dashed_20__28_var_29__20_4410" draw:display-name="Dashed (var) 4410" draw:style="rect" draw:dots1="1" draw:dots1-length="0.001cm" draw:dots2="1" draw:dots2-length="0.001cm" draw:distance="0.001cm"/>
    <draw:stroke-dash draw:name="Dashed_20__28_var_29__20_4411" draw:display-name="Dashed (var) 4411" draw:style="rect" draw:dots1="1" draw:dots1-length="0.001cm" draw:dots2="1" draw:dots2-length="0.001cm" draw:distance="0.001cm"/>
    <draw:stroke-dash draw:name="Dashed_20__28_var_29__20_4412" draw:display-name="Dashed (var) 4412" draw:style="rect" draw:dots1="1" draw:dots1-length="0.001cm" draw:dots2="1" draw:dots2-length="0.001cm" draw:distance="0.001cm"/>
    <draw:stroke-dash draw:name="Dashed_20__28_var_29__20_4413" draw:display-name="Dashed (var) 4413" draw:style="rect" draw:dots1="1" draw:dots1-length="0.001cm" draw:dots2="1" draw:dots2-length="0.001cm" draw:distance="0.001cm"/>
    <draw:stroke-dash draw:name="Dashed_20__28_var_29__20_4414" draw:display-name="Dashed (var) 4414" draw:style="rect" draw:dots1="1" draw:dots1-length="0.001cm" draw:dots2="1" draw:dots2-length="0.001cm" draw:distance="0.001cm"/>
    <draw:stroke-dash draw:name="Dashed_20__28_var_29__20_4415" draw:display-name="Dashed (var) 4415" draw:style="rect" draw:dots1="1" draw:dots1-length="0.001cm" draw:dots2="1" draw:dots2-length="0.001cm" draw:distance="0.001cm"/>
    <draw:stroke-dash draw:name="Dashed_20__28_var_29__20_4416" draw:display-name="Dashed (var) 4416" draw:style="rect" draw:dots1="1" draw:dots1-length="0.001cm" draw:dots2="1" draw:dots2-length="0.001cm" draw:distance="0.001cm"/>
    <draw:stroke-dash draw:name="Dashed_20__28_var_29__20_4417" draw:display-name="Dashed (var) 4417" draw:style="rect" draw:dots1="1" draw:dots1-length="0.001cm" draw:dots2="1" draw:dots2-length="0.001cm" draw:distance="0.001cm"/>
    <draw:stroke-dash draw:name="Dashed_20__28_var_29__20_4418" draw:display-name="Dashed (var) 4418" draw:style="rect" draw:dots1="1" draw:dots1-length="0.001cm" draw:dots2="1" draw:dots2-length="0.001cm" draw:distance="0.001cm"/>
    <draw:stroke-dash draw:name="Dashed_20__28_var_29__20_4419" draw:display-name="Dashed (var) 4419" draw:style="rect" draw:dots1="1" draw:dots1-length="0.001cm" draw:dots2="1" draw:dots2-length="0.001cm" draw:distance="0.001cm"/>
    <draw:stroke-dash draw:name="Dashed_20__28_var_29__20_4420" draw:display-name="Dashed (var) 4420" draw:style="rect" draw:dots1="1" draw:dots1-length="0.001cm" draw:dots2="1" draw:dots2-length="0.001cm" draw:distance="0.001cm"/>
    <draw:stroke-dash draw:name="Dashed_20__28_var_29__20_4421" draw:display-name="Dashed (var) 4421" draw:style="rect" draw:dots1="1" draw:dots1-length="0.001cm" draw:dots2="1" draw:dots2-length="0.001cm" draw:distance="0.001cm"/>
    <draw:stroke-dash draw:name="Dashed_20__28_var_29__20_4422" draw:display-name="Dashed (var) 4422" draw:style="rect" draw:dots1="1" draw:dots1-length="0.001cm" draw:dots2="1" draw:dots2-length="0.001cm" draw:distance="0.001cm"/>
    <draw:stroke-dash draw:name="Dashed_20__28_var_29__20_4423" draw:display-name="Dashed (var) 4423" draw:style="rect" draw:dots1="1" draw:dots1-length="0.001cm" draw:dots2="1" draw:dots2-length="0.001cm" draw:distance="0.001cm"/>
    <draw:stroke-dash draw:name="Dashed_20__28_var_29__20_4424" draw:display-name="Dashed (var) 4424" draw:style="rect" draw:dots1="1" draw:dots1-length="0.001cm" draw:dots2="1" draw:dots2-length="0.001cm" draw:distance="0.001cm"/>
    <draw:stroke-dash draw:name="Dashed_20__28_var_29__20_4425" draw:display-name="Dashed (var) 4425" draw:style="rect" draw:dots1="1" draw:dots1-length="0.001cm" draw:dots2="1" draw:dots2-length="0.001cm" draw:distance="0.001cm"/>
    <draw:stroke-dash draw:name="Dashed_20__28_var_29__20_4426" draw:display-name="Dashed (var) 4426" draw:style="rect" draw:dots1="1" draw:dots1-length="0.001cm" draw:dots2="1" draw:dots2-length="0.001cm" draw:distance="0.001cm"/>
    <draw:stroke-dash draw:name="Dashed_20__28_var_29__20_4529" draw:display-name="Dashed (var) 4529" draw:style="rect" draw:dots1="1" draw:dots1-length="0.001cm" draw:dots2="1" draw:dots2-length="0.001cm" draw:distance="0.001cm"/>
    <draw:stroke-dash draw:name="Dashed_20__28_var_29__20_4530" draw:display-name="Dashed (var) 4530" draw:style="rect" draw:dots1="1" draw:dots1-length="0.001cm" draw:dots2="1" draw:dots2-length="0.001cm" draw:distance="0.001cm"/>
    <draw:stroke-dash draw:name="Dashed_20__28_var_29__20_4531" draw:display-name="Dashed (var) 4531" draw:style="rect" draw:dots1="1" draw:dots1-length="0.001cm" draw:dots2="1" draw:dots2-length="0.001cm" draw:distance="0.001cm"/>
    <draw:stroke-dash draw:name="Dashed_20__28_var_29__20_4532" draw:display-name="Dashed (var) 4532" draw:style="rect" draw:dots1="1" draw:dots1-length="0.001cm" draw:dots2="1" draw:dots2-length="0.001cm" draw:distance="0.001cm"/>
    <draw:stroke-dash draw:name="Dashed_20__28_var_29__20_4533" draw:display-name="Dashed (var) 4533" draw:style="rect" draw:dots1="1" draw:dots1-length="0.001cm" draw:dots2="1" draw:dots2-length="0.001cm" draw:distance="0.001cm"/>
    <draw:stroke-dash draw:name="Dashed_20__28_var_29__20_4534" draw:display-name="Dashed (var) 4534" draw:style="rect" draw:dots1="1" draw:dots1-length="0.001cm" draw:dots2="1" draw:dots2-length="0.001cm" draw:distance="0.001cm"/>
    <draw:stroke-dash draw:name="Dashed_20__28_var_29__20_4535" draw:display-name="Dashed (var) 4535" draw:style="rect" draw:dots1="1" draw:dots1-length="0.001cm" draw:dots2="1" draw:dots2-length="0.001cm" draw:distance="0.001cm"/>
    <draw:stroke-dash draw:name="Dashed_20__28_var_29__20_4536" draw:display-name="Dashed (var) 4536" draw:style="rect" draw:dots1="1" draw:dots1-length="0.001cm" draw:dots2="1" draw:dots2-length="0.001cm" draw:distance="0.001cm"/>
    <draw:stroke-dash draw:name="Dashed_20__28_var_29__20_4537" draw:display-name="Dashed (var) 4537" draw:style="rect" draw:dots1="1" draw:dots1-length="0.001cm" draw:dots2="1" draw:dots2-length="0.001cm" draw:distance="0.001cm"/>
    <draw:stroke-dash draw:name="Dashed_20__28_var_29__20_4538" draw:display-name="Dashed (var) 4538" draw:style="rect" draw:dots1="1" draw:dots1-length="0.001cm" draw:dots2="1" draw:dots2-length="0.001cm" draw:distance="0.001cm"/>
    <draw:stroke-dash draw:name="Dashed_20__28_var_29__20_4539" draw:display-name="Dashed (var) 4539" draw:style="rect" draw:dots1="1" draw:dots1-length="0.001cm" draw:dots2="1" draw:dots2-length="0.001cm" draw:distance="0.001cm"/>
    <draw:stroke-dash draw:name="Dashed_20__28_var_29__20_4540" draw:display-name="Dashed (var) 4540" draw:style="rect" draw:dots1="1" draw:dots1-length="0.001cm" draw:dots2="1" draw:dots2-length="0.001cm" draw:distance="0.001cm"/>
    <draw:stroke-dash draw:name="Dashed_20__28_var_29__20_4541" draw:display-name="Dashed (var) 4541" draw:style="rect" draw:dots1="1" draw:dots1-length="0.001cm" draw:dots2="1" draw:dots2-length="0.001cm" draw:distance="0.001cm"/>
    <draw:stroke-dash draw:name="Dashed_20__28_var_29__20_4542" draw:display-name="Dashed (var) 4542" draw:style="rect" draw:dots1="1" draw:dots1-length="0.001cm" draw:dots2="1" draw:dots2-length="0.001cm" draw:distance="0.001cm"/>
    <draw:stroke-dash draw:name="Dashed_20__28_var_29__20_4543" draw:display-name="Dashed (var) 4543" draw:style="rect" draw:dots1="1" draw:dots1-length="0.001cm" draw:dots2="1" draw:dots2-length="0.001cm" draw:distance="0.001cm"/>
    <draw:stroke-dash draw:name="Dashed_20__28_var_29__20_4544" draw:display-name="Dashed (var) 4544" draw:style="rect" draw:dots1="1" draw:dots1-length="0.001cm" draw:dots2="1" draw:dots2-length="0.001cm" draw:distance="0.001cm"/>
    <draw:stroke-dash draw:name="Dashed_20__28_var_29__20_4545" draw:display-name="Dashed (var) 4545" draw:style="rect" draw:dots1="1" draw:dots1-length="0.001cm" draw:dots2="1" draw:dots2-length="0.001cm" draw:distance="0.001cm"/>
    <draw:stroke-dash draw:name="Dashed_20__28_var_29__20_4546" draw:display-name="Dashed (var) 4546" draw:style="rect" draw:dots1="1" draw:dots1-length="0.001cm" draw:dots2="1" draw:dots2-length="0.001cm" draw:distance="0.001cm"/>
    <draw:stroke-dash draw:name="Dashed_20__28_var_29__20_4547" draw:display-name="Dashed (var) 4547" draw:style="rect" draw:dots1="1" draw:dots1-length="0.001cm" draw:dots2="1" draw:dots2-length="0.001cm" draw:distance="0.001cm"/>
    <draw:stroke-dash draw:name="Dashed_20__28_var_29__20_4548" draw:display-name="Dashed (var) 4548" draw:style="rect" draw:dots1="1" draw:dots1-length="0.001cm" draw:dots2="1" draw:dots2-length="0.001cm" draw:distance="0.001cm"/>
    <draw:stroke-dash draw:name="Dashed_20__28_var_29__20_4549" draw:display-name="Dashed (var) 4549" draw:style="rect" draw:dots1="1" draw:dots1-length="0.001cm" draw:dots2="1" draw:dots2-length="0.001cm" draw:distance="0.001cm"/>
    <draw:stroke-dash draw:name="Dashed_20__28_var_29__20_4550" draw:display-name="Dashed (var) 4550" draw:style="rect" draw:dots1="1" draw:dots1-length="0.001cm" draw:dots2="1" draw:dots2-length="0.001cm" draw:distance="0.001cm"/>
    <draw:stroke-dash draw:name="Dashed_20__28_var_29__20_4551" draw:display-name="Dashed (var) 4551" draw:style="rect" draw:dots1="1" draw:dots1-length="0.002cm" draw:dots2="1" draw:dots2-length="0.002cm" draw:distance="0.002cm"/>
    <draw:stroke-dash draw:name="Dashed_20__28_var_29__20_4552" draw:display-name="Dashed (var) 4552" draw:style="rect" draw:dots1="1" draw:dots1-length="0.002cm" draw:dots2="1" draw:dots2-length="0.002cm" draw:distance="0.002cm"/>
    <draw:stroke-dash draw:name="Dashed_20__28_var_29__20_4553" draw:display-name="Dashed (var) 4553" draw:style="rect" draw:dots1="1" draw:dots1-length="0.002cm" draw:dots2="1" draw:dots2-length="0.002cm" draw:distance="0.002cm"/>
    <draw:stroke-dash draw:name="Dashed_20__28_var_29__20_4554" draw:display-name="Dashed (var) 4554" draw:style="rect" draw:dots1="1" draw:dots1-length="0.002cm" draw:dots2="1" draw:dots2-length="0.002cm" draw:distance="0.002cm"/>
    <draw:stroke-dash draw:name="Dashed_20__28_var_29__20_4555" draw:display-name="Dashed (var) 4555" draw:style="rect" draw:dots1="1" draw:dots1-length="0.002cm" draw:dots2="1" draw:dots2-length="0.002cm" draw:distance="0.002cm"/>
    <draw:stroke-dash draw:name="Dashed_20__28_var_29__20_4556" draw:display-name="Dashed (var) 4556" draw:style="rect" draw:dots1="1" draw:dots1-length="0.002cm" draw:dots2="1" draw:dots2-length="0.002cm" draw:distance="0.002cm"/>
    <draw:stroke-dash draw:name="Dashed_20__28_var_29__20_4557" draw:display-name="Dashed (var) 4557" draw:style="rect" draw:dots1="1" draw:dots1-length="0.002cm" draw:dots2="1" draw:dots2-length="0.002cm" draw:distance="0.002cm"/>
    <draw:stroke-dash draw:name="Dashed_20__28_var_29__20_4558" draw:display-name="Dashed (var) 4558" draw:style="rect" draw:dots1="1" draw:dots1-length="0.002cm" draw:dots2="1" draw:dots2-length="0.002cm" draw:distance="0.002cm"/>
    <draw:stroke-dash draw:name="Dashed_20__28_var_29__20_4559" draw:display-name="Dashed (var) 4559" draw:style="rect" draw:dots1="1" draw:dots1-length="0.002cm" draw:dots2="1" draw:dots2-length="0.002cm" draw:distance="0.002cm"/>
    <draw:stroke-dash draw:name="Dashed_20__28_var_29__20_4560" draw:display-name="Dashed (var) 4560" draw:style="rect" draw:dots1="1" draw:dots1-length="0.002cm" draw:dots2="1" draw:dots2-length="0.002cm" draw:distance="0.002cm"/>
    <draw:stroke-dash draw:name="Dashed_20__28_var_29__20_4561" draw:display-name="Dashed (var) 4561" draw:style="rect" draw:dots1="1" draw:dots1-length="0.002cm" draw:dots2="1" draw:dots2-length="0.002cm" draw:distance="0.002cm"/>
    <draw:stroke-dash draw:name="Dashed_20__28_var_29__20_4562" draw:display-name="Dashed (var) 4562" draw:style="rect" draw:dots1="1" draw:dots1-length="0.002cm" draw:dots2="1" draw:dots2-length="0.002cm" draw:distance="0.002cm"/>
    <draw:stroke-dash draw:name="Dashed_20__28_var_29__20_4563" draw:display-name="Dashed (var) 4563" draw:style="rect" draw:dots1="1" draw:dots1-length="0.002cm" draw:dots2="1" draw:dots2-length="0.002cm" draw:distance="0.002cm"/>
    <draw:stroke-dash draw:name="Dashed_20__28_var_29__20_4564" draw:display-name="Dashed (var) 4564" draw:style="rect" draw:dots1="1" draw:dots1-length="0.002cm" draw:dots2="1" draw:dots2-length="0.002cm" draw:distance="0.002cm"/>
    <draw:stroke-dash draw:name="Dashed_20__28_var_29__20_4565" draw:display-name="Dashed (var) 4565" draw:style="rect" draw:dots1="1" draw:dots1-length="0.002cm" draw:dots2="1" draw:dots2-length="0.002cm" draw:distance="0.002cm"/>
    <draw:stroke-dash draw:name="Dashed_20__28_var_29__20_4568" draw:display-name="Dashed (var) 4568" draw:style="rect" draw:dots1="1" draw:dots1-length="0.002cm" draw:dots2="1" draw:dots2-length="0.002cm" draw:distance="0.002cm"/>
    <draw:stroke-dash draw:name="Dashed_20__28_var_29__20_4569" draw:display-name="Dashed (var) 4569" draw:style="rect" draw:dots1="1" draw:dots1-length="0.002cm" draw:dots2="1" draw:dots2-length="0.002cm" draw:distance="0.002cm"/>
    <draw:stroke-dash draw:name="Dashed_20__28_var_29__20_4570" draw:display-name="Dashed (var) 4570" draw:style="rect" draw:dots1="1" draw:dots1-length="0.002cm" draw:dots2="1" draw:dots2-length="0.002cm" draw:distance="0.002cm"/>
    <draw:stroke-dash draw:name="Dashed_20__28_var_29__20_4573" draw:display-name="Dashed (var) 4573" draw:style="rect" draw:dots1="1" draw:dots1-length="0.002cm" draw:dots2="1" draw:dots2-length="0.002cm" draw:distance="0.002cm"/>
    <draw:stroke-dash draw:name="Dashed_20__28_var_29__20_4574" draw:display-name="Dashed (var) 4574" draw:style="rect" draw:dots1="1" draw:dots1-length="0.002cm" draw:dots2="1" draw:dots2-length="0.002cm" draw:distance="0.002cm"/>
    <draw:stroke-dash draw:name="Dashed_20__28_var_29__20_4575" draw:display-name="Dashed (var) 4575" draw:style="rect" draw:dots1="1" draw:dots1-length="0.002cm" draw:dots2="1" draw:dots2-length="0.002cm" draw:distance="0.002cm"/>
    <draw:stroke-dash draw:name="Dashed_20__28_var_29__20_4576" draw:display-name="Dashed (var) 4576" draw:style="rect" draw:dots1="1" draw:dots1-length="0.002cm" draw:dots2="1" draw:dots2-length="0.002cm" draw:distance="0.002cm"/>
    <draw:stroke-dash draw:name="Dashed_20__28_var_29__20_4577" draw:display-name="Dashed (var) 4577" draw:style="rect" draw:dots1="1" draw:dots1-length="0.002cm" draw:dots2="1" draw:dots2-length="0.002cm" draw:distance="0.002cm"/>
    <draw:stroke-dash draw:name="Dashed_20__28_var_29__20_4578" draw:display-name="Dashed (var) 4578" draw:style="rect" draw:dots1="1" draw:dots1-length="0.002cm" draw:dots2="1" draw:dots2-length="0.002cm" draw:distance="0.002cm"/>
    <draw:stroke-dash draw:name="Dashed_20__28_var_29__20_4579" draw:display-name="Dashed (var) 4579" draw:style="rect" draw:dots1="1" draw:dots1-length="0.002cm" draw:dots2="1" draw:dots2-length="0.002cm" draw:distance="0.002cm"/>
    <draw:stroke-dash draw:name="Dashed_20__28_var_29__20_4580" draw:display-name="Dashed (var) 4580" draw:style="rect" draw:dots1="1" draw:dots1-length="0.002cm" draw:dots2="1" draw:dots2-length="0.002cm" draw:distance="0.002cm"/>
    <draw:stroke-dash draw:name="Dashed_20__28_var_29__20_4581" draw:display-name="Dashed (var) 4581" draw:style="rect" draw:dots1="1" draw:dots1-length="0.002cm" draw:dots2="1" draw:dots2-length="0.002cm" draw:distance="0.002cm"/>
    <draw:stroke-dash draw:name="Dashed_20__28_var_29__20_4582" draw:display-name="Dashed (var) 4582" draw:style="rect" draw:dots1="1" draw:dots1-length="0.002cm" draw:dots2="1" draw:dots2-length="0.002cm" draw:distance="0.002cm"/>
    <draw:stroke-dash draw:name="Dashed_20__28_var_29__20_4583" draw:display-name="Dashed (var) 4583" draw:style="rect" draw:dots1="1" draw:dots1-length="0.002cm" draw:dots2="1" draw:dots2-length="0.002cm" draw:distance="0.002cm"/>
    <draw:stroke-dash draw:name="Dashed_20__28_var_29__20_4584" draw:display-name="Dashed (var) 4584" draw:style="rect" draw:dots1="1" draw:dots1-length="0.002cm" draw:dots2="1" draw:dots2-length="0.002cm" draw:distance="0.002cm"/>
    <draw:stroke-dash draw:name="Dashed_20__28_var_29__20_4585" draw:display-name="Dashed (var) 4585" draw:style="rect" draw:dots1="1" draw:dots1-length="0.002cm" draw:dots2="1" draw:dots2-length="0.002cm" draw:distance="0.002cm"/>
    <draw:stroke-dash draw:name="Dashed_20__28_var_29__20_4586" draw:display-name="Dashed (var) 4586" draw:style="rect" draw:dots1="1" draw:dots1-length="0.002cm" draw:dots2="1" draw:dots2-length="0.002cm" draw:distance="0.002cm"/>
    <draw:stroke-dash draw:name="Dashed_20__28_var_29__20_4587" draw:display-name="Dashed (var) 4587" draw:style="rect" draw:dots1="1" draw:dots1-length="0.002cm" draw:dots2="1" draw:dots2-length="0.002cm" draw:distance="0.002cm"/>
    <draw:stroke-dash draw:name="Dashed_20__28_var_29__20_4588" draw:display-name="Dashed (var) 4588" draw:style="rect" draw:dots1="1" draw:dots1-length="0.002cm" draw:dots2="1" draw:dots2-length="0.002cm" draw:distance="0.002cm"/>
    <draw:stroke-dash draw:name="Dashed_20__28_var_29__20_4589" draw:display-name="Dashed (var) 4589" draw:style="rect" draw:dots1="1" draw:dots1-length="0.002cm" draw:dots2="1" draw:dots2-length="0.002cm" draw:distance="0.002cm"/>
    <draw:stroke-dash draw:name="Dashed_20__28_var_29__20_4590" draw:display-name="Dashed (var) 4590" draw:style="rect" draw:dots1="1" draw:dots1-length="0.002cm" draw:dots2="1" draw:dots2-length="0.002cm" draw:distance="0.002cm"/>
    <draw:stroke-dash draw:name="Dashed_20__28_var_29__20_4591" draw:display-name="Dashed (var) 4591" draw:style="rect" draw:dots1="1" draw:dots1-length="0.002cm" draw:dots2="1" draw:dots2-length="0.002cm" draw:distance="0.002cm"/>
    <draw:stroke-dash draw:name="Dashed_20__28_var_29__20_4592" draw:display-name="Dashed (var) 4592" draw:style="rect" draw:dots1="1" draw:dots1-length="0.002cm" draw:dots2="1" draw:dots2-length="0.002cm" draw:distance="0.002cm"/>
    <draw:stroke-dash draw:name="Dashed_20__28_var_29__20_4593" draw:display-name="Dashed (var) 4593" draw:style="rect" draw:dots1="1" draw:dots1-length="0.002cm" draw:dots2="1" draw:dots2-length="0.002cm" draw:distance="0.002cm"/>
    <draw:stroke-dash draw:name="Dashed_20__28_var_29__20_4594" draw:display-name="Dashed (var) 4594" draw:style="rect" draw:dots1="1" draw:dots1-length="0.002cm" draw:dots2="1" draw:dots2-length="0.002cm" draw:distance="0.002cm"/>
    <draw:stroke-dash draw:name="Dashed_20__28_var_29__20_4595" draw:display-name="Dashed (var) 4595" draw:style="rect" draw:dots1="1" draw:dots1-length="0.002cm" draw:dots2="1" draw:dots2-length="0.002cm" draw:distance="0.002cm"/>
    <draw:stroke-dash draw:name="Dashed_20__28_var_29__20_4596" draw:display-name="Dashed (var) 4596" draw:style="rect" draw:dots1="1" draw:dots1-length="0.002cm" draw:dots2="1" draw:dots2-length="0.002cm" draw:distance="0.002cm"/>
    <draw:stroke-dash draw:name="Dashed_20__28_var_29__20_4597" draw:display-name="Dashed (var) 4597" draw:style="rect" draw:dots1="1" draw:dots1-length="0.002cm" draw:dots2="1" draw:dots2-length="0.002cm" draw:distance="0.002cm"/>
    <draw:stroke-dash draw:name="Dashed_20__28_var_29__20_4598" draw:display-name="Dashed (var) 4598" draw:style="rect" draw:dots1="1" draw:dots1-length="0.002cm" draw:dots2="1" draw:dots2-length="0.002cm" draw:distance="0.002cm"/>
    <draw:stroke-dash draw:name="Dashed_20__28_var_29__20_4599" draw:display-name="Dashed (var) 4599" draw:style="rect" draw:dots1="1" draw:dots1-length="0.002cm" draw:dots2="1" draw:dots2-length="0.002cm" draw:distance="0.002cm"/>
    <draw:stroke-dash draw:name="Dashed_20__28_var_29__20_4600" draw:display-name="Dashed (var) 4600" draw:style="rect" draw:dots1="1" draw:dots1-length="0.002cm" draw:dots2="1" draw:dots2-length="0.002cm" draw:distance="0.002cm"/>
    <draw:stroke-dash draw:name="Dashed_20__28_var_29__20_4601" draw:display-name="Dashed (var) 4601" draw:style="rect" draw:dots1="1" draw:dots1-length="0.002cm" draw:dots2="1" draw:dots2-length="0.002cm" draw:distance="0.002cm"/>
    <draw:stroke-dash draw:name="Dashed_20__28_var_29__20_4602" draw:display-name="Dashed (var) 4602" draw:style="rect" draw:dots1="1" draw:dots1-length="0.002cm" draw:dots2="1" draw:dots2-length="0.002cm" draw:distance="0.002cm"/>
    <draw:stroke-dash draw:name="Dashed_20__28_var_29__20_4603" draw:display-name="Dashed (var) 4603" draw:style="rect" draw:dots1="1" draw:dots1-length="0.002cm" draw:dots2="1" draw:dots2-length="0.002cm" draw:distance="0.002cm"/>
    <draw:stroke-dash draw:name="Dashed_20__28_var_29__20_4604" draw:display-name="Dashed (var) 4604" draw:style="rect" draw:dots1="1" draw:dots1-length="0.002cm" draw:dots2="1" draw:dots2-length="0.002cm" draw:distance="0.002cm"/>
    <draw:stroke-dash draw:name="Dashed_20__28_var_29__20_4605" draw:display-name="Dashed (var) 4605" draw:style="rect" draw:dots1="1" draw:dots1-length="0.002cm" draw:dots2="1" draw:dots2-length="0.002cm" draw:distance="0.002cm"/>
    <draw:stroke-dash draw:name="Dashed_20__28_var_29__20_4606" draw:display-name="Dashed (var) 4606" draw:style="rect" draw:dots1="1" draw:dots1-length="0.002cm" draw:dots2="1" draw:dots2-length="0.002cm" draw:distance="0.002cm"/>
    <draw:stroke-dash draw:name="Dashed_20__28_var_29__20_4607" draw:display-name="Dashed (var) 4607" draw:style="rect" draw:dots1="1" draw:dots1-length="0.001cm" draw:dots2="1" draw:dots2-length="0.001cm" draw:distance="0.001cm"/>
    <draw:stroke-dash draw:name="Dashed_20__28_var_29__20_4608" draw:display-name="Dashed (var) 4608" draw:style="rect" draw:dots1="1" draw:dots1-length="0.001cm" draw:dots2="1" draw:dots2-length="0.001cm" draw:distance="0.001cm"/>
    <draw:stroke-dash draw:name="Dashed_20__28_var_29__20_4613" draw:display-name="Dashed (var) 4613" draw:style="rect" draw:dots1="1" draw:dots1-length="0.002cm" draw:dots2="1" draw:dots2-length="0.002cm" draw:distance="0.002cm"/>
    <draw:stroke-dash draw:name="Dashed_20__28_var_29__20_4614" draw:display-name="Dashed (var) 4614" draw:style="rect" draw:dots1="1" draw:dots1-length="0.002cm" draw:dots2="1" draw:dots2-length="0.002cm" draw:distance="0.002cm"/>
    <draw:stroke-dash draw:name="Dashed_20__28_var_29__20_4615" draw:display-name="Dashed (var) 4615" draw:style="rect" draw:dots1="1" draw:dots1-length="0.002cm" draw:dots2="1" draw:dots2-length="0.002cm" draw:distance="0.002cm"/>
    <draw:stroke-dash draw:name="Dashed_20__28_var_29__20_4616" draw:display-name="Dashed (var) 4616" draw:style="rect" draw:dots1="1" draw:dots1-length="0.002cm" draw:dots2="1" draw:dots2-length="0.002cm" draw:distance="0.002cm"/>
    <draw:stroke-dash draw:name="Dashed_20__28_var_29__20_4617" draw:display-name="Dashed (var) 4617" draw:style="rect" draw:dots1="1" draw:dots1-length="0.002cm" draw:dots2="1" draw:dots2-length="0.002cm" draw:distance="0.002cm"/>
    <draw:stroke-dash draw:name="Dashed_20__28_var_29__20_4618" draw:display-name="Dashed (var) 4618" draw:style="rect" draw:dots1="1" draw:dots1-length="0.002cm" draw:dots2="1" draw:dots2-length="0.002cm" draw:distance="0.002cm"/>
    <draw:stroke-dash draw:name="Dashed_20__28_var_29__20_4619" draw:display-name="Dashed (var) 4619" draw:style="rect" draw:dots1="1" draw:dots1-length="0.002cm" draw:dots2="1" draw:dots2-length="0.002cm" draw:distance="0.002cm"/>
    <draw:stroke-dash draw:name="Dashed_20__28_var_29__20_4620" draw:display-name="Dashed (var) 4620" draw:style="rect" draw:dots1="1" draw:dots1-length="0.002cm" draw:dots2="1" draw:dots2-length="0.002cm" draw:distance="0.002cm"/>
    <draw:stroke-dash draw:name="Dashed_20__28_var_29__20_4621" draw:display-name="Dashed (var) 4621" draw:style="rect" draw:dots1="1" draw:dots1-length="0.002cm" draw:dots2="1" draw:dots2-length="0.002cm" draw:distance="0.002cm"/>
    <draw:stroke-dash draw:name="Dashed_20__28_var_29__20_4622" draw:display-name="Dashed (var) 4622" draw:style="rect" draw:dots1="1" draw:dots1-length="0.002cm" draw:dots2="1" draw:dots2-length="0.002cm" draw:distance="0.002cm"/>
    <draw:stroke-dash draw:name="Dashed_20__28_var_29__20_4623" draw:display-name="Dashed (var) 4623" draw:style="rect" draw:dots1="1" draw:dots1-length="0.002cm" draw:dots2="1" draw:dots2-length="0.002cm" draw:distance="0.002cm"/>
    <draw:stroke-dash draw:name="Dashed_20__28_var_29__20_4624" draw:display-name="Dashed (var) 4624" draw:style="rect" draw:dots1="1" draw:dots1-length="0.002cm" draw:dots2="1" draw:dots2-length="0.002cm" draw:distance="0.002cm"/>
    <draw:stroke-dash draw:name="Dashed_20__28_var_29__20_4625" draw:display-name="Dashed (var) 4625" draw:style="rect" draw:dots1="1" draw:dots1-length="0.002cm" draw:dots2="1" draw:dots2-length="0.002cm" draw:distance="0.002cm"/>
    <draw:stroke-dash draw:name="Dashed_20__28_var_29__20_4626" draw:display-name="Dashed (var) 4626" draw:style="rect" draw:dots1="1" draw:dots1-length="0.002cm" draw:dots2="1" draw:dots2-length="0.002cm" draw:distance="0.002cm"/>
    <draw:stroke-dash draw:name="Dashed_20__28_var_29__20_4627" draw:display-name="Dashed (var) 4627" draw:style="rect" draw:dots1="1" draw:dots1-length="0.002cm" draw:dots2="1" draw:dots2-length="0.002cm" draw:distance="0.002cm"/>
    <draw:stroke-dash draw:name="Dashed_20__28_var_29__20_4628" draw:display-name="Dashed (var) 4628" draw:style="rect" draw:dots1="1" draw:dots1-length="0.002cm" draw:dots2="1" draw:dots2-length="0.002cm" draw:distance="0.002cm"/>
    <draw:stroke-dash draw:name="Dashed_20__28_var_29__20_4629" draw:display-name="Dashed (var) 4629" draw:style="rect" draw:dots1="1" draw:dots1-length="0.002cm" draw:dots2="1" draw:dots2-length="0.002cm" draw:distance="0.002cm"/>
    <draw:stroke-dash draw:name="Dashed_20__28_var_29__20_4630" draw:display-name="Dashed (var) 4630" draw:style="rect" draw:dots1="1" draw:dots1-length="0.002cm" draw:dots2="1" draw:dots2-length="0.002cm" draw:distance="0.002cm"/>
    <draw:stroke-dash draw:name="Dashed_20__28_var_29__20_4635" draw:display-name="Dashed (var) 4635" draw:style="rect" draw:dots1="1" draw:dots1-length="0.002cm" draw:dots2="1" draw:dots2-length="0.002cm" draw:distance="0.002cm"/>
    <draw:stroke-dash draw:name="Dashed_20__28_var_29__20_4636" draw:display-name="Dashed (var) 4636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123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76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" draw:name="Ligne_Entete_Impair_Numerique_2col" draw:style-name="Mgr3" draw:text-style-name="MP3" svg:x1="16.023cm" svg:y1="0.36cm" svg:x2="20.496cm" svg:y2="0.36cm"><text:p/></draw:line><draw:line text:anchor-type="paragraph" draw:z-index="22" draw:name="Ligne_Verticale_Impair_Numerique_2col" draw:style-name="Mgr3" draw:text-style-name="MP3" svg:x1="9.477cm" svg:y1="2.007cm" svg:x2="9.477cm" svg:y2="27.044cm"><text:p/></draw:line><draw:g text:anchor-type="paragraph" draw:z-index="5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19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" draw:name="Ligne_Entete_Pair_Numerique_2col" draw:style-name="Mgr3" draw:text-style-name="MP3" svg:x1="16.023cm" svg:y1="0.36cm" svg:x2="20.496cm" svg:y2="0.36cm"><text:p/></draw:line><draw:line text:anchor-type="paragraph" draw:z-index="23" draw:name="Ligne_Verticale_Pair_Numerique_2col" draw:style-name="Mgr3" draw:text-style-name="MP3" svg:x1="9.477cm" svg:y1="2.007cm" svg:x2="9.477cm" svg:y2="27.044cm"><text:p/></draw:line><draw:g text:anchor-type="paragraph" draw:z-index="6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1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1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77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0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5" draw:name="Ligne_Entete_Impair_Geometrie_1col" draw:style-name="Mgr7" draw:text-style-name="MP3" svg:x1="16.023cm" svg:y1="0.36cm" svg:x2="20.496cm" svg:y2="0.36cm"><text:p/></draw:line><draw:g text:anchor-type="paragraph" draw:z-index="7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78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9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4" draw:name="Ligne_Entete_Pair_Geometrie_1col" draw:style-name="Mgr7" draw:text-style-name="MP3" svg:x1="16.023cm" svg:y1="0.36cm" svg:x2="20.496cm" svg:y2="0.36cm"><text:p/></draw:line><draw:g text:anchor-type="paragraph" draw:z-index="8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4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82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97" draw:name="Ligne_Entete_Impair_Geometrie_2col" draw:style-name="Mgr7" draw:text-style-name="MP3" svg:x1="10.929cm" svg:y1="0.367cm" svg:x2="23.901cm" svg:y2="0.36cm"><text:p/></draw:line><draw:line text:anchor-type="paragraph" draw:z-index="116" draw:name="Ligne_Verticale_Impair_Geometrie_2col" draw:style-name="Mgr7" draw:text-style-name="MP3" svg:x1="9.477cm" svg:y1="1.949cm" svg:x2="9.477cm" svg:y2="26.986cm"><text:p/></draw:line><draw:g text:anchor-type="paragraph" draw:z-index="10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3">Droite graduée</text:span></text:p>
      </style:header>
      <style:header-left>
        <text:p text:style-name="MP15"><draw:path text:anchor-type="paragraph" draw:z-index="2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83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98" draw:name="Ligne_Entete_Pair_Geometrie_2col" draw:style-name="Mgr7" draw:text-style-name="MP3" svg:x1="26.8cm" svg:y1="0.36cm" svg:x2="14.275cm" svg:y2="0.461cm"><text:p/></draw:line><draw:line text:anchor-type="paragraph" draw:z-index="117" draw:name="Ligne_Verticale_Pair_Geometrie_2col" draw:style-name="Mgr7" draw:text-style-name="MP3" svg:x1="9.477cm" svg:y1="2.028cm" svg:x2="9.477cm" svg:y2="27.065cm"><text:p/></draw:line><draw:g text:anchor-type="paragraph" draw:z-index="11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Droite graduée</text:span></text:p>
      </style:header-left>
      <style:footer>
        <text:h text:style-name="MP16" text:outline-level="1"><draw:frame draw:style-name="Mfr1" draw:name="Cadre_Pied_Impair_Geometrie_2col1" text:anchor-type="paragraph" svg:x="12.587cm" svg:y="-0.088cm" draw:z-index="89"><draw:text-box fo:min-height="0.499cm" fo:min-width="5.126cm"><text:h text:style-name="MP6" text:outline-level="1">Repérage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17" text:outline-level="1"><draw:frame draw:style-name="Mfr1" draw:name="Cadre_Pied_Pair_Geometrie_2col1" text:anchor-type="paragraph" svg:x="1.231cm" svg:y="-0.021cm" draw:z-index="90"><draw:text-box fo:min-height="0.425cm" fo:min-width="6.994cm"><text:h text:style-name="MP7" text:outline-level="1">Repérage</text:h></draw:text-box></draw:frame><text:span text:style-name="_5f_Caractères_5f_gras_5f_Blanc"><text:page-number text:select-page="current">4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84" draw:name="Fond_Num_Serie_Im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86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Entete_Impair_Donnees_1col" draw:style-name="Mgr11" draw:text-style-name="MP3" svg:x1="16.023cm" svg:y1="0.36cm" svg:x2="20.496cm" svg:y2="0.36cm"><text:p/></draw:line><draw:g text:anchor-type="paragraph" draw:z-index="13" draw:name="Fond_Num_Page_Impair_Donnees_1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85" draw:name="Fond_Num_Serie_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87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Entete_Pair_Donnees_1col" draw:style-name="Mgr11" draw:text-style-name="MP3" svg:x1="16.023cm" svg:y1="0.36cm" svg:x2="20.496cm" svg:y2="0.36cm"><text:p/></draw:line><draw:g text:anchor-type="paragraph" draw:z-index="14" draw:name="Fond_Num_Page_Pair_Donnees_1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91" draw:name="Fond_Num_Serie_Im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92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1" draw:name="Ligne_Entete_Impair_Donnees_2col" draw:style-name="Mgr11" draw:text-style-name="MP3" svg:x1="16.023cm" svg:y1="0.36cm" svg:x2="20.496cm" svg:y2="0.36cm"><text:p/></draw:line><draw:line text:anchor-type="paragraph" draw:z-index="118" draw:name="Ligne_Verticale_Impair_Donnees_2col" draw:style-name="Mgr11" draw:text-style-name="MP3" svg:x1="9.477cm" svg:y1="2.007cm" svg:x2="9.477cm" svg:y2="27.044cm"><text:p/></draw:line><draw:g text:anchor-type="paragraph" draw:z-index="12" draw:name="Fond_Num_Page_Impair_Donnees_2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122" draw:name="Fond_Num_Serie_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93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2" draw:name="Ligne_Entete_Pair_Donnees_2col" draw:style-name="Mgr11" draw:text-style-name="MP3" svg:x1="16.023cm" svg:y1="0.36cm" svg:x2="20.496cm" svg:y2="0.36cm"><text:p/></draw:line><draw:line text:anchor-type="paragraph" draw:z-index="119" draw:name="Ligne_Verticale_Pair_Donnees_2col" draw:style-name="Mgr11" draw:text-style-name="MP3" svg:x1="9.533cm" svg:y1="1.949cm" svg:x2="9.533cm" svg:y2="26.986cm"><text:p/></draw:line><draw:g text:anchor-type="paragraph" draw:z-index="15" draw:name="Fond_Num_Page_Pair_Donnees_2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103" draw:name="Fond_Num_Serie_Im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0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1" draw:name="Ligne_Entete_Impair_Mesures_1col" draw:style-name="Mgr14" draw:text-style-name="MP3" svg:x1="16.023cm" svg:y1="0.36cm" svg:x2="20.496cm" svg:y2="0.36cm"><text:p/></draw:line><draw:g text:anchor-type="paragraph" draw:z-index="16" draw:name="Fond_Num_Page_Impair_Mesures_1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104" draw:name="Fond_Num_Serie_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0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2" draw:name="Ligne_Entete_Pair_Mesures_1col" draw:style-name="Mgr14" draw:text-style-name="MP3" svg:x1="16.023cm" svg:y1="0.36cm" svg:x2="20.496cm" svg:y2="0.36cm"><text:p/></draw:line><draw:g text:anchor-type="paragraph" draw:z-index="17" draw:name="Fond_Num_Page_Pair_Mesures_1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105" draw:name="Fond_Num_Serie_Im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0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3" draw:name="Ligne_Entete_Impair_Mesures_2col" draw:style-name="Mgr14" draw:text-style-name="MP3" svg:x1="16.023cm" svg:y1="0.36cm" svg:x2="20.496cm" svg:y2="0.36cm"><text:p/></draw:line><draw:line text:anchor-type="paragraph" draw:z-index="120" draw:name="Ligne_Verticale_Impair_Mesures_2col" draw:style-name="Mgr14" draw:text-style-name="MP3" svg:x1="9.477cm" svg:y1="1.979cm" svg:x2="9.477cm" svg:y2="27.016cm"><text:p/></draw:line><draw:g text:anchor-type="paragraph" draw:z-index="0" draw:name="Fond_Num_Page_Impair_Mesures_2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106" draw:name="Fond_Num_Serie_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10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4" draw:name="Ligne_Entete_Pair_Mesures_2col" draw:style-name="Mgr14" draw:text-style-name="MP3" svg:x1="16.023cm" svg:y1="0.36cm" svg:x2="20.496cm" svg:y2="0.36cm"><text:p/></draw:line><draw:line text:anchor-type="paragraph" draw:z-index="121" draw:name="Ligne_Verticale_Pair_Mesures_2col" draw:style-name="Mgr14" draw:text-style-name="MP3" svg:x1="9.502cm" svg:y1="2.046cm" svg:x2="9.502cm" svg:y2="27.083cm"><text:p/></draw:line><draw:g text:anchor-type="paragraph" draw:z-index="1" draw:name="Fond_Num_Page_Pair_Mesures_2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0000000</meta:creation-date>
    <dc:date>2024-07-15T11:05:14.695000000</dc:date>
    <meta:editing-duration>P1DT23H35M36S</meta:editing-duration>
    <meta:editing-cycles>251</meta:editing-cycles>
    <meta:generator>LibreOffice/24.2.5.2$Windows_X86_64 LibreOffice_project/bffef4ea93e59bebbeaf7f431bb02b1a39ee8a59</meta:generator>
    <meta:document-statistic meta:table-count="4" meta:image-count="0" meta:object-count="27" meta:page-count="3" meta:paragraph-count="134" meta:word-count="743" meta:character-count="3549" meta:non-whitespace-character-count="2826"/>
    <meta:template xlink:type="simple" xlink:actuate="onRequest" xlink:title="Modele_Cahier" xlink:href="../../../../../../../../.config/libreoffice/4/user/template/Modele_Cahier.ott" meta:date="2024-07-01T17:41:38.310747327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frac>
          <mrow>
            <mstyle mathsize="11pt">
              <mtext>−</mtext>
            </mstyle>
            <mn>2</mn>
          </mrow>
          <mn>5</mn>
        </mfrac>
      </mrow>
      <mo fence="true" form="postfix" stretchy="true">)</mo>
    </mrow>
    <annotation encoding="StarMath 5.0">left ( {{ size 11 "−" 2}}over{{5}} right)
</annotation>
  </semantics>
</math>
</file>

<file path=Object 10/content.xml><?xml version="1.0" encoding="utf-8"?>
<math xmlns="http://www.w3.org/1998/Math/MathML" display="block">
  <semantics>
    <mstyle mathsize="12pt">
      <msub>
        <mi>x</mi>
        <mi>A</mi>
      </msub>
    </mstyle>
    <annotation encoding="StarMath 5.0">size 12{x_A}
</annotation>
  </semantics>
</math>
</file>

<file path=Object 11/content.xml><?xml version="1.0" encoding="utf-8"?>
<math xmlns="http://www.w3.org/1998/Math/MathML" display="block">
  <semantics>
    <mstyle mathsize="12pt">
      <msub>
        <mi>x</mi>
        <mi>A</mi>
      </msub>
    </mstyle>
    <annotation encoding="StarMath 5.0">size 12{x_A}
</annotation>
  </semantics>
</math>
</file>

<file path=Object 12/content.xml><?xml version="1.0" encoding="utf-8"?>
<math xmlns="http://www.w3.org/1998/Math/MathML" display="block">
  <semantics>
    <mstyle mathsize="12pt">
      <msub>
        <mi>x</mi>
        <mi>B</mi>
      </msub>
    </mstyle>
    <annotation encoding="StarMath 5.0">size 12{x_B}
</annotation>
  </semantics>
</math>
</file>

<file path=Object 13/content.xml><?xml version="1.0" encoding="utf-8"?>
<math xmlns="http://www.w3.org/1998/Math/MathML" display="block">
  <semantics>
    <mstyle mathsize="12pt">
      <msub>
        <mi>x</mi>
        <mi>C</mi>
      </msub>
    </mstyle>
    <annotation encoding="StarMath 5.0">size 12{x_C}
</annotation>
  </semantics>
</math>
</file>

<file path=Object 14/content.xml><?xml version="1.0" encoding="utf-8"?>
<math xmlns="http://www.w3.org/1998/Math/MathML" display="block">
  <semantics>
    <mstyle mathsize="12pt">
      <msub>
        <mi>x</mi>
        <mi>D</mi>
      </msub>
    </mstyle>
    <annotation encoding="StarMath 5.0">size 12{x_D}</annotation>
  </semantics>
</math>
</file>

<file path=Object 15/content.xml><?xml version="1.0" encoding="utf-8"?>
<math xmlns="http://www.w3.org/1998/Math/MathML" display="block">
  <semantics>
    <mstyle mathsize="12pt">
      <msub>
        <mi>x</mi>
        <mi>E</mi>
      </msub>
    </mstyle>
    <annotation encoding="StarMath 5.0">size 12{x_E}
</annotation>
  </semantics>
</math>
</file>

<file path=Object 16/content.xml><?xml version="1.0" encoding="utf-8"?>
<math xmlns="http://www.w3.org/1998/Math/MathML" display="block">
  <semantics>
    <mstyle mathsize="12pt">
      <msub>
        <mi>x</mi>
        <mi>F</mi>
      </msub>
    </mstyle>
    <annotation encoding="StarMath 5.0">size 12{x_F}
</annotation>
  </semantics>
</math>
</file>

<file path=Object 17/content.xml><?xml version="1.0" encoding="utf-8"?>
<math xmlns="http://www.w3.org/1998/Math/MathML" display="block">
  <semantics>
    <mstyle mathsize="12pt">
      <msub>
        <mi>x</mi>
        <mi>G</mi>
      </msub>
    </mstyle>
    <annotation encoding="StarMath 5.0">size 12{x_G}</annotation>
  </semantics>
</math>
</file>

<file path=Object 18/content.xml><?xml version="1.0" encoding="utf-8"?>
<math xmlns="http://www.w3.org/1998/Math/MathML" display="block">
  <semantics>
    <mstyle mathsize="12pt">
      <msub>
        <mi>x</mi>
        <mi>H</mi>
      </msub>
    </mstyle>
    <annotation encoding="StarMath 5.0">size 12{x_H}
</annotation>
  </semantics>
</math>
</file>

<file path=Object 19/content.xml><?xml version="1.0" encoding="utf-8"?>
<math xmlns="http://www.w3.org/1998/Math/MathML" display="block">
  <semantics>
    <mstyle mathsize="12pt">
      <msub>
        <mi>x</mi>
        <mi>K</mi>
      </msub>
    </mstyle>
    <annotation encoding="StarMath 5.0">size 12{x_K}
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frac>
          <mn>1</mn>
          <mn>5</mn>
        </mfrac>
      </mrow>
      <mo fence="true" form="postfix" stretchy="true">)</mo>
    </mrow>
    <annotation encoding="StarMath 5.0">left ( {{1}}over{{5}} right)
</annotation>
  </semantics>
</math>
</file>

<file path=Object 20/content.xml><?xml version="1.0" encoding="utf-8"?>
<math xmlns="http://www.w3.org/1998/Math/MathML" display="block">
  <semantics>
    <mstyle mathsize="12pt">
      <msub>
        <mi>x</mi>
        <mi>L</mi>
      </msub>
    </mstyle>
    <annotation encoding="StarMath 5.0">size 12{x_L}</annotation>
  </semantics>
</math>
</file>

<file path=Object 21/content.xml><?xml version="1.0" encoding="utf-8"?>
<math xmlns="http://www.w3.org/1998/Math/MathML" display="block">
  <semantics>
    <mrow>
      <mo fence="true" form="prefix" stretchy="true">(</mo>
      <mrow>
        <mfrac>
          <mn>11</mn>
          <mn>6</mn>
        </mfrac>
      </mrow>
      <mo fence="true" form="postfix" stretchy="true">)</mo>
    </mrow>
    <annotation encoding="StarMath 5.0">left( {11} over {6} right)</annotation>
  </semantics>
</math>
</file>

<file path=Object 22/content.xml><?xml version="1.0" encoding="utf-8"?>
<math xmlns="http://www.w3.org/1998/Math/MathML" display="block">
  <semantics>
    <mrow>
      <mo fence="true" form="prefix" stretchy="true">(</mo>
      <mrow>
        <mfrac>
          <mn>2</mn>
          <mn>3</mn>
        </mfrac>
      </mrow>
      <mo fence="true" form="postfix" stretchy="true">)</mo>
    </mrow>
    <annotation encoding="StarMath 5.0">left( {2} over {3} right)</annotation>
  </semantics>
</math>
</file>

<file path=Object 23/content.xml><?xml version="1.0" encoding="utf-8"?>
<math xmlns="http://www.w3.org/1998/Math/MathML" display="block">
  <semantics>
    <mrow>
      <mo fence="true" form="prefix" stretchy="true">(</mo>
      <mrow>
        <mfrac>
          <mn>5</mn>
          <mn>3</mn>
        </mfrac>
      </mrow>
      <mo fence="true" form="postfix" stretchy="true">)</mo>
    </mrow>
    <annotation encoding="StarMath 5.0">left( {5} over {3} right)</annotation>
  </semantics>
</math>
</file>

<file path=Object 24/content.xml><?xml version="1.0" encoding="utf-8"?>
<math xmlns="http://www.w3.org/1998/Math/MathML" display="block">
  <semantics>
    <mrow>
      <mo fence="true" form="prefix" stretchy="true">(</mo>
      <mrow>
        <mfrac>
          <mn>9</mn>
          <mn>3</mn>
        </mfrac>
      </mrow>
      <mo fence="true" form="postfix" stretchy="true">)</mo>
    </mrow>
    <annotation encoding="StarMath 5.0">left( {9} over {3} right)</annotation>
  </semantics>
</math>
</file>

<file path=Object 25/content.xml><?xml version="1.0" encoding="utf-8"?>
<math xmlns="http://www.w3.org/1998/Math/MathML" display="block">
  <semantics>
    <mrow>
      <mo fence="true" form="prefix" stretchy="true">(</mo>
      <mrow>
        <mrow>
          <mrow>
            <mo stretchy="false">−</mo>
            <mspace width="0.5em"/>
          </mrow>
          <mfrac>
            <mn>1</mn>
            <mn>3</mn>
          </mfrac>
        </mrow>
      </mrow>
      <mo fence="true" form="postfix" stretchy="true">)</mo>
    </mrow>
    <annotation encoding="StarMath 5.0">left( -`{1} over {3} right)</annotation>
  </semantics>
</math>
</file>

<file path=Object 26/content.xml><?xml version="1.0" encoding="utf-8"?>
<math xmlns="http://www.w3.org/1998/Math/MathML" display="block">
  <semantics>
    <mrow>
      <mo fence="true" form="prefix" stretchy="true">(</mo>
      <mrow>
        <mrow>
          <mrow>
            <mo stretchy="false">−</mo>
            <mspace width="0.5em"/>
          </mrow>
          <mfrac>
            <mn>5</mn>
            <mn>3</mn>
          </mfrac>
        </mrow>
      </mrow>
      <mo fence="true" form="postfix" stretchy="true">)</mo>
    </mrow>
    <annotation encoding="StarMath 5.0">left( -`{5} over {3} right)</annotation>
  </semantics>
</math>
</file>

<file path=Object 27/content.xml><?xml version="1.0" encoding="utf-8"?>
<math xmlns="http://www.w3.org/1998/Math/MathML" display="block">
  <semantics>
    <mrow>
      <mo fence="true" form="prefix" stretchy="true">(</mo>
      <mrow>
        <mfrac>
          <mn>2</mn>
          <mn>3</mn>
        </mfrac>
      </mrow>
      <mo fence="true" form="postfix" stretchy="true">)</mo>
    </mrow>
    <annotation encoding="StarMath 5.0">left( {2} over {3} right)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frac>
          <mn>3</mn>
          <mn>5</mn>
        </mfrac>
      </mrow>
      <mo fence="true" form="postfix" stretchy="true">)</mo>
    </mrow>
    <annotation encoding="StarMath 5.0">left( {3} over {5} right)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frac>
          <mn>13</mn>
          <mn>5</mn>
        </mfrac>
      </mrow>
      <mo fence="true" form="postfix" stretchy="true">)</mo>
    </mrow>
    <annotation encoding="StarMath 5.0">left( {13} over {5} right)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frac>
          <mn>3</mn>
          <mn>6</mn>
        </mfrac>
      </mrow>
      <mo fence="true" form="postfix" stretchy="true">)</mo>
    </mrow>
    <annotation encoding="StarMath 5.0">left( {3} over {6} right)</annotation>
  </semantics>
</math>
</file>

<file path=Object 6/content.xml><?xml version="1.0" encoding="utf-8"?>
<math xmlns="http://www.w3.org/1998/Math/MathML" display="block">
  <semantics>
    <mrow>
      <mo fence="true" form="prefix" stretchy="true">(</mo>
      <mrow>
        <mfrac>
          <mn>4</mn>
          <mn>3</mn>
        </mfrac>
      </mrow>
      <mo fence="true" form="postfix" stretchy="true">)</mo>
    </mrow>
    <annotation encoding="StarMath 5.0">left ( {{4}}over{{3}} right)
</annotation>
  </semantics>
</math>
</file>

<file path=Object 7/content.xml><?xml version="1.0" encoding="utf-8"?>
<math xmlns="http://www.w3.org/1998/Math/MathML" display="block">
  <semantics>
    <mrow>
      <mo fence="true" form="prefix" stretchy="true">(</mo>
      <mrow>
        <mrow>
          <mn>3</mn>
          <mspace width="0.5em"/>
          <mstyle mathvariant="normal">
            <mrow>
              <mo stretchy="false">+</mo>
              <mspace width="0.5em"/>
            </mrow>
          </mstyle>
          <mfrac>
            <mn>1</mn>
            <mn>3</mn>
          </mfrac>
        </mrow>
      </mrow>
      <mo fence="true" form="postfix" stretchy="true">)</mo>
    </mrow>
    <annotation encoding="StarMath 5.0">left ( {3} `nitalic+` {{1}}over{{3}} right)
</annotation>
  </semantics>
</math>
</file>

<file path=Object 8/content.xml><?xml version="1.0" encoding="utf-8"?>
<math xmlns="http://www.w3.org/1998/Math/MathML" display="block">
  <semantics>
    <mrow>
      <mo fence="true" form="prefix" stretchy="true">(</mo>
      <mrow>
        <mfrac>
          <mrow>
            <mstyle mathsize="11pt">
              <mtext>−</mtext>
            </mstyle>
            <mn>10</mn>
          </mrow>
          <mn>5</mn>
        </mfrac>
      </mrow>
      <mo fence="true" form="postfix" stretchy="true">)</mo>
    </mrow>
    <annotation encoding="StarMath 5.0">left ( {{ size 11 "−" 10}}over{{5}} right)
</annotation>
  </semantics>
</math>
</file>

<file path=Object 9/content.xml><?xml version="1.0" encoding="utf-8"?>
<math xmlns="http://www.w3.org/1998/Math/MathML" display="block">
  <semantics>
    <mrow>
      <mo fence="true" form="prefix" stretchy="true">(</mo>
      <mrow>
        <mfrac>
          <mrow>
            <mstyle mathsize="11pt">
              <mtext>−</mtext>
            </mstyle>
            <mn>4</mn>
          </mrow>
          <mn>5</mn>
        </mfrac>
      </mrow>
      <mo fence="true" form="postfix" stretchy="true">)</mo>
    </mrow>
    <annotation encoding="StarMath 5.0">left ( {{ size 11 "−" 4}}over{{5}} right)
</annotation>
  </semantics>
</math>
</file>